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9.4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9.226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draw:textarea-vertical-align="top" fo:min-height="12.2cm"/>
    </style:style>
    <style:style style:name="pr6" style:family="presentation" style:parent-style-name="Default-title">
      <style:graphic-properties draw:auto-grow-height="true" fo:min-height="2cm"/>
    </style:style>
    <style:style style:name="pr7" style:family="presentation" style:parent-style-name="Default-subtitle">
      <style:graphic-properties draw:fill-color="#ffffff" draw:textarea-vertical-align="top" fo:min-height="12.8cm"/>
    </style:style>
    <style:style style:name="pr8" style:family="presentation" style:parent-style-name="Default-title">
      <style:graphic-properties draw:textarea-vertical-align="top" fo:min-height="14.373cm"/>
    </style:style>
    <style:style style:name="pr9" style:family="presentation" style:parent-style-name="Default-title">
      <style:graphic-properties draw:textarea-vertical-align="top" draw:auto-grow-height="true" fo:min-height="14.373cm"/>
    </style:style>
    <style:style style:name="pr10" style:family="presentation" style:parent-style-name="Default-title">
      <style:graphic-properties fo:min-height="1.573cm"/>
    </style:style>
    <style:style style:name="pr11" style:family="presentation" style:parent-style-name="Default-subtitle">
      <style:graphic-properties draw:fill-color="#ffffff" draw:textarea-vertical-align="top" fo:min-height="12.4cm"/>
    </style:style>
    <style:style style:name="pr12" style:family="presentation" style:parent-style-name="Default-title">
      <style:graphic-properties draw:textarea-vertical-align="top" draw:auto-grow-height="true" fo:min-height="14.173cm"/>
    </style:style>
    <style:style style:name="pr13" style:family="presentation" style:parent-style-name="Default-title">
      <style:graphic-properties draw:textarea-vertical-align="top" draw:auto-grow-height="true" fo:min-height="13.192cm"/>
    </style:style>
    <style:style style:name="pr14" style:family="presentation" style:parent-style-name="Default-title">
      <style:graphic-properties draw:textarea-vertical-align="top" fo:min-height="14.173cm"/>
    </style:style>
    <style:style style:name="pr15" style:family="presentation" style:parent-style-name="Default-title">
      <style:graphic-properties draw:textarea-vertical-align="top" fo:min-height="14.573cm"/>
    </style:style>
    <style:style style:name="pr16" style:family="presentation" style:parent-style-name="Default-title">
      <style:graphic-properties draw:textarea-vertical-align="top" fo:min-height="14.755cm"/>
    </style:style>
    <style:style style:name="pr17" style:family="presentation" style:parent-style-name="Default-title">
      <style:graphic-properties fo:min-height="2.629cm"/>
    </style:style>
    <style:style style:name="pr18" style:family="presentation" style:parent-style-name="Default-notes">
      <style:graphic-properties draw:fill-color="#ffffff" fo:min-height="13.364cm"/>
    </style:style>
    <style:style style:name="pr19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0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1" style:family="paragraph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3" style:family="paragraph">
      <loext:graphic-properties draw:fill="solid" draw:fill-color="#ffffff"/>
      <style:text-properties fo:font-weight="bold"/>
    </style:style>
    <style:style style:name="P14" style:family="paragraph">
      <loext:graphic-properties draw:fill="solid" draw:fill-color="#000000"/>
      <style:text-properties fo:font-weight="bold"/>
    </style:style>
    <style:style style:name="P15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6" style:family="paragraph">
      <style:paragraph-properties fo:text-align="start"/>
      <style:text-properties style:font-name="Liberation Serif"/>
    </style:style>
    <style:style style:name="P17" style:family="paragraph">
      <style:text-properties fo:font-size="60pt" style:font-size-asian="60pt" style:font-size-complex="60pt"/>
    </style:style>
    <style:style style:name="P18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font-size-asian="40pt" style:font-size-complex="40pt"/>
    </style:style>
    <style:style style:name="T3" style:family="text">
      <style:text-properties style:font-name="Liberation Serif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8pt" style:font-size-asian="18pt" style:font-size-complex="18pt"/>
    </style:style>
    <style:style style:name="T8" style:family="text">
      <style:text-properties style:font-name="Liberation Serif" fo:font-size="20pt" style:font-size-asian="20pt" style:font-size-complex="20pt"/>
    </style:style>
    <style:style style:name="T9" style:family="text">
      <style:text-properties style:font-name="Liberation Serif" fo:font-size="28pt" style:font-size-asian="28pt" style:font-size-complex="28pt"/>
    </style:style>
    <style:style style:name="T10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Liberation Serif" fo:font-size="14pt" style:font-size-asian="14pt" style:font-size-complex="14pt"/>
    </style:style>
    <style:style style:name="T13" style:family="text">
      <style:text-properties style:font-name="Liberation Serif" fo:font-size="36pt" style:font-size-asian="36pt" style:font-size-complex="36pt"/>
    </style:style>
    <style:style style:name="T14" style:family="text">
      <style:text-properties style:font-name="Liberation Serif" fo:font-size="44pt" style:font-size-asian="44pt" style:font-size-complex="44pt"/>
    </style:style>
    <style:style style:name="T15" style:family="text">
      <style:text-properties style:font-name="Liberation Serif" fo:font-size="16pt" style:font-size-asian="16pt" style:font-size-complex="16pt"/>
    </style:style>
    <style:style style:name="T16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17" style:family="text">
      <style:text-properties style:font-name="Liberation Serif" fo:font-size="10pt" style:font-size-asian="10pt" style:font-size-complex="1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24pt" style:font-size-asian="24pt" style:font-size-complex="24pt"/>
    </style:style>
    <style:style style:name="T23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60pt" style:font-size-asian="60pt" style:font-size-complex="60pt"/>
    </style:style>
    <style:style style:name="T25" style:family="text">
      <style:text-properties style:font-name="Liberation Serif" fo:font-size="36pt"/>
    </style:style>
    <style:style style:name="T26" style:family="text">
      <style:text-properties fo:color="#cf3834" style:font-name="Liberation Serif" fo:font-size="36pt"/>
    </style:style>
    <style:style style:name="T27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463cm" svg:x="1.398cm" svg:y="2.469cm" presentation:class="title" presentation:user-transformed="true">
          <draw:text-box>
            <text:p><text:span text:style-name="T1">MATHEMATICS</text:span><text:span text:style-name="T1"><text:line-break/></text:span><text:span text:style-name="T1">4U</text:span><text:span text:style-name="T1"><text:line-break/></text:span><text:span text:style-name="T1"> <text:s/>- CALCULUS -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9.226cm" draw:transform="skewX (-6.07033491715488E-017) rotate (0.496371639267187) translate (-0.33cm 9.353cm)" presentation:class="title" presentation:user-transformed="true">
          <draw:text-box>
            <text:p xml:id="id1" text:id="id1"><text:span text:style-name="T1">Derivatives of Composite function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737cm" svg:x="1.398cm" svg:y="0.545cm" presentation:class="title" presentation:user-transformed="true">
          <draw:text-box>
            <text:p xml:id="id2" text:id="id2"><text:span text:style-name="T2">Theorem</text:span></text:p>
          </draw:text-box>
        </draw:frame>
        <draw:frame presentation:style-name="pr5" draw:text-style-name="P6" draw:layer="layout" svg:width="26.4cm" svg:height="12.2cm" svg:x="0.8cm" svg:y="2.6cm" presentation:class="subtitle" presentation:user-transformed="true">
          <draw:text-box>
            <text:p text:style-name="P4"><text:span text:style-name="T3"><text:tab/></text:span><text:span text:style-name="T3">If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4">is a differentiable function of</text:span><text:span text:style-name="T3"> <text:s/></text:span><text:span text:style-name="T3"><text:tab/></text:span><text:span text:style-name="T3">and <text:s text:c="2"/></text:span></text:p>
            <text:p text:style-name="P4"><text:span text:style-name="T3"><text:tab/></text:span><text:span text:style-name="T3"><text:tab/></text:span></text:p>
            <text:p text:style-name="P5"><text:span text:style-name="T3"><text:s text:c="21"/></text:span><text:span text:style-name="T3">is a differentiable function of <text:s text:c="4"/>such that the</text:span></text:p>
            <text:p text:style-name="P5"><text:span text:style-name="T3"><text:tab/></text:span><text:span text:style-name="T3"><text:tab/></text:span></text:p>
            <text:p text:style-name="P5"><text:span text:style-name="T5"><text:s text:c="5"/></text:span><text:span text:style-name="T5">composite function <text:s text:c="25"/></text:span><text:span text:style-name="T3">is a differentiable </text:span></text:p>
            <text:p text:style-name="P5"><text:span text:style-name="T3"><text:s text:c="15"/></text:span></text:p>
            <text:p text:style-name="P5"><text:span text:style-name="T3"><text:s text:c="5"/></text:span><text:span text:style-name="T3">function of <text:s text:c="4"/>then <text:s text:c="22"/></text:span></text:p>
          </draw:text-box>
        </draw:frame>
        <draw:g>
          <svg:title>TexMaths</svg:title>
          <svg:desc>32§display§y = f(u)§svg§600§FALSE§</svg:desc>
          <draw:polygon draw:style-name="gr2" draw:text-style-name="P7" draw:layer="layout" svg:width="4.061cm" svg:height="1.012cm" svg:x="3.193cm" svg:y="2.808cm" svg:viewBox="0 0 4062 1013" draw:points="2031,1013 0,1013 0,0 4062,0 4062,1013">
            <text:p/>
          </draw:polygon>
          <draw:path draw:style-name="gr3" draw:text-style-name="P8" draw:layer="layout" svg:width="0.521cm" svg:height="0.728cm" svg:x="3.17cm" svg:y="3.097cm" svg:viewBox="0 0 522 729" svg:d="M517 69c5-15 5-18 5-25 0-21-17-31-33-31-13 0-31 5-41 23-2 5-10 41-15 61-8 28-16 59-23 90l-51 205c-3 15-52 94-126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4.105cm" svg:y="3.1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5.288cm" svg:y="2.803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2 64-207 64-215z">
            <text:p/>
          </draw:path>
          <draw:path draw:style-name="gr3" draw:text-style-name="P8" draw:layer="layout" svg:width="0.263cm" svg:height="1.125cm" svg:x="6.013cm" svg:y="2.7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8cm" svg:height="0.511cm" svg:x="6.371cm" svg:y="3.097cm" svg:viewBox="0 0 581 512" svg:d="M364 435c12 49 51 77 100 77 38 0 64-26 84-62 18-41 33-110 33-112 0-10-10-10-12-10-13 0-13 2-18 20-16 61-36 138-85 138-23 0-33-13-33-51 0-26 13-77 20-118l34-123c2-15 12-58 18-76 5-26 17-69 17-74 0-21-15-31-33-31-5 0-36 0-43 38-23 85-72 282-85 341-2 5-46 94-131 94-56 0-69-51-69-92 0-64 31-153 62-230 13-33 18-49 18-72 0-51-36-92-92-92-108 0-149 164-149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263cm" svg:height="1.125cm" svg:x="7.047cm" svg:y="2.752cm" svg:viewBox="0 0 264 1126" svg:d="M264 563c0-87-13-223-74-351-70-138-167-212-180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u§svg§600§FALSE§</svg:desc>
          <draw:polygon draw:style-name="gr2" draw:text-style-name="P7" draw:layer="layout" svg:width="0.499cm" svg:height="0.398cm" svg:x="21.091cm" svg:y="3.109cm" svg:viewBox="0 0 500 399" draw:points="251,399 0,399 0,0 500,0 500,399">
            <text:p/>
          </draw:polygon>
          <draw:path draw:style-name="gr3" draw:text-style-name="P8" draw:layer="layout" svg:width="0.581cm" svg:height="0.511cm" svg:x="21.068cm" svg:y="3.053cm" svg:viewBox="0 0 582 512" svg:d="M364 435c13 49 51 77 100 77 39 0 67-26 85-61 18-41 33-111 33-113 0-10-10-10-13-10-13 0-13 2-18 20-15 62-36 138-84 138-23 0-34-12-34-51 0-25 13-77 21-118l33-122c3-16 13-59 18-77 5-26 18-69 18-74 0-21-15-31-33-31-5 0-36 0-44 38-23 85-72 282-84 341-3 5-47 94-131 94-57 0-69-51-69-92 0-64 30-153 61-230 13-33 18-49 18-72 0-51-36-92-92-92-108 0-149 164-149 174s10 10 13 10c13 0 13 0 18-20 28-97 72-138 115-138 10 0 28 0 28 35 0 29-12 62-20 77-41 113-64 182-64 238 0 108 77 136 138 136 75 0 116-51 136-77z">
            <text:p/>
          </draw:path>
        </draw:g>
        <draw:g>
          <svg:title>TexMaths</svg:title>
          <svg:desc>32§display§y = f[\ g(x)\ ]§svg§600§FALSE§</svg:desc>
          <draw:polygon draw:style-name="gr2" draw:text-style-name="P7" draw:layer="layout" svg:width="5.987cm" svg:height="1.012cm" svg:x="11.595cm" svg:y="7.812cm" svg:viewBox="0 0 5988 1013" draw:points="2995,1013 0,1013 0,0 5988,0 5988,1013">
            <text:p/>
          </draw:polygon>
          <draw:path draw:style-name="gr3" draw:text-style-name="P8" draw:layer="layout" svg:width="0.521cm" svg:height="0.728cm" svg:x="11.572cm" svg:y="8.10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8-28 112-71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12.506cm" svg:y="8.18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13.689cm" svg:y="7.807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olygon draw:style-name="gr3" draw:text-style-name="P8" draw:layer="layout" svg:width="0.155cm" svg:height="1.125cm" svg:x="14.434cm" svg:y="7.756cm" svg:viewBox="0 0 156 1126" draw:points="156,1126 156,1082 46,1082 46,46 156,46 156,0 0,0 0,1126">
            <text:p/>
          </draw:polygon>
          <draw:path draw:style-name="gr3" draw:text-style-name="P8" draw:layer="layout" svg:width="0.519cm" svg:height="0.728cm" svg:x="15.005cm" svg:y="8.101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8" draw:layer="layout" svg:width="0.263cm" svg:height="1.125cm" svg:x="15.678cm" svg:y="7.7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6.036cm" svg:y="8.10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263cm" svg:height="1.125cm" svg:x="16.71cm" svg:y="7.7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olygon draw:style-name="gr3" draw:text-style-name="P8" draw:layer="layout" svg:width="0.155cm" svg:height="1.125cm" svg:x="17.483cm" svg:y="7.756cm" svg:viewBox="0 0 156 1126" draw:points="156,0 0,0 0,46 110,46 110,1082 0,1082 0,1126 156,1126">
            <text:p/>
          </draw:polygon>
        </draw:g>
        <draw:g xml:id="id3" draw:id="id3">
          <svg:title>TexMaths</svg:title>
          <svg:desc>32§display§\frac{dy}{dx} =  \frac{dy}{du} \times \frac{du}{dx}§svg§600§FALSE§</svg:desc>
          <draw:polygon draw:style-name="gr2" draw:text-style-name="P7" draw:layer="layout" svg:width="6.99cm" svg:height="2.214cm" svg:x="11.625cm" svg:y="9.409cm" svg:viewBox="0 0 6991 2215" draw:points="3494,2215 0,2215 0,0 6991,0 6991,2215">
            <text:p/>
          </draw:polygon>
          <draw:path draw:style-name="gr3" draw:text-style-name="P8" draw:layer="layout" svg:width="0.537cm" svg:height="0.795cm" svg:x="11.641cm" svg:y="9.3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12.212cm" svg:y="9.637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11.569cm" svg:y="10.59cm" svg:viewBox="0 0 1231 49" draw:points="614,49 0,49 0,0 1231,0 1231,49">
            <text:p/>
          </draw:polygon>
          <draw:path draw:style-name="gr3" draw:text-style-name="P8" draw:layer="layout" svg:width="0.537cm" svg:height="0.795cm" svg:x="11.615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12.186cm" svg:y="11.16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13.307cm" svg:y="10.4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14.638cm" svg:y="9.3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8" draw:layer="layout" svg:width="0.519cm" svg:height="0.729cm" svg:x="15.212cm" svg:y="9.637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olygon draw:style-name="gr3" draw:text-style-name="P8" draw:layer="layout" svg:width="1.23cm" svg:height="0.048cm" svg:x="14.567cm" svg:y="10.59cm" svg:viewBox="0 0 1231 49" draw:points="617,49 0,49 0,0 1231,0 1231,49">
            <text:p/>
          </draw:polygon>
          <draw:path draw:style-name="gr3" draw:text-style-name="P8" draw:layer="layout" svg:width="0.537cm" svg:height="0.795cm" svg:x="14.613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8cm" svg:height="0.511cm" svg:x="15.184cm" svg:y="11.168cm" svg:viewBox="0 0 581 512" svg:d="M364 435c12 49 51 77 99 77 39 0 64-26 85-61 18-41 33-110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544cm" svg:height="0.544cm" svg:x="16.346cm" svg:y="10.341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8" draw:layer="layout" svg:width="0.537cm" svg:height="0.795cm" svg:x="17.485cm" svg:y="9.353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8cm" svg:height="0.511cm" svg:x="18.059cm" svg:y="9.637cm" svg:viewBox="0 0 581 512" svg:d="M364 435c12 49 51 77 99 77 39 0 67-26 85-61 18-41 33-110 33-113 0-10-10-10-13-10-12 0-12 2-18 20-15 62-35 138-84 138-23 0-33-12-33-51 0-25 12-77 20-118l33-122c3-16 16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olygon draw:style-name="gr3" draw:text-style-name="P8" draw:layer="layout" svg:width="1.23cm" svg:height="0.048cm" svg:x="17.442cm" svg:y="10.59cm" svg:viewBox="0 0 1231 49" draw:points="617,49 0,49 0,0 1231,0 1231,49">
            <text:p/>
          </draw:polygon>
          <draw:path draw:style-name="gr3" draw:text-style-name="P8" draw:layer="layout" svg:width="0.537cm" svg:height="0.795cm" svg:x="17.485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8" draw:layer="layout" svg:width="0.562cm" svg:height="0.511cm" svg:x="18.059cm" svg:y="11.16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</draw:g>
        <draw:g>
          <svg:title>TexMaths</svg:title>
          <svg:desc>32§display§u = g(x)§svg§600§FALSE§</svg:desc>
          <draw:polygon draw:style-name="gr2" draw:text-style-name="P7" draw:layer="layout" svg:width="4.013cm" svg:height="1.012cm" svg:x="2.193cm" svg:y="5.308cm" svg:viewBox="0 0 4014 1013" draw:points="2007,1013 0,1013 0,0 4014,0 4014,1013">
            <text:p/>
          </draw:polygon>
          <draw:path draw:style-name="gr3" draw:text-style-name="P8" draw:layer="layout" svg:width="0.58cm" svg:height="0.511cm" svg:x="2.17cm" svg:y="5.597cm" svg:viewBox="0 0 581 512" svg:d="M364 435c12 49 51 77 99 77 39 0 67-26 85-62 18-41 33-110 33-112 0-10-10-10-13-10-12 0-12 2-18 20-15 61-35 138-84 138-23 0-33-13-33-51 0-26 12-77 20-118l33-123c3-15 13-58 18-76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749cm" svg:height="0.265cm" svg:x="3.156cm" svg:y="5.6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19cm" svg:height="0.728cm" svg:x="4.297cm" svg:y="5.597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8" draw:layer="layout" svg:width="0.263cm" svg:height="1.125cm" svg:x="4.968cm" svg:y="5.2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5.326cm" svg:y="5.597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263cm" svg:height="1.125cm" svg:x="6.002cm" svg:y="5.2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x§svg§600§FALSE§</svg:desc>
          <draw:polygon draw:style-name="gr2" draw:text-style-name="P7" draw:layer="layout" svg:width="0.48cm" svg:height="0.398cm" svg:x="20.396cm" svg:y="5.608cm" svg:viewBox="0 0 481 399" draw:points="241,399 0,399 0,0 481,0 481,399">
            <text:p/>
          </draw:polygon>
          <draw:path draw:style-name="gr3" draw:text-style-name="P8" draw:layer="layout" svg:width="0.562cm" svg:height="0.511cm" svg:x="20.373cm" svg:y="5.55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>
          <svg:title>TexMaths</svg:title>
          <svg:desc>32§display§x§svg§600§FALSE§</svg:desc>
          <draw:polygon draw:style-name="gr2" draw:text-style-name="P7" draw:layer="layout" svg:width="0.48cm" svg:height="0.398cm" svg:x="7.697cm" svg:y="10.608cm" svg:viewBox="0 0 481 399" draw:points="241,399 0,399 0,0 481,0 481,399">
            <text:p/>
          </draw:polygon>
          <draw:path draw:style-name="gr3" draw:text-style-name="P8" draw:layer="layout" svg:width="0.562cm" svg:height="0.511cm" svg:x="7.674cm" svg:y="10.55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" smil:attributeName="visibility" smil:to="visible"/>
                  <anim:animate smil:dur="5s" smil:fill="hold" smil:targetElement="id3" smil:attributeName="x" smil:values="1+width/2;x" smil:keyTimes="0;1"/>
                  <anim:animate smil:dur="5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3" draw:layer="layout" svg:width="25.199cm" svg:height="2cm" svg:x="1.398cm" svg:y="0.4cm" presentation:class="title" presentation:user-transformed="true">
          <draw:text-box>
            <text:p xml:id="id4" text:id="id4"><text:span text:style-name="T6">Examples</text:span></text:p>
          </draw:text-box>
        </draw:frame>
        <draw:frame presentation:style-name="pr7" draw:text-style-name="P9" draw:layer="layout" svg:width="26.4cm" svg:height="12.8cm" svg:x="0.8cm" svg:y="2.5cm" presentation:class="subtitle" presentation:user-transformed="true">
          <draw:text-box>
            <text:p xml:id="id5" text:id="id5" text:style-name="P4"><text:span text:style-name="T3"><text:tab/></text:span><text:span text:style-name="T3">(I) Differentiate the following <text:s text:c="21"/></text:span></text:p>
            <text:p text:style-name="P4"><text:span text:style-name="T7"><text:s text:c="7"/></text:span></text:p>
            <text:p xml:id="id7" text:id="id7" text:style-name="P4"><text:span text:style-name="T3"><text:tab/></text:span><text:span text:style-name="T3">(i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(ii) <text:s text:c="28"/></text:span></text:p>
            <text:p text:style-name="P4"><text:span text:style-name="T8"><text:s text:c="7"/></text:span></text:p>
            <text:p xml:id="id10" text:id="id10" text:style-name="P5"><text:span text:style-name="T3"><text:s text:c="2"/></text:span><text:span text:style-name="T3">(iii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7"/>(iv) <text:s text:c="3"/></text:span></text:p>
            <text:p text:style-name="P4"><text:span text:style-name="T9"><text:s text:c="7"/></text:span><text:span text:style-name="T9"><text:tab/></text:span><text:span text:style-name="T9"><text:tab/></text:span></text:p>
            <text:p xml:id="id13" text:id="id13" text:style-name="P4"><text:span text:style-name="T10"><text:tab/></text:span><text:span text:style-name="T10">Solutions : <text:s/></text:span><text:span text:style-name="T11">Method I </text:span><text:span text:style-name="T3"><text:tab/></text:span></text:p>
            <text:p text:style-name="P4"><text:span text:style-name="T12"><text:s text:c="7"/></text:span></text:p>
            <text:p xml:id="id14" text:id="id14" text:style-name="P4"><text:span text:style-name="T3"><text:tab/></text:span><text:span text:style-name="T3">(i) <text:s/>Given that, <text:s text:c="2"/></text:span></text:p>
            <text:p text:style-name="P4"><text:span text:style-name="T9"><text:tab/></text:span><text:span text:style-name="T9"> <text:s text:c="6"/></text:span><text:span text:style-name="T9"><text:tab/></text:span></text:p>
            <text:p xml:id="id16" text:id="id16" text:style-name="P4"><text:span text:style-name="T3"><text:tab/></text:span><text:span text:style-name="T3"><text:tab/></text:span><text:span text:style-name="T3"> <text:s/></text:span><text:span text:style-name="T3">Le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en <text:s text:c="25"/></text:span></text:p>
          </draw:text-box>
        </draw:frame>
        <draw:g xml:id="id6" draw:id="id6">
          <svg:title>TexMaths</svg:title>
          <svg:desc>36§display§w. \ r. \ t. \ x .§svg§600§FALSE§</svg:desc>
          <draw:polygon draw:style-name="gr2" draw:text-style-name="P7" draw:layer="layout" svg:width="5.094cm" svg:height="0.682cm" svg:x="16.046cm" svg:y="2.787cm" svg:viewBox="0 0 5095 683" draw:points="2546,683 0,683 0,0 5095,0 5095,683">
            <text:p/>
          </draw:polygon>
          <draw:path draw:style-name="gr3" draw:text-style-name="P8" draw:layer="layout" svg:width="0.84cm" svg:height="0.576cm" svg:x="16.02cm" svg:y="2.957cm" svg:viewBox="0 0 841 577" svg:d="M550 130c6-26 17-75 17-81 0-23-17-35-34-35s-41 9-49 35c-3 9-64 254-72 285-9 38-12 61-12 84 0 14 0 17 3 23-29 69-69 107-118 107-101 0-101-93-101-116 0-40 6-89 67-248 14-37 20-54 20-80 0-58-41-104-104-104-121 0-167 184-167 196s12 12 14 12c15 0 15 0 21-24 34-118 83-155 129-155 12 0 32 0 32 40 0 32-15 69-23 90-55 149-72 210-72 256 0 118 86 162 181 162 20 0 81 0 133-90 31 81 121 90 158 90 95 0 150-81 184-156 44-101 84-271 84-332 0-69-35-89-58-89-31 0-63 32-63 61 0 17 9 25 20 34 15 15 46 46 46 110 0 43-37 167-69 230-34 69-78 113-141 113-60 0-92-38-92-110 0-34 8-75 11-92z">
            <text:p/>
          </draw:path>
          <draw:path draw:style-name="gr3" draw:text-style-name="P8" draw:layer="layout" svg:width="0.137cm" svg:height="0.137cm" svg:x="17.031cm" svg:y="3.381cm" svg:viewBox="0 0 138 138" svg:d="M138 69c0-37-31-69-69-69-37 0-69 32-69 69 0 38 32 69 69 69 38 0 69-31 69-69z">
            <text:p/>
          </draw:path>
          <draw:path draw:style-name="gr3" draw:text-style-name="P8" draw:layer="layout" svg:width="0.517cm" svg:height="0.576cm" svg:x="17.734cm" svg:y="2.957cm" svg:viewBox="0 0 518 577" svg:d="M75 487c-3 20-12 49-12 55 0 23 18 35 38 35 14 0 37-12 46-35 3-6 46-179 52-202 8-43 31-132 40-167 6-14 40-75 72-104 9-8 46-40 101-40 34 0 52 14 55 14-41 6-67 38-67 69 0 21 15 47 49 47 32 0 69-29 69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8" draw:layer="layout" svg:width="0.137cm" svg:height="0.137cm" svg:x="18.341cm" svg:y="3.381cm" svg:viewBox="0 0 138 138" svg:d="M138 69c0-37-31-69-69-69-37 0-69 32-69 69 0 38 32 69 69 69 38 0 69-31 69-69z">
            <text:p/>
          </draw:path>
          <draw:path draw:style-name="gr3" draw:text-style-name="P8" draw:layer="layout" svg:width="0.391cm" svg:height="0.809cm" svg:x="19.032cm" svg:y="2.724cm" svg:viewBox="0 0 392 810" svg:d="M233 288h121c23 0 38 0 38-26 0-14-15-14-38-14h-112c46-182 55-205 55-213 0-23-18-35-38-35-6 0-40 0-52 46l-49 202h-121c-25 0-37 0-37 23 0 17 12 17 35 17h112c-92 361-95 381-95 404 0 69 49 118 115 118 133 0 205-187 205-196 0-12-12-12-18-12-11 0-11 3-17 18-55 132-124 161-167 161-26 0-38-17-38-57 0-32 0-41 6-61z">
            <text:p/>
          </draw:path>
          <draw:path draw:style-name="gr3" draw:text-style-name="P8" draw:layer="layout" svg:width="0.137cm" svg:height="0.137cm" svg:x="19.571cm" svg:y="3.381cm" svg:viewBox="0 0 138 138" svg:d="M138 69c0-37-31-69-69-69-37 0-69 32-69 69 0 38 32 69 69 69 38 0 69-31 69-69z">
            <text:p/>
          </draw:path>
          <draw:path draw:style-name="gr3" draw:text-style-name="P8" draw:layer="layout" svg:width="0.633cm" svg:height="0.576cm" svg:x="20.271cm" svg:y="2.957cm" svg:viewBox="0 0 634 577" svg:d="M389 179c6-35 34-150 124-150 8 0 37 0 63 14-35 9-60 41-60 69 0 21 14 47 48 47 29 0 70-24 70-75 0-67-75-84-118-84-75 0-119 66-136 98-32-86-98-98-135-98-133 0-205 164-205 196 0 12 12 12 15 12 11 0 14 0 17-12 43-135 127-167 170-167 23 0 69 11 69 83 0 41-23 127-69 303-20 81-66 133-121 133-9 0-37 0-63-15 31-8 60-34 60-69 0-34-29-46-49-46-37 0-69 35-69 75 0 58 63 84 121 84 83 0 130-90 132-98 15 49 61 98 139 98 129 0 201-165 201-197 0-11-11-11-14-11-12 0-15 3-17 11-41 139-127 168-170 168-49 0-69-41-69-84 0-29 8-55 23-112z">
            <text:p/>
          </draw:path>
          <draw:path draw:style-name="gr3" draw:text-style-name="P8" draw:layer="layout" svg:width="0.137cm" svg:height="0.137cm" svg:x="21.066cm" svg:y="3.381cm" svg:viewBox="0 0 138 138" svg:d="M138 69c0-37-31-69-69-69-37 0-69 32-69 69 0 38 32 69 69 69 38 0 69-31 69-69z">
            <text:p/>
          </draw:path>
        </draw:g>
        <draw:g xml:id="id8" draw:id="id8">
          <svg:title>TexMaths</svg:title>
          <svg:desc>32§display§y = \sqrt{x^2 + 5}§svg§600§FALSE§</svg:desc>
          <draw:polygon draw:style-name="gr2" draw:text-style-name="P7" draw:layer="layout" svg:width="6.189cm" svg:height="1.268cm" svg:x="4.044cm" svg:y="4.282cm" svg:viewBox="0 0 6190 1269" draw:points="3095,1269 0,1269 0,0 6190,0 6190,1269">
            <text:p/>
          </draw:polygon>
          <draw:path draw:style-name="gr3" draw:text-style-name="P8" draw:layer="layout" svg:width="0.521cm" svg:height="0.728cm" svg:x="4.021cm" svg:y="4.879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4.955cm" svg:y="4.9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1.025cm" svg:height="1.35cm" svg:x="6.202cm" svg:y="4.226cm" svg:viewBox="0 0 1026 1351" svg:d="M353 1351c36 0 36 0 49-23l617-1284c7-16 7-18 7-21 0-13-10-23-23-23-15 0-20 10-25 23l-581 1211-241-558-156 120 18 18 79-62z">
            <text:p/>
          </draw:path>
          <draw:polygon draw:style-name="gr3" draw:text-style-name="P8" draw:layer="layout" svg:width="3.086cm" svg:height="0.048cm" svg:x="7.203cm" svg:y="4.226cm" svg:viewBox="0 0 3087 49" draw:points="1544,49 0,49 0,0 3087,0 3087,49">
            <text:p/>
          </draw:polygon>
          <draw:path draw:style-name="gr3" draw:text-style-name="P8" draw:layer="layout" svg:width="0.562cm" svg:height="0.511cm" svg:x="7.236cm" svg:y="4.87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35cm" svg:height="0.524cm" svg:x="7.897cm" svg:y="4.528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749cm" svg:height="0.751cm" svg:x="8.665cm" svg:y="4.7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9.781cm" svg:y="4.625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9" draw:id="id9">
          <svg:title>TexMaths</svg:title>
          <svg:desc>32§display§y = \sin \left( \log x \right)§svg§600§FALSE§</svg:desc>
          <draw:polygon draw:style-name="gr2" draw:text-style-name="P7" draw:layer="layout" svg:width="6.595cm" svg:height="1.012cm" svg:x="17.144cm" svg:y="4.484cm" svg:viewBox="0 0 6596 1013" draw:points="3298,1013 0,1013 0,0 6596,0 6596,1013">
            <text:p/>
          </draw:polygon>
          <draw:path draw:style-name="gr3" draw:text-style-name="P8" draw:layer="layout" svg:width="0.521cm" svg:height="0.728cm" svg:x="17.121cm" svg:y="4.773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18.056cm" svg:y="4.8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cm" svg:height="0.518cm" svg:x="19.215cm" svg:y="4.768cm" svg:viewBox="0 0 371 519" svg:d="M197 287c26 5 118 23 118 105 0 56-38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9.661cm" svg:y="4.52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9.971cm" svg:y="4.773cm" svg:viewBox="0 0 568 499" svg:d="M87 110v305c0 48-10 48-87 48v36c38 0 97-3 128-3 28 0 87 3 125 3v-36c-74 0-87 0-87-48v-210c0-118 80-179 151-179 72 0 85 61 85 125v264c0 48-13 48-87 48v36c38 0 97-3 128-3 28 0 87 3 125 3v-36c-58 0-87 0-87-33v-215c0-97 0-133-35-174-16-18-54-41-118-41-85 0-136 49-169 118v-118l-159 13v36c79 0 87 7 87 61z">
            <text:p/>
          </draw:path>
          <draw:path draw:style-name="gr3" draw:text-style-name="P8" draw:layer="layout" svg:width="0.263cm" svg:height="1.125cm" svg:x="20.859cm" svg:y="4.4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52cm" svg:height="0.782cm" svg:x="21.223cm" svg:y="4.492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01cm" svg:height="0.518cm" svg:x="21.53cm" svg:y="4.768cm" svg:viewBox="0 0 502 519" svg:d="M502 264c0-144-115-264-251-264-141 0-251 123-251 264 0 145 118 255 251 255 136 0 251-112 251-255zM251 491c-49 0-97-25-128-76-28-49-28-118-28-159 0-44 0-105 25-156 31-51 85-74 131-74 49 0 97 23 125 71 31 49 31 115 31 159 0 41 0 102-25 151-24 51-75 84-131 84z">
            <text:p/>
          </draw:path>
          <draw:path draw:style-name="gr3" draw:text-style-name="P8" draw:layer="layout" svg:width="0.516cm" svg:height="0.744cm" svg:x="22.091cm" svg:y="4.761cm" svg:viewBox="0 0 517 745" svg:d="M220 317c-100 0-100-112-100-138 0-31 3-66 18-95 11-15 36-46 82-46 97 0 97 113 97 139 0 30 0 66-17 94-11 16-36 46-80 46zM87 361c0-5 0-31 21-54 43 33 89 36 112 36 105 0 182-77 182-164 0-43-18-84-46-110 41-38 82-43 102-43 3 0 8 0 11 0-13 5-18 18-18 30 0 21 15 34 33 34 10 0 33-8 33-34 0-20-15-56-59-56-23 0-71 8-120 54-46-39-95-41-118-41-105 0-184 77-184 164 0 51 25 92 54 117-16 16-36 54-36 92 0 36 15 80 51 100-69 21-105 69-105 115 0 80 113 144 251 144 133 0 251-59 251-146 0-41-18-97-74-131-62-30-126-30-195-30-28 0-77 0-84 0-36-6-62-41-62-77zM251 717c-115 0-192-57-192-116 0-53 43-94 92-97h67c97 0 225 0 225 97 0 59-82 116-192 116z">
            <text:p/>
          </draw:path>
          <draw:path draw:style-name="gr3" draw:text-style-name="P8" draw:layer="layout" svg:width="0.562cm" svg:height="0.511cm" svg:x="22.859cm" svg:y="4.77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8 74 74 0 115-80 117-87 13 43 54 87 123 87 115 0 179-146 179-174 0-10-10-10-12-10-11 0-13 2-16 10-36 123-115 148-151 148-43 0-61-36-61-74 0-26 7-49 20-100z">
            <text:p/>
          </draw:path>
          <draw:path draw:style-name="gr3" draw:text-style-name="P8" draw:layer="layout" svg:width="0.263cm" svg:height="1.125cm" svg:x="23.532cm" svg:y="4.4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2" draw:id="id12">
          <svg:title>TexMaths</svg:title>
          <svg:desc>32§display§y = \frac{3}{(2x^2 - 7)^5}§svg§600§FALSE§</svg:desc>
          <draw:polygon draw:style-name="gr2" draw:text-style-name="P7" draw:layer="layout" svg:width="7.142cm" svg:height="2.452cm" svg:x="17.143cm" svg:y="6.085cm" svg:viewBox="0 0 7143 2453" draw:points="3571,2453 0,2453 0,0 7143,0 7143,2453">
            <text:p/>
          </draw:polygon>
          <draw:path draw:style-name="gr3" draw:text-style-name="P8" draw:layer="layout" svg:width="0.521cm" svg:height="0.729cm" svg:x="17.12cm" svg:y="7.043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ath draw:style-name="gr3" draw:text-style-name="P8" draw:layer="layout" svg:width="0.749cm" svg:height="0.265cm" svg:x="18.054cm" svg:y="7.12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5cm" svg:x="21.592cm" svg:y="6.029cm" svg:viewBox="0 0 468 776" svg:d="M282 353c92-28 156-107 156-197 0-92-98-156-208-156-115 0-199 67-199 154 0 36 25 59 56 59 36 0 59-26 59-59 0-57-54-57-69-57 33-53 107-69 148-69 46 0 110 26 110 126 0 15-2 79-33 130-33 54-72 57-100 59-7 0-36 3-43 3-11 0-18 2-18 13 0 12 7 12 28 12h49c92 0 135 77 135 187 0 154-79 187-128 187-48 0-133-20-174-87 41 8 74-18 74-61 0-41-28-64-61-64-28 0-64 18-64 66 0 103 105 177 228 177 138 0 240-102 240-218 0-92-71-179-186-205z">
            <text:p/>
          </draw:path>
          <draw:polygon draw:style-name="gr3" draw:text-style-name="P8" draw:layer="layout" svg:width="5.027cm" svg:height="0.048cm" svg:x="19.314cm" svg:y="7.235cm" svg:viewBox="0 0 5028 49" draw:points="2514,49 0,49 0,0 5028,0 5028,49">
            <text:p/>
          </draw:polygon>
          <draw:path draw:style-name="gr3" draw:text-style-name="P8" draw:layer="layout" svg:width="0.263cm" svg:height="1.126cm" svg:x="19.424cm" svg:y="7.468cm" svg:viewBox="0 0 264 1127" svg:d="M264 1117c0-3 0-6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8" draw:layer="layout" svg:width="0.45cm" svg:height="0.752cm" svg:x="19.806cm" svg:y="7.563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562cm" svg:height="0.511cm" svg:x="20.346cm" svg:y="7.8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8" draw:layer="layout" svg:width="0.35cm" svg:height="0.524cm" svg:x="21.006cm" svg:y="7.46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688cm" svg:height="0.048cm" svg:x="21.802cm" svg:y="8.009cm" svg:viewBox="0 0 689 49" svg:d="M650 49c18 0 39 0 39-26 0-23-21-23-39-23h-612c-18 0-38 0-38 23 0 26 20 26 38 26z">
            <text:p/>
          </draw:path>
          <draw:path draw:style-name="gr3" draw:text-style-name="P8" draw:layer="layout" svg:width="0.483cm" svg:height="0.788cm" svg:x="22.898cm" svg:y="7.55cm" svg:viewBox="0 0 484 789" svg:d="M474 77c10-16 10-18 10-41h-274c-138 0-141-16-143-36h-29l-38 233h28c3-18 13-90 28-102 8-8 98-8 110-8h236c-13 18-102 141-128 179-100 151-138 307-138 423 0 13 0 64 51 64 54 0 54-51 54-64v-57c0-61 2-125 10-184 5-26 20-123 72-195z">
            <text:p/>
          </draw:path>
          <draw:path draw:style-name="gr3" draw:text-style-name="P8" draw:layer="layout" svg:width="0.263cm" svg:height="1.126cm" svg:x="23.461cm" svg:y="7.468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  <draw:path draw:style-name="gr3" draw:text-style-name="P8" draw:layer="layout" svg:width="0.35cm" svg:height="0.539cm" svg:x="23.884cm" svg:y="7.463cm" svg:viewBox="0 0 351 540" svg:d="M72 85c41 10 66 10 79 10 102 0 166-72 166-85 0-7-7-10-10-10-2 0-2 0-7 3-18 7-59 23-118 23-23 0-64-3-118-21-8-5-8-5-10-5-10 0-10 8-10 20v234c0 15 0 23 12 23 8 0 8 0 16-11 36-43 84-48 112-48 46 0 67 36 72 43 15 26 18 57 18 103 0 23 0 69-23 105-21 28-54 46-92 46-51 0-105-28-126-80 31 3 46-18 46-38 0-33-28-41-41-41 0 0-38 0-38 43 0 72 64 141 161 141 100 0 190-74 190-174 0-89-69-171-167-171-36 0-76 7-112 38z">
            <text:p/>
          </draw:path>
        </draw:g>
        <draw:g xml:id="id11" draw:id="id11">
          <svg:title>TexMaths</svg:title>
          <svg:desc>32§display§y = \log ( x^5 + 4 )§svg§600§FALSE§</svg:desc>
          <draw:polygon draw:style-name="gr2" draw:text-style-name="P7" draw:layer="layout" svg:width="7.28cm" svg:height="1.156cm" svg:x="3.843cm" svg:y="6.587cm" svg:viewBox="0 0 7281 1157" draw:points="3640,1157 0,1157 0,0 7281,0 7281,1157">
            <text:p/>
          </draw:polygon>
          <draw:path draw:style-name="gr3" draw:text-style-name="P8" draw:layer="layout" svg:width="0.521cm" svg:height="0.729cm" svg:x="3.82cm" svg:y="7.02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8" draw:layer="layout" svg:width="0.749cm" svg:height="0.265cm" svg:x="4.754cm" svg:y="7.10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252cm" svg:height="0.783cm" svg:x="5.914cm" svg:y="6.738cm" svg:viewBox="0 0 253 784" svg:d="M164 0l-164 13v36c79 0 90 7 90 61v586c0 52-13 52-90 52v36c38-3 97-3 125-3 29 0 85 0 128 3v-36c-76 0-89 0-89-52z">
            <text:p/>
          </draw:path>
          <draw:path draw:style-name="gr3" draw:text-style-name="P8" draw:layer="layout" svg:width="0.501cm" svg:height="0.519cm" svg:x="6.221cm" svg:y="7.015cm" svg:viewBox="0 0 502 520" svg:d="M502 264c0-144-115-264-251-264-141 0-251 123-251 264 0 146 118 256 251 256 136 0 251-113 251-256zM251 492c-49 0-97-26-128-77-28-49-28-118-28-159 0-43 0-105 25-156 31-51 85-74 131-74 49 0 97 23 128 71 28 49 28 116 28 159 0 41 0 102-26 151-23 51-74 85-130 85z">
            <text:p/>
          </draw:path>
          <draw:path draw:style-name="gr3" draw:text-style-name="P8" draw:layer="layout" svg:width="0.516cm" svg:height="0.744cm" svg:x="6.784cm" svg:y="7.01cm" svg:viewBox="0 0 517 745" svg:d="M220 318c-100 0-100-113-100-139 0-30 3-66 18-95 10-15 36-46 82-46 97 0 97 113 97 139 0 30 0 66-17 94-11 16-36 47-80 47zM87 361c0-5 0-31 21-54 43 34 89 36 112 36 105 0 182-77 182-164 0-43-18-84-46-110 41-38 82-43 102-43 3 0 8 0 10 0-12 5-17 18-17 30 0 21 15 34 33 34 10 0 33-8 33-34 0-20-15-56-59-56-23 0-71 8-120 54-46-39-95-41-118-41-105 0-184 77-184 164 0 51 25 92 54 117-16 16-36 54-36 93 0 35 15 79 51 99-69 21-105 70-105 116 0 79 113 143 251 143 133 0 251-59 251-146 0-41-18-97-74-130-62-31-126-31-195-31-28 0-77 0-85 0-35-5-61-41-61-77zM251 717c-115 0-192-56-192-115 0-54 43-95 92-98h67c97 0 225 0 225 98 0 59-82 115-192 115z">
            <text:p/>
          </draw:path>
          <draw:path draw:style-name="gr3" draw:text-style-name="P8" draw:layer="layout" svg:width="0.263cm" svg:height="1.126cm" svg:x="7.442cm" svg:y="6.674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7.801cm" svg:y="7.0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35cm" svg:height="0.539cm" svg:x="8.461cm" svg:y="6.531cm" svg:viewBox="0 0 351 540" svg:d="M72 84c41 11 66 11 79 11 102 0 166-72 166-85 0-7-7-10-10-10-2 0-2 0-7 3-18 7-59 23-118 23-23 0-64-3-118-21-8-5-8-5-10-5-10 0-10 8-10 20v233c0 16 0 24 12 24 8 0 8 0 16-11 36-43 84-48 112-48 46 0 67 35 72 43 15 26 18 57 18 103 0 23 0 69-23 105-21 28-54 46-92 46-51 0-105-29-126-80 31 3 46-18 46-38 0-33-28-41-41-41 0 0-38 0-38 43 0 72 64 141 161 141 100 0 190-74 190-174 0-89-69-171-167-171-36 0-76 7-112 38z">
            <text:p/>
          </draw:path>
          <draw:path draw:style-name="gr3" draw:text-style-name="P8" draw:layer="layout" svg:width="0.749cm" svg:height="0.752cm" svg:x="9.229cm" svg:y="6.86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501cm" svg:height="0.762cm" svg:x="10.322cm" svg:y="6.756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8" draw:layer="layout" svg:width="0.263cm" svg:height="1.126cm" svg:x="10.916cm" svg:y="6.674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15" draw:id="id15">
          <svg:title>TexMaths</svg:title>
          <svg:desc>32§display§y = \sqrt{x^2 + 5}§svg§600§FALSE§</svg:desc>
          <draw:polygon draw:style-name="gr2" draw:text-style-name="P7" draw:layer="layout" svg:width="6.189cm" svg:height="1.268cm" svg:x="9.444cm" svg:y="10.483cm" svg:viewBox="0 0 6190 1269" draw:points="3095,1269 0,1269 0,0 6190,0 6190,1269">
            <text:p/>
          </draw:polygon>
          <draw:path draw:style-name="gr3" draw:text-style-name="P8" draw:layer="layout" svg:width="0.521cm" svg:height="0.728cm" svg:x="9.421cm" svg:y="11.08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10.355cm" svg:y="11.16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1.025cm" svg:height="1.35cm" svg:x="11.602cm" svg:y="10.427cm" svg:viewBox="0 0 1026 1351" svg:d="M353 1351c36 0 36 0 49-23l617-1284c7-16 7-18 7-21 0-13-10-23-23-23-15 0-20 10-25 23l-581 1211-241-558-156 120 18 18 79-62z">
            <text:p/>
          </draw:path>
          <draw:polygon draw:style-name="gr3" draw:text-style-name="P8" draw:layer="layout" svg:width="3.086cm" svg:height="0.048cm" svg:x="12.603cm" svg:y="10.427cm" svg:viewBox="0 0 3087 49" draw:points="1544,49 0,49 0,0 3087,0 3087,49">
            <text:p/>
          </draw:polygon>
          <draw:path draw:style-name="gr3" draw:text-style-name="P8" draw:layer="layout" svg:width="0.562cm" svg:height="0.511cm" svg:x="12.636cm" svg:y="11.0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35cm" svg:height="0.524cm" svg:x="13.297cm" svg:y="10.729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749cm" svg:height="0.751cm" svg:x="14.065cm" svg:y="10.921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15.181cm" svg:y="10.826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17" draw:id="id17">
          <svg:title>TexMaths</svg:title>
          <svg:desc>32§display§u = x^2 + 5§svg§600§FALSE§</svg:desc>
          <draw:polygon draw:style-name="gr2" draw:text-style-name="P7" draw:layer="layout" svg:width="5.061cm" svg:height="0.968cm" svg:x="6.344cm" svg:y="12.985cm" svg:viewBox="0 0 5062 969" draw:points="2530,969 0,969 0,0 5062,0 5062,969">
            <text:p/>
          </draw:polygon>
          <draw:path draw:style-name="gr3" draw:text-style-name="P8" draw:layer="layout" svg:width="0.58cm" svg:height="0.511cm" svg:x="6.321cm" svg:y="13.418cm" svg:viewBox="0 0 581 512" svg:d="M364 435c12 48 51 77 99 77 39 0 67-26 85-62 18-41 33-110 33-112 0-11-10-11-13-11-12 0-12 3-17 21-16 61-36 138-85 138-23 0-33-13-33-51 0-26 13-77 20-118l34-123c2-15 12-58 17-76 6-26 18-69 18-75 0-20-15-30-33-30-5 0-36 0-43 38-24 85-72 282-85 340-3 5-46 95-131 95-56 0-69-51-69-92 0-64 31-154 62-230 13-34 18-49 18-72 0-51-36-92-92-92-108 0-149 164-149 174s10 10 13 10c13 0 13 0 18-20 28-97 71-138 115-138 10 0 28 0 28 35 0 29-13 62-20 77-41 113-64 182-64 238 0 107 76 136 138 136 74 0 115-52 136-77z">
            <text:p/>
          </draw:path>
          <draw:path draw:style-name="gr3" draw:text-style-name="P8" draw:layer="layout" svg:width="0.749cm" svg:height="0.265cm" svg:x="7.307cm" svg:y="13.5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0.511cm" svg:x="8.464cm" svg:y="13.4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35cm" svg:height="0.523cm" svg:x="9.125cm" svg:y="12.929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8" draw:layer="layout" svg:width="0.749cm" svg:height="0.751cm" svg:x="9.893cm" svg:y="13.259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11.009cm" svg:y="13.167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1 18 44 21 87 21 144 0 38 0 107-28 153-26 44-70 74-121 74-82 0-146-58-166-125 2 0 8 0 20 0 36 0 57-28 57-54 0-28-21-56-57-56-18 0-56 8-56 61 0 95 77 205 205 205 130 0 246-107 246-251z">
            <text:p/>
          </draw:path>
        </draw:g>
        <draw:g xml:id="id18" draw:id="id18">
          <svg:title>TexMaths</svg:title>
          <svg:desc>32§display§y = \sqrt{ u }§svg§600§FALSE§</svg:desc>
          <draw:polygon draw:style-name="gr2" draw:text-style-name="P7" draw:layer="layout" svg:width="3.562cm" svg:height="1.028cm" svg:x="14.944cm" svg:y="12.986cm" svg:viewBox="0 0 3563 1029" draw:points="1783,1029 0,1029 0,0 3563,0 3563,1029">
            <text:p/>
          </draw:polygon>
          <draw:path draw:style-name="gr3" draw:text-style-name="P8" draw:layer="layout" svg:width="0.521cm" svg:height="0.729cm" svg:x="14.921cm" svg:y="13.342cm" svg:viewBox="0 0 522 730" svg:d="M517 69c5-15 5-18 5-25 0-21-17-31-33-31-13 0-31 5-41 23-2 5-10 41-15 61-8 28-16 59-23 90l-51 205c-3 15-52 95-126 95-59 0-72-49-72-93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8" draw:layer="layout" svg:width="0.749cm" svg:height="0.265cm" svg:x="15.856cm" svg:y="13.427cm" svg:viewBox="0 0 750 266" svg:d="M712 46c18 0 38 0 38-23s-20-23-35-23h-677c-18 0-38 0-38 23s20 23 38 23zM715 266c15 0 35 0 35-23s-20-23-38-23h-674c-18 0-38 0-38 23s20 23 38 23z">
            <text:p/>
          </draw:path>
          <draw:path draw:style-name="gr3" draw:text-style-name="P8" draw:layer="layout" svg:width="0.88cm" svg:height="1.126cm" svg:x="17.062cm" svg:y="12.93cm" svg:viewBox="0 0 881 1127" svg:d="M356 1009l-197-438c-8-18-16-18-18-18 0 0-8 0-18 8l-108 82c-15 10-15 15-15 18 0 5 3 12 10 12 8 0 28-15 39-25 7-5 25-18 36-26l222 487c8 18 16 18 26 18 15 0 18-5 28-21l512-1060c8-18 8-20 8-23 0-13-10-23-23-23-10 0-18 5-26 23z">
            <text:p/>
          </draw:path>
          <draw:polygon draw:style-name="gr3" draw:text-style-name="P8" draw:layer="layout" svg:width="0.644cm" svg:height="0.048cm" svg:x="17.918cm" svg:y="12.93cm" svg:viewBox="0 0 645 49" draw:points="323,49 0,49 0,0 645,0 645,49">
            <text:p/>
          </draw:polygon>
          <draw:path draw:style-name="gr3" draw:text-style-name="P8" draw:layer="layout" svg:width="0.58cm" svg:height="0.511cm" svg:x="17.951cm" svg:y="13.342cm" svg:viewBox="0 0 581 512" svg:d="M364 435c10 49 51 77 100 77 38 0 64-25 84-61 18-41 33-110 33-113 0-10-10-10-12-10-13 0-13 2-18 20-16 62-36 139-85 139-23 0-33-13-33-52 0-25 13-77 20-117l34-123c2-16 12-59 18-77 5-26 17-69 17-74 0-21-15-31-33-31-5 0-36 0-43 38-23 85-72 282-85 341-2 5-46 95-130 95-57 0-70-52-70-93 0-64 31-153 62-230 13-33 18-49 18-72 0-51-36-92-92-92-108 0-149 164-149 174s10 10 13 10c13 0 13 0 18-20 28-97 71-138 115-138 10 0 28 0 28 35 0 29-13 62-20 77-41 113-64 182-64 238 0 108 76 136 138 136 74 0 115-51 136-7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13" anim:sub-item="text" smil:attributeName="visibility" smil:to="visible"/>
                  <anim:animate smil:dur="0.125s" smil:fill="hold" smil:targetElement="id13" anim:sub-item="text" smil:attributeName="width" smil:values="width*0.05;width" smil:keyTimes="0;1"/>
                  <anim:animate smil:dur="0.125s" smil:fill="hold" smil:targetElement="id13" anim:sub-item="text" smil:attributeName="height" smil:values="height;height" smil:keyTimes="0;1"/>
                  <anim:animate smil:dur="0.125s" smil:fill="hold" smil:targetElement="id13" anim:sub-item="text" smil:attributeName="x" smil:values="x-.2;x" smil:keyTimes="0;1"/>
                  <anim:animate smil:dur="0.125s" smil:fill="hold" smil:targetElement="id13" anim:sub-item="text" smil:attributeName="y" smil:values="y;y" smil:keyTimes="0;1"/>
                  <anim:transitionFilter smil:dur="0.12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3cm" svg:x="0.8cm" svg:y="0.627cm" presentation:class="title" presentation:user-transformed="true">
          <draw:text-box>
            <text:p xml:id="id19" text:id="id19" text:style-name="P4"><text:span text:style-name="T12"><text:tab/></text:span><text:span text:style-name="T12"><text:tab/></text:span><text:span text:style-name="T13"><text:line-break/></text:span><text:span text:style-name="T3"><text:tab/></text:span><text:span text:style-name="T3">which is of the form</text:span><text:span text:style-name="T3"><text:tab/></text:span><text:span text:style-name="T3"> is a differentable function of <text:s text:c="4"/></text:span><text:span text:style-name="T3"><text:line-break/></text:span><text:span text:style-name="T3"> <text:s text:c="3"/>and <text:s text:c="4"/>is a differentiable function of <text:s/></text:span><text:span text:style-name="T3"><text:tab/></text:span><text:span text:style-name="T3">then</text:span><text:span text:style-name="T3"><text:line-break/></text:span><text:span text:style-name="T8"><text:tab/></text:span><text:span text:style-name="T8"><text:tab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3"><text:line-break/></text:span><text:span text:style-name="T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20" draw:id="id20">
          <svg:title>TexMaths</svg:title>
          <svg:desc>36§display§y§svg§600§FALSE§</svg:desc>
          <draw:polygon draw:style-name="gr2" draw:text-style-name="P7" draw:layer="layout" svg:width="0.494cm" svg:height="0.693cm" svg:x="11.547cm" svg:y="1.588cm" svg:viewBox="0 0 495 694" draw:points="247,694 0,694 0,0 495,0 495,694">
            <text:p/>
          </draw:polygon>
          <draw:path draw:style-name="gr3" draw:text-style-name="P8" draw:layer="layout" svg:width="0.586cm" svg:height="0.82cm" svg:x="11.521cm" svg:y="1.525cm" svg:viewBox="0 0 587 821" svg:d="M581 78c6-18 6-20 6-29 0-23-20-35-37-35-15 0-35 6-46 26-3 6-12 46-18 69-8 32-17 67-26 101l-57 231c-3 17-58 106-141 106-66 0-81-54-81-103 0-58 23-136 66-248 21-52 23-66 23-92 0-58-40-104-103-104-121 0-167 184-167 196 0 11 12 11 14 11 15 0 15-2 21-23 34-118 86-155 129-155 9 0 32 0 32 40 0 32-12 64-23 89-49 133-72 208-72 265 0 113 80 153 155 153 49 0 92-23 127-57-15 66-32 126-81 195-34 44-83 81-141 81-17 0-75-6-95-55 20 0 35 0 55-14 11-12 23-29 23-52 0-40-35-46-46-46-29 0-72 20-72 84 0 63 57 109 135 109 132 0 262-115 297-259z">
            <text:p/>
          </draw:path>
        </draw:g>
        <draw:g xml:id="id21" draw:id="id21">
          <svg:title>TexMaths</svg:title>
          <svg:desc>36§display§u§svg§600§FALSE§</svg:desc>
          <draw:polygon draw:style-name="gr2" draw:text-style-name="P7" draw:layer="layout" svg:width="0.562cm" svg:height="0.448cm" svg:x="25.749cm" svg:y="1.689cm" svg:viewBox="0 0 563 449" draw:points="283,449 0,449 0,0 563,0 563,449">
            <text:p/>
          </draw:polygon>
          <draw:path draw:style-name="gr3" draw:text-style-name="P8" draw:layer="layout" svg:width="0.654cm" svg:height="0.575cm" svg:x="25.723cm" svg:y="1.626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 xml:id="id22" draw:id="id22">
          <svg:title>TexMaths</svg:title>
          <svg:desc>36§display§u§svg§600§FALSE§</svg:desc>
          <draw:polygon draw:style-name="gr2" draw:text-style-name="P7" draw:layer="layout" svg:width="0.562cm" svg:height="0.448cm" svg:x="4.049cm" svg:y="2.889cm" svg:viewBox="0 0 563 449" draw:points="283,449 0,449 0,0 563,0 563,449">
            <text:p/>
          </draw:polygon>
          <draw:path draw:style-name="gr3" draw:text-style-name="P8" draw:layer="layout" svg:width="0.654cm" svg:height="0.575cm" svg:x="4.023cm" svg:y="2.826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 xml:id="id23" draw:id="id23">
          <svg:title>TexMaths</svg:title>
          <svg:desc>36§display§x§svg§600§FALSE§</svg:desc>
          <draw:polygon draw:style-name="gr2" draw:text-style-name="P7" draw:layer="layout" svg:width="0.541cm" svg:height="0.448cm" svg:x="18.65cm" svg:y="2.889cm" svg:viewBox="0 0 542 449" draw:points="271,449 0,449 0,0 542,0 542,449">
            <text:p/>
          </draw:polygon>
          <draw:path draw:style-name="gr3" draw:text-style-name="P8" draw:layer="layout" svg:width="0.633cm" svg:height="0.575cm" svg:x="18.624cm" svg:y="2.826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 xml:id="id24" draw:id="id24">
          <svg:title>TexMaths</svg:title>
          <svg:desc>32§display§\frac{dy}{dx} = \frac{dy}{du} \times \frac{du}{dx}§svg§600§FALSE§</svg:desc>
          <draw:polygon draw:style-name="gr2" draw:text-style-name="P7" draw:layer="layout" svg:width="6.99cm" svg:height="2.214cm" svg:x="2.181cm" svg:y="4.282cm" svg:viewBox="0 0 6991 2215" draw:points="3494,2215 0,2215 0,0 6991,0 6991,2215">
            <text:p/>
          </draw:polygon>
          <draw:path draw:style-name="gr3" draw:text-style-name="P8" draw:layer="layout" svg:width="0.537cm" svg:height="0.795cm" svg:x="2.197cm" svg:y="4.22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2.768cm" svg:y="4.5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2.125cm" svg:y="5.463cm" svg:viewBox="0 0 1231 49" draw:points="614,49 0,49 0,0 1231,0 1231,49">
            <text:p/>
          </draw:polygon>
          <draw:path draw:style-name="gr3" draw:text-style-name="P8" draw:layer="layout" svg:width="0.537cm" svg:height="0.795cm" svg:x="2.171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2.742cm" svg:y="6.04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3.863cm" svg:y="5.35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5.194cm" svg:y="4.22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8" draw:layer="layout" svg:width="0.519cm" svg:height="0.729cm" svg:x="5.768cm" svg:y="4.51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olygon draw:style-name="gr3" draw:text-style-name="P8" draw:layer="layout" svg:width="1.23cm" svg:height="0.048cm" svg:x="5.123cm" svg:y="5.463cm" svg:viewBox="0 0 1231 49" draw:points="617,49 0,49 0,0 1231,0 1231,49">
            <text:p/>
          </draw:polygon>
          <draw:path draw:style-name="gr3" draw:text-style-name="P8" draw:layer="layout" svg:width="0.537cm" svg:height="0.795cm" svg:x="5.169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8cm" svg:height="0.511cm" svg:x="5.74cm" svg:y="6.041cm" svg:viewBox="0 0 581 512" svg:d="M364 435c12 49 51 77 99 77 39 0 64-26 85-61 18-41 33-110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544cm" svg:height="0.544cm" svg:x="6.902cm" svg:y="5.214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8" draw:layer="layout" svg:width="0.537cm" svg:height="0.795cm" svg:x="8.041cm" svg:y="4.226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8cm" svg:height="0.511cm" svg:x="8.615cm" svg:y="4.51cm" svg:viewBox="0 0 581 512" svg:d="M364 435c12 49 51 77 99 77 39 0 67-26 85-61 18-41 33-110 33-113 0-10-10-10-13-10-12 0-12 2-18 20-15 62-35 138-84 138-23 0-33-12-33-51 0-25 12-77 20-118l33-122c3-16 16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olygon draw:style-name="gr3" draw:text-style-name="P8" draw:layer="layout" svg:width="1.23cm" svg:height="0.048cm" svg:x="7.998cm" svg:y="5.463cm" svg:viewBox="0 0 1231 49" draw:points="617,49 0,49 0,0 1231,0 1231,49">
            <text:p/>
          </draw:polygon>
          <draw:path draw:style-name="gr3" draw:text-style-name="P8" draw:layer="layout" svg:width="0.537cm" svg:height="0.795cm" svg:x="8.041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8" draw:layer="layout" svg:width="0.562cm" svg:height="0.511cm" svg:x="8.615cm" svg:y="6.04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</draw:g>
        <draw:g xml:id="id25" draw:id="id25">
          <svg:title>TexMaths</svg:title>
          <svg:desc>28§display§.\ .\ .\ . (I) §svg§600§FALSE§</svg:desc>
          <draw:polygon draw:style-name="gr2" draw:text-style-name="P7" draw:layer="layout" svg:width="3.159cm" svg:height="0.886cm" svg:x="12.725cm" svg:y="4.975cm" svg:viewBox="0 0 3160 887" draw:points="1580,887 0,887 0,0 3160,0 3160,887">
            <text:p/>
          </draw:polygon>
          <draw:path draw:style-name="gr3" draw:text-style-name="P8" draw:layer="layout" svg:width="0.107cm" svg:height="0.107cm" svg:x="12.761cm" svg:y="5.56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3.361cm" svg:y="5.56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3.964cm" svg:y="5.56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4.565cm" svg:y="5.56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4.852cm" svg:y="4.926cm" svg:viewBox="0 0 231 986" svg:d="M231 977c0-2 0-4-18-22-123-124-155-310-155-462 0-170 38-343 159-466 14-11 14-14 14-18 0-7-5-9-9-9-11 0-101 67-159 193-52 107-63 217-63 300 0 78 11 197 65 309 60 121 146 184 157 184 4 0 9-2 9-9z">
            <text:p/>
          </draw:path>
          <draw:path draw:style-name="gr3" draw:text-style-name="P8" draw:layer="layout" svg:width="0.456cm" svg:height="0.674cm" svg:x="15.17cm" svg:y="4.991cm" svg:viewBox="0 0 457 675" svg:d="M336 76c9-36 11-45 90-45 24 0 31 0 31-20 0-11-9-11-13-11-29 0-103 2-130 2-32 0-103-2-132-2-7 0-21 0-21 20 0 11 9 11 27 11 43 0 70 0 70 18 0 5 0 7-3 16l-134 533c-9 36-11 45-90 45-22 0-31 0-31 20 0 12 11 12 16 12 27 0 101-3 127-3 32 0 104 3 135 3 7 0 18 0 18-18 0-14-7-14-29-14-18 0-23 0-43 0-20-2-25-7-25-18 0-9 3-15 5-22z">
            <text:p/>
          </draw:path>
          <draw:path draw:style-name="gr3" draw:text-style-name="P8" draw:layer="layout" svg:width="0.23cm" svg:height="0.985cm" svg:x="15.703cm" svg:y="4.92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" draw:id="id27">
          <svg:title>TexMaths</svg:title>
          <svg:desc>36§display§y = \sqrt{ u }§svg§600§FALSE§</svg:desc>
          <draw:polygon draw:style-name="gr2" draw:text-style-name="P7" draw:layer="layout" svg:width="4.007cm" svg:height="1.157cm" svg:x="5.049cm" svg:y="7.59cm" svg:viewBox="0 0 4008 1158" draw:points="2005,1158 0,1158 0,0 4008,0 4008,1158">
            <text:p/>
          </draw:polygon>
          <draw:path draw:style-name="gr3" draw:text-style-name="P8" draw:layer="layout" svg:width="0.587cm" svg:height="0.82cm" svg:x="5.023cm" svg:y="7.991cm" svg:viewBox="0 0 588 821" svg:d="M582 78c6-17 6-20 6-29 0-23-20-35-38-35-14 0-34 6-46 26-3 6-11 46-17 69-9 32-17 67-26 101l-58 231c-3 17-57 106-141 106-66 0-80-54-80-103 0-58 23-136 66-248 20-52 23-66 23-92 0-58-41-104-104-104-121 0-167 184-167 196 0 11 12 11 14 11 15 0 15-2 21-23 34-118 86-155 129-155 9 0 32 0 32 40 0 32-12 64-23 89-49 133-72 208-72 266 0 112 81 152 155 152 49 0 93-23 127-57-14 66-31 126-80 196-35 43-84 80-142 80-17 0-75-6-95-55 20 0 35 0 55-14 12-11 23-29 23-52 0-40-35-46-46-46-29 0-72 20-72 84 0 63 58 109 135 109 133 0 263-115 297-259z">
            <text:p/>
          </draw:path>
          <draw:path draw:style-name="gr3" draw:text-style-name="P8" draw:layer="layout" svg:width="0.843cm" svg:height="0.299cm" svg:x="6.075cm" svg:y="8.086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8" draw:layer="layout" svg:width="0.99cm" svg:height="1.267cm" svg:x="7.432cm" svg:y="7.527cm" svg:viewBox="0 0 991 1268" svg:d="M400 1135l-221-492c-9-21-18-21-21-21 0 0-8 0-20 9l-121 92c-17 12-17 17-17 20 0 6 3 15 12 15 8 0 31-18 43-29 8-6 29-20 40-29l251 548c8 20 17 20 29 20 17 0 20-6 31-23l576-1193c9-20 9-23 9-26 0-14-11-26-26-26-11 0-20 6-29 26z">
            <text:p/>
          </draw:path>
          <draw:polygon draw:style-name="gr3" draw:text-style-name="P8" draw:layer="layout" svg:width="0.725cm" svg:height="0.054cm" svg:x="8.394cm" svg:y="7.527cm" svg:viewBox="0 0 726 55" draw:points="363,55 0,55 0,0 726,0 726,55">
            <text:p/>
          </draw:polygon>
          <draw:path draw:style-name="gr3" draw:text-style-name="P8" draw:layer="layout" svg:width="0.653cm" svg:height="0.575cm" svg:x="8.431cm" svg:y="7.991cm" svg:viewBox="0 0 654 576" svg:d="M409 490c12 55 58 86 112 86 44 0 73-29 96-69 20-46 37-124 37-127 0-11-12-11-14-11-15 0-15 3-21 23-17 69-40 155-95 155-26 0-37-14-37-57 0-29 14-87 23-133l37-138c3-17 15-66 21-86 5-29 20-78 20-84 0-23-18-35-38-35-5 0-40 0-49 44-26 95-80 317-95 383-3 6-52 106-147 106-63 0-77-57-77-103 0-72 34-173 69-260 14-37 20-54 20-80 0-58-41-104-104-104-121 0-167 184-167 196 0 11 12 11 14 11 15 0 15 0 21-23 31-109 80-155 129-155 12 0 32 0 32 40 0 32-14 69-23 87-46 126-72 204-72 268 0 121 86 152 155 152 84 0 130-57 153-86z">
            <text:p/>
          </draw:path>
        </draw:g>
        <draw:g xml:id="id28" draw:id="id28">
          <svg:title>TexMaths</svg:title>
          <svg:desc>32§display§\text {Diff. } w. \ r. \ t. \ u.§svg§600§FALSE§</svg:desc>
          <draw:polygon draw:style-name="gr2" draw:text-style-name="P7" draw:layer="layout" svg:width="7.167cm" svg:height="0.694cm" svg:x="2.043cm" svg:y="9.784cm" svg:viewBox="0 0 7168 695" draw:points="3584,695 0,695 0,0 7168,0 7168,695">
            <text:p/>
          </draw:polygon>
          <draw:path draw:style-name="gr3" draw:text-style-name="P8" draw:layer="layout" svg:width="0.757cm" svg:height="0.771cm" svg:x="2.025cm" svg:y="9.754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2.883cm" svg:y="9.769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3.187cm" svg:y="9.728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3.912cm" svg:y="10.402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4.659cm" svg:y="10.025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5.558cm" svg:y="10.402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6.183cm" svg:y="10.025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6.723cm" svg:y="10.402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7.34cm" svg:y="9.818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7.816cm" svg:y="10.402cm" svg:viewBox="0 0 123 123" svg:d="M123 62c0-34-28-62-62-62-33 0-61 28-61 62 0 33 28 61 61 61 34 0 62-28 62-61z">
            <text:p/>
          </draw:path>
          <draw:path draw:style-name="gr3" draw:text-style-name="P8" draw:layer="layout" svg:width="0.58cm" svg:height="0.512cm" svg:x="8.438cm" svg:y="10.025cm" svg:viewBox="0 0 581 513" svg:d="M364 436c10 48 51 77 99 77 39 0 64-26 85-62 18-41 33-110 33-113 0-10-10-10-13-10-12 0-12 3-18 21-15 61-35 138-84 138-23 0-33-13-33-51 0-26 12-77 20-118l33-123c3-16 13-59 18-77 5-26 18-69 18-74 0-21-15-31-33-31-5 0-36 0-44 38-23 85-71 282-84 341-3 5-46 95-131 95-56 0-69-51-69-92 0-64 31-154 62-231 13-33 18-49 18-72 0-51-36-92-93-92-107 0-148 164-148 174 0 11 10 11 13 11 13 0 13 0 18-21 28-97 71-138 115-138 10 0 28 0 28 36 0 28-13 61-20 76-41 113-64 182-64 239 0 107 76 136 138 136 74 0 115-52 136-77z">
            <text:p/>
          </draw:path>
          <draw:path draw:style-name="gr3" draw:text-style-name="P8" draw:layer="layout" svg:width="0.122cm" svg:height="0.122cm" svg:x="9.147cm" svg:y="10.402cm" svg:viewBox="0 0 123 123" svg:d="M123 62c0-34-28-62-62-62-33 0-61 28-61 62 0 33 28 61 61 61 34 0 62-28 62-61z">
            <text:p/>
          </draw:path>
        </draw:g>
        <draw:g xml:id="id29" draw:id="id29">
          <svg:title>TexMaths</svg:title>
          <svg:desc>32§display§\frac{dy}{du} = \frac{d}{du}\left( \sqrt{u} \right) = \frac{1}{2\sqrt{u}}§svg§600§FALSE§</svg:desc>
          <draw:polygon draw:style-name="gr2" draw:text-style-name="P7" draw:layer="layout" svg:width="10.827cm" svg:height="2.478cm" svg:x="2.081cm" svg:y="11.485cm" svg:viewBox="0 0 10828 2479" draw:points="5414,2479 0,2479 0,0 10828,0 10828,2479">
            <text:p/>
          </draw:polygon>
          <draw:path draw:style-name="gr3" draw:text-style-name="P8" draw:layer="layout" svg:width="0.537cm" svg:height="0.795cm" svg:x="2.097cm" svg:y="11.42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21cm" svg:height="0.729cm" svg:x="2.67cm" svg:y="11.713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2.025cm" svg:y="12.666cm" svg:viewBox="0 0 1231 49" draw:points="617,49 0,49 0,0 1231,0 1231,49">
            <text:p/>
          </draw:polygon>
          <draw:path draw:style-name="gr3" draw:text-style-name="P8" draw:layer="layout" svg:width="0.537cm" svg:height="0.795cm" svg:x="2.071cm" svg:y="12.96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8cm" svg:height="0.511cm" svg:x="2.642cm" svg:y="13.245cm" svg:viewBox="0 0 581 512" svg:d="M364 435c12 49 51 77 99 77 39 0 67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749cm" svg:height="0.265cm" svg:x="3.766cm" svg:y="12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5.391cm" svg:y="11.42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olygon draw:style-name="gr3" draw:text-style-name="P8" draw:layer="layout" svg:width="1.23cm" svg:height="0.048cm" svg:x="5.023cm" svg:y="12.666cm" svg:viewBox="0 0 1231 49" draw:points="617,49 0,49 0,0 1231,0 1231,49">
            <text:p/>
          </draw:polygon>
          <draw:path draw:style-name="gr3" draw:text-style-name="P8" draw:layer="layout" svg:width="0.537cm" svg:height="0.795cm" svg:x="5.069cm" svg:y="12.963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9-197 64-249 34-66 85-107 131-107 74 0 90 92 90 100 0 5-3 13-6 18z">
            <text:p/>
          </draw:path>
          <draw:path draw:style-name="gr3" draw:text-style-name="P8" draw:layer="layout" svg:width="0.58cm" svg:height="0.511cm" svg:x="5.642cm" svg:y="13.245cm" svg:viewBox="0 0 581 512" svg:d="M364 435c12 49 51 77 99 77 39 0 67-25 85-61 18-41 33-110 33-113 0-10-10-10-13-10-13 0-13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296cm" svg:height="1.351cm" svg:x="6.745cm" svg:y="12.015cm" svg:viewBox="0 0 297 1352" svg:d="M297 1339c0-2-3-5-5-10-54-54-131-146-177-330-25-103-36-218-36-323 0-297 69-504 208-650 10-11 10-13 10-16 0-10-10-10-15-10-16 0-77 67-93 85-115 135-189 338-189 591 0 159 28 387 177 576 12 13 84 100 105 100 5 0 15 0 15-13z">
            <text:p/>
          </draw:path>
          <draw:path draw:style-name="gr3" draw:text-style-name="P8" draw:layer="layout" svg:width="0.88cm" svg:height="1.126cm" svg:x="7.173cm" svg:y="12.062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8" draw:layer="layout" svg:width="0.644cm" svg:height="0.048cm" svg:x="8.028cm" svg:y="12.062cm" svg:viewBox="0 0 645 49" draw:points="323,49 0,49 0,0 645,0 645,49">
            <text:p/>
          </draw:polygon>
          <draw:path draw:style-name="gr3" draw:text-style-name="P8" draw:layer="layout" svg:width="0.58cm" svg:height="0.511cm" svg:x="8.061cm" svg:y="12.474cm" svg:viewBox="0 0 581 512" svg:d="M364 435c10 49 51 77 99 77 39 0 64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296cm" svg:height="1.351cm" svg:x="8.722cm" svg:y="12.015cm" svg:viewBox="0 0 297 1352" svg:d="M297 676c0-159-28-387-177-576-12-15-87-100-107-100-5 0-13 3-13 10 0 5 3 8 8 13 53 59 128 149 174 328 25 102 36 220 36 325 0 113-11 228-39 338-43 159-110 248-169 313-10 10-10 10-10 12 0 11 8 13 13 13 18 0 79-69 95-84 115-139 189-341 189-592z">
            <text:p/>
          </draw:path>
          <draw:path draw:style-name="gr3" draw:text-style-name="P8" draw:layer="layout" svg:width="0.749cm" svg:height="0.265cm" svg:x="9.561cm" svg:y="12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3cm" svg:height="0.752cm" svg:x="11.712cm" svg:y="11.46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8" draw:layer="layout" svg:width="2.144cm" svg:height="0.048cm" svg:x="10.821cm" svg:y="12.666cm" svg:viewBox="0 0 2145 49" draw:points="1073,49 0,49 0,0 2145,0 2145,49">
            <text:p/>
          </draw:polygon>
          <draw:path draw:style-name="gr3" draw:text-style-name="P8" draw:layer="layout" svg:width="0.45cm" svg:height="0.752cm" svg:x="10.877cm" svg:y="12.999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88cm" svg:height="1.126cm" svg:x="11.466cm" svg:y="12.891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8" draw:layer="layout" svg:width="0.644cm" svg:height="0.048cm" svg:x="12.321cm" svg:y="12.891cm" svg:viewBox="0 0 645 49" draw:points="323,49 0,49 0,0 645,0 645,49">
            <text:p/>
          </draw:polygon>
          <draw:path draw:style-name="gr3" draw:text-style-name="P8" draw:layer="layout" svg:width="0.58cm" svg:height="0.511cm" svg:x="12.354cm" svg:y="13.25cm" svg:viewBox="0 0 581 512" svg:d="M364 435c10 49 51 77 99 77 39 0 64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</draw:g>
        <draw:g xml:id="id26" draw:id="id26">
          <svg:title>TexMaths</svg:title>
          <svg:desc>32§display§\text {Now,}§svg§600§FALSE§</svg:desc>
          <draw:polygon draw:style-name="gr2" draw:text-style-name="P7" draw:layer="layout" svg:width="2.303cm" svg:height="0.875cm" svg:x="1.99cm" svg:y="7.99cm" svg:viewBox="0 0 2304 876" draw:points="1152,876 0,876 0,0 2304,0 2304,876">
            <text:p/>
          </draw:polygon>
          <draw:path draw:style-name="gr3" draw:text-style-name="P8" draw:layer="layout" svg:width="0.77cm" svg:height="0.77cm" svg:x="1.97cm" svg:y="7.934cm" svg:viewBox="0 0 771 771" svg:d="M225 15c-10-15-13-15-33-15h-192v36h33c16 0 39 0 57 2 25 3 25 3 25 26v589c0 31 0 82-115 82v36c38 0 95-3 133-3 36 0 92 3 131 3v-36c-116 0-116-51-116-82v-586c6 5 6 5 11 12l461 677c10 15 10 15 17 15 18 0 18-8 18-28v-625c0-31 0-82 116-82v-36c-39 0-95 3-134 3-35 0-92-3-130-3v36c115 0 115 51 115 82v484z">
            <text:p/>
          </draw:path>
          <draw:path draw:style-name="gr3" draw:text-style-name="P8" draw:layer="layout" svg:width="0.501cm" svg:height="0.519cm" svg:x="2.81cm" svg:y="8.198cm" svg:viewBox="0 0 502 520" svg:d="M502 264c0-144-115-264-251-264-141 0-251 123-251 264 0 146 118 256 251 256 136 0 251-113 251-256zM251 492c-49 0-97-26-128-77-28-49-28-118-28-159 0-43 0-105 25-156 31-51 85-74 131-74 49 0 97 23 125 71 31 49 31 116 31 159 0 41 0 103-26 151-23 51-74 85-130 85z">
            <text:p/>
          </draw:path>
          <draw:path draw:style-name="gr3" draw:text-style-name="P8" draw:layer="layout" svg:width="0.772cm" svg:height="0.498cm" svg:x="3.329cm" svg:y="8.218cm" svg:viewBox="0 0 773 499" svg:d="M678 108c21-57 57-72 95-72v-36c-25 3-59 3-82 3-33 0-84-3-105-3v36c41 0 64 20 64 54 0 7 0 7-5 23l-102 289-113-315c-2-13-5-15-5-20 0-31 44-31 67-31v-36c-34 0-90 3-118 3-33 0-67 0-100-3v36c41 0 59 2 72 15 5 8 18 41 25 64l-97 272-108-300c-5-15-5-18-5-20 0-31 44-31 67-31v-36c-33 0-97 3-123 3-5 0-64 0-105-3v36c56 0 69 2 84 38l141 400c5 18 11 25 23 25 16 0 18-5 23-23l116-320 115 323c2 13 7 20 23 20 13 0 18-10 20-20z">
            <text:p/>
          </draw:path>
          <draw:path draw:style-name="gr3" draw:text-style-name="P8" draw:layer="layout" svg:width="0.132cm" svg:height="0.337cm" svg:x="4.218cm" svg:y="8.582cm" svg:viewBox="0 0 133 338" svg:d="M133 118c0-72-25-118-72-118-41 0-61 31-61 59 0 31 20 61 61 61 18 0 31-7 44-15l3-3c0 0 2 0 2 16 0 74-33 143-84 197-6 5-8 8-8 10 0 10 5 13 13 13 13 0 102-90 102-22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width*0.05;width" smil:keyTimes="0;1"/>
                  <anim:animate smil:dur="0.5s" smil:fill="hold" smil:targetElement="id19" anim:sub-item="text" smil:attributeName="height" smil:values="height;height" smil:keyTimes="0;1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3cm" svg:x="0.8cm" svg:y="0.627cm" presentation:class="title" presentation:user-transformed="true">
          <draw:text-box>
            <text:p xml:id="id30" text:id="id30" text:style-name="P4"><text:span text:style-name="T12"><text:tab/></text:span><text:span text:style-name="T12"><text:tab/></text:span><text:span text:style-name="T12"><text:line-break/></text:span><text:span text:style-name="T3"><text:tab/></text:span><text:span text:style-name="T3">And <text:s/></text:span><text:span text:style-name="T3"><text:tab/></text:span><text:span text:style-name="T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4"><text:tab/></text:span><text:span text:style-name="T14"><text:tab/></text:span><text:span text:style-name="T13"><text:line-break/></text:span><text:span text:style-name="T3"><text:line-break/></text:span><text:span text:style-name="T13"><text:tab/></text:span><text:span text:style-name="T13"><text:tab/></text:span></text:p>
          </draw:text-box>
        </draw:frame>
        <draw:g xml:id="id31" draw:id="id31">
          <svg:title>TexMaths</svg:title>
          <svg:desc>32§display§u = x^2 + 5§svg§600§FALSE§</svg:desc>
          <draw:polygon draw:style-name="gr2" draw:text-style-name="P7" draw:layer="layout" svg:width="5.061cm" svg:height="0.968cm" svg:x="4.847cm" svg:y="1.184cm" svg:viewBox="0 0 5062 969" draw:points="2530,969 0,969 0,0 5062,0 5062,969">
            <text:p/>
          </draw:polygon>
          <draw:path draw:style-name="gr3" draw:text-style-name="P8" draw:layer="layout" svg:width="0.58cm" svg:height="0.511cm" svg:x="4.824cm" svg:y="1.617cm" svg:viewBox="0 0 581 512" svg:d="M364 435c12 48 51 77 99 77 39 0 67-26 85-62 18-41 33-110 33-112 0-11-10-11-13-11-12 0-12 3-17 21-16 61-36 138-85 138-23 0-33-13-33-51 0-26 13-77 20-118l34-123c2-15 12-58 17-76 6-26 18-69 18-75 0-20-15-30-33-30-5 0-36 0-43 38-24 85-72 282-85 340-3 5-46 95-131 95-56 0-69-51-69-92 0-64 31-154 62-230 13-34 18-49 18-72 0-51-36-92-92-92-108 0-149 164-149 174s10 10 13 10c13 0 13 0 18-20 28-97 71-138 115-138 10 0 28 0 28 35 0 29-13 62-20 77-41 113-64 182-64 238 0 107 76 136 138 136 74 0 115-52 136-77z">
            <text:p/>
          </draw:path>
          <draw:path draw:style-name="gr3" draw:text-style-name="P8" draw:layer="layout" svg:width="0.749cm" svg:height="0.265cm" svg:x="5.81cm" svg:y="1.70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0.511cm" svg:x="6.967cm" svg:y="1.61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35cm" svg:height="0.523cm" svg:x="7.628cm" svg:y="1.128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8" draw:layer="layout" svg:width="0.749cm" svg:height="0.751cm" svg:x="8.396cm" svg:y="1.45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9.512cm" svg:y="1.366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1 18 44 21 87 21 144 0 38 0 107-28 153-26 44-70 74-121 74-82 0-146-58-166-125 2 0 8 0 20 0 36 0 57-28 57-54 0-28-21-56-57-56-18 0-56 8-56 61 0 95 77 205 205 205 130 0 246-107 246-251z">
            <text:p/>
          </draw:path>
        </draw:g>
        <draw:g xml:id="id32" draw:id="id32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2.043cm" svg:y="3.285cm" svg:viewBox="0 0 7168 695" draw:points="3584,695 0,695 0,0 7168,0 7168,695">
            <text:p/>
          </draw:polygon>
          <draw:path draw:style-name="gr3" draw:text-style-name="P8" draw:layer="layout" svg:width="0.757cm" svg:height="0.771cm" svg:x="2.025cm" svg:y="3.255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2.883cm" svg:y="3.27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3.187cm" svg:y="3.229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3.912cm" svg:y="3.903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4.659cm" svg:y="3.526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5.558cm" svg:y="3.903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6.183cm" svg:y="3.526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6.723cm" svg:y="3.903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7.34cm" svg:y="3.319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5 5-53z">
            <text:p/>
          </draw:path>
          <draw:path draw:style-name="gr3" draw:text-style-name="P8" draw:layer="layout" svg:width="0.122cm" svg:height="0.122cm" svg:x="7.816cm" svg:y="3.903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8.438cm" svg:y="3.526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9.147cm" svg:y="3.903cm" svg:viewBox="0 0 123 123" svg:d="M123 62c0-34-28-62-62-62-33 0-61 28-61 62 0 33 28 61 61 61 34 0 62-28 62-61z">
            <text:p/>
          </draw:path>
        </draw:g>
        <draw:g xml:id="id33" draw:id="id33">
          <svg:title>TexMaths</svg:title>
          <svg:desc>32§display§\frac{du}{dx} = \frac{d}{dx}\left( x^2 + 5 \right) = 2x§svg§600§FALSE§</svg:desc>
          <draw:polygon draw:style-name="gr2" draw:text-style-name="P7" draw:layer="layout" svg:width="11.206cm" svg:height="2.214cm" svg:x="2.081cm" svg:y="5.086cm" svg:viewBox="0 0 11207 2215" draw:points="5603,2215 0,2215 0,0 11207,0 11207,2215">
            <text:p/>
          </draw:polygon>
          <draw:path draw:style-name="gr3" draw:text-style-name="P8" draw:layer="layout" svg:width="0.537cm" svg:height="0.795cm" svg:x="2.071cm" svg:y="5.0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8cm" svg:height="0.511cm" svg:x="2.642cm" svg:y="5.314cm" svg:viewBox="0 0 581 512" svg:d="M363 435c13 49 52 77 100 77 39 0 67-26 85-61 18-41 33-110 33-113 0-10-10-10-13-10-13 0-13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5-77z">
            <text:p/>
          </draw:path>
          <draw:polygon draw:style-name="gr3" draw:text-style-name="P8" draw:layer="layout" svg:width="1.23cm" svg:height="0.048cm" svg:x="2.025cm" svg:y="6.267cm" svg:viewBox="0 0 1231 49" draw:points="617,49 0,49 0,0 1231,0 1231,49">
            <text:p/>
          </draw:polygon>
          <draw:path draw:style-name="gr3" draw:text-style-name="P8" draw:layer="layout" svg:width="0.537cm" svg:height="0.795cm" svg:x="2.071cm" svg:y="6.56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2.644cm" svg:y="6.84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3.766cm" svg:y="6.1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5.389cm" svg:y="5.03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9-197 64-249 34-66 85-107 131-107 74 0 89 92 89 100 0 5-2 12-5 18z">
            <text:p/>
          </draw:path>
          <draw:polygon draw:style-name="gr3" draw:text-style-name="P8" draw:layer="layout" svg:width="1.23cm" svg:height="0.048cm" svg:x="5.023cm" svg:y="6.267cm" svg:viewBox="0 0 1231 49" draw:points="614,49 0,49 0,0 1231,0 1231,49">
            <text:p/>
          </draw:polygon>
          <draw:path draw:style-name="gr3" draw:text-style-name="P8" draw:layer="layout" svg:width="0.537cm" svg:height="0.795cm" svg:x="5.069cm" svg:y="6.564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9-197 64-249 34-66 85-107 131-107 74 0 89 92 89 100 0 5-2 12-5 18z">
            <text:p/>
          </draw:path>
          <draw:path draw:style-name="gr3" draw:text-style-name="P8" draw:layer="layout" svg:width="0.562cm" svg:height="0.511cm" svg:x="5.642cm" svg:y="6.84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296cm" svg:height="1.351cm" svg:x="6.745cm" svg:y="5.616cm" svg:viewBox="0 0 297 1352" svg:d="M297 1339c0-2-3-5-5-10-51-54-131-146-177-330-25-103-36-218-36-323 0-297 72-504 208-650 10-11 10-13 10-16 0-10-10-10-15-10-16 0-77 67-93 84-115 136-189 338-189 592 0 159 28 387 177 576 12 13 84 100 105 100 5 0 15 0 15-13z">
            <text:p/>
          </draw:path>
          <draw:path draw:style-name="gr3" draw:text-style-name="P8" draw:layer="layout" svg:width="0.562cm" svg:height="0.511cm" svg:x="7.122cm" svg:y="6.07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35cm" svg:height="0.524cm" svg:x="7.782cm" svg:y="5.58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8.55cm" svg:y="5.916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9.666cm" svg:y="5.824cm" svg:viewBox="0 0 451 776" svg:d="M451 525c0-133-93-248-215-248-54 0-103 17-144 58v-220c23 8 62 16 97 16 139 0 218-103 218-118 0-8-3-13-10-13-3 0-5 0-10 3-24 10-77 33-154 33-46 0-97-8-151-31-8-5-10-5-13-5-10 0-10 10-10 28v333c0 21 0 31 15 31 8 0 10-3 13-10 13-18 56-80 146-80 59 0 90 51 97 72 18 43 21 87 21 143 0 39 0 108-28 154-26 43-70 74-121 74-82 0-146-59-166-125 2 0 8 0 20 0 36 0 57-29 57-54 0-28-21-56-57-56-18 0-56 7-56 61 0 95 79 205 205 205 130 0 246-108 246-251z">
            <text:p/>
          </draw:path>
          <draw:path draw:style-name="gr3" draw:text-style-name="P8" draw:layer="layout" svg:width="0.296cm" svg:height="1.351cm" svg:x="10.224cm" svg:y="5.616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  <draw:path draw:style-name="gr3" draw:text-style-name="P8" draw:layer="layout" svg:width="0.749cm" svg:height="0.265cm" svg:x="11.064cm" svg:y="6.1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5cm" svg:height="0.752cm" svg:x="12.244cm" svg:y="5.824cm" svg:viewBox="0 0 451 753" svg:d="M87 666l120-118c177-156 244-215 244-328 0-130-100-220-239-220-128 0-212 105-212 205 0 61 56 61 59 61 20 0 59-13 59-59 0-28-21-58-59-58-10 0-10 0-15 2 25-74 87-115 153-115 102 0 151 89 151 184 0 90-56 179-118 249l-217 240c-13 13-13 16-13 44h420l31-197h-29c-5 33-12 84-23 99-10 11-84 11-107 11z">
            <text:p/>
          </draw:path>
          <draw:path draw:style-name="gr3" draw:text-style-name="P8" draw:layer="layout" svg:width="0.562cm" svg:height="0.511cm" svg:x="12.784cm" svg:y="6.07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</draw:g>
        <draw:g xml:id="id35" draw:id="id35">
          <svg:title>TexMaths</svg:title>
          <svg:desc>32§display§\frac{dy}{dx} = \frac{1}{2\sqrt{u}}\times 2x = \frac{x}{\sqrt{x^2 + 5}}§svg§600§FALSE§</svg:desc>
          <draw:polygon draw:style-name="gr2" draw:text-style-name="P7" draw:layer="layout" svg:width="13.4cm" svg:height="2.478cm" svg:x="2.083cm" svg:y="10.387cm" svg:viewBox="0 0 13401 2479" draw:points="6699,2479 0,2479 0,0 13401,0 13401,2479">
            <text:p/>
          </draw:polygon>
          <draw:path draw:style-name="gr3" draw:text-style-name="P8" draw:layer="layout" svg:width="0.537cm" svg:height="0.795cm" svg:x="2.099cm" svg:y="10.331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21cm" svg:height="0.729cm" svg:x="2.67cm" svg:y="10.615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2.027cm" svg:y="11.568cm" svg:viewBox="0 0 1231 49" draw:points="614,49 0,49 0,0 1231,0 1231,49">
            <text:p/>
          </draw:polygon>
          <draw:path draw:style-name="gr3" draw:text-style-name="P8" draw:layer="layout" svg:width="0.537cm" svg:height="0.795cm" svg:x="2.073cm" svg:y="11.865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62cm" svg:height="0.511cm" svg:x="2.644cm" svg:y="12.14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8" draw:layer="layout" svg:width="0.749cm" svg:height="0.265cm" svg:x="3.765cm" svg:y="11.4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3cm" svg:height="0.752cm" svg:x="5.916cm" svg:y="10.36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8" draw:layer="layout" svg:width="2.144cm" svg:height="0.048cm" svg:x="5.025cm" svg:y="11.568cm" svg:viewBox="0 0 2145 49" draw:points="1073,49 0,49 0,0 2145,0 2145,49">
            <text:p/>
          </draw:polygon>
          <draw:path draw:style-name="gr3" draw:text-style-name="P8" draw:layer="layout" svg:width="0.45cm" svg:height="0.752cm" svg:x="5.081cm" svg:y="11.901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88cm" svg:height="1.126cm" svg:x="5.67cm" svg:y="11.793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8" draw:layer="layout" svg:width="0.644cm" svg:height="0.048cm" svg:x="6.525cm" svg:y="11.793cm" svg:viewBox="0 0 645 49" draw:points="323,49 0,49 0,0 645,0 645,49">
            <text:p/>
          </draw:polygon>
          <draw:path draw:style-name="gr3" draw:text-style-name="P8" draw:layer="layout" svg:width="0.58cm" svg:height="0.511cm" svg:x="6.556cm" svg:y="12.152cm" svg:viewBox="0 0 581 512" svg:d="M364 435c12 49 51 77 99 77 39 0 67-25 85-61 18-41 33-110 33-113 0-10-10-10-13-10-12 0-12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8" draw:layer="layout" svg:width="0.544cm" svg:height="0.544cm" svg:x="7.718cm" svg:y="11.319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8" draw:layer="layout" svg:width="0.45cm" svg:height="0.752cm" svg:x="8.734cm" svg:y="11.125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562cm" svg:height="0.511cm" svg:x="9.272cm" svg:y="11.376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8" draw:layer="layout" svg:width="0.749cm" svg:height="0.265cm" svg:x="10.257cm" svg:y="11.4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0.511cm" svg:x="13.24cm" svg:y="10.61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  <draw:polygon draw:style-name="gr3" draw:text-style-name="P8" draw:layer="layout" svg:width="4.023cm" svg:height="0.048cm" svg:x="11.517cm" svg:y="11.568cm" svg:viewBox="0 0 4024 49" draw:points="2012,49 0,49 0,0 4024,0 4024,49">
            <text:p/>
          </draw:polygon>
          <draw:path draw:style-name="gr3" draw:text-style-name="P8" draw:layer="layout" svg:width="0.88cm" svg:height="1.126cm" svg:x="11.599cm" svg:y="11.793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8" draw:layer="layout" svg:width="3.086cm" svg:height="0.048cm" svg:x="12.454cm" svg:y="11.793cm" svg:viewBox="0 0 3087 49" draw:points="1544,49 0,49 0,0 3087,0 3087,49">
            <text:p/>
          </draw:polygon>
          <draw:path draw:style-name="gr3" draw:text-style-name="P8" draw:layer="layout" svg:width="0.562cm" svg:height="0.511cm" svg:x="12.487cm" svg:y="12.2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8" draw:layer="layout" svg:width="0.35cm" svg:height="0.524cm" svg:x="13.147cm" svg:y="11.92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13.915cm" svg:y="12.12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15.032cm" svg:y="12.026cm" svg:viewBox="0 0 451 776" svg:d="M451 525c0-133-93-248-215-248-54 0-103 17-144 58v-220c23 8 62 16 97 16 139 0 218-103 218-118 0-8-3-13-10-13-3 0-5 0-10 3-23 10-77 33-154 33-46 0-97-8-151-31-8-5-10-5-13-5-10 0-10 10-10 28v333c0 21 0 31 15 31 8 0 10-3 13-10 13-18 56-80 146-80 59 0 87 51 97 72 18 43 21 87 21 143 0 39 0 108-28 154-26 43-70 74-121 74-82 0-146-59-166-125 2 0 8 0 20 0 36 0 57-28 57-54 0-28-21-56-57-56-18 0-56 7-56 61 0 95 77 205 205 205 130 0 246-108 246-251z">
            <text:p/>
          </draw:path>
        </draw:g>
        <draw:g xml:id="id34" draw:id="id34">
          <svg:title>TexMaths</svg:title>
          <svg:desc>32§display§\text { Now (I) becomes }§svg§600§FALSE§</svg:desc>
          <draw:polygon draw:style-name="gr2" draw:text-style-name="P7" draw:layer="layout" svg:width="8.166cm" svg:height="1.012cm" svg:x="2.089cm" svg:y="8.49cm" svg:viewBox="0 0 8167 1013" draw:points="4083,1013 0,1013 0,0 8167,0 8167,1013">
            <text:p/>
          </draw:polygon>
          <draw:path draw:style-name="gr3" draw:text-style-name="P8" draw:layer="layout" svg:width="0.77cm" svg:height="0.769cm" svg:x="2.069cm" svg:y="8.508cm" svg:viewBox="0 0 771 770" svg:d="M225 15c-10-15-13-15-33-15h-192v36h33c16 0 39 0 57 2 25 3 25 3 25 26v589c0 30 0 81-115 81v36c38 0 95-2 133-2 36 0 92 2 131 2v-36c-116 0-116-51-116-81v-586c6 5 6 5 11 12l461 676c10 15 10 15 17 15 18 0 18-7 18-28v-624c0-31 0-82 116-82v-36c-39 0-95 3-134 3-35 0-92-3-130-3v36c115 0 115 51 115 82v483z">
            <text:p/>
          </draw:path>
          <draw:path draw:style-name="gr3" draw:text-style-name="P8" draw:layer="layout" svg:width="0.501cm" svg:height="0.518cm" svg:x="2.909cm" svg:y="8.77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772cm" svg:height="0.498cm" svg:x="3.428cm" svg:y="8.792cm" svg:viewBox="0 0 773 499" svg:d="M678 107c21-56 57-71 95-71v-36c-25 3-59 3-82 3-33 0-84-3-105-3v36c41 0 64 20 64 54 0 7 0 7-5 23l-102 289-113-315c-2-13-5-15-5-20 0-31 43-31 67-31v-36c-34 0-90 3-118 3-34 0-67 0-100-3v36c41 0 59 2 72 15 5 8 18 41 25 64l-97 271-108-299c-5-15-5-18-5-20 0-31 44-31 67-31v-36c-33 0-97 3-123 3-5 0-64 0-105-3v36c56 0 69 2 84 38l141 399c5 18 11 26 23 26 16 0 18-5 23-23l116-320 115 323c2 12 7 20 23 20 13 0 18-10 20-20z">
            <text:p/>
          </draw:path>
          <draw:path draw:style-name="gr3" draw:text-style-name="P8" draw:layer="layout" svg:width="0.263cm" svg:height="1.125cm" svg:x="4.706cm" svg:y="8.43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345cm" svg:height="0.769cm" svg:x="5.064cm" svg:y="8.508cm" svg:viewBox="0 0 346 770" svg:d="M223 87c0-38 5-51 94-51h29v-36c-39 3-128 3-172 3-46 0-133 0-174-3v36h31c87 0 92 13 92 51v596c0 41-5 51-92 51h-31v36c41-2 128-2 172-2 46 0 135 0 174 2v-36h-29c-89 0-94-10-94-51z">
            <text:p/>
          </draw:path>
          <draw:path draw:style-name="gr3" draw:text-style-name="P8" draw:layer="layout" svg:width="0.263cm" svg:height="1.125cm" svg:x="5.502cm" svg:y="8.43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557cm" svg:height="0.795cm" svg:x="6.283cm" svg:y="8.498cm" svg:viewBox="0 0 558 796" svg:d="M164 358v-358l-164 13v36c79 0 87 7 87 61v673h28c3-2 10-18 41-69 18 26 67 82 149 82 135 0 253-110 253-256 0-143-113-256-241-256-87 0-135 54-153 74zM166 655v-233c0-23 0-23 13-41 44-64 105-71 133-71 52 0 92 28 118 71 31 46 33 110 33 156 0 44-2 110-35 162-24 33-67 71-128 71-49 0-90-28-118-69-16-23-16-25-16-46z">
            <text:p/>
          </draw:path>
          <draw:path draw:style-name="gr3" draw:text-style-name="P8" draw:layer="layout" svg:width="0.437cm" svg:height="0.518cm" svg:x="6.938cm" svg:y="8.77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429cm" svg:height="0.518cm" svg:x="7.445cm" svg:y="8.774cm" svg:viewBox="0 0 430 519" svg:d="M95 261c0-184 92-233 151-233 10 0 82 0 123 41-46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501cm" svg:height="0.518cm" svg:x="7.939cm" svg:y="8.774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8" draw:layer="layout" svg:width="0.88cm" svg:height="0.498cm" svg:x="8.505cm" svg:y="8.779cm" svg:viewBox="0 0 881 499" svg:d="M87 110v305c0 48-13 48-87 48v36c38 0 97-3 128-3 28 0 87 3 125 3v-36c-74 0-87 0-87-48v-210c0-118 80-179 151-179 72 0 85 61 85 125v264c0 48-13 48-90 48v36c41 0 98-3 128-3 31 0 90 3 128 3v-36c-76 0-89 0-89-48v-210c0-118 82-179 153-179 69 0 82 61 82 125v264c0 48-13 48-87 48v36c39 0 98-3 128-3 28 0 87 3 126 3v-36c-59 0-87 0-87-33v-215c0-97 0-133-36-174-16-18-54-41-118-41-95 0-146 67-164 110-15-97-100-110-151-110-82 0-136 49-166 118v-118l-159 13v36c79 0 87 7 87 61z">
            <text:p/>
          </draw:path>
          <draw:path draw:style-name="gr3" draw:text-style-name="P8" draw:layer="layout" svg:width="0.437cm" svg:height="0.518cm" svg:x="9.437cm" svg:y="8.77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37cm" svg:height="0.518cm" svg:x="9.944cm" svg:y="8.774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8cm" svg:height="14.373cm" svg:x="0.6cm" svg:y="0.627cm" presentation:class="title" presentation:user-transformed="true">
          <draw:text-box>
            <text:p xml:id="id36" text:id="id36" text:style-name="P4"><text:span text:style-name="T15"><text:tab/></text:span><text:span text:style-name="T13"><text:line-break/></text:span><text:span text:style-name="T3"><text:tab/></text:span><text:span text:style-name="T3"> </text:span><text:span text:style-name="T3">Method II</text:span><text:span text:style-name="T3"><text:tab/></text:span><text:span text:style-name="T3"><text:tab/></text:span><text:span text:style-name="T3"><text:tab/></text:span><text:span text:style-name="T3"><text:line-break/></text:span><text:span text:style-name="T3"><text:tab/></text:span><text:span text:style-name="T3"> We have, <text:s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/></text:p>
          </draw:text-box>
        </draw:frame>
        <draw:g xml:id="id37" draw:id="id37">
          <svg:title>TexMaths</svg:title>
          <svg:desc>32§display§y = \sqrt{x^2 + 5}§svg§600§FALSE§</svg:desc>
          <draw:polygon draw:style-name="gr2" draw:text-style-name="P7" draw:layer="layout" svg:width="6.189cm" svg:height="1.268cm" svg:x="6.945cm" svg:y="2.384cm" svg:viewBox="0 0 6190 1269" draw:points="3095,1269 0,1269 0,0 6190,0 6190,1269">
            <text:p/>
          </draw:polygon>
          <draw:path draw:style-name="gr3" draw:text-style-name="P8" draw:layer="layout" svg:width="0.521cm" svg:height="0.728cm" svg:x="6.922cm" svg:y="2.98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8" draw:layer="layout" svg:width="0.749cm" svg:height="0.265cm" svg:x="7.856cm" svg:y="3.06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1.025cm" svg:height="1.35cm" svg:x="9.103cm" svg:y="2.328cm" svg:viewBox="0 0 1026 1351" svg:d="M353 1351c36 0 36 0 49-23l617-1284c7-16 7-18 7-21 0-13-10-23-23-23-15 0-20 10-25 23l-581 1211-241-558-156 120 18 18 79-62z">
            <text:p/>
          </draw:path>
          <draw:polygon draw:style-name="gr3" draw:text-style-name="P8" draw:layer="layout" svg:width="3.086cm" svg:height="0.048cm" svg:x="10.104cm" svg:y="2.328cm" svg:viewBox="0 0 3087 49" draw:points="1544,49 0,49 0,0 3087,0 3087,49">
            <text:p/>
          </draw:polygon>
          <draw:path draw:style-name="gr3" draw:text-style-name="P8" draw:layer="layout" svg:width="0.562cm" svg:height="0.511cm" svg:x="10.137cm" svg:y="2.98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35cm" svg:height="0.524cm" svg:x="10.798cm" svg:y="2.6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749cm" svg:height="0.751cm" svg:x="11.566cm" svg:y="2.82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74cm" svg:x="12.682cm" svg:y="2.727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38" draw:id="id38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2.143cm" svg:y="4.486cm" svg:viewBox="0 0 7168 695" draw:points="3584,695 0,695 0,0 7168,0 7168,695">
            <text:p/>
          </draw:polygon>
          <draw:path draw:style-name="gr3" draw:text-style-name="P8" draw:layer="layout" svg:width="0.757cm" svg:height="0.771cm" svg:x="2.125cm" svg:y="4.4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2.983cm" svg:y="4.4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3.287cm" svg:y="4.4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4.012cm" svg:y="5.1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4.759cm" svg:y="4.7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5.658cm" svg:y="5.1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6.283cm" svg:y="4.7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6.823cm" svg:y="5.1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7.44cm" svg:y="4.5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7.916cm" svg:y="5.1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8.538cm" svg:y="4.7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9.247cm" svg:y="5.104cm" svg:viewBox="0 0 123 123" svg:d="M123 62c0-34-28-62-62-62-33 0-61 28-61 62 0 33 28 61 61 61 34 0 62-28 62-61z">
            <text:p/>
          </draw:path>
        </draw:g>
        <draw:g xml:id="id39" draw:id="id39">
          <svg:title>TexMaths</svg:title>
          <svg:desc>32§display§\frac{dy}{dx} = \frac{d}{dx}\left( \sqrt{x^2 + 5}\ \right)§svg§600§FALSE§</svg:desc>
          <draw:polygon draw:style-name="gr2" draw:text-style-name="P7" draw:layer="layout" svg:width="10.158cm" svg:height="2.214cm" svg:x="2.18cm" svg:y="5.988cm" svg:viewBox="0 0 10159 2215" draw:points="5081,2215 0,2215 0,0 10159,0 10159,2215">
            <text:p/>
          </draw:polygon>
          <draw:path draw:style-name="gr3" draw:text-style-name="P8" draw:layer="layout" svg:width="0.537cm" svg:height="0.795cm" svg:x="2.196cm" svg:y="5.932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21cm" svg:height="0.729cm" svg:x="2.766cm" svg:y="6.216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2.124cm" svg:y="7.169cm" svg:viewBox="0 0 1231 49" draw:points="614,49 0,49 0,0 1231,0 1231,49">
            <text:p/>
          </draw:polygon>
          <draw:path draw:style-name="gr3" draw:text-style-name="P8" draw:layer="layout" svg:width="0.537cm" svg:height="0.795cm" svg:x="2.17cm" svg:y="7.466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2.741cm" svg:y="7.7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749cm" svg:height="0.265cm" svg:x="3.862cm" svg:y="7.0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5.487cm" svg:y="5.932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8" draw:layer="layout" svg:width="1.23cm" svg:height="0.048cm" svg:x="5.121cm" svg:y="7.169cm" svg:viewBox="0 0 1231 49" draw:points="614,49 0,49 0,0 1231,0 1231,49">
            <text:p/>
          </draw:polygon>
          <draw:path draw:style-name="gr3" draw:text-style-name="P8" draw:layer="layout" svg:width="0.537cm" svg:height="0.795cm" svg:x="5.167cm" svg:y="7.466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5.738cm" svg:y="7.7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3-10-10 0-12 2-15 10-36 123-115 148-151 148-43 0-61-35-61-74 0-25 7-48 20-100z">
            <text:p/>
          </draw:path>
          <draw:path draw:style-name="gr3" draw:text-style-name="P8" draw:layer="layout" svg:width="0.429cm" svg:height="2.024cm" svg:x="6.875cm" svg:y="6.18cm" svg:viewBox="0 0 430 2025" svg:d="M379 2015c2 0 13 10 13 10h25c3 0 13 0 13-10 0-5-3-8-5-10-41-41-102-103-172-225-122-218-166-497-166-766 0-499 141-794 340-994 3-2 3-7 3-10 0-10-8-10-20-10-16 0-18 0-29 10-107 92-227 249-307 487-48 148-74 327-74 514 0 269 49 571 225 833 31 43 74 89 74 89 11 15 26 33 36 41z">
            <text:p/>
          </draw:path>
          <draw:path draw:style-name="gr3" draw:text-style-name="P8" draw:layer="layout" svg:width="1.025cm" svg:height="1.351cm" svg:x="7.466cm" svg:y="6.324cm" svg:viewBox="0 0 1026 1352" svg:d="M353 1352c36 0 36 0 49-23l617-1285c7-16 7-18 7-21 0-13-10-23-23-23-15 0-20 10-25 23l-581 1211-241-558-156 120 18 18 79-61z">
            <text:p/>
          </draw:path>
          <draw:polygon draw:style-name="gr3" draw:text-style-name="P8" draw:layer="layout" svg:width="3.086cm" svg:height="0.048cm" svg:x="8.467cm" svg:y="6.324cm" svg:viewBox="0 0 3087 49" draw:points="1543,49 0,49 0,0 3087,0 3087,49">
            <text:p/>
          </draw:polygon>
          <draw:path draw:style-name="gr3" draw:text-style-name="P8" draw:layer="layout" svg:width="0.562cm" svg:height="0.511cm" svg:x="8.5cm" svg:y="6.97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3-10-10 0-12 2-15 10-36 123-112 148-151 148-43 0-61-35-61-74 0-25 7-48 20-100z">
            <text:p/>
          </draw:path>
          <draw:path draw:style-name="gr3" draw:text-style-name="P8" draw:layer="layout" svg:width="0.35cm" svg:height="0.524cm" svg:x="9.161cm" svg:y="6.626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9.928cm" svg:y="6.818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11.044cm" svg:y="6.726cm" svg:viewBox="0 0 451 776" svg:d="M451 525c0-133-93-248-216-248-53 0-102 17-143 58v-220c23 8 62 16 97 16 139 0 218-103 218-118 0-8-3-13-10-13-3 0-5 0-10 3-24 10-77 33-154 33-46 0-97-8-151-31-8-5-10-5-13-5-10 0-10 10-10 28v333c0 21 0 31 15 31 8 0 10-3 13-10 13-18 56-80 146-80 59 0 90 51 97 72 18 43 21 87 21 143 0 39 0 108-28 154-26 43-70 74-121 74-82 0-146-59-166-125 2 0 8 0 20 0 36 0 57-29 57-54 0-28-21-56-57-56-18 0-56 7-56 61 0 95 79 205 205 205 130 0 246-108 246-251z">
            <text:p/>
          </draw:path>
          <draw:path draw:style-name="gr3" draw:text-style-name="P8" draw:layer="layout" svg:width="0.429cm" svg:height="2.024cm" svg:x="11.966cm" svg:y="6.18cm" svg:viewBox="0 0 430 2025" svg:d="M430 1011c0-322-77-665-299-919-16-18-57-61-85-84-8-8-10-8-26-8-10 0-20 0-20 10 0 5 5 10 8 13 38 38 100 100 169 225 122 215 166 495 166 763 0 489-136 789-338 994-2 2-5 8-5 10 0 10 10 10 20 10 16 0 18 0 29-7 107-93 227-249 307-487 48-153 74-338 74-520z">
            <text:p/>
          </draw:path>
        </draw:g>
        <draw:g xml:id="id42" draw:id="id42">
          <svg:title>TexMaths</svg:title>
          <svg:desc>32§display§\frac{dy}{dx} =  \frac{1}{2\sqrt{x^2 + 5} }§svg§600§FALSE§</svg:desc>
          <draw:polygon draw:style-name="gr2" draw:text-style-name="P7" draw:layer="layout" svg:width="7.468cm" svg:height="2.478cm" svg:x="2.18cm" svg:y="8.989cm" svg:viewBox="0 0 7469 2479" draw:points="3734,2479 0,2479 0,0 7469,0 7469,2479">
            <text:p/>
          </draw:polygon>
          <draw:path draw:style-name="gr3" draw:text-style-name="P8" draw:layer="layout" svg:width="0.537cm" svg:height="0.795cm" svg:x="2.196cm" svg:y="8.93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1 0-29 2-36 7-54zM302 648c-5 20-5 23-23 43-49 62-95 80-125 80-57 0-75-62-75-105 0-57 36-197 64-249 34-66 85-107 131-107 74 0 89 92 89 100 0 5-2 13-5 18z">
            <text:p/>
          </draw:path>
          <draw:path draw:style-name="gr3" draw:text-style-name="P8" draw:layer="layout" svg:width="0.521cm" svg:height="0.729cm" svg:x="2.766cm" svg:y="9.217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2.124cm" svg:y="10.17cm" svg:viewBox="0 0 1231 49" draw:points="614,49 0,49 0,0 1231,0 1231,49">
            <text:p/>
          </draw:polygon>
          <draw:path draw:style-name="gr3" draw:text-style-name="P8" draw:layer="layout" svg:width="0.537cm" svg:height="0.795cm" svg:x="2.17cm" svg:y="10.467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1 0-29 2-36 7-54zM302 648c-5 20-5 23-23 43-49 62-95 80-125 80-57 0-75-62-75-105 0-57 36-197 64-249 34-66 85-107 131-107 74 0 89 92 89 100 0 5-2 13-5 18z">
            <text:p/>
          </draw:path>
          <draw:path draw:style-name="gr3" draw:text-style-name="P8" draw:layer="layout" svg:width="0.562cm" svg:height="0.511cm" svg:x="2.741cm" svg:y="10.7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8" draw:layer="layout" svg:width="0.749cm" svg:height="0.265cm" svg:x="3.862cm" svg:y="10.062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8" draw:layer="layout" svg:width="0.373cm" svg:height="0.752cm" svg:x="7.23cm" svg:y="8.964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8" draw:layer="layout" svg:width="4.586cm" svg:height="0.048cm" svg:x="5.121cm" svg:y="10.17cm" svg:viewBox="0 0 4587 49" draw:points="2293,49 0,49 0,0 4587,0 4587,49">
            <text:p/>
          </draw:polygon>
          <draw:path draw:style-name="gr3" draw:text-style-name="P8" draw:layer="layout" svg:width="0.449cm" svg:height="0.752cm" svg:x="5.178cm" svg:y="10.628cm" svg:viewBox="0 0 450 753" svg:d="M87 666l120-118c177-156 243-215 243-328 0-130-99-220-238-220-128 0-212 105-212 205 0 61 56 61 59 61 20 0 59-12 59-59 0-28-21-58-59-58-10 0-10 0-15 2 25-74 87-115 153-115 102 0 151 89 151 184 0 90-56 179-118 249l-217 240c-13 13-13 16-13 44h420l30-197h-28c-5 33-12 84-23 100-10 10-84 10-107 10z">
            <text:p/>
          </draw:path>
          <draw:path draw:style-name="gr3" draw:text-style-name="P8" draw:layer="layout" svg:width="0.879cm" svg:height="1.126cm" svg:x="5.766cm" svg:y="10.395cm" svg:viewBox="0 0 880 1127" svg:d="M356 1009l-197-438c-8-18-16-18-18-18 0 0-8 0-18 8l-108 82c-15 10-15 15-15 18 0 5 3 12 10 12 8 0 28-15 39-25 7-5 25-18 35-26l223 487c8 18 16 18 26 18 15 0 18-5 28-21l512-1060c7-18 7-20 7-23 0-13-10-23-23-23-10 0-17 5-25 23z">
            <text:p/>
          </draw:path>
          <draw:polygon draw:style-name="gr3" draw:text-style-name="P8" draw:layer="layout" svg:width="3.086cm" svg:height="0.048cm" svg:x="6.621cm" svg:y="10.395cm" svg:viewBox="0 0 3087 49" draw:points="1543,49 0,49 0,0 3087,0 3087,49">
            <text:p/>
          </draw:polygon>
          <draw:path draw:style-name="gr3" draw:text-style-name="P8" draw:layer="layout" svg:width="0.562cm" svg:height="0.511cm" svg:x="6.652cm" svg:y="10.882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8-107 118-8 0-34 0-57-13 28-8 54-31 54-62 0-30-26-41-44-41-33 0-61 31-61 67 0 51 56 74 108 74 74 0 115-79 117-87 13 44 54 87 123 87 115 0 179-146 179-174 0-10-10-10-13-10-10 0-12 2-15 10-36 123-115 149-151 149-43 0-61-36-61-75 0-25 7-48 20-100z">
            <text:p/>
          </draw:path>
          <draw:path draw:style-name="gr3" draw:text-style-name="P8" draw:layer="layout" svg:width="0.35cm" svg:height="0.524cm" svg:x="7.312cm" svg:y="10.531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8.08cm" svg:y="10.723cm" svg:viewBox="0 0 750 753" svg:d="M399 399h315c15 0 36 0 36-23s-21-23-36-23h-315v-315c0-18 0-38-23-38s-23 20-23 38v315h-315c-18 0-38 0-38 23s20 23 38 23h315v315c0 16 0 39 23 39s23-23 23-39z">
            <text:p/>
          </draw:path>
          <draw:path draw:style-name="gr3" draw:text-style-name="P8" draw:layer="layout" svg:width="0.449cm" svg:height="0.775cm" svg:x="9.199cm" svg:y="10.628cm" svg:viewBox="0 0 450 776" svg:d="M450 525c0-133-92-248-215-248-53 0-102 17-143 58v-220c23 8 62 16 97 16 139 0 218-103 218-118 0-8-3-13-10-13-3 0-5 0-11 3-23 10-76 33-153 33-46 0-97-8-151-31-8-5-10-5-13-5-10 0-10 10-10 28v333c0 21 0 31 15 31 8 0 10-3 13-10 13-18 56-80 146-80 59 0 87 51 97 72 18 43 21 87 21 143 0 39 0 108-28 154-26 43-70 74-121 74-82 0-146-59-166-125 2 0 8 0 20 0 36 0 57-28 57-54 0-28-21-56-57-56-18 0-56 7-56 61 0 95 79 205 205 205 130 0 245-108 245-251z">
            <text:p/>
          </draw:path>
        </draw:g>
        <draw:g xml:id="id45" draw:id="id45">
          <svg:title>TexMaths</svg:title>
          <svg:desc>32§display§\frac{dy}{dx} =  \frac{1}{2\sqrt{x^2 + 5} }\times§svg§600§FALSE§</svg:desc>
          <draw:polygon draw:style-name="gr2" draw:text-style-name="P7" draw:layer="layout" svg:width="8.315cm" svg:height="2.478cm" svg:x="2.182cm" svg:y="11.99cm" svg:viewBox="0 0 8316 2479" draw:points="4158,2479 0,2479 0,0 8316,0 8316,2479">
            <text:p/>
          </draw:polygon>
          <draw:path draw:style-name="gr3" draw:text-style-name="P8" draw:layer="layout" svg:width="0.537cm" svg:height="0.795cm" svg:x="2.198cm" svg:y="11.934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21cm" svg:height="0.729cm" svg:x="2.769cm" svg:y="12.218cm" svg:viewBox="0 0 522 730" svg:d="M517 69c5-15 5-18 5-25 0-21-18-31-33-31-13 0-31 5-41 23-2 5-10 41-15 61-8 28-16 59-23 90l-52 205c-2 15-51 95-125 95-59 0-72-49-72-93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1cm" svg:height="0.048cm" svg:x="2.126cm" svg:y="13.171cm" svg:viewBox="0 0 1232 49" draw:points="615,49 0,49 0,0 1232,0 1232,49">
            <text:p/>
          </draw:polygon>
          <draw:path draw:style-name="gr3" draw:text-style-name="P8" draw:layer="layout" svg:width="0.537cm" svg:height="0.795cm" svg:x="2.172cm" svg:y="13.468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8" draw:layer="layout" svg:width="0.562cm" svg:height="0.511cm" svg:x="2.743cm" svg:y="13.7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8" draw:layer="layout" svg:width="0.749cm" svg:height="0.265cm" svg:x="3.865cm" svg:y="13.0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3cm" svg:height="0.752cm" svg:x="7.234cm" svg:y="11.965cm" svg:viewBox="0 0 374 753" svg:d="M233 28c0-25 0-28-28-28-69 72-169 72-205 72v36c23 0 90 0 149-31v586c0 41-3 54-105 54h-36v36c38-5 138-5 181-5 47 0 144 0 185 5v-36h-36c-102 0-105-13-105-54z">
            <text:p/>
          </draw:path>
          <draw:polygon draw:style-name="gr3" draw:text-style-name="P8" draw:layer="layout" svg:width="4.587cm" svg:height="0.048cm" svg:x="5.124cm" svg:y="13.171cm" svg:viewBox="0 0 4588 49" draw:points="2294,49 0,49 0,0 4588,0 4588,49">
            <text:p/>
          </draw:polygon>
          <draw:path draw:style-name="gr3" draw:text-style-name="P8" draw:layer="layout" svg:width="0.45cm" svg:height="0.752cm" svg:x="5.181cm" svg:y="13.629cm" svg:viewBox="0 0 451 753" svg:d="M87 666l120-118c177-156 244-215 244-328 0-130-100-220-238-220-129 0-213 105-213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8" draw:layer="layout" svg:width="0.88cm" svg:height="1.126cm" svg:x="5.77cm" svg:y="13.396cm" svg:viewBox="0 0 881 1127" svg:d="M356 1009l-197-438c-8-18-16-18-18-18 0 0-8 0-18 8l-108 82c-15 10-15 15-15 18 0 5 3 12 10 12 8 0 28-15 39-25 7-5 25-18 35-26l223 487c8 18 16 18 26 18 15 0 18-5 28-21l512-1060c8-18 8-20 8-23 0-13-10-23-23-23-10 0-18 5-26 23z">
            <text:p/>
          </draw:path>
          <draw:polygon draw:style-name="gr3" draw:text-style-name="P8" draw:layer="layout" svg:width="3.087cm" svg:height="0.048cm" svg:x="6.625cm" svg:y="13.396cm" svg:viewBox="0 0 3088 49" draw:points="1544,49 0,49 0,0 3088,0 3088,49">
            <text:p/>
          </draw:polygon>
          <draw:path draw:style-name="gr3" draw:text-style-name="P8" draw:layer="layout" svg:width="0.562cm" svg:height="0.511cm" svg:x="6.655cm" svg:y="13.88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  <draw:path draw:style-name="gr3" draw:text-style-name="P8" draw:layer="layout" svg:width="0.35cm" svg:height="0.524cm" svg:x="7.316cm" svg:y="13.532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8.084cm" svg:y="13.724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9.203cm" svg:y="13.629cm" svg:viewBox="0 0 451 776" svg:d="M451 525c0-133-93-248-215-248-54 0-103 17-144 58v-220c23 8 62 16 97 16 139 0 218-103 218-118 0-8-2-13-10-13-3 0-5 0-10 3-23 10-77 33-154 33-46 0-97-8-151-31-8-5-10-5-13-5-10 0-10 10-10 28v333c0 21 0 31 15 31 8 0 10-3 13-10 13-18 56-80 146-80 59 0 87 51 97 72 18 43 21 87 21 143 0 39 0 108-28 154-26 43-70 74-121 74-82 0-146-59-166-125 2 0 8 0 20 0 36 0 57-28 57-54 0-28-21-56-57-56-18 0-56 7-56 61 0 95 79 205 205 205 130 0 246-108 246-251z">
            <text:p/>
          </draw:path>
          <draw:path draw:style-name="gr3" draw:text-style-name="P8" draw:layer="layout" svg:width="0.544cm" svg:height="0.544cm" svg:x="10.01cm" svg:y="12.922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40" draw:id="id40">
          <svg:title>TexMaths</svg:title>
          <svg:desc>26§display§[\  \text {Treat } x^2 + 5 \text { as } u \text { in mind 
and use} §svg§600§FALSE§</svg:desc>
          <draw:polygon draw:style-name="gr2" draw:text-style-name="P7" draw:layer="layout" svg:width="14.118cm" svg:height="0.939cm" svg:x="12.931cm" svg:y="6.178cm" svg:viewBox="0 0 14119 940" draw:points="7060,940 0,940 0,0 14119,0 14119,940">
            <text:p/>
          </draw:polygon>
          <draw:polygon draw:style-name="gr3" draw:text-style-name="P8" draw:layer="layout" svg:width="0.126cm" svg:height="0.914cm" svg:x="12.993cm" svg:y="6.249cm" svg:viewBox="0 0 127 915" draw:points="127,915 127,880 37,880 37,37 127,37 127,0 0,0 0,915">
            <text:p/>
          </draw:polygon>
          <draw:path draw:style-name="gr3" draw:text-style-name="P8" draw:layer="layout" svg:width="0.594cm" svg:height="0.619cm" svg:x="13.476cm" svg:y="6.315cm" svg:viewBox="0 0 595 620" svg:d="M578 0h-561l-17 206h23c12-148 27-177 164-177 17 0 42 0 50 2 19 2 19 13 19 34v484c0 32 0 44-96 44h-35v27c37-2 131-2 172-2 42 0 138 0 175 2v-27h-37c-96 0-96-12-96-44v-484c0-19 0-32 17-34 8-2 33-2 52-2 137 0 152 29 164 177h23z">
            <text:p/>
          </draw:path>
          <draw:path draw:style-name="gr3" draw:text-style-name="P8" draw:layer="layout" svg:width="0.309cm" svg:height="0.405cm" svg:x="14.052cm" svg:y="6.52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14.412cm" svg:y="6.52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8" draw:layer="layout" svg:width="0.413cm" svg:height="0.421cm" svg:x="14.83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8" draw:layer="layout" svg:width="0.286cm" svg:height="0.573cm" svg:x="15.265cm" svg:y="6.37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8" draw:layer="layout" svg:width="0.457cm" svg:height="0.415cm" svg:x="15.935cm" svg:y="6.52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100-94 120-123 120-35 0-50-29-50-60 0-21 6-40 17-81z">
            <text:p/>
          </draw:path>
          <draw:path draw:style-name="gr3" draw:text-style-name="P8" draw:layer="layout" svg:width="0.284cm" svg:height="0.426cm" svg:x="16.471cm" svg:y="6.13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608cm" svg:height="0.611cm" svg:x="17.095cm" svg:y="6.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29cm" svg:x="18.004cm" svg:y="6.326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0-98 60-66 0-118-47-135-101 2 0 6 0 17 0 29 0 46-23 46-44 0-23-17-46-46-46-15 0-46 6-46 50 0 77 62 166 166 166 106 0 200-87 200-203z">
            <text:p/>
          </draw:path>
          <draw:path draw:style-name="gr3" draw:text-style-name="P8" draw:layer="layout" svg:width="0.413cm" svg:height="0.421cm" svg:x="18.757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8" draw:layer="layout" svg:width="0.301cm" svg:height="0.421cm" svg:x="19.206cm" svg:y="6.52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471cm" svg:height="0.415cm" svg:x="19.868cm" svg:y="6.529cm" svg:viewBox="0 0 472 416" svg:d="M295 354c11 39 42 62 81 62 32 0 52-21 69-50 15-33 27-89 27-91 0-9-8-9-10-9-11 0-11 2-15 17-12 50-29 112-68 112-19 0-27-10-27-41 0-21 10-63 16-96l27-100c2-12 11-48 15-62 4-21 14-56 14-61 0-16-12-25-27-25-4 0-29 0-35 32-19 68-58 228-69 276-2 4-37 77-106 77-46 0-56-41-56-75 0-52 25-124 50-187 10-27 15-39 15-58 0-42-30-75-75-75-88 0-121 133-121 141 0 9 8 9 10 9 11 0 11 0 15-17 23-79 58-112 94-112 8 0 22 0 22 29 0 23-10 50-16 62-33 92-52 148-52 194 0 87 62 110 112 110 60 0 94-41 110-62z">
            <text:p/>
          </draw:path>
          <draw:path draw:style-name="gr3" draw:text-style-name="P8" draw:layer="layout" svg:width="0.197cm" svg:height="0.613cm" svg:x="20.698cm" svg:y="6.32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20.952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715cm" svg:height="0.405cm" svg:x="21.765cm" svg:y="6.529cm" svg:viewBox="0 0 716 406" svg:d="M71 89v248c0 40-11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8" draw:layer="layout" svg:width="0.197cm" svg:height="0.613cm" svg:x="22.526cm" svg:y="6.32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22.78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2cm" svg:height="0.646cm" svg:x="23.29cm" svg:y="6.301cm" svg:viewBox="0 0 453 647" svg:d="M318 587v60l135-10v-29c-64 0-72-7-72-50v-558l-131 10v30c64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8" draw:layer="layout" svg:width="0.413cm" svg:height="0.421cm" svg:x="24.109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8" draw:layer="layout" svg:width="0.461cm" svg:height="0.405cm" svg:x="24.556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2cm" svg:height="0.646cm" svg:x="25.066cm" svg:y="6.301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8" draw:layer="layout" svg:width="0.461cm" svg:height="0.415cm" svg:x="25.877cm" svg:y="6.529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8" draw:layer="layout" svg:width="0.301cm" svg:height="0.421cm" svg:x="26.385cm" svg:y="6.52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26.74cm" svg:y="6.52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</draw:g>
        <draw:g xml:id="id41" draw:id="id41">
          <svg:title>TexMaths</svg:title>
          <svg:desc>26§display§ \text {the formula of derivative of } \sqrt{ u }\  ]§svg§600§FALSE§</svg:desc>
          <draw:polygon draw:style-name="gr2" draw:text-style-name="P7" draw:layer="layout" svg:width="12.843cm" svg:height="0.877cm" svg:x="13.463cm" svg:y="7.381cm" svg:viewBox="0 0 12844 878" draw:points="6421,878 0,878 0,0 12844,0 12844,878">
            <text:p/>
          </draw:polygon>
          <draw:path draw:style-name="gr3" draw:text-style-name="P8" draw:layer="layout" svg:width="0.288cm" svg:height="0.574cm" svg:x="13.434cm" svg:y="7.51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461cm" svg:height="0.636cm" svg:x="13.802cm" svg:y="7.44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8" draw:layer="layout" svg:width="0.355cm" svg:height="0.422cm" svg:x="14.306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8" draw:layer="layout" svg:width="0.296cm" svg:height="0.646cm" svg:x="15.021cm" svg:y="7.431cm" svg:viewBox="0 0 297 647" svg:d="M131 252v-106c0-81 44-125 85-125 2 0 15 0 29 6-10 4-27 15-27 38 0 20 15 39 40 39 27 0 39-19 39-39 0-34-33-65-81-65-64 0-143 48-143 146v106h-73v27h73v298c0 41-11 41-73 41v29c37-2 79-4 106-4 38 0 79 0 117 4v-29h-19c-69 0-71-10-71-43v-296h106v-27z">
            <text:p/>
          </draw:path>
          <draw:path draw:style-name="gr3" draw:text-style-name="P8" draw:layer="layout" svg:width="0.407cm" svg:height="0.422cm" svg:x="15.296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8" draw:layer="layout" svg:width="0.309cm" svg:height="0.405cm" svg:x="15.753cm" svg:y="7.67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8" draw:layer="layout" svg:width="0.715cm" svg:height="0.405cm" svg:x="16.115cm" svg:y="7.67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61cm" svg:height="0.415cm" svg:x="16.851cm" svg:y="7.67cm" svg:viewBox="0 0 462 416" svg:d="M329 333v83l133-10v-29c-65 0-71-6-71-50v-327l-135 10v30c64 0 71 6 71 50v164c0 79-44 141-111 141-77 0-81-41-81-89v-306l-135 10v30c71 0 71 2 71 83v137c0 73 0 156 139 156 52 0 94-25 119-83z">
            <text:p/>
          </draw:path>
          <draw:path draw:style-name="gr3" draw:text-style-name="P8" draw:layer="layout" svg:width="0.205cm" svg:height="0.636cm" svg:x="17.359cm" svg:y="7.44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13cm" svg:height="0.422cm" svg:x="17.621cm" svg:y="7.66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8" draw:layer="layout" svg:width="0.407cm" svg:height="0.422cm" svg:x="18.37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8" draw:layer="layout" svg:width="0.296cm" svg:height="0.646cm" svg:x="18.832cm" svg:y="7.431cm" svg:viewBox="0 0 297 647" svg:d="M131 252v-106c0-81 44-125 85-125 2 0 15 0 29 6-10 4-27 15-27 38 0 20 15 39 40 39 27 0 39-19 39-39 0-34-33-65-81-65-64 0-143 48-143 146v106h-73v27h73v298c0 41-11 41-73 41v29c37-2 81-4 106-4 38 0 79 0 117 4v-29h-19c-69 0-71-10-71-43v-296h106v-27z">
            <text:p/>
          </draw:path>
          <draw:path draw:style-name="gr3" draw:text-style-name="P8" draw:layer="layout" svg:width="0.452cm" svg:height="0.646cm" svg:x="19.416cm" svg:y="7.441cm" svg:viewBox="0 0 453 647" svg:d="M318 587v60l135-10v-29c-64 0-72-6-72-50v-558l-131 10v30c62 0 70 6 70 50v197c-27-31-66-56-116-56-108 0-204 90-204 208 0 117 89 208 196 208 58 0 99-31 122-60zM318 341v188c0 16 0 18-10 33-27 44-69 65-108 65-42 0-75-23-98-59-23-37-25-89-25-127 0-35 2-89 27-131 21-29 54-58 104-58 33 0 71 12 100 54 10 17 10 19 10 35z">
            <text:p/>
          </draw:path>
          <draw:path draw:style-name="gr3" draw:text-style-name="P8" draw:layer="layout" svg:width="0.355cm" svg:height="0.422cm" svg:x="19.917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8" draw:layer="layout" svg:width="0.309cm" svg:height="0.405cm" svg:x="20.325cm" svg:y="7.67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8" draw:layer="layout" svg:width="0.197cm" svg:height="0.613cm" svg:x="20.687cm" svg:y="7.46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48cm" svg:height="0.405cm" svg:x="20.928cm" svg:y="7.68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13cm" svg:height="0.422cm" svg:x="21.38cm" svg:y="7.666cm" svg:viewBox="0 0 414 423" svg:d="M266 341c4 38 29 75 73 75 19 0 75-12 75-87v-50h-23v50c0 54-23 60-33 60-29 0-34-41-34-46v-185c0-37 0-73-33-108-35-35-81-50-125-50-77 0-139 44-139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8" draw:layer="layout" svg:width="0.288cm" svg:height="0.574cm" svg:x="21.816cm" svg:y="7.51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22.185cm" svg:y="7.46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48cm" svg:height="0.405cm" svg:x="22.426cm" svg:y="7.68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355cm" svg:height="0.422cm" svg:x="22.89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8" draw:layer="layout" svg:width="0.407cm" svg:height="0.422cm" svg:x="23.601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8" draw:layer="layout" svg:width="0.296cm" svg:height="0.646cm" svg:x="24.063cm" svg:y="7.431cm" svg:viewBox="0 0 297 647" svg:d="M131 252v-106c0-81 44-125 85-125 2 0 17 0 29 6-10 4-27 15-27 38 0 20 15 39 40 39 27 0 39-19 39-39 0-34-33-65-81-65-64 0-143 48-143 146v106h-73v27h73v298c0 41-11 41-73 41v29c37-2 81-4 106-4 38 0 79 0 117 4v-29h-19c-69 0-71-10-71-43v-296h106v-27z">
            <text:p/>
          </draw:path>
          <draw:path draw:style-name="gr3" draw:text-style-name="P8" draw:layer="layout" svg:width="0.715cm" svg:height="0.915cm" svg:x="24.683cm" svg:y="7.335cm" svg:viewBox="0 0 716 916" svg:d="M289 820l-160-356c-6-14-13-14-15-14 0 0-6 0-14 6l-88 66c-12 9-12 13-12 15 0 4 2 10 8 10 7 0 23-12 32-20 6-5 20-15 29-21l181 395c6 15 12 15 20 15 13 0 15-4 23-17l416-862c7-14 7-16 7-18 0-11-9-19-19-19-9 0-15 4-21 19z">
            <text:p/>
          </draw:path>
          <draw:polygon draw:style-name="gr3" draw:text-style-name="P8" draw:layer="layout" svg:width="0.523cm" svg:height="0.039cm" svg:x="25.377cm" svg:y="7.335cm" svg:viewBox="0 0 524 40" draw:points="262,40 0,40 0,0 524,0 524,40">
            <text:p/>
          </draw:polygon>
          <draw:path draw:style-name="gr3" draw:text-style-name="P8" draw:layer="layout" svg:width="0.471cm" svg:height="0.415cm" svg:x="25.405cm" svg:y="7.67cm" svg:viewBox="0 0 472 416" svg:d="M295 354c11 39 42 62 81 62 32 0 55-21 69-50 15-33 27-89 27-91 0-9-8-9-10-9-11 0-11 3-15 17-12 50-29 112-68 112-19 0-27-10-27-41 0-21 10-63 16-96l27-100c2-12 13-48 15-62 4-21 14-56 14-61 0-16-12-25-27-25-4 0-29 0-35 32-19 68-58 229-69 276-2 5-37 77-106 77-46 0-56-41-56-74 0-52 25-125 50-188 10-27 15-39 15-58 0-42-30-75-75-75-88 0-121 133-121 142 0 8 8 8 10 8 11 0 11 0 15-17 23-79 58-112 94-112 8 0 22 0 22 29 0 23-10 50-16 62-33 92-52 148-52 194 0 87 62 110 112 110 60 0 94-41 110-62z">
            <text:p/>
          </draw:path>
          <draw:polygon draw:style-name="gr3" draw:text-style-name="P8" draw:layer="layout" svg:width="0.126cm" svg:height="0.915cm" svg:x="26.226cm" svg:y="7.389cm" svg:viewBox="0 0 127 916" draw:points="127,0 0,0 0,37 89,37 89,880 0,880 0,916 127,916">
            <text:p/>
          </draw:polygon>
        </draw:g>
        <draw:g xml:id="id43" draw:id="id43">
          <svg:title>TexMaths</svg:title>
          <svg:desc>26§display§[ \text { Derivative of } u, \ w.\ r.\ t.\ x \ ]§svg§600§FALSE§</svg:desc>
          <draw:polygon draw:style-name="gr2" draw:text-style-name="P7" draw:layer="layout" svg:width="11.167cm" svg:height="0.823cm" svg:x="15.833cm" svg:y="9.88cm" svg:viewBox="0 0 11168 824" draw:points="5585,824 0,824 0,0 11168,0 11168,824">
            <text:p/>
          </draw:polygon>
          <draw:polygon draw:style-name="gr3" draw:text-style-name="P8" draw:layer="layout" svg:width="0.126cm" svg:height="0.914cm" svg:x="15.895cm" svg:y="9.834cm" svg:viewBox="0 0 127 915" draw:points="127,915 127,880 37,880 37,37 127,37 127,0 0,0 0,915">
            <text:p/>
          </draw:polygon>
          <draw:path draw:style-name="gr3" draw:text-style-name="P8" draw:layer="layout" svg:width="0.615cm" svg:height="0.625cm" svg:x="16.378cm" svg:y="9.894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8" draw:layer="layout" svg:width="0.355cm" svg:height="0.421cm" svg:x="17.069cm" svg:y="10.1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09cm" svg:height="0.405cm" svg:x="17.476cm" svg:y="10.11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197cm" svg:height="0.612cm" svg:x="17.838cm" svg:y="9.90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48cm" svg:height="0.405cm" svg:x="18.08cm" svg:y="10.125cm" svg:viewBox="0 0 449 406" svg:d="M364 89c8-20 25-60 85-60v-29c-20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8" draw:layer="layout" svg:width="0.413cm" svg:height="0.421cm" svg:x="18.531cm" svg:y="10.111cm" svg:viewBox="0 0 414 422" svg:d="M266 341c4 37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286cm" svg:height="0.573cm" svg:x="18.968cm" svg:y="9.9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8" draw:layer="layout" svg:width="0.197cm" svg:height="0.612cm" svg:x="19.336cm" svg:y="9.90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48cm" svg:height="0.405cm" svg:x="19.577cm" svg:y="10.125cm" svg:viewBox="0 0 449 406" svg:d="M364 89c8-20 25-60 85-60v-29c-20 2-48 2-68 2-23 0-65-2-81-2v29c35 0 45 21 45 40 0 8-2 10-6 20l-94 235-104-255c-4-13-4-15-4-17 0-23 36-23 52-23v-29c-27 0-79 2-100 2-25 0-62 0-89-2v29c58 0 62 4 73 33l133 327c6 12 6 17 19 17 12 0 16-9 18-17z">
            <text:p/>
          </draw:path>
          <draw:path draw:style-name="gr3" draw:text-style-name="P8" draw:layer="layout" svg:width="0.355cm" svg:height="0.421cm" svg:x="20.041cm" svg:y="10.1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07cm" svg:height="0.421cm" svg:x="20.753cm" svg:y="10.11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296cm" svg:height="0.646cm" svg:x="21.214cm" svg:y="9.876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8" draw:layer="layout" svg:width="0.471cm" svg:height="0.415cm" svg:x="21.795cm" svg:y="10.115cm" svg:viewBox="0 0 472 416" svg:d="M295 354c11 39 42 62 82 62 31 0 54-21 68-50 15-33 27-89 27-91 0-9-8-9-10-9-11 0-11 2-15 17-12 50-29 112-68 112-19 0-27-10-27-41 0-21 10-63 16-96l27-100c2-12 13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8" draw:layer="layout" svg:width="0.107cm" svg:height="0.274cm" svg:x="22.369cm" svg:y="10.42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606cm" svg:height="0.415cm" svg:x="23.028cm" svg:y="10.115cm" svg:viewBox="0 0 607 416" svg:d="M397 94c4-19 13-54 13-59 0-16-13-25-25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8" draw:layer="layout" svg:width="0.099cm" svg:height="0.099cm" svg:x="23.758cm" svg:y="10.423cm" svg:viewBox="0 0 100 100" svg:d="M100 50c0-27-23-50-50-50s-50 23-50 50 23 50 50 50 50-23 50-50z">
            <text:p/>
          </draw:path>
          <draw:path draw:style-name="gr3" draw:text-style-name="P8" draw:layer="layout" svg:width="0.373cm" svg:height="0.415cm" svg:x="24.266cm" svg:y="10.115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30-15 77z">
            <text:p/>
          </draw:path>
          <draw:path draw:style-name="gr3" draw:text-style-name="P8" draw:layer="layout" svg:width="0.099cm" svg:height="0.099cm" svg:x="24.705cm" svg:y="10.423cm" svg:viewBox="0 0 100 100" svg:d="M100 50c0-27-23-50-50-50s-50 23-50 50 23 50 50 50 50-23 50-50z">
            <text:p/>
          </draw:path>
          <draw:path draw:style-name="gr3" draw:text-style-name="P8" draw:layer="layout" svg:width="0.282cm" svg:height="0.583cm" svg:x="25.206cm" svg:y="9.946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2-29 4-44z">
            <text:p/>
          </draw:path>
          <draw:path draw:style-name="gr3" draw:text-style-name="P8" draw:layer="layout" svg:width="0.099cm" svg:height="0.099cm" svg:x="25.593cm" svg:y="10.423cm" svg:viewBox="0 0 100 100" svg:d="M100 50c0-27-23-50-50-50s-50 23-50 50 23 50 50 50 50-23 50-50z">
            <text:p/>
          </draw:path>
          <draw:path draw:style-name="gr3" draw:text-style-name="P8" draw:layer="layout" svg:width="0.457cm" svg:height="0.415cm" svg:x="26.098cm" svg:y="10.11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4 120-123 120-35 0-50-29-50-60 0-21 6-40 17-81z">
            <text:p/>
          </draw:path>
          <draw:polygon draw:style-name="gr3" draw:text-style-name="P8" draw:layer="layout" svg:width="0.126cm" svg:height="0.914cm" svg:x="26.92cm" svg:y="9.834cm" svg:viewBox="0 0 127 915" draw:points="127,0 0,0 0,37 89,37 89,880 0,880 0,915 127,915">
            <text:p/>
          </draw:polygon>
        </draw:g>
        <draw:g xml:id="id44" draw:id="id44">
          <svg:title>TexMaths</svg:title>
          <svg:desc>32§display§\frac{d}{dx}\left( x^2 + 5 \right)§svg§600§FALSE§</svg:desc>
          <draw:polygon draw:style-name="gr2" draw:text-style-name="P7" draw:layer="layout" svg:width="5.384cm" svg:height="2.214cm" svg:x="10.081cm" svg:y="8.989cm" svg:viewBox="0 0 5385 2215" draw:points="2691,2215 0,2215 0,0 5385,0 5385,2215">
            <text:p/>
          </draw:polygon>
          <draw:path draw:style-name="gr3" draw:text-style-name="P8" draw:layer="layout" svg:width="0.537cm" svg:height="0.795cm" svg:x="10.391cm" svg:y="8.9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5 18z">
            <text:p/>
          </draw:path>
          <draw:polygon draw:style-name="gr3" draw:text-style-name="P8" draw:layer="layout" svg:width="1.231cm" svg:height="0.048cm" svg:x="10.025cm" svg:y="10.17cm" svg:viewBox="0 0 1232 49" draw:points="615,49 0,49 0,0 1232,0 1232,49">
            <text:p/>
          </draw:polygon>
          <draw:path draw:style-name="gr3" draw:text-style-name="P8" draw:layer="layout" svg:width="0.537cm" svg:height="0.795cm" svg:x="10.071cm" svg:y="10.4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5 18z">
            <text:p/>
          </draw:path>
          <draw:path draw:style-name="gr3" draw:text-style-name="P8" draw:layer="layout" svg:width="0.562cm" svg:height="0.511cm" svg:x="10.642cm" svg:y="10.748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1 0-13 2-16 10-35 123-115 148-151 148-43 0-61-35-61-74 0-25 7-48 20-100z">
            <text:p/>
          </draw:path>
          <draw:path draw:style-name="gr3" draw:text-style-name="P8" draw:layer="layout" svg:width="0.296cm" svg:height="1.351cm" svg:x="11.746cm" svg:y="9.519cm" svg:viewBox="0 0 297 1352" svg:d="M297 1339c0-2-3-5-5-10-51-54-131-146-177-330-25-103-36-218-36-323 0-297 70-504 208-650 10-11 10-13 10-16 0-10-10-10-15-10-16 0-77 67-93 84-115 136-189 338-189 592 0 159 28 387 177 576 12 13 84 100 105 100 5 0 15 0 15-13z">
            <text:p/>
          </draw:path>
          <draw:path draw:style-name="gr3" draw:text-style-name="P8" draw:layer="layout" svg:width="0.562cm" svg:height="0.511cm" svg:x="12.125cm" svg:y="9.978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1 0-13 2-16 10-35 123-115 148-151 148-43 0-61-35-61-74 0-25 7-48 20-100z">
            <text:p/>
          </draw:path>
          <draw:path draw:style-name="gr3" draw:text-style-name="P8" draw:layer="layout" svg:width="0.35cm" svg:height="0.524cm" svg:x="12.786cm" svg:y="9.489cm" svg:viewBox="0 0 351 525" svg:d="M351 382h-28c-3 17-11 64-21 71-5 5-66 5-77 5h-146c82-74 110-94 159-133 59-46 113-95 113-171 0-95-85-154-187-154-97 0-164 69-164 141 0 41 33 46 41 46 20 0 44-15 44-44 0-12-6-41-47-41 23-56 77-74 116-74 79 0 120 62 120 126 0 69-49 123-74 153l-192 187c-8 8-8 10-8 31h328z">
            <text:p/>
          </draw:path>
          <draw:path draw:style-name="gr3" draw:text-style-name="P8" draw:layer="layout" svg:width="0.749cm" svg:height="0.752cm" svg:x="13.551cm" svg:y="9.819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5cm" svg:height="0.775cm" svg:x="14.67cm" svg:y="9.727cm" svg:viewBox="0 0 451 776" svg:d="M451 525c0-133-92-248-215-248-54 0-103 17-144 58v-220c23 8 62 16 97 16 139 0 218-103 218-118 0-8-2-13-10-13-3 0-5 0-10 3-23 10-77 33-154 33-46 0-97-8-151-31-8-5-10-5-13-5-10 0-10 10-10 28v333c0 21 0 31 15 31 8 0 11-3 13-10 13-18 56-80 146-80 59 0 90 51 97 72 18 43 21 87 21 143 0 39 0 108-28 154-26 43-69 74-121 74-82 0-146-59-166-125 2 0 8 0 20 0 36 0 57-29 57-54 0-28-21-56-57-56-18 0-56 7-56 61 0 95 79 205 205 205 130 0 246-108 246-251z">
            <text:p/>
          </draw:path>
          <draw:path draw:style-name="gr3" draw:text-style-name="P8" draw:layer="layout" svg:width="0.296cm" svg:height="1.351cm" svg:x="15.226cm" svg:y="9.519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</draw:g>
        <draw:g xml:id="id46" draw:id="id46">
          <svg:title>TexMaths</svg:title>
          <svg:desc>32§display§(2x) = §svg§600§FALSE§</svg:desc>
          <draw:polygon draw:style-name="gr2" draw:text-style-name="P7" draw:layer="layout" svg:width="3.092cm" svg:height="1.012cm" svg:x="10.928cm" svg:y="12.691cm" svg:viewBox="0 0 3093 1013" draw:points="1546,1013 0,1013 0,0 3093,0 3093,1013">
            <text:p/>
          </draw:polygon>
          <draw:path draw:style-name="gr3" draw:text-style-name="P8" draw:layer="layout" svg:width="0.263cm" svg:height="1.125cm" svg:x="10.982cm" svg:y="12.63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5cm" svg:height="0.751cm" svg:x="11.366cm" svg:y="12.73cm" svg:viewBox="0 0 451 752" svg:d="M87 665l120-117c177-156 244-215 244-328 0-130-100-220-239-220-128 0-212 105-212 205 0 61 56 61 59 61 20 0 59-13 59-59 0-28-21-59-59-59-10 0-10 0-15 3 25-74 87-115 153-115 103 0 151 89 151 184 0 90-56 179-118 248l-217 241c-13 13-13 15-13 43h420l31-197h-29c-5 34-12 85-23 100-10 10-84 10-107 10z">
            <text:p/>
          </draw:path>
          <draw:path draw:style-name="gr3" draw:text-style-name="P8" draw:layer="layout" svg:width="0.562cm" svg:height="0.511cm" svg:x="11.903cm" svg:y="12.9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63cm" svg:height="1.125cm" svg:x="12.579cm" svg:y="12.63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13.327cm" svg:y="13.065cm" svg:viewBox="0 0 750 266" svg:d="M712 46c18 0 38 0 38-23s-20-23-36-23h-676c-18 0-38 0-38 23s20 23 38 23zM714 266c16 0 36 0 36-23s-20-23-38-23h-674c-18 0-38 0-38 23s20 23 38 23z">
            <text:p/>
          </draw:path>
        </draw:g>
        <draw:g xml:id="id47" draw:id="id47">
          <svg:title>TexMaths</svg:title>
          <svg:desc>32§display§\frac{x}{\sqrt{x^2 + 5}}§svg§600§FALSE§</svg:desc>
          <draw:polygon draw:style-name="gr2" draw:text-style-name="P7" draw:layer="layout" svg:width="3.912cm" svg:height="2.193cm" svg:x="14.684cm" svg:y="12.292cm" svg:viewBox="0 0 3913 2194" draw:points="1957,2194 0,2194 0,0 3913,0 3913,2194">
            <text:p/>
          </draw:polygon>
          <draw:path draw:style-name="gr3" draw:text-style-name="P8" draw:layer="layout" svg:width="0.562cm" svg:height="0.511cm" svg:x="16.352cm" svg:y="12.236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5-79 120-87 13 44 54 87 121 87 118 0 182-146 182-174 0-10-11-10-13-10-10 0-13 2-16 10-35 123-115 148-151 148-43 0-61-35-61-74 0-25 8-48 20-100z">
            <text:p/>
          </draw:path>
          <draw:polygon draw:style-name="gr3" draw:text-style-name="P8" draw:layer="layout" svg:width="4.025cm" svg:height="0.048cm" svg:x="14.628cm" svg:y="13.191cm" svg:viewBox="0 0 4026 49" draw:points="2013,49 0,49 0,0 4026,0 4026,49">
            <text:p/>
          </draw:polygon>
          <draw:path draw:style-name="gr3" draw:text-style-name="P8" draw:layer="layout" svg:width="0.88cm" svg:height="1.126cm" svg:x="14.71cm" svg:y="13.416cm" svg:viewBox="0 0 881 1127" svg:d="M356 1009l-197-438c-8-18-16-18-18-18 0 0-8 0-18 8l-108 82c-15 10-15 15-15 18 0 5 3 12 10 12 8 0 28-15 39-25 7-5 25-18 36-26l222 487c8 18 16 18 26 18 15 0 18-6 28-21l512-1060c8-18 8-20 8-23 0-13-10-23-23-23-10 0-18 5-26 23z">
            <text:p/>
          </draw:path>
          <draw:polygon draw:style-name="gr3" draw:text-style-name="P8" draw:layer="layout" svg:width="3.088cm" svg:height="0.048cm" svg:x="15.565cm" svg:y="13.416cm" svg:viewBox="0 0 3089 49" draw:points="1544,49 0,49 0,0 3089,0 3089,49">
            <text:p/>
          </draw:polygon>
          <draw:path draw:style-name="gr3" draw:text-style-name="P8" draw:layer="layout" svg:width="0.562cm" svg:height="0.511cm" svg:x="15.599cm" svg:y="13.9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0 0-13 2-16 10-35 123-115 148-151 148-43 0-61-35-61-74 0-25 8-48 20-100z">
            <text:p/>
          </draw:path>
          <draw:path draw:style-name="gr3" draw:text-style-name="P8" draw:layer="layout" svg:width="0.35cm" svg:height="0.524cm" svg:x="16.259cm" svg:y="13.55cm" svg:viewBox="0 0 351 525" svg:d="M351 382h-28c-3 17-11 64-21 71-5 5-66 5-77 5h-146c82-74 111-94 159-133 59-46 113-95 113-171 0-95-85-154-187-154-97 0-164 69-164 141 0 41 33 46 41 46 20 0 44-15 44-44 0-12-6-41-47-41 23-56 77-74 116-74 79 0 120 62 120 126 0 69-49 123-74 153l-192 187c-8 8-8 10-8 31h328z">
            <text:p/>
          </draw:path>
          <draw:path draw:style-name="gr3" draw:text-style-name="P8" draw:layer="layout" svg:width="0.749cm" svg:height="0.752cm" svg:x="17.028cm" svg:y="13.742cm" svg:viewBox="0 0 750 753" svg:d="M400 399h315c15 0 35 0 35-23s-20-23-35-23h-315v-315c0-18 0-38-24-38-23 0-23 20-23 38v315h-315c-18 0-38 0-38 23s20 23 38 23h315v315c0 16 0 39 23 39 24 0 24-23 24-39z">
            <text:p/>
          </draw:path>
          <draw:path draw:style-name="gr3" draw:text-style-name="P8" draw:layer="layout" svg:width="0.45cm" svg:height="0.775cm" svg:x="18.144cm" svg:y="13.649cm" svg:viewBox="0 0 451 776" svg:d="M451 525c0-133-92-248-215-248-54 0-103 17-144 58v-220c23 8 62 16 98 16 138 0 217-103 217-118 0-8-2-13-10-13-3 0-5 0-10 3-23 10-77 33-154 33-46 0-97-8-151-31-8-5-10-5-13-5-10 0-10 10-10 28v333c0 21 0 31 15 31 8 0 11-3 13-10 13-18 56-80 146-80 59 0 87 51 97 72 18 43 21 87 21 143 0 39 0 108-28 154-26 43-69 74-121 74-82 0-146-59-166-125 2 0 8 0 20 0 36 0 57-29 57-54 0-28-21-56-57-56-18 0-56 7-56 61 0 95 77 205 205 205 131 0 246-108 246-2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36" anim:sub-item="text" smil:attributeName="visibility" smil:to="visible"/>
                  <anim:animate smil:dur="0.125s" smil:fill="hold" smil:targetElement="id36" anim:sub-item="text" smil:attributeName="width" smil:values="width*0.05;width" smil:keyTimes="0;1"/>
                  <anim:animate smil:dur="0.125s" smil:fill="hold" smil:targetElement="id36" anim:sub-item="text" smil:attributeName="height" smil:values="height;height" smil:keyTimes="0;1"/>
                  <anim:animate smil:dur="0.125s" smil:fill="hold" smil:targetElement="id36" anim:sub-item="text" smil:attributeName="x" smil:values="x-.2;x" smil:keyTimes="0;1"/>
                  <anim:animate smil:dur="0.125s" smil:fill="hold" smil:targetElement="id36" anim:sub-item="text" smil:attributeName="y" smil:values="y;y" smil:keyTimes="0;1"/>
                  <anim:transitionFilter smil:dur="0.125s" smil:targetElement="id3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5.199cm" svg:height="1.573cm" svg:x="1.398cm" svg:y="0.627cm" presentation:class="title" presentation:user-transformed="true">
          <draw:text-box>
            <text:p xml:id="id48" text:id="id48"><text:span text:style-name="T16">Hence onwards we will use method II only</text:span></text:p>
          </draw:text-box>
        </draw:frame>
        <draw:frame presentation:style-name="pr11" draw:text-style-name="P9" draw:layer="layout" svg:width="26.4cm" svg:height="12.4cm" svg:x="0.8cm" svg:y="2.6cm" presentation:class="subtitle" presentation:user-transformed="true">
          <draw:text-box>
            <text:p text:style-name="P4"><text:span text:style-name="T17"><text:tab/></text:span><text:span text:style-name="T17"><text:tab/></text:span></text:p>
            <text:p xml:id="id49" text:id="id49" text:style-name="P4"><text:span text:style-name="T13"><text:tab/></text:span><text:span text:style-name="T13">(ii) <text:s/>we have <text:s/></text:span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  <text:p text:style-name="P4"><text:span text:style-name="T13"><text:tab/></text:span><text:span text:style-name="T13"><text:tab/></text:span></text:p>
          </draw:text-box>
        </draw:frame>
        <draw:g xml:id="id50" draw:id="id50">
          <svg:title>TexMaths</svg:title>
          <svg:desc>36§display§y = \sin ( \log x )§svg§600§FALSE§</svg:desc>
          <draw:polygon draw:style-name="gr2" draw:text-style-name="P7" draw:layer="layout" svg:width="7.207cm" svg:height="1.139cm" svg:x="9.149cm" svg:y="3.193cm" svg:viewBox="0 0 7208 1140" draw:points="3602,1140 0,1140 0,0 7208,0 7208,1140">
            <text:p/>
          </draw:polygon>
          <draw:path draw:style-name="gr3" draw:text-style-name="P8" draw:layer="layout" svg:width="0.586cm" svg:height="0.82cm" svg:x="9.123cm" svg:y="3.519cm" svg:viewBox="0 0 587 821" svg:d="M582 78c5-18 5-20 5-29 0-23-20-35-37-35-14 0-35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6 297-259z">
            <text:p/>
          </draw:path>
          <draw:path draw:style-name="gr3" draw:text-style-name="P8" draw:layer="layout" svg:width="0.843cm" svg:height="0.298cm" svg:x="10.174cm" svg:y="3.614cm" svg:viewBox="0 0 844 299" svg:d="M801 52c20 0 43 0 43-26s-23-26-41-26h-760c-20 0-43 0-43 26s23 26 43 26zM803 299c18 0 41 0 41-25 0-26-23-26-43-26h-758c-20 0-43 0-43 26 0 25 23 25 43 25z">
            <text:p/>
          </draw:path>
          <draw:path draw:style-name="gr3" draw:text-style-name="P8" draw:layer="layout" svg:width="0.417cm" svg:height="0.584cm" svg:x="11.479cm" svg:y="3.513cm" svg:viewBox="0 0 418 585" svg:d="M222 323c29 5 132 25 132 118 0 63-43 115-144 115-106 0-152-72-175-182-3-14-6-20-18-20-17 0-17 9-17 32v167c0 23 0 32 14 32 6 0 9-3 32-26 3-3 3-6 26-29 55 52 112 55 138 55 147 0 208-87 208-179 0-66-41-104-55-121-43-40-92-49-144-60-72-15-159-29-159-104 0-46 35-98 144-98 139 0 147 115 150 156 0 11 12 11 15 11 17 0 17-6 17-32v-126c0-23 0-32-15-32-5 0-8 0-25 14-3 6-18 18-23 21-47-35-101-35-119-35-155 0-204 86-204 155 0 47 20 81 55 110 40 32 77 40 167 58z">
            <text:p/>
          </draw:path>
          <draw:path draw:style-name="gr3" draw:text-style-name="P8" draw:layer="layout" svg:width="0.273cm" svg:height="0.848cm" svg:x="11.98cm" svg:y="3.234cm" svg:viewBox="0 0 274 849" svg:d="M184 288l-178 14v41c83 0 95 5 95 69v340c0 57-15 57-101 57v40c40-2 109-2 141-2 43 0 89 0 133 2v-40c-84 0-90-6-90-55zM190 66c0-40-32-66-69-66-40 0-66 35-66 66 0 35 26 69 66 69 37 0 69-28 69-69z">
            <text:p/>
          </draw:path>
          <draw:path draw:style-name="gr3" draw:text-style-name="P8" draw:layer="layout" svg:width="0.638cm" svg:height="0.561cm" svg:x="12.328cm" svg:y="3.519cm" svg:viewBox="0 0 639 562" svg:d="M98 124v342c0 55-12 55-98 55v41c43 0 109-3 144-3 32 0 98 3 141 3v-41c-83 0-98 0-98-55v-236c0-132 89-201 170-201s95 69 95 141v296c0 55-14 55-98 55v41c43 0 110-3 144-3 32 0 98 3 141 3v-41c-66 0-98 0-98-37v-242c0-110 0-150-40-196-17-20-60-46-132-46-95 0-153 55-190 132v-132l-179 14v41c89 0 98 8 98 69z">
            <text:p/>
          </draw:path>
          <draw:path draw:style-name="gr3" draw:text-style-name="P8" draw:layer="layout" svg:width="0.296cm" svg:height="1.266cm" svg:x="13.117cm" svg:y="3.13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284cm" svg:height="0.88cm" svg:x="13.526cm" svg:y="3.202cm" svg:viewBox="0 0 285 881" svg:d="M184 0l-184 14v41c89 0 101 8 101 69v659c0 58-15 58-101 58v40c43-3 109-3 141-3s95 0 144 3v-40c-86 0-101 0-101-58z">
            <text:p/>
          </draw:path>
          <draw:path draw:style-name="gr3" draw:text-style-name="P8" draw:layer="layout" svg:width="0.563cm" svg:height="0.584cm" svg:x="13.869cm" svg:y="3.513cm" svg:viewBox="0 0 564 585" svg:d="M564 297c0-162-129-297-282-297-158 0-282 138-282 297 0 164 132 288 282 288 153 0 282-127 282-288zM282 553c-55 0-109-29-144-87-31-54-31-132-31-178 0-49 0-118 28-176 35-57 95-83 147-83 55 0 110 26 144 80 32 55 32 130 32 179 0 46 0 115-29 170-26 57-83 95-147 95z">
            <text:p/>
          </draw:path>
          <draw:path draw:style-name="gr3" draw:text-style-name="P8" draw:layer="layout" svg:width="0.581cm" svg:height="0.837cm" svg:x="14.502cm" svg:y="3.504cm" svg:viewBox="0 0 582 838" svg:d="M248 357c-113 0-113-127-113-155 0-35 3-75 21-107 11-17 40-52 92-52 109 0 109 127 109 156 0 34 0 75-20 106-12 18-40 52-89 52zM98 406c0-6 0-35 23-60 49 37 101 40 127 40 118 0 204-87 204-184 0-49-20-95-52-124 46-43 92-49 115-49 3 0 9 0 12 0-14 6-20 20-20 34 0 23 17 38 37 38 12 0 38-9 38-38 0-23-18-63-67-63-25 0-80 9-135 60-52-43-106-46-132-46-118 0-208 87-208 185 0 57 29 103 61 132-17 17-41 61-41 104 0 40 18 89 58 112-78 23-118 78-118 130 0 89 127 161 282 161 150 0 282-66 282-164 0-46-20-110-83-147-69-35-141-35-219-35-32 0-86 0-95 0-40-5-69-46-69-86zM282 806c-129 0-216-63-216-129 0-61 49-107 104-110h75c109 0 253 0 253 110 0 66-92 129-216 129z">
            <text:p/>
          </draw:path>
          <draw:path draw:style-name="gr3" draw:text-style-name="P8" draw:layer="layout" svg:width="0.633cm" svg:height="0.575cm" svg:x="15.366cm" svg:y="3.519cm" svg:viewBox="0 0 634 576" svg:d="M389 179c6-35 34-150 124-150 5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4 138-130 167-170 167-49 0-69-40-69-83 0-29 8-55 23-113z">
            <text:p/>
          </draw:path>
          <draw:path draw:style-name="gr3" draw:text-style-name="P8" draw:layer="layout" svg:width="0.296cm" svg:height="1.266cm" svg:x="16.123cm" svg:y="3.13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 xml:id="id51" draw:id="id51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4.243cm" svg:y="4.786cm" svg:viewBox="0 0 7168 695" draw:points="3584,695 0,695 0,0 7168,0 7168,695">
            <text:p/>
          </draw:polygon>
          <draw:path draw:style-name="gr3" draw:text-style-name="P8" draw:layer="layout" svg:width="0.757cm" svg:height="0.771cm" svg:x="4.225cm" svg:y="4.7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5.083cm" svg:y="4.7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5.387cm" svg:y="4.7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6.112cm" svg:y="5.4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6.859cm" svg:y="5.0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7.758cm" svg:y="5.4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8.383cm" svg:y="5.0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8.923cm" svg:y="5.4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9.54cm" svg:y="4.8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0.016cm" svg:y="5.4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0.638cm" svg:y="5.0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1.347cm" svg:y="5.404cm" svg:viewBox="0 0 123 123" svg:d="M123 62c0-34-28-62-62-62-33 0-61 28-61 62 0 33 28 61 61 61 34 0 62-28 62-61z">
            <text:p/>
          </draw:path>
        </draw:g>
        <draw:g xml:id="id52" draw:id="id52">
          <svg:title>TexMaths</svg:title>
          <svg:desc>32§display§\frac{dy}{dx} = \frac{d}{dx}\left[ \sin ( \log x ) \right]§svg§600§FALSE§</svg:desc>
          <draw:polygon draw:style-name="gr2" draw:text-style-name="P7" draw:layer="layout" svg:width="9.467cm" svg:height="2.214cm" svg:x="4.182cm" svg:y="6.389cm" svg:viewBox="0 0 9468 2215" draw:points="4734,2215 0,2215 0,0 9468,0 9468,2215">
            <text:p/>
          </draw:polygon>
          <draw:path draw:style-name="gr3" draw:text-style-name="P8" draw:layer="layout" svg:width="0.537cm" svg:height="0.795cm" svg:x="4.198cm" svg:y="6.3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4.769cm" svg:y="6.617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1cm" svg:height="0.048cm" svg:x="4.126cm" svg:y="7.57cm" svg:viewBox="0 0 1232 49" draw:points="614,49 0,49 0,0 1232,0 1232,49">
            <text:p/>
          </draw:polygon>
          <draw:path draw:style-name="gr3" draw:text-style-name="P8" draw:layer="layout" svg:width="0.537cm" svg:height="0.795cm" svg:x="4.172cm" svg:y="7.8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4.743cm" svg:y="8.1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5.865cm" svg:y="7.4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7.49cm" svg:y="6.3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8" draw:layer="layout" svg:width="1.231cm" svg:height="0.048cm" svg:x="7.124cm" svg:y="7.57cm" svg:viewBox="0 0 1232 49" draw:points="614,49 0,49 0,0 1232,0 1232,49">
            <text:p/>
          </draw:polygon>
          <draw:path draw:style-name="gr3" draw:text-style-name="P8" draw:layer="layout" svg:width="0.537cm" svg:height="0.795cm" svg:x="7.17cm" svg:y="7.8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7.741cm" svg:y="8.1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olygon draw:style-name="gr3" draw:text-style-name="P8" draw:layer="layout" svg:width="0.155cm" svg:height="1.126cm" svg:x="8.806cm" svg:y="7.032cm" svg:viewBox="0 0 156 1127" draw:points="156,1127 156,1083 46,1083 46,46 156,46 156,0 0,0 0,1127">
            <text:p/>
          </draw:polygon>
          <draw:path draw:style-name="gr3" draw:text-style-name="P8" draw:layer="layout" svg:width="0.37cm" svg:height="0.519cm" svg:x="9.024cm" svg:y="7.3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8" draw:layer="layout" svg:width="0.242cm" svg:height="0.754cm" svg:x="9.467cm" svg:y="7.122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567cm" svg:height="0.498cm" svg:x="9.779cm" svg:y="7.378cm" svg:viewBox="0 0 568 499" svg:d="M87 110v305c0 48-10 48-87 48v36c38 0 97-2 128-2 28 0 87 2 125 2v-36c-74 0-87 0-87-48v-210c0-118 80-179 151-179 72 0 85 61 85 125v264c0 48-13 48-87 48v36c38 0 97-2 128-2 28 0 87 2 125 2v-36c-58 0-87 0-87-33v-215c0-97 0-133-35-174-16-18-54-41-118-41-85 0-136 49-169 118v-118l-159 13v36c79 0 87 7 87 61z">
            <text:p/>
          </draw:path>
          <draw:path draw:style-name="gr3" draw:text-style-name="P8" draw:layer="layout" svg:width="0.263cm" svg:height="1.126cm" svg:x="10.481cm" svg:y="7.032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252cm" svg:height="0.782cm" svg:x="10.842cm" svg:y="7.093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11.149cm" svg:y="7.37cm" svg:viewBox="0 0 502 520" svg:d="M502 264c0-144-115-264-251-264-141 0-251 123-251 264 0 146 118 256 251 256 136 0 251-113 251-256zM251 492c-49 0-97-26-128-77-28-49-28-118-28-159 0-43 0-105 25-156 31-51 85-74 131-74 49 0 97 23 125 71 31 49 31 116 31 159 0 41 0 102-26 151-23 51-74 85-130 85z">
            <text:p/>
          </draw:path>
          <draw:path draw:style-name="gr3" draw:text-style-name="P8" draw:layer="layout" svg:width="0.516cm" svg:height="0.744cm" svg:x="11.712cm" svg:y="7.365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8" draw:layer="layout" svg:width="0.562cm" svg:height="0.511cm" svg:x="12.478cm" svg:y="7.3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263cm" svg:height="1.126cm" svg:x="13.154cm" svg:y="7.032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olygon draw:style-name="gr3" draw:text-style-name="P8" draw:layer="layout" svg:width="0.155cm" svg:height="1.126cm" svg:x="13.551cm" svg:y="7.032cm" svg:viewBox="0 0 156 1127" draw:points="156,0 0,0 0,46 110,46 110,1083 0,1083 0,1127 156,1127">
            <text:p/>
          </draw:polygon>
        </draw:g>
        <draw:g xml:id="id53" draw:id="id53">
          <svg:title>TexMaths</svg:title>
          <svg:desc>32§display§\frac{dy}{dx} =  \cos ( \log x )\times §svg§600§FALSE§</svg:desc>
          <draw:polygon draw:style-name="gr2" draw:text-style-name="P7" draw:layer="layout" svg:width="8.126cm" svg:height="2.214cm" svg:x="4.183cm" svg:y="9.188cm" svg:viewBox="0 0 8127 2215" draw:points="4063,2215 0,2215 0,0 8127,0 8127,2215">
            <text:p/>
          </draw:polygon>
          <draw:path draw:style-name="gr3" draw:text-style-name="P8" draw:layer="layout" svg:width="0.537cm" svg:height="0.795cm" svg:x="4.199cm" svg:y="9.132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4.77cm" svg:y="9.416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1cm" svg:height="0.048cm" svg:x="4.127cm" svg:y="10.369cm" svg:viewBox="0 0 1232 49" draw:points="615,49 0,49 0,0 1232,0 1232,49">
            <text:p/>
          </draw:polygon>
          <draw:path draw:style-name="gr3" draw:text-style-name="P8" draw:layer="layout" svg:width="0.537cm" svg:height="0.795cm" svg:x="4.173cm" svg:y="10.666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4.744cm" svg:y="10.94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5.866cm" svg:y="10.2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29cm" svg:height="0.519cm" svg:x="7.028cm" svg:y="10.169cm" svg:viewBox="0 0 430 520" svg:d="M95 261c0-184 92-233 151-233 10 0 82 0 123 41-49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8" draw:layer="layout" svg:width="0.501cm" svg:height="0.519cm" svg:x="7.522cm" svg:y="10.169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8" draw:layer="layout" svg:width="0.37cm" svg:height="0.519cm" svg:x="8.091cm" svg:y="10.169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8" draw:layer="layout" svg:width="0.263cm" svg:height="1.126cm" svg:x="8.608cm" svg:y="9.83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252cm" svg:height="0.782cm" svg:x="8.971cm" svg:y="9.892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9.279cm" svg:y="10.169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8" draw:layer="layout" svg:width="0.516cm" svg:height="0.744cm" svg:x="9.839cm" svg:y="10.164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8" draw:layer="layout" svg:width="0.562cm" svg:height="0.511cm" svg:x="10.608cm" svg:y="10.17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1.281cm" svg:y="9.831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8" draw:layer="layout" svg:width="0.544cm" svg:height="0.544cm" svg:x="11.819cm" svg:y="10.12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55" draw:id="id55">
          <svg:title>TexMaths</svg:title>
          <svg:desc>32§display§\frac{dy}{dx} =  \cos ( \log x) \times§svg§600§FALSE§</svg:desc>
          <draw:polygon draw:style-name="gr2" draw:text-style-name="P7" draw:layer="layout" svg:width="8.126cm" svg:height="2.214cm" svg:x="4.186cm" svg:y="12.089cm" svg:viewBox="0 0 8127 2215" draw:points="4063,2215 0,2215 0,0 8127,0 8127,2215">
            <text:p/>
          </draw:polygon>
          <draw:path draw:style-name="gr3" draw:text-style-name="P8" draw:layer="layout" svg:width="0.537cm" svg:height="0.795cm" svg:x="4.202cm" svg:y="12.0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4.773cm" svg:y="12.317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1cm" svg:height="0.048cm" svg:x="4.13cm" svg:y="13.27cm" svg:viewBox="0 0 1232 49" draw:points="615,49 0,49 0,0 1232,0 1232,49">
            <text:p/>
          </draw:polygon>
          <draw:path draw:style-name="gr3" draw:text-style-name="P8" draw:layer="layout" svg:width="0.537cm" svg:height="0.795cm" svg:x="4.176cm" svg:y="13.5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4.747cm" svg:y="13.8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5.869cm" svg:y="13.1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29cm" svg:height="0.519cm" svg:x="7.031cm" svg:y="13.07cm" svg:viewBox="0 0 430 520" svg:d="M95 261c0-184 92-233 151-233 10 0 82 0 123 41-49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8" draw:layer="layout" svg:width="0.501cm" svg:height="0.519cm" svg:x="7.525cm" svg:y="13.07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8" draw:layer="layout" svg:width="0.37cm" svg:height="0.519cm" svg:x="8.094cm" svg:y="13.0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8" draw:layer="layout" svg:width="0.263cm" svg:height="1.126cm" svg:x="8.611cm" svg:y="12.732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252cm" svg:height="0.782cm" svg:x="8.974cm" svg:y="12.793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9.282cm" svg:y="13.07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8" draw:layer="layout" svg:width="0.516cm" svg:height="0.744cm" svg:x="9.842cm" svg:y="13.065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8" draw:layer="layout" svg:width="0.562cm" svg:height="0.511cm" svg:x="10.611cm" svg:y="13.0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1.284cm" svg:y="12.732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8" draw:layer="layout" svg:width="0.544cm" svg:height="0.544cm" svg:x="11.822cm" svg:y="13.021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54" draw:id="id54">
          <svg:title>TexMaths</svg:title>
          <svg:desc>32§display§\frac{d}{dx}( \log x )§svg§600§FALSE§</svg:desc>
          <draw:polygon draw:style-name="gr2" draw:text-style-name="P7" draw:layer="layout" svg:width="4.296cm" svg:height="2.214cm" svg:x="12.982cm" svg:y="9.188cm" svg:viewBox="0 0 4297 2215" draw:points="2147,2215 0,2215 0,0 4297,0 4297,2215">
            <text:p/>
          </draw:polygon>
          <draw:path draw:style-name="gr3" draw:text-style-name="P8" draw:layer="layout" svg:width="0.536cm" svg:height="0.795cm" svg:x="13.292cm" svg:y="9.132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8" draw:layer="layout" svg:width="1.23cm" svg:height="0.048cm" svg:x="12.926cm" svg:y="10.369cm" svg:viewBox="0 0 1231 49" draw:points="614,49 0,49 0,0 1231,0 1231,49">
            <text:p/>
          </draw:polygon>
          <draw:path draw:style-name="gr3" draw:text-style-name="P8" draw:layer="layout" svg:width="0.536cm" svg:height="0.795cm" svg:x="12.972cm" svg:y="10.666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13.543cm" svg:y="10.9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263cm" svg:height="1.126cm" svg:x="14.4cm" svg:y="9.83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252cm" svg:height="0.782cm" svg:x="14.764cm" svg:y="9.892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15.071cm" svg:y="10.169cm" svg:viewBox="0 0 502 520" svg:d="M502 264c0-144-116-264-251-264-141 0-251 123-251 264 0 146 118 256 251 256 135 0 251-113 251-256zM251 492c-49 0-97-26-128-77-28-49-28-118-28-159 0-43 0-105 25-156 31-51 85-74 131-74 48 0 97 23 125 71 31 49 31 116 31 159 0 41 0 102-26 151-23 51-74 85-130 85z">
            <text:p/>
          </draw:path>
          <draw:path draw:style-name="gr3" draw:text-style-name="P8" draw:layer="layout" svg:width="0.516cm" svg:height="0.744cm" svg:x="15.631cm" svg:y="10.164cm" svg:viewBox="0 0 517 745" svg:d="M220 317c-100 0-100-112-100-138 0-30 3-66 18-95 10-15 36-46 82-46 97 0 97 113 97 139 0 30 0 66-18 94-10 16-35 46-79 46zM87 361c0-5 0-31 20-54 44 34 90 36 113 36 105 0 182-77 182-164 0-43-18-84-46-110 41-38 82-43 102-43 3 0 8 0 10 0-12 5-18 18-18 30 0 21 16 34 34 34 10 0 33-8 33-34 0-20-15-56-59-56-23 0-72 8-120 54-46-39-95-41-118-41-105 0-184 77-184 164 0 51 25 92 54 117-16 16-36 54-36 93 0 35 15 79 51 99-69 21-105 70-105 116 0 79 113 143 251 143 133 0 251-59 251-146 0-41-18-97-75-130-61-31-125-31-194-31-28 0-77 0-85 0-35-5-61-41-61-77zM251 717c-115 0-192-56-192-115 0-54 43-95 92-98h67c97 0 225 0 225 98 0 59-82 115-192 115z">
            <text:p/>
          </draw:path>
          <draw:path draw:style-name="gr3" draw:text-style-name="P8" draw:layer="layout" svg:width="0.562cm" svg:height="0.511cm" svg:x="16.399cm" svg:y="10.17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5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263cm" svg:height="1.126cm" svg:x="17.072cm" svg:y="9.831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56" draw:id="id56">
          <svg:title>TexMaths</svg:title>
          <svg:desc>32§display§\frac{1}{x} = §svg§600§FALSE§</svg:desc>
          <draw:polygon draw:style-name="gr2" draw:text-style-name="P7" draw:layer="layout" svg:width="1.787cm" svg:height="2.184cm" svg:x="12.685cm" svg:y="12.089cm" svg:viewBox="0 0 1788 2185" draw:points="895,2185 0,2185 0,0 1788,0 1788,2185">
            <text:p/>
          </draw:polygon>
          <draw:path draw:style-name="gr3" draw:text-style-name="P8" draw:layer="layout" svg:width="0.373cm" svg:height="0.752cm" svg:x="12.77cm" svg:y="12.033cm" svg:viewBox="0 0 374 753" svg:d="M233 28c0-25 0-28-26-28-71 72-171 72-207 72v36c23 0 90 0 148-31v587c0 41-2 53-105 53h-35v36c38-5 138-5 181-5 46 0 144 0 185 5v-36h-36c-103 0-105-12-105-53z">
            <text:p/>
          </draw:path>
          <draw:polygon draw:style-name="gr3" draw:text-style-name="P8" draw:layer="layout" svg:width="0.644cm" svg:height="0.048cm" svg:x="12.629cm" svg:y="13.24cm" svg:viewBox="0 0 645 49" draw:points="322,49 0,49 0,0 645,0 645,49">
            <text:p/>
          </draw:polygon>
          <draw:path draw:style-name="gr3" draw:text-style-name="P8" draw:layer="layout" svg:width="0.562cm" svg:height="0.511cm" svg:x="12.662cm" svg:y="13.819cm" svg:viewBox="0 0 563 512" svg:d="M345 159c6-31 31-133 110-133 8 0 34 0 57 12-31 8-54 36-54 62 0 18 13 41 43 41 26 0 62-21 62-67 0-59-67-74-105-74-67 0-105 59-120 87-28-77-87-87-121-87-117 0-181 146-181 174 0 10 10 10 13 10 10 0 12 0 15-10 38-120 113-148 151-148 20 0 61 10 61 74 0 36-20 113-61 269-18 72-59 118-108 118-7 0-33 0-56-13 28-8 54-31 54-62 0-30-26-41-44-41-33 0-61 31-61 67 0 51 56 74 105 74 77 0 115-79 120-87 13 44 54 87 120 87 118 0 182-146 182-174 0-10-10-10-13-10-10 0-13 2-15 10-36 123-115 149-151 149-44 0-61-36-61-75 0-25 7-48 20-99z">
            <text:p/>
          </draw:path>
          <draw:path draw:style-name="gr3" draw:text-style-name="P8" draw:layer="layout" svg:width="0.749cm" svg:height="0.265cm" svg:x="13.78cm" svg:y="13.132cm" svg:viewBox="0 0 750 266" svg:d="M711 46c18 0 39 0 39-23s-21-23-36-23h-676c-18 0-38 0-38 23s20 23 38 23zM714 266c15 0 36 0 36-23s-21-23-39-23h-673c-18 0-38 0-38 23s20 23 38 23z">
            <text:p/>
          </draw:path>
        </draw:g>
        <draw:g xml:id="id57" draw:id="id57">
          <svg:title>TexMaths</svg:title>
          <svg:desc>32§display§\frac{\cos ( \log x ) }{x}§svg§600§FALSE§</svg:desc>
          <draw:polygon draw:style-name="gr2" draw:text-style-name="P7" draw:layer="layout" svg:width="4.552cm" svg:height="2.276cm" svg:x="15.185cm" svg:y="12.089cm" svg:viewBox="0 0 4553 2277" draw:points="2275,2277 0,2277 0,0 4553,0 4553,2277">
            <text:p/>
          </draw:polygon>
          <draw:path draw:style-name="gr3" draw:text-style-name="P8" draw:layer="layout" svg:width="0.429cm" svg:height="0.518cm" svg:x="15.167cm" svg:y="12.373cm" svg:viewBox="0 0 430 519" svg:d="M95 261c0-184 92-233 151-233 10 0 82 0 123 41-47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501cm" svg:height="0.518cm" svg:x="15.661cm" svg:y="12.373cm" svg:viewBox="0 0 502 519" svg:d="M502 264c0-144-116-264-251-264-141 0-251 123-251 264 0 145 118 255 251 255 135 0 251-112 251-255zM251 491c-49 0-97-25-128-76-28-49-28-118-28-159 0-44 0-105 25-156 31-51 85-74 131-74 48 0 97 23 125 71 31 49 31 115 31 159 0 41 0 102-26 151-23 51-74 84-130 84z">
            <text:p/>
          </draw:path>
          <draw:path draw:style-name="gr3" draw:text-style-name="P8" draw:layer="layout" svg:width="0.37cm" svg:height="0.518cm" svg:x="16.227cm" svg:y="12.373cm" svg:viewBox="0 0 371 519" svg:d="M197 287c26 5 118 23 118 105 0 56-39 102-128 102-95 0-136-64-156-161-3-13-5-18-16-18-15 0-15 7-15 28v148c0 21 0 28 13 28 5 0 7-2 28-23 3-2 3-5 23-25 49 46 100 48 123 48 130 0 184-76 184-158 0-59-36-92-49-108-38-35-81-43-127-53-64-13-141-26-141-93 0-40 30-87 128-87 123 0 130 103 133 139 0 10 10 10 13 10 15 0 15-5 15-28v-113c0-20 0-28-13-28-5 0-8 0-23 13-2 5-15 15-20 18-41-31-90-31-105-31-138 0-182 77-182 138 0 41 18 72 49 97 35 29 69 36 148 52z">
            <text:p/>
          </draw:path>
          <draw:path draw:style-name="gr3" draw:text-style-name="P8" draw:layer="layout" svg:width="0.263cm" svg:height="1.125cm" svg:x="16.747cm" svg:y="12.033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52cm" svg:height="0.782cm" svg:x="17.11cm" svg:y="12.097cm" svg:viewBox="0 0 253 783" svg:d="M164 0l-164 13v36c79 0 90 7 90 61v586c0 51-13 51-90 51v36c38-3 97-3 125-3 29 0 85 0 128 3v-36c-76 0-89 0-89-51z">
            <text:p/>
          </draw:path>
          <draw:path draw:style-name="gr3" draw:text-style-name="P8" draw:layer="layout" svg:width="0.501cm" svg:height="0.518cm" svg:x="17.415cm" svg:y="12.373cm" svg:viewBox="0 0 502 519" svg:d="M502 264c0-144-116-264-251-264-141 0-251 123-251 264 0 145 118 255 251 255 135 0 251-112 251-255zM251 491c-49 0-97-25-128-76-28-49-28-118-28-159 0-44 0-105 25-156 31-51 85-74 131-74 48 0 97 23 125 71 31 49 31 115 31 159 0 41 0 102-26 151-23 51-74 84-130 84z">
            <text:p/>
          </draw:path>
          <draw:path draw:style-name="gr3" draw:text-style-name="P8" draw:layer="layout" svg:width="0.516cm" svg:height="0.744cm" svg:x="17.978cm" svg:y="12.366cm" svg:viewBox="0 0 517 745" svg:d="M220 317c-100 0-100-112-100-138 0-31 3-66 18-95 10-15 36-46 82-46 97 0 97 113 97 139 0 30 0 66-18 94-10 16-35 46-79 46zM87 361c0-5 0-31 20-54 44 33 90 36 113 36 105 0 182-77 182-164 0-43-18-84-46-110 41-38 82-43 102-43 3 0 8 0 10 0-12 5-18 18-18 30 0 21 16 34 34 34 10 0 33-8 33-34 0-20-15-56-59-56-23 0-72 8-120 54-46-39-95-41-118-41-105 0-184 77-184 164 0 51 25 92 54 117-16 16-36 54-36 92 0 36 15 80 51 100-69 21-105 69-105 115 0 80 113 144 251 144 133 0 251-59 251-146 0-41-18-97-75-131-61-30-125-30-194-30-28 0-77 0-85 0-35-6-61-41-61-77zM251 716c-115 0-192-56-192-115 0-53 43-94 92-97h67c97 0 225 0 225 97 0 59-82 115-192 115z">
            <text:p/>
          </draw:path>
          <draw:path draw:style-name="gr3" draw:text-style-name="P8" draw:layer="layout" svg:width="0.562cm" svg:height="0.511cm" svg:x="18.743cm" svg:y="12.378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8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19.419cm" svg:y="12.033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olygon draw:style-name="gr3" draw:text-style-name="P8" draw:layer="layout" svg:width="4.665cm" svg:height="0.048cm" svg:x="15.129cm" svg:y="13.333cm" svg:viewBox="0 0 4666 49" draw:points="2332,49 0,49 0,0 4666,0 4666,49">
            <text:p/>
          </draw:polygon>
          <draw:path draw:style-name="gr3" draw:text-style-name="P8" draw:layer="layout" svg:width="0.562cm" svg:height="0.511cm" svg:x="17.171cm" svg:y="13.911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8-80 120-87 13 43 54 87 121 87 117 0 181-146 181-174 0-10-10-10-13-10-10 0-12 2-15 10-36 123-115 148-151 148-43 0-61-36-61-74 0-26 7-49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2" draw:text-style-name="P10" draw:layer="layout" svg:width="26.4cm" svg:height="14.173cm" svg:x="0.722cm" svg:y="0.627cm" presentation:class="title" presentation:user-transformed="true">
          <draw:text-box>
            <text:p xml:id="id58" text:id="id58" text:style-name="P4"><text:span text:style-name="T15"><text:tab/></text:span><text:span text:style-name="T15"><text:tab/></text:span><text:span text:style-name="T13"><text:line-break/></text:span><text:span text:style-name="T13"><text:tab/></text:span><text:span text:style-name="T13"> </text:span><text:span text:style-name="T3">(iii) We have</text:span><text:span text:style-name="T13"> 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59" draw:id="id59">
          <svg:title>TexMaths</svg:title>
          <svg:desc>36§display§y = \log ( x^5 + 4 )§svg§600§FALSE§</svg:desc>
          <draw:polygon draw:style-name="gr2" draw:text-style-name="P7" draw:layer="layout" svg:width="8.19cm" svg:height="1.301cm" svg:x="9.25cm" svg:y="1.294cm" svg:viewBox="0 0 8191 1302" draw:points="4095,1302 0,1302 0,0 8191,0 8191,1302">
            <text:p/>
          </draw:polygon>
          <draw:path draw:style-name="gr3" draw:text-style-name="P8" draw:layer="layout" svg:width="0.587cm" svg:height="0.82cm" svg:x="9.224cm" svg:y="1.781cm" svg:viewBox="0 0 588 821" svg:d="M582 78c6-17 6-20 6-29 0-23-21-35-38-35-14 0-34 6-46 26-3 6-12 46-17 69-9 32-18 67-26 101l-58 231c-3 17-57 106-141 106-66 0-81-54-81-103 0-58 23-136 67-248 20-52 23-66 23-92 0-58-41-104-104-104-121 0-167 184-167 196 0 11 12 11 14 11 15 0 15-2 21-23 34-118 86-155 129-155 9 0 32 0 32 40 0 32-12 64-23 89-49 133-72 208-72 266 0 112 80 152 155 152 49 0 92-23 127-57-14 66-32 126-81 196-34 43-83 80-141 80-17 0-75-6-95-55 20 0 35 0 55-14 11-11 23-29 23-52 0-40-35-46-46-46-29 0-72 20-72 84 0 63 58 109 135 109 133 0 262-115 297-259z">
            <text:p/>
          </draw:path>
          <draw:path draw:style-name="gr3" draw:text-style-name="P8" draw:layer="layout" svg:width="0.843cm" svg:height="0.299cm" svg:x="10.275cm" svg:y="1.876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8" draw:layer="layout" svg:width="0.284cm" svg:height="0.881cm" svg:x="11.58cm" svg:y="1.464cm" svg:viewBox="0 0 285 882" svg:d="M184 0l-184 14v41c89 0 101 8 101 69v660c0 57-15 57-101 57v41c43-3 109-3 141-3s95 0 144 3v-41c-86 0-101 0-101-57z">
            <text:p/>
          </draw:path>
          <draw:path draw:style-name="gr3" draw:text-style-name="P8" draw:layer="layout" svg:width="0.563cm" svg:height="0.584cm" svg:x="11.925cm" svg:y="1.776cm" svg:viewBox="0 0 564 585" svg:d="M564 297c0-162-129-297-282-297-158 0-282 138-282 297 0 164 132 288 282 288 153 0 282-127 282-288zM282 553c-54 0-109-29-144-86-31-55-31-133-31-179 0-49 0-118 28-176 35-57 95-83 147-83 55 0 110 26 144 80 32 55 32 130 32 179 0 46 0 115-29 170-26 58-83 95-147 95z">
            <text:p/>
          </draw:path>
          <draw:path draw:style-name="gr3" draw:text-style-name="P8" draw:layer="layout" svg:width="0.581cm" svg:height="0.837cm" svg:x="12.559cm" svg:y="1.77cm" svg:viewBox="0 0 582 838" svg:d="M248 357c-113 0-113-127-113-155 0-35 3-75 21-107 11-17 40-52 92-52 109 0 109 127 109 156 0 34 0 75-20 106-12 18-40 52-89 52zM98 406c0-6 0-34 23-60 49 37 101 40 127 40 118 0 204-86 204-184 0-49-20-95-52-124 46-43 92-49 116-49 2 0 8 0 11 0-14 6-20 20-20 34 0 23 17 38 37 38 12 0 38-9 38-38 0-23-18-63-66-63-26 0-81 9-136 61-52-44-106-47-132-47-118 0-208 87-208 185 0 57 29 104 61 132-17 18-41 61-41 104 0 40 18 89 58 112-78 23-118 78-118 130 0 89 127 161 282 161 150 0 282-66 282-164 0-46-20-109-83-147-69-34-141-34-219-34-32 0-86 0-95 0-40-6-69-46-69-87zM282 807c-129 0-216-64-216-130 0-60 49-107 104-109h75c109 0 253 0 253 109 0 66-92 130-216 130z">
            <text:p/>
          </draw:path>
          <draw:path draw:style-name="gr3" draw:text-style-name="P8" draw:layer="layout" svg:width="0.296cm" svg:height="1.267cm" svg:x="13.299cm" svg:y="1.392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3" draw:text-style-name="P8" draw:layer="layout" svg:width="0.633cm" svg:height="0.575cm" svg:x="13.702cm" svg:y="1.781cm" svg:viewBox="0 0 634 576" svg:d="M389 179c6-35 34-150 124-150 8 0 37 0 63 14-35 9-60 41-60 69 0 21 14 46 48 46 29 0 70-23 70-74 0-67-75-84-118-84-75 0-119 66-136 98-32-86-98-98-135-98-133 0-205 164-205 196 0 11 12 11 15 11 11 0 14 0 17-11 43-135 127-167 170-167 23 0 69 11 69 83 0 41-23 127-69 303-20 81-66 132-121 132-9 0-37 0-63-14 31-9 60-35 60-69 0-35-29-46-49-46-37 0-69 34-69 75 0 57 63 83 121 83 83 0 130-89 132-98 15 49 61 98 139 98 129 0 201-164 201-196 0-11-11-11-14-11-12 0-15 3-17 11-41 139-127 167-170 167-49 0-69-40-69-83 0-29 8-55 23-113z">
            <text:p/>
          </draw:path>
          <draw:path draw:style-name="gr3" draw:text-style-name="P8" draw:layer="layout" svg:width="0.394cm" svg:height="0.607cm" svg:x="14.445cm" svg:y="1.231cm" svg:viewBox="0 0 395 608" svg:d="M81 95c46 12 75 12 89 12 115 0 187-81 187-95 0-9-9-12-11-12-3 0-3 0-9 3-20 9-66 26-133 26-25 0-72-3-132-23-9-6-9-6-12-6-11 0-11 9-11 23v262c0 18 0 26 14 26 9 0 9 0 18-11 40-49 95-55 126-55 52 0 75 40 81 49 17 29 20 63 20 115 0 26 0 78-26 118-23 32-60 52-103 52-58 0-119-32-142-89 35 3 52-20 52-43 0-38-31-47-46-47 0 0-43 0-43 49 0 81 72 159 181 159 113 0 214-84 214-196 0-101-78-193-188-193-40 0-86 9-126 43z">
            <text:p/>
          </draw:path>
          <draw:path draw:style-name="gr3" draw:text-style-name="P8" draw:layer="layout" svg:width="0.843cm" svg:height="0.846cm" svg:x="15.309cm" svg:y="1.603cm" svg:viewBox="0 0 844 847" svg:d="M449 449h355c17 0 40 0 40-25 0-26-23-26-40-26h-355v-355c0-20 0-43-26-43s-26 23-26 43v355h-354c-20 0-43 0-43 26 0 25 23 25 43 25h354v355c0 17 0 43 26 43s26-26 26-43z">
            <text:p/>
          </draw:path>
          <draw:path draw:style-name="gr3" draw:text-style-name="P8" draw:layer="layout" svg:width="0.563cm" svg:height="0.858cm" svg:x="16.539cm" svg:y="1.485cm" svg:viewBox="0 0 564 859" svg:d="M337 651v110c0 46 0 60-95 60h-26v38c52-3 118-3 170-3 55 0 121 0 173 3v-38h-26c-95 0-98-14-98-60v-110h129v-40h-129v-579c0-23 0-32-20-32-12 0-15 0-23 14l-392 597v40zM346 611h-311l311-473z">
            <text:p/>
          </draw:path>
          <draw:path draw:style-name="gr3" draw:text-style-name="P8" draw:layer="layout" svg:width="0.296cm" svg:height="1.267cm" svg:x="17.207cm" svg:y="1.392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</draw:g>
        <draw:g xml:id="id60" draw:id="id60">
          <svg:title>TexMaths</svg:title>
          <svg:desc>36§display§\text {Diff. } w. \ r. \ t. \ x.§svg§600§FALSE§</svg:desc>
          <draw:polygon draw:style-name="gr2" draw:text-style-name="P7" draw:layer="layout" svg:width="8.063cm" svg:height="0.78cm" svg:x="4.945cm" svg:y="3.594cm" svg:viewBox="0 0 8064 781" draw:points="4032,781 0,781 0,0 8064,0 8064,781">
            <text:p/>
          </draw:polygon>
          <draw:path draw:style-name="gr3" draw:text-style-name="P8" draw:layer="layout" svg:width="0.851cm" svg:height="0.867cm" svg:x="4.925cm" svg:y="3.56cm" svg:viewBox="0 0 852 868" svg:d="M0 0v40h32c98 0 98 15 98 58v672c0 46 0 57-98 57h-32v41h464c213 0 388-188 388-427 0-242-169-441-388-441zM302 827c-60 0-63-8-63-49v-689c0-40 3-49 63-49h127c78 0 167 26 230 119 55 75 67 184 67 282 0 141-23 216-69 280-26 34-98 106-228 106z">
            <text:p/>
          </draw:path>
          <draw:path draw:style-name="gr3" draw:text-style-name="P8" draw:layer="layout" svg:width="0.273cm" svg:height="0.849cm" svg:x="5.89cm" svg:y="3.577cm" svg:viewBox="0 0 274 850" svg:d="M184 288l-178 15v40c83 0 95 6 95 69v340c0 58-15 58-101 58v40c40-2 109-2 141-2 43 0 89 0 133 2v-40c-84 0-90-6-90-55zM190 66c0-40-32-66-69-66-40 0-66 35-66 66 0 35 26 69 66 69 37 0 69-28 69-69z">
            <text:p/>
          </draw:path>
          <draw:path draw:style-name="gr3" draw:text-style-name="P8" draw:layer="layout" svg:width="0.762cm" svg:height="0.896cm" svg:x="6.232cm" svg:y="3.531cm" svg:viewBox="0 0 763 897" svg:d="M536 386h144v-37h-150v-147c0-116 63-173 118-173 6 0 23 0 43 8-14 6-37 21-37 52 0 29 20 55 54 55 35 0 55-26 55-55 0-46-43-89-115-89-75 0-133 49-138 55-38-49-107-55-141-55-121 0-268 66-268 205v144h-101v37h101v413c0 57-15 57-101 57v41c43-3 109-6 141-6s95 3 141 6v-41c-83 0-98 0-98-57v-413h268v413c0 57-14 57-101 57v41c49-3 110-6 144-6 52 0 113 0 162 6v-41h-26c-92 0-95-14-95-60zM181 349v-144c0-124 104-176 185-176 63 0 98 23 101 23v3c-24 0-47 17-47 52 0 8 0 40 35 52-3 17-3 28-3 43v147z">
            <text:p/>
          </draw:path>
          <draw:path draw:style-name="gr3" draw:text-style-name="P8" draw:layer="layout" svg:width="0.137cm" svg:height="0.137cm" svg:x="7.047cm" svg:y="4.289cm" svg:viewBox="0 0 138 138" svg:d="M138 69c0-37-31-69-69-69-37 0-69 32-69 69 0 38 32 69 69 69 38 0 69-31 69-69z">
            <text:p/>
          </draw:path>
          <draw:path draw:style-name="gr3" draw:text-style-name="P8" draw:layer="layout" svg:width="0.84cm" svg:height="0.576cm" svg:x="7.888cm" svg:y="3.865cm" svg:viewBox="0 0 841 577" svg:d="M550 130c6-26 17-75 17-81 0-23-17-35-34-35-18 0-41 9-49 35-3 9-64 254-72 285-9 38-12 61-12 84 0 14 0 17 3 23-29 69-69 107-118 107-101 0-101-93-101-116 0-40 6-89 67-247 14-38 20-55 20-81 0-58-41-104-104-104-121 0-167 185-167 196 0 12 12 12 14 12 15 0 15 0 21-23 34-119 83-156 129-156 12 0 32 0 32 40 0 32-15 69-23 90-55 149-72 210-72 256 0 118 86 162 181 162 20 0 81 0 133-90 31 81 121 90 158 90 95 0 150-81 184-156 44-101 84-271 84-332 0-69-35-89-58-89-31 0-63 32-63 61 0 17 9 25 20 34 15 15 46 46 46 110 0 43-37 167-69 230-34 70-78 113-141 113-61 0-92-38-92-110 0-34 8-75 11-92z">
            <text:p/>
          </draw:path>
          <draw:path draw:style-name="gr3" draw:text-style-name="P8" draw:layer="layout" svg:width="0.137cm" svg:height="0.137cm" svg:x="8.899cm" svg:y="4.289cm" svg:viewBox="0 0 138 138" svg:d="M138 69c0-37-31-69-69-69-37 0-69 32-69 69 0 38 32 69 69 69 38 0 69-31 69-69z">
            <text:p/>
          </draw:path>
          <draw:path draw:style-name="gr3" draw:text-style-name="P8" draw:layer="layout" svg:width="0.517cm" svg:height="0.576cm" svg:x="9.602cm" svg:y="3.865cm" svg:viewBox="0 0 518 577" svg:d="M75 487c-3 20-12 49-12 55 0 23 18 35 38 35 14 0 37-12 46-35 3-6 46-179 52-202 8-43 31-132 40-167 6-14 40-75 72-104 9-8 46-40 101-40 34 0 52 14 55 14-41 6-67 38-67 69 0 21 15 47 46 47 35 0 72-29 72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8" draw:layer="layout" svg:width="0.137cm" svg:height="0.137cm" svg:x="10.21cm" svg:y="4.289cm" svg:viewBox="0 0 138 138" svg:d="M138 69c0-37-31-69-69-69-37 0-69 32-69 69 0 38 32 69 69 69 38 0 69-31 69-69z">
            <text:p/>
          </draw:path>
          <draw:path draw:style-name="gr3" draw:text-style-name="P8" draw:layer="layout" svg:width="0.391cm" svg:height="0.809cm" svg:x="10.904cm" svg:y="3.632cm" svg:viewBox="0 0 392 810" svg:d="M233 288h121c23 0 38 0 38-26 0-14-15-14-38-14h-109c43-182 52-205 52-213 0-23-18-35-38-35-3 0-40 0-52 46l-49 202h-121c-25 0-37 0-37 23 0 17 12 17 35 17h112c-92 361-95 381-95 404 0 69 49 118 115 118 133 0 205-187 205-196 0-11-12-11-18-11-8 0-11 2-17 17-55 132-124 161-167 161-26 0-38-17-38-57 0-32 0-41 6-61z">
            <text:p/>
          </draw:path>
          <draw:path draw:style-name="gr3" draw:text-style-name="P8" draw:layer="layout" svg:width="0.137cm" svg:height="0.137cm" svg:x="11.439cm" svg:y="4.289cm" svg:viewBox="0 0 138 138" svg:d="M138 69c0-37-31-69-69-69-37 0-69 32-69 69 0 38 32 69 69 69 38 0 69-31 69-69z">
            <text:p/>
          </draw:path>
          <draw:path draw:style-name="gr3" draw:text-style-name="P8" draw:layer="layout" svg:width="0.633cm" svg:height="0.576cm" svg:x="12.139cm" svg:y="3.865cm" svg:viewBox="0 0 634 577" svg:d="M389 179c6-35 34-150 124-150 8 0 37 0 63 14-35 9-61 41-61 69 0 21 15 47 49 47 29 0 70-24 70-75 0-67-75-84-119-84-74 0-118 66-135 98-32-86-98-98-135-98-133 0-205 164-205 196 0 12 12 12 15 12 11 0 14 0 17-12 43-135 127-167 170-167 23 0 69 11 69 83 0 41-23 127-69 303-20 81-66 133-121 133-9 0-37 0-63-15 31-8 60-34 60-69 0-34-29-46-49-46-37 0-69 35-69 75 0 58 63 84 118 84 86 0 133-90 135-98 15 49 61 98 136 98 132 0 204-165 204-196 0-12-11-12-14-12-12 0-15 3-17 12-41 138-130 167-170 167-49 0-69-41-69-84 0-29 8-55 23-112z">
            <text:p/>
          </draw:path>
          <draw:path draw:style-name="gr3" draw:text-style-name="P8" draw:layer="layout" svg:width="0.137cm" svg:height="0.137cm" svg:x="12.937cm" svg:y="4.289cm" svg:viewBox="0 0 138 138" svg:d="M138 69c0-37-31-69-69-69-37 0-69 32-69 69 0 38 32 69 69 69 38 0 69-31 69-69z">
            <text:p/>
          </draw:path>
        </draw:g>
        <draw:g xml:id="id61" draw:id="id61">
          <svg:title>TexMaths</svg:title>
          <svg:desc>32§display§\frac{dy}{dx} = \frac{d}{dx}\left[ \log ( x^5 + 4 ) \right]§svg§600§FALSE§</svg:desc>
          <draw:polygon draw:style-name="gr2" draw:text-style-name="P7" draw:layer="layout" svg:width="10.558cm" svg:height="2.214cm" svg:x="4.984cm" svg:y="5.29cm" svg:viewBox="0 0 10559 2215" draw:points="5278,2215 0,2215 0,0 10559,0 10559,2215">
            <text:p/>
          </draw:polygon>
          <draw:path draw:style-name="gr3" draw:text-style-name="P8" draw:layer="layout" svg:width="0.537cm" svg:height="0.795cm" svg:x="5cm" svg:y="5.23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21cm" svg:height="0.729cm" svg:x="5.57cm" svg:y="5.518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4.928cm" svg:y="6.471cm" svg:viewBox="0 0 1231 49" draw:points="614,49 0,49 0,0 1231,0 1231,49">
            <text:p/>
          </draw:polygon>
          <draw:path draw:style-name="gr3" draw:text-style-name="P8" draw:layer="layout" svg:width="0.537cm" svg:height="0.795cm" svg:x="4.974cm" svg:y="6.76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5.545cm" svg:y="7.0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6.666cm" svg:y="6.3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8.291cm" svg:y="5.23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8" draw:layer="layout" svg:width="1.23cm" svg:height="0.048cm" svg:x="7.925cm" svg:y="6.471cm" svg:viewBox="0 0 1231 49" draw:points="614,49 0,49 0,0 1231,0 1231,49">
            <text:p/>
          </draw:polygon>
          <draw:path draw:style-name="gr3" draw:text-style-name="P8" draw:layer="layout" svg:width="0.537cm" svg:height="0.795cm" svg:x="7.972cm" svg:y="6.76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8.542cm" svg:y="7.0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olygon draw:style-name="gr3" draw:text-style-name="P8" draw:layer="layout" svg:width="0.217cm" svg:height="1.351cm" svg:x="9.702cm" svg:y="5.82cm" svg:viewBox="0 0 218 1352" draw:points="0,1352 218,1352 218,1306 46,1306 46,46 218,46 218,0 0,0">
            <text:p/>
          </draw:polygon>
          <draw:path draw:style-name="gr3" draw:text-style-name="P8" draw:layer="layout" svg:width="0.252cm" svg:height="0.782cm" svg:x="9.981cm" svg:y="5.994cm" svg:viewBox="0 0 253 783" svg:d="M164 0l-164 13v36c79 0 90 7 90 61v586c0 52-13 52-90 52v35c38-2 97-2 125-2 29 0 85 0 128 2v-35c-76 0-89 0-89-52z">
            <text:p/>
          </draw:path>
          <draw:path draw:style-name="gr3" draw:text-style-name="P8" draw:layer="layout" svg:width="0.501cm" svg:height="0.519cm" svg:x="10.288cm" svg:y="6.271cm" svg:viewBox="0 0 502 520" svg:d="M502 264c0-144-115-264-251-264-141 0-251 123-251 264 0 146 118 256 251 256 136 0 251-113 251-256zM251 492c-49 0-97-26-128-77-28-49-28-118-28-159 0-43 0-105 25-156 31-51 85-74 131-74 48 0 97 23 128 71 28 49 28 116 28 159 0 41 0 102-26 151-23 51-74 85-130 85z">
            <text:p/>
          </draw:path>
          <draw:path draw:style-name="gr3" draw:text-style-name="P8" draw:layer="layout" svg:width="0.516cm" svg:height="0.744cm" svg:x="10.851cm" svg:y="6.266cm" svg:viewBox="0 0 517 745" svg:d="M220 317c-100 0-100-112-100-138 0-30 3-66 18-95 10-15 36-46 82-46 97 0 97 113 97 139 0 30 0 66-18 94-10 16-35 46-79 46zM87 361c0-5 0-31 21-54 43 34 89 36 112 36 105 0 182-77 182-164 0-43-18-84-46-110 41-38 82-43 102-43 3 0 8 0 10 0-12 5-17 18-17 30 0 21 15 34 33 34 10 0 33-8 33-34 0-20-15-56-59-56-23 0-71 8-120 54-46-39-95-41-118-41-105 0-184 77-184 164 0 51 25 92 54 117-16 16-36 54-36 93 0 35 15 79 51 99-69 21-105 70-105 116 0 79 113 143 251 143 133 0 251-59 251-146 0-41-18-97-75-130-61-31-125-31-194-31-28 0-77 0-85 0-35-5-61-41-61-77zM251 717c-115 0-192-56-192-115 0-54 43-95 92-98h67c97 0 225 0 225 98 0 59-82 115-192 115z">
            <text:p/>
          </draw:path>
          <draw:path draw:style-name="gr3" draw:text-style-name="P8" draw:layer="layout" svg:width="0.263cm" svg:height="1.126cm" svg:x="11.509cm" svg:y="5.9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1.867cm" svg:y="6.279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5cm" svg:height="0.539cm" svg:x="12.525cm" svg:y="5.79cm" svg:viewBox="0 0 351 540" svg:d="M74 84c39 11 64 11 77 11 102 0 166-72 166-85 0-7-7-10-10-10-2 0-2 0-8 3-17 7-58 23-117 23-23 0-64-3-118-21-8-5-8-5-10-5-10 0-10 8-10 20v233c0 16 0 24 12 24 8 0 8 0 18-11 34-43 82-48 110-48 46 0 69 35 72 43 15 26 18 56 18 103 0 23 0 69-23 105-21 28-54 46-92 46-51 0-105-29-126-80 31 3 46-18 46-38 0-33-28-41-38-41-3 0-41 0-41 43 0 72 64 141 161 141 100 0 190-74 190-174 0-89-69-171-167-171-36 0-76 7-110 38z">
            <text:p/>
          </draw:path>
          <draw:path draw:style-name="gr3" draw:text-style-name="P8" draw:layer="layout" svg:width="0.749cm" svg:height="0.752cm" svg:x="13.293cm" svg:y="6.1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501cm" svg:height="0.762cm" svg:x="14.386cm" svg:y="6.015cm" svg:viewBox="0 0 502 763" svg:d="M299 579v97c0 41 0 54-84 54h-23v33c46-3 105-3 151-3 49 0 108 0 154 3v-33h-23c-85 0-87-13-87-54v-97h115v-36h-115v-515c0-20 0-28-18-28-11 0-13 0-21 13l-348 530v36zM307 543h-276l276-420z">
            <text:p/>
          </draw:path>
          <draw:path draw:style-name="gr3" draw:text-style-name="P8" draw:layer="layout" svg:width="0.263cm" svg:height="1.126cm" svg:x="14.983cm" svg:y="5.9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olygon draw:style-name="gr3" draw:text-style-name="P8" draw:layer="layout" svg:width="0.217cm" svg:height="1.351cm" svg:x="15.379cm" svg:y="5.82cm" svg:viewBox="0 0 218 1352" draw:points="218,1352 218,0 0,0 0,46 174,46 174,1306 0,1306 0,1352">
            <text:p/>
          </draw:polygon>
        </draw:g>
        <draw:g xml:id="id62" draw:id="id62">
          <svg:title>TexMaths</svg:title>
          <svg:desc>32§display§\frac{dy}{dx} =  \frac{1}{x^5 + 4}\times §svg§600§FALSE§</svg:desc>
          <draw:polygon draw:style-name="gr2" draw:text-style-name="P7" draw:layer="layout" svg:width="6.814cm" svg:height="2.296cm" svg:x="4.883cm" svg:y="8.29cm" svg:viewBox="0 0 6815 2297" draw:points="3408,2297 0,2297 0,0 6815,0 6815,2297">
            <text:p/>
          </draw:polygon>
          <draw:path draw:style-name="gr3" draw:text-style-name="P8" draw:layer="layout" svg:width="0.537cm" svg:height="0.796cm" svg:x="4.899cm" svg:y="8.234cm" svg:viewBox="0 0 538 797" svg:d="M538 13c0-3 0-13-16-13-15 0-123 10-143 13-8 0-15 5-15 20 0 16 10 16 28 16 53 0 56 7 56 18l-5 23-67 266c-20-41-53-72-105-72-130 0-271 167-271 331 0 107 61 182 151 182 23 0 79-6 146-85 10 46 49 85 102 85 41 0 67-26 85-65 18-38 33-107 33-110 0-12-10-12-13-12-12 0-12 5-15 20-20 74-41 141-87 141-31 0-33-28-33-51 0-29 2-36 7-54zM302 648c-5 20-5 23-23 43-49 62-95 80-125 80-57 0-75-62-75-105 0-56 36-197 64-249 34-66 85-107 131-107 74 0 90 92 90 100 0 5-3 13-6 18z">
            <text:p/>
          </draw:path>
          <draw:path draw:style-name="gr3" draw:text-style-name="P8" draw:layer="layout" svg:width="0.521cm" svg:height="0.729cm" svg:x="5.47cm" svg:y="8.518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4.827cm" svg:y="9.471cm" svg:viewBox="0 0 1231 49" draw:points="614,49 0,49 0,0 1231,0 1231,49">
            <text:p/>
          </draw:polygon>
          <draw:path draw:style-name="gr3" draw:text-style-name="P8" draw:layer="layout" svg:width="0.537cm" svg:height="0.796cm" svg:x="4.873cm" svg:y="9.768cm" svg:viewBox="0 0 538 797" svg:d="M538 13c0-3 0-13-16-13-15 0-123 10-143 13-8 0-15 5-15 20 0 16 10 16 28 16 53 0 56 7 56 18l-5 23-67 266c-20-41-53-72-105-72-130 0-271 167-271 331 0 107 61 182 151 182 23 0 79-6 146-85 10 46 49 85 102 85 41 0 67-26 85-65 18-38 33-107 33-110 0-12-10-12-13-12-12 0-12 5-15 20-20 74-41 141-87 141-31 0-33-28-33-51 0-29 2-36 7-54zM302 648c-5 20-5 23-23 43-49 62-95 80-125 80-57 0-75-62-75-105 0-56 36-197 64-249 34-66 85-107 131-107 74 0 90 92 90 100 0 5-3 13-6 18z">
            <text:p/>
          </draw:path>
          <draw:path draw:style-name="gr3" draw:text-style-name="P8" draw:layer="layout" svg:width="0.562cm" svg:height="0.511cm" svg:x="5.444cm" svg:y="10.0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2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8" draw:layer="layout" svg:width="0.749cm" svg:height="0.265cm" svg:x="6.565cm" svg:y="9.3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373cm" svg:height="0.752cm" svg:x="9.187cm" svg:y="8.265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8" draw:layer="layout" svg:width="3.087cm" svg:height="0.048cm" svg:x="7.825cm" svg:y="9.471cm" svg:viewBox="0 0 3088 49" draw:points="1544,49 0,49 0,0 3088,0 3088,49">
            <text:p/>
          </draw:polygon>
          <draw:path draw:style-name="gr3" draw:text-style-name="P8" draw:layer="layout" svg:width="0.562cm" svg:height="0.511cm" svg:x="7.858cm" svg:y="10.05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3-62 269-18 72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8" draw:layer="layout" svg:width="0.35cm" svg:height="0.539cm" svg:x="8.516cm" svg:y="9.699cm" svg:viewBox="0 0 351 540" svg:d="M72 85c41 10 66 10 79 10 102 0 166-72 166-85 0-7-7-10-10-10-2 0-2 0-7 3-18 7-59 23-118 23-23 0-64-3-118-21-8-5-8-5-10-5-10 0-10 8-10 20v234c0 15 0 23 12 23 8 0 8 0 16-11 36-43 84-48 112-48 46 0 69 36 72 43 15 26 18 57 18 103 0 23 0 69-23 105-21 28-54 46-92 46-51 0-105-28-126-80 31 3 46-18 46-38 0-33-28-41-38-41-3 0-41 0-41 44 0 71 64 140 161 140 100 0 190-74 190-174 0-89-69-171-167-171-36 0-76 7-112 38z">
            <text:p/>
          </draw:path>
          <draw:path draw:style-name="gr3" draw:text-style-name="P8" draw:layer="layout" svg:width="0.749cm" svg:height="0.752cm" svg:x="9.284cm" svg:y="9.891cm" svg:viewBox="0 0 750 753" svg:d="M399 400h315c16 0 36 0 36-24 0-23-20-23-36-23h-315v-315c0-18 0-38-23-38s-23 20-23 38v315h-315c-18 0-38 0-38 23 0 24 20 24 38 24h315v315c0 15 0 38 23 38s23-23 23-38z">
            <text:p/>
          </draw:path>
          <draw:path draw:style-name="gr3" draw:text-style-name="P8" draw:layer="layout" svg:width="0.501cm" svg:height="0.762cm" svg:x="10.378cm" svg:y="9.786cm" svg:viewBox="0 0 502 763" svg:d="M300 579v97c0 41 0 54-85 54h-23v33c46-2 105-2 151-2 49 0 108 0 154 2v-33h-23c-85 0-87-13-87-54v-97h115v-36h-115v-515c0-20 0-28-18-28-11 0-13 0-21 13l-348 530v36zM307 543h-276l276-420z">
            <text:p/>
          </draw:path>
          <draw:path draw:style-name="gr3" draw:text-style-name="P8" draw:layer="layout" svg:width="0.544cm" svg:height="0.545cm" svg:x="11.21cm" svg:y="9.223cm" svg:viewBox="0 0 545 546" svg:d="M274 241l-225-226c-16-12-18-15-26-15-13 0-23 10-23 23 0 8 3 10 15 23l226 225-226 228c-12 13-15 16-15 23 0 13 10 24 23 24 8 0 10-3 26-16l222-225 236 233c2 2 10 8 15 8 16 0 23-11 23-24 0-2 0-7-2-12-3-3-182-180-238-239l207-204c5-8 23-23 28-29 0-2 5-7 5-15 0-13-7-23-23-23-7 0-13 5-25 18z">
            <text:p/>
          </draw:path>
        </draw:g>
        <draw:g xml:id="id64" draw:id="id64">
          <svg:title>TexMaths</svg:title>
          <svg:desc>32§display§\frac{dy}{dx} =  \frac{1}{x^5 + 4} (5x^4) = §svg§600§FALSE§</svg:desc>
          <draw:polygon draw:style-name="gr2" draw:text-style-name="P7" draw:layer="layout" svg:width="9.812cm" svg:height="2.296cm" svg:x="4.886cm" svg:y="11.49cm" svg:viewBox="0 0 9813 2297" draw:points="4907,2297 0,2297 0,0 9813,0 9813,2297">
            <text:p/>
          </draw:polygon>
          <draw:path draw:style-name="gr3" draw:text-style-name="P8" draw:layer="layout" svg:width="0.537cm" svg:height="0.796cm" svg:x="4.902cm" svg:y="11.434cm" svg:viewBox="0 0 538 797" svg:d="M538 13c0-3 0-13-16-13-15 0-123 10-143 13-8 0-16 5-16 20 0 16 11 16 29 16 53 0 56 7 56 18l-5 23-67 266c-20-41-53-72-105-72-130 0-271 167-271 331 0 107 61 182 151 182 23 0 79-6 146-85 10 46 49 85 102 85 41 0 67-26 85-65 18-38 33-107 33-110 0-12-10-12-13-12-13 0-13 5-15 20-21 74-41 141-87 141-31 0-33-28-33-51 0-29 2-36 7-54zM302 648c-5 20-5 23-23 43-49 62-95 80-125 80-57 0-75-62-75-105 0-56 36-197 64-249 34-66 85-107 131-107 74 0 89 92 89 100 0 5-2 13-5 18z">
            <text:p/>
          </draw:path>
          <draw:path draw:style-name="gr3" draw:text-style-name="P8" draw:layer="layout" svg:width="0.521cm" svg:height="0.729cm" svg:x="5.472cm" svg:y="11.718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olygon draw:style-name="gr3" draw:text-style-name="P8" draw:layer="layout" svg:width="1.23cm" svg:height="0.048cm" svg:x="4.83cm" svg:y="12.671cm" svg:viewBox="0 0 1231 49" draw:points="614,49 0,49 0,0 1231,0 1231,49">
            <text:p/>
          </draw:polygon>
          <draw:path draw:style-name="gr3" draw:text-style-name="P8" draw:layer="layout" svg:width="0.537cm" svg:height="0.796cm" svg:x="4.876cm" svg:y="12.968cm" svg:viewBox="0 0 538 797" svg:d="M538 13c0-3 0-13-16-13-15 0-123 10-143 13-8 0-16 5-16 20 0 16 11 16 29 16 53 0 56 7 56 18l-5 23-67 266c-20-41-53-72-105-72-130 0-271 167-271 331 0 107 61 182 151 182 23 0 79-6 146-85 10 46 49 85 102 85 41 0 67-26 85-65 18-38 33-107 33-110 0-12-10-12-13-12-13 0-13 5-15 20-21 74-41 141-87 141-31 0-33-28-33-51 0-29 2-36 7-54zM302 648c-5 20-5 23-23 43-49 62-95 80-125 80-57 0-75-62-75-105 0-56 36-197 64-249 34-66 85-107 131-107 74 0 89 92 89 100 0 5-2 13-5 18z">
            <text:p/>
          </draw:path>
          <draw:path draw:style-name="gr3" draw:text-style-name="P8" draw:layer="layout" svg:width="0.562cm" svg:height="0.511cm" svg:x="5.447cm" svg:y="13.2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8" draw:layer="layout" svg:width="0.749cm" svg:height="0.265cm" svg:x="6.568cm" svg:y="12.563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8" draw:layer="layout" svg:width="0.373cm" svg:height="0.752cm" svg:x="9.189cm" svg:y="11.465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8" draw:layer="layout" svg:width="3.086cm" svg:height="0.048cm" svg:x="7.827cm" svg:y="12.671cm" svg:viewBox="0 0 3087 49" draw:points="1543,49 0,49 0,0 3087,0 3087,49">
            <text:p/>
          </draw:polygon>
          <draw:path draw:style-name="gr3" draw:text-style-name="P8" draw:layer="layout" svg:width="0.562cm" svg:height="0.511cm" svg:x="7.861cm" svg:y="13.25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5-79 120-87 13 44 54 87 121 87 117 0 181-146 181-174 0-10-10-10-13-10-10 0-12 2-15 10-38 123-115 149-151 149-43 0-61-36-61-75 0-25 7-48 20-100z">
            <text:p/>
          </draw:path>
          <draw:path draw:style-name="gr3" draw:text-style-name="P8" draw:layer="layout" svg:width="0.35cm" svg:height="0.539cm" svg:x="8.518cm" svg:y="12.899cm" svg:viewBox="0 0 351 540" svg:d="M72 85c41 10 66 10 79 10 102 0 166-72 166-85 0-7-7-10-10-10-2 0-2 0-8 3-17 7-58 23-117 23-23 0-64-3-118-21-8-5-8-5-10-5-10 0-10 8-10 20v234c0 15 0 23 12 23 8 0 8 0 16-11 36-43 84-48 112-48 46 0 69 36 72 43 15 26 18 57 18 103 0 23 0 69-23 105-21 28-54 46-92 46-51 0-105-28-126-80 31 3 46-18 46-38 0-33-28-41-38-41-3 0-41 0-41 44 0 71 64 140 161 140 100 0 190-74 190-174 0-89-69-171-167-171-36 0-76 7-112 38z">
            <text:p/>
          </draw:path>
          <draw:path draw:style-name="gr3" draw:text-style-name="P8" draw:layer="layout" svg:width="0.749cm" svg:height="0.752cm" svg:x="9.286cm" svg:y="13.091cm" svg:viewBox="0 0 750 753" svg:d="M399 400h315c15 0 36 0 36-24 0-23-21-23-36-23h-315v-315c0-18 0-38-23-38s-23 20-23 38v315h-315c-18 0-38 0-38 23 0 24 20 24 38 24h315v315c0 15 0 38 23 38s23-23 23-38z">
            <text:p/>
          </draw:path>
          <draw:path draw:style-name="gr3" draw:text-style-name="P8" draw:layer="layout" svg:width="0.501cm" svg:height="0.762cm" svg:x="10.379cm" svg:y="12.986cm" svg:viewBox="0 0 502 763" svg:d="M299 579v97c0 41 0 54-84 54h-23v33c46-2 105-2 151-2 49 0 107 0 154 2v-33h-23c-85 0-88-13-88-54v-97h116v-36h-116v-515c0-20 0-28-17-28-11 0-13 0-21 13l-348 530v36zM307 543h-276l276-420z">
            <text:p/>
          </draw:path>
          <draw:path draw:style-name="gr3" draw:text-style-name="P8" draw:layer="layout" svg:width="0.263cm" svg:height="1.126cm" svg:x="11.157cm" svg:y="12.133cm" svg:viewBox="0 0 264 1127" svg:d="M264 1117c0-3 0-5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8" draw:layer="layout" svg:width="0.449cm" svg:height="0.775cm" svg:x="11.539cm" svg:y="12.228cm" svg:viewBox="0 0 450 776" svg:d="M450 525c0-133-92-248-215-248-53 0-102 18-143 59v-221c23 8 62 16 97 16 139 0 218-103 218-118 0-8-3-13-10-13-3 0-5 0-11 3-23 10-76 33-153 33-46 0-97-8-151-31-8-5-10-5-13-5-10 0-10 10-10 28v333c0 21 0 31 15 31 8 0 10-3 13-10 13-18 56-80 146-80 59 0 87 51 97 72 18 43 21 87 21 143 0 39 0 108-28 154-26 44-70 74-121 74-82 0-146-59-166-125 2 0 8 0 20 0 36 0 57-28 57-54 0-28-21-56-57-56-18 0-56 7-56 61 0 95 77 205 205 205 130 0 245-108 245-251z">
            <text:p/>
          </draw:path>
          <draw:path draw:style-name="gr3" draw:text-style-name="P8" draw:layer="layout" svg:width="0.562cm" svg:height="0.511cm" svg:x="12.079cm" svg:y="12.47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8" draw:layer="layout" svg:width="0.388cm" svg:height="0.532cm" svg:x="12.719cm" svg:y="11.98cm" svg:viewBox="0 0 389 533" svg:d="M389 405v-31h-90v-351c0-18 0-23-15-23-10 0-13 0-23 10l-261 364v31h233v64c0 25 0 36-64 36h-21v28c39 0 90-3 118-3s80 3 120 3v-28h-23c-64 0-64-11-64-36v-64zM238 85v289h-210z">
            <text:p/>
          </draw:path>
          <draw:path draw:style-name="gr3" draw:text-style-name="P8" draw:layer="layout" svg:width="0.263cm" svg:height="1.126cm" svg:x="13.256cm" svg:y="12.133cm" svg:viewBox="0 0 264 1127" svg:d="M264 563c0-87-13-222-75-350-69-139-166-213-179-213-5 0-10 5-10 10s0 8 20 28c113 111 177 290 177 525 0 193-41 392-182 533-15 16-15 18-15 21 0 7 5 10 10 10 13 0 115-77 182-220 59-123 72-249 72-344z">
            <text:p/>
          </draw:path>
          <draw:path draw:style-name="gr3" draw:text-style-name="P8" draw:layer="layout" svg:width="0.749cm" svg:height="0.265cm" svg:x="14.006cm" svg:y="12.563cm" svg:viewBox="0 0 750 266" svg:d="M712 46c17 0 38 0 38-23s-21-23-36-23h-676c-18 0-38 0-38 23s20 23 38 23zM714 266c15 0 36 0 36-23s-21-23-38-23h-674c-18 0-38 0-38 23s20 23 38 23z">
            <text:p/>
          </draw:path>
        </draw:g>
        <draw:g xml:id="id63" draw:id="id63">
          <svg:title>TexMaths</svg:title>
          <svg:desc>32§display§ \frac{d}{dx}( x^5 + 4 )§svg§600§FALSE§</svg:desc>
          <draw:polygon draw:style-name="gr2" draw:text-style-name="P7" draw:layer="layout" svg:width="5.099cm" svg:height="2.214cm" svg:x="12.184cm" svg:y="8.29cm" svg:viewBox="0 0 5100 2215" draw:points="2550,2215 0,2215 0,0 5100,0 5100,2215">
            <text:p/>
          </draw:polygon>
          <draw:path draw:style-name="gr3" draw:text-style-name="P8" draw:layer="layout" svg:width="0.537cm" svg:height="0.795cm" svg:x="12.494cm" svg:y="8.234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8" draw:layer="layout" svg:width="1.231cm" svg:height="0.048cm" svg:x="12.128cm" svg:y="9.471cm" svg:viewBox="0 0 1232 49" draw:points="614,49 0,49 0,0 1232,0 1232,49">
            <text:p/>
          </draw:polygon>
          <draw:path draw:style-name="gr3" draw:text-style-name="P8" draw:layer="layout" svg:width="0.537cm" svg:height="0.795cm" svg:x="12.174cm" svg:y="9.768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12.745cm" svg:y="10.04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263cm" svg:height="1.126cm" svg:x="13.603cm" svg:y="8.9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3.961cm" svg:y="9.27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35cm" svg:height="0.539cm" svg:x="14.622cm" svg:y="8.79cm" svg:viewBox="0 0 351 540" svg:d="M74 84c39 11 64 11 77 11 102 0 166-72 166-85 0-7-7-10-10-10-2 0-2 0-7 3-18 7-59 23-118 23-23 0-64-3-118-21-8-5-8-5-10-5-10 0-10 8-10 20v233c0 16 0 24 12 24 8 0 8 0 18-11 34-43 82-48 110-48 46 0 69 35 72 43 15 26 18 56 18 103 0 23 0 69-23 105-21 28-54 46-92 46-51 0-105-29-126-80 31 3 46-18 46-38 0-33-28-41-41-41 0 0-38 0-38 43 0 72 64 141 161 141 100 0 190-74 190-174 0-89-69-171-167-171-35 0-76 7-110 38z">
            <text:p/>
          </draw:path>
          <draw:path draw:style-name="gr3" draw:text-style-name="P8" draw:layer="layout" svg:width="0.749cm" svg:height="0.752cm" svg:x="15.39cm" svg:y="9.1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501cm" svg:height="0.762cm" svg:x="16.483cm" svg:y="9.015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8" draw:layer="layout" svg:width="0.263cm" svg:height="1.126cm" svg:x="17.077cm" svg:y="8.9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65" draw:id="id65">
          <svg:title>TexMaths</svg:title>
          <svg:desc>32§display§ \frac{5x^4}{x^5 + 4}§svg§600§FALSE§</svg:desc>
          <draw:polygon draw:style-name="gr2" draw:text-style-name="P7" draw:layer="layout" svg:width="2.974cm" svg:height="2.452cm" svg:x="15.488cm" svg:y="11.39cm" svg:viewBox="0 0 2975 2453" draw:points="1488,2453 0,2453 0,0 2975,0 2975,2453">
            <text:p/>
          </draw:polygon>
          <draw:path draw:style-name="gr3" draw:text-style-name="P8" draw:layer="layout" svg:width="0.45cm" svg:height="0.774cm" svg:x="16.175cm" svg:y="11.523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2 18 43 21 86 21 143 0 38 0 107-28 153-26 44-70 74-121 74-82 0-146-58-166-125 2 0 8 0 20 0 36 0 57-28 57-54 0-28-21-56-57-56-18 0-56 8-56 62 0 94 77 204 205 204 130 0 246-107 246-251z">
            <text:p/>
          </draw:path>
          <draw:path draw:style-name="gr3" draw:text-style-name="P8" draw:layer="layout" svg:width="0.562cm" svg:height="0.511cm" svg:x="16.715cm" svg:y="11.77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388cm" svg:height="0.531cm" svg:x="17.355cm" svg:y="11.334cm" svg:viewBox="0 0 389 532" svg:d="M389 404v-30h-89v-351c0-18 0-23-16-23-10 0-13 0-23 10l-261 364v30h233v64c0 26 0 36-64 36h-20v28c38 0 89-2 117-2s80 2 121 2v-28h-23c-64 0-64-10-64-36v-64zM238 84v290h-210z">
            <text:p/>
          </draw:path>
          <draw:polygon draw:style-name="gr3" draw:text-style-name="P8" draw:layer="layout" svg:width="3.087cm" svg:height="0.048cm" svg:x="15.432cm" svg:y="12.728cm" svg:viewBox="0 0 3088 49" draw:points="1544,49 0,49 0,0 3088,0 3088,49">
            <text:p/>
          </draw:polygon>
          <draw:path draw:style-name="gr3" draw:text-style-name="P8" draw:layer="layout" svg:width="0.562cm" svg:height="0.511cm" svg:x="15.465cm" svg:y="13.306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35cm" svg:height="0.539cm" svg:x="16.123cm" svg:y="12.956cm" svg:viewBox="0 0 351 540" svg:d="M74 84c39 11 64 11 77 11 102 0 167-72 167-85 0-7-8-10-11-10-2 0-2 0-7 3-18 7-59 23-118 23-23 0-64-3-118-21-8-5-8-5-10-5-10 0-10 8-10 20v233c0 16 0 23 12 23 8 0 8 0 18-10 34-43 82-49 110-49 46 0 69 36 72 44 15 26 18 56 18 102 0 23 0 69-23 105-21 28-54 46-92 46-51 0-105-28-126-79 31 2 46-18 46-38 0-34-28-41-41-41 0 0-38 0-38 43 0 72 64 141 161 141 100 0 190-74 190-174 0-90-69-172-167-172-35 0-76 8-110 39z">
            <text:p/>
          </draw:path>
          <draw:path draw:style-name="gr3" draw:text-style-name="P8" draw:layer="layout" svg:width="0.749cm" svg:height="0.751cm" svg:x="16.892cm" svg:y="13.14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501cm" svg:height="0.761cm" svg:x="17.985cm" svg:y="13.043cm" svg:viewBox="0 0 502 762" svg:d="M300 578v97c0 41 0 54-85 54h-23v33c46-2 105-2 151-2 49 0 108 0 154 2v-33h-23c-85 0-87-13-87-54v-97h115v-36h-115v-514c0-20 0-28-18-28-11 0-13 0-21 13l-348 529v36zM307 542h-276l276-4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width*0.05;width" smil:keyTimes="0;1"/>
                  <anim:animate smil:dur="0.5s" smil:fill="hold" smil:targetElement="id58" smil:attributeName="height" smil:values="height;height" smil:keyTimes="0;1"/>
                  <anim:animate smil:dur="0.5s" smil:fill="hold" smil:targetElement="id58" smil:attributeName="x" smil:values="x-.2;x" smil:keyTimes="0;1"/>
                  <anim:animate smil:dur="0.5s" smil:fill="hold" smil:targetElement="id58" smil:attributeName="y" smil:values="y;y" smil:keyTimes="0;1"/>
                  <anim:transitionFilter smil:dur="0.5s" smil:targetElement="id5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13" draw:text-style-name="P10" draw:layer="layout" svg:width="25.199cm" svg:height="13.192cm" svg:x="1.398cm" svg:y="0.627cm" presentation:class="title" presentation:user-transformed="true">
          <draw:text-box>
            <text:p xml:id="id66" text:id="id66" text:style-name="P4"><text:span text:style-name="T12"><text:tab/></text:span><text:span text:style-name="T12"><text:tab/></text:span><text:span text:style-name="T13"><text:line-break/></text:span><text:span text:style-name="T13"><text:tab/></text:span><text:span text:style-name="T13"><text:line-break/></text:span><text:span text:style-name="T13"><text:tab/></text:span><text:span text:style-name="T13">(iv) <text:s/>We have 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67" draw:id="id67">
          <svg:title>TexMaths</svg:title>
          <svg:desc>36§display§y = \frac{3}{(2x^2 - 7)^5}§svg§600§FALSE§</svg:desc>
          <draw:polygon draw:style-name="gr2" draw:text-style-name="P7" draw:layer="layout" svg:width="8.035cm" svg:height="2.759cm" svg:x="10.351cm" svg:y="1.994cm" svg:viewBox="0 0 8036 2760" draw:points="4018,2760 0,2760 0,0 8036,0 8036,2760">
            <text:p/>
          </draw:polygon>
          <draw:path draw:style-name="gr3" draw:text-style-name="P8" draw:layer="layout" svg:width="0.587cm" svg:height="0.82cm" svg:x="10.325cm" svg:y="3.072cm" svg:viewBox="0 0 588 821" svg:d="M582 78c6-17 6-20 6-29 0-23-21-35-38-35-14 0-34 6-46 26-3 6-11 46-17 69-9 32-18 67-26 101l-58 231c-3 17-57 106-141 106-66 0-81-54-81-103 0-58 23-136 67-248 20-52 23-66 23-92 0-58-41-104-104-104-121 0-167 184-167 196 0 11 12 11 14 11 15 0 15-2 21-23 34-118 86-155 129-155 9 0 32 0 32 40 0 32-12 64-23 89-49 133-72 208-72 266 0 112 80 152 155 152 49 0 93-23 127-57-14 66-32 126-81 196-34 43-83 80-141 80-17 0-75-6-95-55 20 0 35 0 55-14 11-11 23-29 23-52 0-40-35-46-46-46-29 0-72 20-72 84 0 63 58 109 135 109 133 0 262-115 297-259z">
            <text:p/>
          </draw:path>
          <draw:path draw:style-name="gr3" draw:text-style-name="P8" draw:layer="layout" svg:width="0.843cm" svg:height="0.299cm" svg:x="11.376cm" svg:y="3.167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8" draw:layer="layout" svg:width="0.526cm" svg:height="0.872cm" svg:x="15.357cm" svg:y="1.931cm" svg:viewBox="0 0 527 873" svg:d="M317 398c104-32 176-121 176-222 0-104-110-176-234-176-129 0-224 75-224 173 0 40 28 66 63 66 40 0 66-29 66-66 0-64-60-64-78-64 38-60 121-77 167-77 52 0 124 29 124 141 0 17-3 89-37 147-38 60-81 63-112 66-9 0-41 3-49 3-12 0-21 3-21 14 0 15 9 15 32 15h55c104 0 152 86 152 210 0 173-89 210-144 210-54 0-149-23-195-98 46 9 83-20 83-69 0-46-32-72-69-72-32 0-72 20-72 75 0 115 118 199 256 199 156 0 271-115 271-245 0-104-81-202-210-230z">
            <text:p/>
          </draw:path>
          <draw:polygon draw:style-name="gr3" draw:text-style-name="P8" draw:layer="layout" svg:width="5.656cm" svg:height="0.054cm" svg:x="12.793cm" svg:y="3.288cm" svg:viewBox="0 0 5657 55" draw:points="2828,55 0,55 0,0 5657,0 5657,55">
            <text:p/>
          </draw:polygon>
          <draw:path draw:style-name="gr3" draw:text-style-name="P8" draw:layer="layout" svg:width="0.296cm" svg:height="1.267cm" svg:x="12.917cm" svg:y="3.55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3" draw:text-style-name="P8" draw:layer="layout" svg:width="0.506cm" svg:height="0.846cm" svg:x="13.346cm" svg:y="3.657cm" svg:viewBox="0 0 507 847" svg:d="M98 749l135-132c199-176 274-242 274-369 0-147-112-248-268-248-144 0-239 118-239 230 0 70 63 70 66 70 23 0 66-15 66-67 0-31-23-66-66-66-11 0-11 0-17 3 29-84 98-130 173-130 115 0 170 101 170 208 0 101-64 201-133 279l-245 271c-14 15-14 17-14 49h472l35-222h-32c-6 38-14 95-26 113-11 11-95 11-121 11z">
            <text:p/>
          </draw:path>
          <draw:path draw:style-name="gr3" draw:text-style-name="P8" draw:layer="layout" svg:width="0.633cm" svg:height="0.575cm" svg:x="13.954cm" svg:y="3.939cm" svg:viewBox="0 0 634 576" svg:d="M389 179c6-35 34-150 124-150 8 0 37 0 63 14-35 9-60 41-60 69 0 21 14 46 49 46 28 0 69-23 69-74 0-67-75-84-118-84-75 0-119 66-136 98-31-86-98-98-135-98-133 0-205 164-205 196 0 11 12 11 15 11 11 0 14 0 17-11 43-135 127-167 170-167 23 0 69 11 69 83 0 41-23 127-69 303-20 81-66 132-121 132-9 0-37 0-63-14 31-9 60-35 60-69 0-35-29-46-49-46-37 0-69 34-69 75 0 57 63 83 118 83 86 0 133-89 135-98 15 49 61 98 136 98 132 0 204-164 204-196 0-11-11-11-14-11-12 0-14 3-17 11-41 139-130 167-170 167-49 0-69-40-69-83 0-29 8-55 23-112z">
            <text:p/>
          </draw:path>
          <draw:path draw:style-name="gr3" draw:text-style-name="P8" draw:layer="layout" svg:width="0.394cm" svg:height="0.59cm" svg:x="14.697cm" svg:y="3.544cm" svg:viewBox="0 0 395 591" svg:d="M395 429h-32c-3 20-12 72-23 81-6 6-75 6-87 6h-164c92-84 124-107 179-150 66-52 127-107 127-193 0-107-95-173-211-173-109 0-184 78-184 158 0 47 37 52 46 52 23 0 49-17 49-49 0-14-6-46-52-46 26-63 87-83 130-83 89 0 135 69 135 141 0 78-55 138-83 173l-216 210c-9 9-9 12-9 35h369z">
            <text:p/>
          </draw:path>
          <draw:path draw:style-name="gr3" draw:text-style-name="P8" draw:layer="layout" svg:width="0.774cm" svg:height="0.054cm" svg:x="15.593cm" svg:y="4.158cm" svg:viewBox="0 0 775 55" svg:d="M732 55c20 0 43 0 43-29 0-26-23-26-43-26h-689c-20 0-43 0-43 26 0 29 23 29 43 29z">
            <text:p/>
          </draw:path>
          <draw:path draw:style-name="gr3" draw:text-style-name="P8" draw:layer="layout" svg:width="0.543cm" svg:height="0.886cm" svg:x="16.826cm" svg:y="3.642cm" svg:viewBox="0 0 544 887" svg:d="M533 86c11-17 11-20 11-46h-308c-155 0-158-17-161-40h-32l-43 262h32c3-20 14-101 31-115 9-9 110-9 124-9h265c-14 20-115 159-144 202-112 170-155 346-155 475 0 15 0 72 57 72 61 0 61-57 61-72v-63c0-69 3-141 11-207 6-29 23-139 81-219z">
            <text:p/>
          </draw:path>
          <draw:path draw:style-name="gr3" draw:text-style-name="P8" draw:layer="layout" svg:width="0.296cm" svg:height="1.267cm" svg:x="17.459cm" svg:y="3.55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  <draw:path draw:style-name="gr3" draw:text-style-name="P8" draw:layer="layout" svg:width="0.394cm" svg:height="0.607cm" svg:x="17.934cm" svg:y="3.544cm" svg:viewBox="0 0 395 608" svg:d="M81 95c46 12 75 12 89 12 115 0 187-81 187-95 0-9-8-12-11-12s-3 0-9 3c-20 9-66 26-133 26-25 0-72-3-132-23-9-6-9-6-12-6-11 0-11 9-11 23v262c0 18 0 26 14 26 9 0 9 0 18-11 40-49 95-55 126-55 52 0 75 40 81 49 17 29 20 63 20 115 0 26 0 78-26 118-23 32-60 52-103 52-58 0-119-32-142-89 35 3 52-20 52-43 0-38-31-47-46-47 0 0-43 0-43 49 0 81 72 159 181 159 113 0 214-84 214-196 0-101-78-193-188-193-40 0-86 9-126 43z">
            <text:p/>
          </draw:path>
        </draw:g>
        <draw:g xml:id="id68" draw:id="id68">
          <svg:title>TexMaths</svg:title>
          <svg:desc>36§display§\text {Diff. } w. \ r. \ t. \ x.§svg§600§FALSE§</svg:desc>
          <draw:polygon draw:style-name="gr2" draw:text-style-name="P7" draw:layer="layout" svg:width="8.063cm" svg:height="0.78cm" svg:x="5.345cm" svg:y="5.494cm" svg:viewBox="0 0 8064 781" draw:points="4032,781 0,781 0,0 8064,0 8064,781">
            <text:p/>
          </draw:polygon>
          <draw:path draw:style-name="gr3" draw:text-style-name="P8" draw:layer="layout" svg:width="0.851cm" svg:height="0.867cm" svg:x="5.325cm" svg:y="5.46cm" svg:viewBox="0 0 852 868" svg:d="M0 0v40h32c98 0 98 15 98 58v672c0 46 0 57-98 57h-32v41h464c213 0 388-188 388-427 0-242-169-441-388-441zM302 827c-60 0-63-8-63-49v-689c0-40 3-49 63-49h127c78 0 167 26 230 119 55 75 67 184 67 282 0 141-23 216-69 280-26 34-98 106-228 106z">
            <text:p/>
          </draw:path>
          <draw:path draw:style-name="gr3" draw:text-style-name="P8" draw:layer="layout" svg:width="0.273cm" svg:height="0.849cm" svg:x="6.29cm" svg:y="5.477cm" svg:viewBox="0 0 274 850" svg:d="M184 288l-178 15v40c83 0 95 6 95 69v340c0 58-15 58-101 58v40c40-2 109-2 141-2 43 0 89 0 133 2v-40c-84 0-90-6-90-55zM190 66c0-40-32-66-69-66-40 0-66 35-66 66 0 35 26 69 66 69 37 0 69-28 69-69z">
            <text:p/>
          </draw:path>
          <draw:path draw:style-name="gr3" draw:text-style-name="P8" draw:layer="layout" svg:width="0.762cm" svg:height="0.896cm" svg:x="6.632cm" svg:y="5.431cm" svg:viewBox="0 0 763 897" svg:d="M536 386h144v-37h-150v-147c0-116 63-173 118-173 6 0 23 0 43 8-14 6-37 21-37 52 0 29 20 55 54 55 35 0 55-26 55-55 0-46-43-89-115-89-75 0-133 49-138 55-38-49-107-55-141-55-121 0-268 66-268 205v144h-101v37h101v413c0 57-15 57-101 57v41c43-3 109-6 141-6s95 3 141 6v-41c-83 0-98 0-98-57v-413h268v413c0 57-14 57-101 57v41c49-3 110-6 144-6 52 0 113 0 162 6v-41h-26c-92 0-95-14-95-60zM181 349v-144c0-124 104-176 185-176 63 0 98 23 101 23v3c-24 0-47 17-47 52 0 8 0 40 35 52-3 17-3 28-3 43v147z">
            <text:p/>
          </draw:path>
          <draw:path draw:style-name="gr3" draw:text-style-name="P8" draw:layer="layout" svg:width="0.137cm" svg:height="0.137cm" svg:x="7.447cm" svg:y="6.189cm" svg:viewBox="0 0 138 138" svg:d="M138 69c0-37-31-69-69-69-37 0-69 32-69 69 0 38 32 69 69 69 38 0 69-31 69-69z">
            <text:p/>
          </draw:path>
          <draw:path draw:style-name="gr3" draw:text-style-name="P8" draw:layer="layout" svg:width="0.84cm" svg:height="0.576cm" svg:x="8.288cm" svg:y="5.765cm" svg:viewBox="0 0 841 577" svg:d="M550 130c6-26 17-75 17-81 0-23-17-35-34-35-18 0-41 9-49 35-3 9-64 254-72 285-9 38-12 61-12 84 0 14 0 17 3 23-29 69-69 107-118 107-101 0-101-93-101-116 0-40 6-89 67-247 14-38 20-55 20-81 0-58-41-104-104-104-121 0-167 185-167 196 0 12 12 12 14 12 15 0 15 0 21-23 34-119 83-156 129-156 12 0 32 0 32 40 0 32-15 69-23 90-55 149-72 210-72 256 0 118 86 162 181 162 20 0 81 0 133-90 31 81 121 90 158 90 95 0 150-81 184-156 44-101 84-271 84-332 0-69-35-89-58-89-31 0-63 32-63 61 0 17 9 25 20 34 15 15 46 46 46 110 0 43-37 167-69 230-34 70-78 113-141 113-61 0-92-38-92-110 0-34 8-75 11-92z">
            <text:p/>
          </draw:path>
          <draw:path draw:style-name="gr3" draw:text-style-name="P8" draw:layer="layout" svg:width="0.137cm" svg:height="0.137cm" svg:x="9.299cm" svg:y="6.189cm" svg:viewBox="0 0 138 138" svg:d="M138 69c0-37-31-69-69-69-37 0-69 32-69 69 0 38 32 69 69 69 38 0 69-31 69-69z">
            <text:p/>
          </draw:path>
          <draw:path draw:style-name="gr3" draw:text-style-name="P8" draw:layer="layout" svg:width="0.517cm" svg:height="0.576cm" svg:x="10.002cm" svg:y="5.765cm" svg:viewBox="0 0 518 577" svg:d="M75 487c-3 20-12 49-12 55 0 23 18 35 38 35 14 0 37-12 46-35 3-6 46-179 52-202 8-43 31-132 40-167 6-14 40-75 72-104 9-8 46-40 101-40 34 0 52 14 55 14-41 6-67 38-67 69 0 21 15 47 46 47 35 0 72-29 72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8" draw:layer="layout" svg:width="0.137cm" svg:height="0.137cm" svg:x="10.61cm" svg:y="6.189cm" svg:viewBox="0 0 138 138" svg:d="M138 69c0-37-31-69-69-69-37 0-69 32-69 69 0 38 32 69 69 69 38 0 69-31 69-69z">
            <text:p/>
          </draw:path>
          <draw:path draw:style-name="gr3" draw:text-style-name="P8" draw:layer="layout" svg:width="0.391cm" svg:height="0.809cm" svg:x="11.304cm" svg:y="5.532cm" svg:viewBox="0 0 392 810" svg:d="M233 288h121c23 0 38 0 38-26 0-14-15-14-38-14h-109c43-182 52-205 52-213 0-23-18-35-38-35-3 0-40 0-52 46l-49 202h-121c-25 0-37 0-37 23 0 17 12 17 35 17h112c-92 361-95 381-95 404 0 69 49 118 115 118 133 0 205-187 205-196 0-11-12-11-18-11-8 0-11 2-17 17-55 132-124 161-167 161-26 0-38-17-38-57 0-32 0-41 6-61z">
            <text:p/>
          </draw:path>
          <draw:path draw:style-name="gr3" draw:text-style-name="P8" draw:layer="layout" svg:width="0.137cm" svg:height="0.137cm" svg:x="11.839cm" svg:y="6.189cm" svg:viewBox="0 0 138 138" svg:d="M138 69c0-37-31-69-69-69-37 0-69 32-69 69 0 38 32 69 69 69 38 0 69-31 69-69z">
            <text:p/>
          </draw:path>
          <draw:path draw:style-name="gr3" draw:text-style-name="P8" draw:layer="layout" svg:width="0.633cm" svg:height="0.576cm" svg:x="12.539cm" svg:y="5.765cm" svg:viewBox="0 0 634 577" svg:d="M389 179c6-35 34-150 124-150 8 0 37 0 63 14-35 9-61 41-61 69 0 21 15 47 49 47 29 0 70-24 70-75 0-67-75-84-119-84-74 0-118 66-135 98-32-86-98-98-135-98-133 0-205 164-205 196 0 12 12 12 15 12 11 0 14 0 17-12 43-135 127-167 170-167 23 0 69 11 69 83 0 41-23 127-69 303-20 81-66 133-121 133-9 0-37 0-63-15 31-8 60-34 60-69 0-34-29-46-49-46-37 0-69 35-69 75 0 58 63 84 118 84 86 0 133-90 135-98 15 49 61 98 136 98 132 0 204-165 204-196 0-12-11-12-14-12-12 0-15 3-17 12-41 138-130 167-170 167-49 0-69-41-69-84 0-29 8-55 23-112z">
            <text:p/>
          </draw:path>
          <draw:path draw:style-name="gr3" draw:text-style-name="P8" draw:layer="layout" svg:width="0.137cm" svg:height="0.137cm" svg:x="13.337cm" svg:y="6.189cm" svg:viewBox="0 0 138 138" svg:d="M138 69c0-37-31-69-69-69-37 0-69 32-69 69 0 38 32 69 69 69 38 0 69-31 69-69z">
            <text:p/>
          </draw:path>
        </draw:g>
        <draw:g xml:id="id69" draw:id="id69">
          <svg:title>TexMaths</svg:title>
          <svg:desc>32§display§\frac{dy}{dx} = \frac{d}{dx}\left( \frac{3}{(2x^2 -7)^5} \right)§svg§600§FALSE§</svg:desc>
          <draw:polygon draw:style-name="gr2" draw:text-style-name="P7" draw:layer="layout" svg:width="11.153cm" svg:height="2.587cm" svg:x="5.385cm" svg:y="7.491cm" svg:viewBox="0 0 11154 2588" draw:points="5578,2588 0,2588 0,0 11154,0 11154,2588">
            <text:p/>
          </draw:polygon>
          <draw:path draw:style-name="gr3" draw:text-style-name="P8" draw:layer="layout" svg:width="0.537cm" svg:height="0.795cm" svg:x="5.401cm" svg:y="7.52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21cm" svg:height="0.729cm" svg:x="5.972cm" svg:y="7.80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8" draw:layer="layout" svg:width="1.23cm" svg:height="0.048cm" svg:x="5.329cm" svg:y="8.761cm" svg:viewBox="0 0 1231 49" draw:points="614,49 0,49 0,0 1231,0 1231,49">
            <text:p/>
          </draw:polygon>
          <draw:path draw:style-name="gr3" draw:text-style-name="P8" draw:layer="layout" svg:width="0.537cm" svg:height="0.795cm" svg:x="5.375cm" svg:y="9.056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5.946cm" svg:y="9.3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8" draw:layer="layout" svg:width="0.749cm" svg:height="0.265cm" svg:x="7.067cm" svg:y="8.65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37cm" svg:height="0.795cm" svg:x="8.693cm" svg:y="7.52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olygon draw:style-name="gr3" draw:text-style-name="P8" draw:layer="layout" svg:width="1.23cm" svg:height="0.048cm" svg:x="8.327cm" svg:y="8.761cm" svg:viewBox="0 0 1231 49" draw:points="614,49 0,49 0,0 1231,0 1231,49">
            <text:p/>
          </draw:polygon>
          <draw:path draw:style-name="gr3" draw:text-style-name="P8" draw:layer="layout" svg:width="0.537cm" svg:height="0.795cm" svg:x="8.373cm" svg:y="9.056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8" draw:layer="layout" svg:width="0.562cm" svg:height="0.511cm" svg:x="8.944cm" svg:y="9.3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8" draw:layer="layout" svg:width="0.555cm" svg:height="2.7cm" svg:x="10.111cm" svg:y="7.435cm" svg:viewBox="0 0 556 2701" svg:d="M556 2691c0-5-3-8-6-10-41-44-117-118-192-241-181-289-263-656-263-1088 0-305 41-694 225-1029 90-162 182-254 233-303 3-2 3-5 3-10 0-10-8-10-23-10-16 0-18 0-36 18-379 343-497 858-497 1331 0 443 102 889 389 1227 23 25 64 71 113 112 13 13 15 13 31 13 15 0 23 0 23-10z">
            <text:p/>
          </draw:path>
          <draw:path draw:style-name="gr3" draw:text-style-name="P8" draw:layer="layout" svg:width="0.467cm" svg:height="0.775cm" svg:x="13.119cm" svg:y="7.555cm" svg:viewBox="0 0 468 776" svg:d="M282 353c92-28 156-107 156-197 0-92-98-156-208-156-115 0-199 67-199 154 0 35 25 58 56 58 36 0 59-25 59-58 0-57-54-57-69-57 33-53 107-69 148-69 46 0 110 26 110 126 0 15-2 79-33 130-33 54-72 57-100 59-7 0-36 3-43 3-11 0-18 2-18 12 0 13 7 13 28 13h49c92 0 135 77 135 187 0 154-79 187-128 187-48 0-133-20-174-87 41 8 74-18 74-61 0-41-28-64-61-64-28 0-64 17-64 66 0 102 105 177 228 177 138 0 240-103 240-218 0-92-71-179-186-205z">
            <text:p/>
          </draw:path>
          <draw:polygon draw:style-name="gr3" draw:text-style-name="P8" draw:layer="layout" svg:width="5.027cm" svg:height="0.048cm" svg:x="10.841cm" svg:y="8.761cm" svg:viewBox="0 0 5028 49" draw:points="2514,49 0,49 0,0 5028,0 5028,49">
            <text:p/>
          </draw:polygon>
          <draw:path draw:style-name="gr3" draw:text-style-name="P8" draw:layer="layout" svg:width="0.263cm" svg:height="1.125cm" svg:x="10.951cm" svg:y="8.994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8" draw:layer="layout" svg:width="0.45cm" svg:height="0.752cm" svg:x="11.335cm" svg:y="9.089cm" svg:viewBox="0 0 451 753" svg:d="M87 666l120-118c177-156 244-215 244-328 0-130-100-220-239-220-128 0-212 105-212 205 0 61 56 61 59 61 20 0 59-13 59-59 0-28-21-59-59-59-10 0-10 0-15 3 25-74 87-115 153-115 103 0 151 89 151 184 0 90-56 179-118 249l-217 240c-13 13-13 16-13 44h420l31-197h-29c-5 33-12 84-25 99-8 11-82 11-105 11z">
            <text:p/>
          </draw:path>
          <draw:path draw:style-name="gr3" draw:text-style-name="P8" draw:layer="layout" svg:width="0.562cm" svg:height="0.511cm" svg:x="11.873cm" svg:y="9.34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35cm" svg:height="0.524cm" svg:x="12.533cm" svg:y="8.989cm" svg:viewBox="0 0 351 525" svg:d="M351 381h-28c-3 18-11 64-21 72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688cm" svg:height="0.048cm" svg:x="13.332cm" svg:y="9.534cm" svg:viewBox="0 0 689 49" svg:d="M650 49c18 0 39 0 39-26 0-23-21-23-39-23h-612c-18 0-38 0-38 23 0 26 20 26 38 26z">
            <text:p/>
          </draw:path>
          <draw:path draw:style-name="gr3" draw:text-style-name="P8" draw:layer="layout" svg:width="0.483cm" svg:height="0.788cm" svg:x="14.425cm" svg:y="9.076cm" svg:viewBox="0 0 484 789" svg:d="M476 77c8-16 8-18 8-41h-274c-138 0-141-16-143-36h-29l-38 233h28c3-18 13-90 28-102 8-8 98-8 110-8h236c-13 18-102 141-128 179-100 151-138 307-138 423 0 12 0 64 51 64 54 0 54-52 54-64v-57c0-61 2-125 12-184 3-26 18-123 70-195z">
            <text:p/>
          </draw:path>
          <draw:path draw:style-name="gr3" draw:text-style-name="P8" draw:layer="layout" svg:width="0.263cm" svg:height="1.125cm" svg:x="14.988cm" svg:y="8.994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8" draw:layer="layout" svg:width="0.35cm" svg:height="0.539cm" svg:x="15.411cm" svg:y="8.989cm" svg:viewBox="0 0 351 540" svg:d="M72 84c41 11 66 11 79 11 102 0 166-72 166-85 0-7-7-10-10-10-2 0-2 0-7 3-18 7-59 23-118 23-23 0-64-3-118-21-8-5-8-5-10-5-10 0-10 8-10 20v233c0 16 0 24 12 24 8 0 8 0 16-11 36-43 84-48 112-48 46 0 67 35 72 43 15 26 18 56 18 103 0 23 0 69-23 105-21 28-54 46-92 46-51 0-105-29-126-80 31 3 46-18 46-38 0-33-28-41-41-41 0 0-38 0-38 43 0 72 64 141 161 141 100 0 190-74 190-174 0-89-69-171-167-171-36 0-76 7-112 38z">
            <text:p/>
          </draw:path>
          <draw:path draw:style-name="gr3" draw:text-style-name="P8" draw:layer="layout" svg:width="0.555cm" svg:height="2.7cm" svg:x="16.04cm" svg:y="7.435cm" svg:viewBox="0 0 556 2701" svg:d="M556 1352c0-443-103-889-390-1227-23-25-64-71-110-112-15-13-18-13-33-13-13 0-23 0-23 10 0 5 5 10 8 13 38 41 115 115 189 238 182 289 266 656 266 1088 0 305-41 694-227 1029-90 162-185 254-231 303-2 2-5 5-5 10 0 10 10 10 23 10 15 0 18 0 36-18 379-343 497-858 497-1331z">
            <text:p/>
          </draw:path>
        </draw:g>
        <draw:g xml:id="id70" draw:id="id70">
          <svg:title>TexMaths</svg:title>
          <svg:desc>32§display§= 3\frac{d}{dx}\left( \frac{1}{(2x^2 -7)^5} \right)§svg§600§FALSE§</svg:desc>
          <draw:polygon draw:style-name="gr2" draw:text-style-name="P7" draw:layer="layout" svg:width="10.039cm" svg:height="2.587cm" svg:x="6.931cm" svg:y="10.993cm" svg:viewBox="0 0 10040 2588" draw:points="5020,2588 0,2588 0,0 10040,0 10040,2588">
            <text:p/>
          </draw:polygon>
          <draw:path draw:style-name="gr3" draw:text-style-name="P8" draw:layer="layout" svg:width="0.749cm" svg:height="0.265cm" svg:x="6.939cm" svg:y="12.15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5cm" svg:x="8.109cm" svg:y="11.818cm" svg:viewBox="0 0 468 776" svg:d="M282 353c92-28 156-107 156-197 0-92-98-156-208-156-112 0-199 67-199 154 0 35 25 58 56 58 36 0 59-25 59-58 0-57-54-57-69-57 33-53 107-69 148-69 46 0 110 26 110 126 0 15-2 79-33 130-33 54-72 57-100 59-7 0-36 3-43 3-11 0-18 2-18 12 0 13 7 13 28 13h49c92 0 135 77 135 187 0 154-79 187-128 187-48 0-133-20-174-87 41 8 74-18 74-61 0-41-28-64-61-64-28 0-64 17-64 66 0 102 105 177 228 177 138 0 240-103 240-218 0-92-71-179-186-205z">
            <text:p/>
          </draw:path>
          <draw:path draw:style-name="gr3" draw:text-style-name="P8" draw:layer="layout" svg:width="0.537cm" svg:height="0.795cm" svg:x="9.125cm" svg:y="11.027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olygon draw:style-name="gr3" draw:text-style-name="P8" draw:layer="layout" svg:width="1.23cm" svg:height="0.048cm" svg:x="8.759cm" svg:y="12.263cm" svg:viewBox="0 0 1231 49" draw:points="614,49 0,49 0,0 1231,0 1231,49">
            <text:p/>
          </draw:polygon>
          <draw:path draw:style-name="gr3" draw:text-style-name="P8" draw:layer="layout" svg:width="0.537cm" svg:height="0.795cm" svg:x="8.805cm" svg:y="12.558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ath draw:style-name="gr3" draw:text-style-name="P8" draw:layer="layout" svg:width="0.562cm" svg:height="0.511cm" svg:x="9.378cm" svg:y="12.842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8" draw:layer="layout" svg:width="0.554cm" svg:height="2.7cm" svg:x="10.543cm" svg:y="10.937cm" svg:viewBox="0 0 555 2701" svg:d="M555 2691c0-5-2-8-5-10-41-44-117-118-192-241-181-289-263-656-263-1088 0-305 38-694 225-1029 90-162 182-254 233-303 2-2 2-5 2-10 0-10-7-10-23-10-15 0-17 0-35 18-379 343-497 858-497 1331 0 443 102 889 389 1227 23 25 64 71 113 112 13 13 15 13 30 13 16 0 23 0 23-10z">
            <text:p/>
          </draw:path>
          <draw:path draw:style-name="gr3" draw:text-style-name="P8" draw:layer="layout" svg:width="0.373cm" svg:height="0.752cm" svg:x="13.604cm" svg:y="11.057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8" draw:layer="layout" svg:width="5.027cm" svg:height="0.048cm" svg:x="11.272cm" svg:y="12.263cm" svg:viewBox="0 0 5028 49" draw:points="2514,49 0,49 0,0 5028,0 5028,49">
            <text:p/>
          </draw:polygon>
          <draw:path draw:style-name="gr3" draw:text-style-name="P8" draw:layer="layout" svg:width="0.263cm" svg:height="1.125cm" svg:x="11.383cm" svg:y="12.496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8" draw:layer="layout" svg:width="0.45cm" svg:height="0.752cm" svg:x="11.767cm" svg:y="12.591cm" svg:viewBox="0 0 451 753" svg:d="M87 666l120-118c177-156 244-215 244-328 0-130-100-220-239-220-128 0-212 105-212 205 0 61 56 61 59 61 20 0 59-13 59-59 0-28-21-59-59-59-10 0-10 0-15 3 25-74 87-115 153-115 103 0 151 89 151 184 0 90-56 179-118 249l-217 240c-13 13-13 16-13 44h420l31-197h-29c-5 33-12 84-23 99-10 11-84 11-107 11z">
            <text:p/>
          </draw:path>
          <draw:path draw:style-name="gr3" draw:text-style-name="P8" draw:layer="layout" svg:width="0.562cm" svg:height="0.511cm" svg:x="12.304cm" svg:y="12.84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8" draw:layer="layout" svg:width="0.35cm" svg:height="0.524cm" svg:x="12.965cm" svg:y="12.491cm" svg:viewBox="0 0 351 525" svg:d="M351 381h-28c-3 18-11 64-21 72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688cm" svg:height="0.048cm" svg:x="13.763cm" svg:y="13.036cm" svg:viewBox="0 0 689 49" svg:d="M650 49c18 0 39 0 39-26 0-23-21-23-39-23h-612c-18 0-38 0-38 23 0 26 20 26 38 26z">
            <text:p/>
          </draw:path>
          <draw:path draw:style-name="gr3" draw:text-style-name="P8" draw:layer="layout" svg:width="0.483cm" svg:height="0.788cm" svg:x="14.856cm" svg:y="12.578cm" svg:viewBox="0 0 484 789" svg:d="M474 77c10-16 10-18 10-41h-274c-138 0-141-16-143-36h-29l-38 233h28c3-18 13-90 28-102 8-8 98-8 110-8h236c-13 18-102 141-128 179-100 151-138 307-138 423 0 12 0 64 51 64 54 0 54-52 54-64v-57c0-61 2-125 12-184 3-26 18-123 70-195z">
            <text:p/>
          </draw:path>
          <draw:path draw:style-name="gr3" draw:text-style-name="P8" draw:layer="layout" svg:width="0.263cm" svg:height="1.125cm" svg:x="15.419cm" svg:y="12.496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8" draw:layer="layout" svg:width="0.35cm" svg:height="0.539cm" svg:x="15.842cm" svg:y="12.491cm" svg:viewBox="0 0 351 540" svg:d="M74 84c39 11 64 11 77 11 102 0 166-72 166-85 0-7-7-10-10-10-2 0-2 0-7 3-18 7-59 23-118 23-23 0-64-3-118-21-8-5-8-5-10-5-10 0-10 8-10 20v233c0 16 0 24 12 24 8 0 8 0 18-11 34-43 82-48 110-48 46 0 69 35 72 43 15 26 18 56 18 103 0 23 0 69-23 105-21 28-54 46-92 46-51 0-105-29-126-80 31 3 46-18 46-38 0-33-28-41-38-41-3 0-41 0-41 43 0 72 64 141 161 141 100 0 190-74 190-174 0-89-69-171-167-171-36 0-76 7-110 38z">
            <text:p/>
          </draw:path>
          <draw:path draw:style-name="gr3" draw:text-style-name="P8" draw:layer="layout" svg:width="0.554cm" svg:height="2.7cm" svg:x="16.472cm" svg:y="10.937cm" svg:viewBox="0 0 555 2701" svg:d="M555 1352c0-443-102-889-389-1227-20-25-64-71-110-112-15-13-18-13-33-13-13 0-23 0-23 10 0 5 5 10 8 13 38 41 115 115 189 238 182 289 266 656 266 1088 0 305-41 694-227 1029-90 162-185 254-231 303-2 2-5 5-5 10 0 10 10 10 23 10 15 0 18 0 36-18 379-343 496-858 496-13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66" smil:attributeName="visibility" smil:to="visible"/>
                  <anim:animate smil:dur="0.125s" smil:fill="hold" smil:targetElement="id66" smil:attributeName="width" smil:values="width*0.05;width" smil:keyTimes="0;1"/>
                  <anim:animate smil:dur="0.125s" smil:fill="hold" smil:targetElement="id66" smil:attributeName="height" smil:values="height;height" smil:keyTimes="0;1"/>
                  <anim:animate smil:dur="0.125s" smil:fill="hold" smil:targetElement="id66" smil:attributeName="x" smil:values="x-.2;x" smil:keyTimes="0;1"/>
                  <anim:animate smil:dur="0.125s" smil:fill="hold" smil:targetElement="id66" smil:attributeName="y" smil:values="y;y" smil:keyTimes="0;1"/>
                  <anim:transitionFilter smil:dur="0.125s" smil:targetElement="id6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14" draw:text-style-name="P10" draw:layer="layout" svg:width="26.6cm" svg:height="14.173cm" svg:x="0.8cm" svg:y="0.627cm" presentation:class="title" presentation:user-transformed="true">
          <draw:text-box>
            <text:p xml:id="id77" text:id="id77" text:style-name="P5"><text:span text:style-name="T18"><text:tab/></text:span><text:span text:style-name="T18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19"><text:tab/></text:span><text:span text:style-name="T19"><text:tab/></text:span><text:span text:style-name="T19"><text:line-break/></text:span><text:span text:style-name="T20"> <text:s text:c="14"/></text:span><text:span text:style-name="T19"><text:line-break/></text:span><text:span text:style-name="T3"><text:tab/></text:span><text:span text:style-name="T3">(II) Differentiate the following <text:s text:c="21"/></text:span><text:span text:style-name="T3"><text:line-break/></text:span><text:span text:style-name="T7"> <text:s text:c="13"/></text:span><text:span text:style-name="T3"><text:line-break/></text:span><text:span text:style-name="T3"><text:tab/></text:span><text:span text:style-name="T9">(1)</text:span><text:span text:style-name="T3"> <text:s text:c="21"/></text:span><text:span text:style-name="T9">(2)</text:span><text:span text:style-name="T3"> </text:span><text:span text:style-name="T9"><text:s text:c="24"/></text:span><text:span text:style-name="T13"><text:line-break/></text:span><text:span text:style-name="T12"> <text:s text:c="22"/></text:span></text:p>
          </draw:text-box>
        </draw:frame>
        <draw:g xml:id="id71" draw:id="id71">
          <svg:title>TexMaths</svg:title>
          <svg:desc>28§display§\frac{dy}{dx} = 3\times \frac{-5}{ ( 2x^2 - 7 )^6 } \times §svg§600§FALSE§</svg:desc>
          <draw:polygon draw:style-name="gr2" draw:text-style-name="P7" draw:layer="layout" svg:width="9.356cm" svg:height="2.171cm" svg:x="2.776cm" svg:y="1.086cm" svg:viewBox="0 0 9357 2172" draw:points="4680,2172 0,2172 0,0 9357,0 9357,2172">
            <text:p/>
          </draw:polygon>
          <draw:path draw:style-name="gr3" draw:text-style-name="P8" draw:layer="layout" svg:width="0.469cm" svg:height="0.696cm" svg:x="2.79cm" svg:y="1.03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3.289cm" svg:y="1.28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8" draw:layer="layout" svg:width="1.077cm" svg:height="0.042cm" svg:x="2.727cm" svg:y="2.119cm" svg:viewBox="0 0 1078 43" draw:points="538,43 0,43 0,0 1078,0 1078,43">
            <text:p/>
          </draw:polygon>
          <draw:path draw:style-name="gr3" draw:text-style-name="P8" draw:layer="layout" svg:width="0.469cm" svg:height="0.696cm" svg:x="2.767cm" svg:y="2.379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267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4.248cm" svg:y="2.0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5.274cm" svg:y="1.731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76cm" svg:height="0.476cm" svg:x="6.087cm" svg:y="1.902cm" svg:viewBox="0 0 477 477" svg:d="M240 211l-197-198c-14-11-16-13-23-13-11 0-20 9-20 20 0 7 2 9 13 20l198 197-198 200c-11 11-13 13-13 20 0 11 9 20 20 20 7 0 9-2 23-13l194-197 207 203c2 3 9 7 13 7 13 0 20-9 20-20 0-2 0-7-2-11-2-3-159-157-208-209l181-179c5-6 20-20 25-24 0-3 4-7 4-14 0-11-7-20-20-20-7 0-11 4-22 16z">
            <text:p/>
          </draw:path>
          <draw:path draw:style-name="gr3" draw:text-style-name="P8" draw:layer="layout" svg:width="0.602cm" svg:height="0.042cm" svg:x="8.697cm" svg:y="1.45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9.43cm" svg:y="1.06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  <draw:polygon draw:style-name="gr3" draw:text-style-name="P8" draw:layer="layout" svg:width="4.399cm" svg:height="0.042cm" svg:x="7.046cm" svg:y="2.119cm" svg:viewBox="0 0 4400 43" draw:points="2200,43 0,43 0,0 4400,0 4400,43">
            <text:p/>
          </draw:polygon>
          <draw:path draw:style-name="gr3" draw:text-style-name="P8" draw:layer="layout" svg:width="0.23cm" svg:height="0.984cm" svg:x="7.142cm" svg:y="2.3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7.476cm" svg:y="2.40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8" draw:layer="layout" svg:width="0.492cm" svg:height="0.447cm" svg:x="7.949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306cm" svg:height="0.458cm" svg:x="8.527cm" svg:y="2.3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9.224cm" svg:y="2.795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10.182cm" svg:y="2.394cm" svg:viewBox="0 0 423 690" svg:d="M414 67c9-13 9-15 9-36h-239c-121 0-124-13-126-31h-24l-34 204h25c2-16 11-79 24-90 7-6 85-6 97-6h206c-11 15-90 123-112 156-88 132-121 269-121 370 0 11 0 56 45 56 47 0 47-45 47-56v-49c0-54 2-110 11-162 2-22 15-107 60-170z">
            <text:p/>
          </draw:path>
          <draw:path draw:style-name="gr3" draw:text-style-name="P8" draw:layer="layout" svg:width="0.23cm" svg:height="0.984cm" svg:x="10.675cm" svg:y="2.3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317cm" svg:height="0.472cm" svg:x="11.038cm" svg:y="2.31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69-20 96c-16 25-38 36-72 36z">
            <text:p/>
          </draw:path>
          <draw:path draw:style-name="gr3" draw:text-style-name="P8" draw:layer="layout" svg:width="0.476cm" svg:height="0.476cm" svg:x="11.706cm" svg:y="1.902cm" svg:viewBox="0 0 477 477" svg:d="M240 211l-197-198c-14-11-16-13-23-13-11 0-20 9-20 20 0 7 2 9 13 20l198 197-198 200c-11 11-13 13-13 20 0 11 9 20 20 20 7 0 9-2 23-13l194-197 207 203c2 3 9 7 13 7 13 0 20-9 20-20 0-2 0-7-2-11-2-3-159-157-208-209l181-179c5-6 20-20 25-24 0-3 4-7 4-14 0-11-7-20-20-20-7 0-11 4-22 16z">
            <text:p/>
          </draw:path>
        </draw:g>
        <draw:g xml:id="id76" draw:id="id76">
          <svg:title>TexMaths</svg:title>
          <svg:desc>28§display§\frac{dy}{dx}= - \frac{60x}{( 2x^2 - 7)^6}§svg§600§FALSE§</svg:desc>
          <draw:polygon draw:style-name="gr2" draw:text-style-name="P7" draw:layer="layout" svg:width="7.69cm" svg:height="2.171cm" svg:x="2.78cm" svg:y="6.785cm" svg:viewBox="0 0 7691 2172" draw:points="3845,2172 0,2172 0,0 7691,0 7691,2172">
            <text:p/>
          </draw:polygon>
          <draw:path draw:style-name="gr3" draw:text-style-name="P8" draw:layer="layout" svg:width="0.469cm" svg:height="0.696cm" svg:x="2.794cm" svg:y="6.736cm" svg:viewBox="0 0 470 697" svg:d="M470 11c0-2 0-11-13-11s-107 9-125 11c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3.293cm" svg:y="6.9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8" draw:layer="layout" svg:width="1.077cm" svg:height="0.042cm" svg:x="2.731cm" svg:y="7.818cm" svg:viewBox="0 0 1078 43" draw:points="538,43 0,43 0,0 1078,0 1078,43">
            <text:p/>
          </draw:polygon>
          <draw:path draw:style-name="gr3" draw:text-style-name="P8" draw:layer="layout" svg:width="0.469cm" svg:height="0.696cm" svg:x="2.771cm" svg:y="8.078cm" svg:viewBox="0 0 470 697" svg:d="M470 11c0-2 0-11-13-11s-107 9-125 11c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271cm" svg:y="8.32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232cm" svg:x="4.252cm" svg:y="7.72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602cm" svg:height="0.042cm" svg:x="5.319cm" svg:y="7.81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7.588cm" svg:y="6.763cm" svg:viewBox="0 0 410 679" svg:d="M90 334v-25c0-249 123-284 172-284 25 0 65 6 88 40-16 0-54 0-54 43 0 31 22 47 45 47 15 0 44-9 44-47 0-61-42-108-125-108-126 0-260 128-260 345 0 264 114 334 206 334 110 0 204-92 204-222 0-126-87-222-197-222-67 0-103 52-123 99zM206 652c-63 0-92-61-96-74-18-47-18-126-18-144 0-76 31-176 121-176 16 0 60 0 92 62 18 36 18 88 18 135s0 96-18 132c-29 60-76 65-99 65z">
            <text:p/>
          </draw:path>
          <draw:path draw:style-name="gr3" draw:text-style-name="P8" draw:layer="layout" svg:width="0.416cm" svg:height="0.678cm" svg:x="8.077cm" svg:y="6.763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8" draw:layer="layout" svg:width="0.492cm" svg:height="0.447cm" svg:x="8.558cm" svg:y="6.98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olygon draw:style-name="gr3" draw:text-style-name="P8" draw:layer="layout" svg:width="4.399cm" svg:height="0.042cm" svg:x="6.121cm" svg:y="7.818cm" svg:viewBox="0 0 4400 43" draw:points="2200,43 0,43 0,0 4400,0 4400,43">
            <text:p/>
          </draw:polygon>
          <draw:path draw:style-name="gr3" draw:text-style-name="P8" draw:layer="layout" svg:width="0.23cm" svg:height="0.984cm" svg:x="6.217cm" svg:y="8.02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6.551cm" svg:y="8.104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0 87-9 9-74 9-95 9z">
            <text:p/>
          </draw:path>
          <draw:path draw:style-name="gr3" draw:text-style-name="P8" draw:layer="layout" svg:width="0.492cm" svg:height="0.447cm" svg:x="7.024cm" svg:y="8.32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70 105-76 11 38 47 76 108 76 101 0 157-128 157-152 0-9-9-9-12-9-9 0-11 2-13 9-31 107-101 130-132 130-38 0-54-32-54-65 0-23 7-43 18-88z">
            <text:p/>
          </draw:path>
          <draw:path draw:style-name="gr3" draw:text-style-name="P8" draw:layer="layout" svg:width="0.306cm" svg:height="0.458cm" svg:x="7.602cm" svg:y="8.0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8.298cm" svg:y="8.494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9.257cm" svg:y="8.093cm" svg:viewBox="0 0 423 690" svg:d="M414 67c9-13 9-15 9-36h-239c-121 0-124-13-126-31h-24l-34 204h25c2-16 11-79 24-90 7-6 85-6 97-6h206c-11 15-90 123-112 156-88 132-121 269-121 370 0 11 0 56 45 56 47 0 47-45 47-56v-49c0-54 2-110 9-162 4-22 17-107 62-170z">
            <text:p/>
          </draw:path>
          <draw:path draw:style-name="gr3" draw:text-style-name="P8" draw:layer="layout" svg:width="0.23cm" svg:height="0.984cm" svg:x="9.75cm" svg:y="8.02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8" draw:layer="layout" svg:width="0.317cm" svg:height="0.472cm" svg:x="10.113cm" svg:y="8.017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69-20 96c-16 25-38 36-72 36z">
            <text:p/>
          </draw:path>
        </draw:g>
        <draw:g xml:id="id74" draw:id="id74">
          <svg:title>TexMaths</svg:title>
          <svg:desc>28§display§= -\frac{15}{ ( 2x^2 - 7 )^6 } \times§svg§600§FALSE§</svg:desc>
          <draw:polygon draw:style-name="gr2" draw:text-style-name="P7" draw:layer="layout" svg:width="6.961cm" svg:height="2.146cm" svg:x="4.329cm" svg:y="3.886cm" svg:viewBox="0 0 6962 2147" draw:points="3481,2147 0,2147 0,0 6962,0 6962,2147">
            <text:p/>
          </draw:polygon>
          <draw:path draw:style-name="gr3" draw:text-style-name="P8" draw:layer="layout" svg:width="0.655cm" svg:height="0.232cm" svg:x="4.336cm" svg:y="4.79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5.4cm" svg:y="4.89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7.996cm" svg:y="3.837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393cm" svg:height="0.678cm" svg:x="8.45cm" svg:y="3.837cm" svg:viewBox="0 0 394 679" svg:d="M394 460c0-117-80-218-188-218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5 69 179 179 179 114 0 215-94 215-219z">
            <text:p/>
          </draw:path>
          <draw:polygon draw:style-name="gr3" draw:text-style-name="P8" draw:layer="layout" svg:width="4.398cm" svg:height="0.042cm" svg:x="6.202cm" svg:y="4.893cm" svg:viewBox="0 0 4399 43" draw:points="2200,43 0,43 0,0 4399,0 4399,43">
            <text:p/>
          </draw:polygon>
          <draw:path draw:style-name="gr3" draw:text-style-name="P8" draw:layer="layout" svg:width="0.23cm" svg:height="0.985cm" svg:x="6.3cm" svg:y="5.09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393cm" svg:height="0.658cm" svg:x="6.634cm" svg:y="5.1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92cm" svg:height="0.447cm" svg:x="7.104cm" svg:y="5.3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306cm" svg:height="0.459cm" svg:x="7.682cm" svg:y="5.092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8" draw:layer="layout" svg:width="0.602cm" svg:height="0.042cm" svg:x="8.381cm" svg:y="5.57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9.337cm" svg:y="5.168cm" svg:viewBox="0 0 423 690" svg:d="M414 67c9-13 9-15 9-36h-239c-121 0-124-13-126-31h-24l-34 204h25c2-16 11-78 24-90 7-6 85-6 97-6h206c-12 15-90 123-112 156-88 133-121 269-121 370 0 12 0 56 45 56 47 0 47-44 47-56v-49c0-54 2-110 11-161 2-23 15-108 60-171z">
            <text:p/>
          </draw:path>
          <draw:path draw:style-name="gr3" draw:text-style-name="P8" draw:layer="layout" svg:width="0.23cm" svg:height="0.985cm" svg:x="9.83cm" svg:y="5.0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317cm" svg:height="0.472cm" svg:x="10.195cm" svg:y="5.092cm" svg:viewBox="0 0 318 473" svg:d="M67 233c0-56 5-107 32-150 22-38 60-63 105-63 20 0 47 5 63 25-18 0-34 13-34 33 0 16 13 32 34 32 20 0 33-14 33-34 0-40-29-76-98-76-99 0-202 92-202 240 0 179 85 233 161 233 85 0 157-63 157-155 0-87-69-152-150-152-56 0-85 36-101 67zM161 451c-36 0-62-18-76-50-11-20-16-56-16-96 0-67 41-119 95-119 33 0 53 11 71 36 16 27 18 56 18 96 0 41 0 70-20 97-16 24-38 36-72 36z">
            <text:p/>
          </draw:path>
          <draw:path draw:style-name="gr3" draw:text-style-name="P8" draw:layer="layout" svg:width="0.476cm" svg:height="0.476cm" svg:x="10.863cm" svg:y="4.675cm" svg:viewBox="0 0 477 477" svg:d="M240 211l-197-198c-14-11-16-13-23-13-11 0-20 9-20 20 0 7 2 9 13 20l198 198-198 199c-11 11-13 14-13 20 0 11 9 20 20 20 7 0 9-2 23-13l194-197 207 204c2 2 8 6 13 6 13 0 20-9 20-20 0-2 0-6-2-11-2-2-159-157-208-208l181-180c4-6 20-20 25-24 0-3 4-7 4-14 0-11-7-20-20-20-7 0-11 4-22 16z">
            <text:p/>
          </draw:path>
        </draw:g>
        <draw:g xml:id="id78" draw:id="id78">
          <svg:title>TexMaths</svg:title>
          <svg:desc>32§display§w. \ r. \ t. \ x .§svg§600§FALSE§</svg:desc>
          <draw:polygon draw:style-name="gr2" draw:text-style-name="P7" draw:layer="layout" svg:width="4.528cm" svg:height="0.606cm" svg:x="16.443cm" svg:y="10.58cm" svg:viewBox="0 0 4529 607" draw:points="2263,607 0,607 0,0 4529,0 4529,607">
            <text:p/>
          </draw:polygon>
          <draw:path draw:style-name="gr3" draw:text-style-name="P8" draw:layer="layout" svg:width="0.747cm" svg:height="0.511cm" svg:x="16.42cm" svg:y="10.732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8" draw:layer="layout" svg:width="0.122cm" svg:height="0.122cm" svg:x="17.319cm" svg:y="11.108cm" svg:viewBox="0 0 123 123" svg:d="M123 61c0-33-28-61-62-61-33 0-61 28-61 61 0 34 28 62 61 62 34 0 62-28 62-62z">
            <text:p/>
          </draw:path>
          <draw:path draw:style-name="gr3" draw:text-style-name="P8" draw:layer="layout" svg:width="0.46cm" svg:height="0.511cm" svg:x="17.943cm" svg:y="10.732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8" draw:layer="layout" svg:width="0.122cm" svg:height="0.122cm" svg:x="18.483cm" svg:y="11.108cm" svg:viewBox="0 0 123 123" svg:d="M123 61c0-33-28-61-62-61-33 0-61 28-61 61 0 34 28 62 61 62 34 0 62-28 62-62z">
            <text:p/>
          </draw:path>
          <draw:path draw:style-name="gr3" draw:text-style-name="P8" draw:layer="layout" svg:width="0.347cm" svg:height="0.719cm" svg:x="19.098cm" svg:y="10.524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8" draw:layer="layout" svg:width="0.122cm" svg:height="0.122cm" svg:x="19.576cm" svg:y="11.108cm" svg:viewBox="0 0 123 123" svg:d="M123 61c0-33-28-61-62-61-33 0-61 28-61 61 0 34 28 62 61 62 34 0 62-28 62-62z">
            <text:p/>
          </draw:path>
          <draw:path draw:style-name="gr3" draw:text-style-name="P8" draw:layer="layout" svg:width="0.562cm" svg:height="0.511cm" svg:x="20.199cm" svg:y="10.7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8" draw:layer="layout" svg:width="0.122cm" svg:height="0.122cm" svg:x="20.905cm" svg:y="11.108cm" svg:viewBox="0 0 123 123" svg:d="M123 61c0-33-28-61-62-61-33 0-61 28-61 61 0 34 28 62 61 62 34 0 62-28 62-62z">
            <text:p/>
          </draw:path>
        </draw:g>
        <draw:g xml:id="id79" draw:id="id79">
          <svg:title>TexMaths</svg:title>
          <svg:desc>28§display§y = \sqrt{\sin x^3}§svg§600§FALSE§</svg:desc>
          <draw:polygon draw:style-name="gr2" draw:text-style-name="P7" draw:layer="layout" svg:width="4.931cm" svg:height="1.051cm" svg:x="3.642cm" svg:y="12.273cm" svg:viewBox="0 0 4932 1052" draw:points="2465,1052 0,1052 0,0 4932,0 4932,1052">
            <text:p/>
          </draw:polygon>
          <draw:path draw:style-name="gr3" draw:text-style-name="P8" draw:layer="layout" svg:width="0.456cm" svg:height="0.637cm" svg:x="3.622cm" svg:y="12.737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8" draw:layer="layout" svg:width="0.655cm" svg:height="0.232cm" svg:x="4.44cm" svg:y="12.81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77cm" svg:height="0.984cm" svg:x="5.495cm" svg:y="12.224cm" svg:viewBox="0 0 771 985" svg:d="M311 882l-172-383c-7-15-14-15-16-15 0 0-6 0-15 6l-95 72c-13 9-13 13-13 16 0 4 2 11 9 11s25-13 34-22c6-5 22-16 31-23l195 426c7 15 13 15 22 15 14 0 16-4 25-18l448-927c7-15 7-18 7-20 0-11-9-20-20-20-9 0-16 4-23 20z">
            <text:p/>
          </draw:path>
          <draw:polygon draw:style-name="gr3" draw:text-style-name="P8" draw:layer="layout" svg:width="2.379cm" svg:height="0.042cm" svg:x="6.243cm" svg:y="12.224cm" svg:viewBox="0 0 2380 43" draw:points="1190,43 0,43 0,0 2380,0 2380,43">
            <text:p/>
          </draw:polygon>
          <draw:path draw:style-name="gr3" draw:text-style-name="P8" draw:layer="layout" svg:width="0.324cm" svg:height="0.454cm" svg:x="6.277cm" svg:y="12.732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6.665cm" svg:y="12.51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6.936cm" svg:y="12.73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7.644cm" svg:y="12.73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1 0 157-128 157-152 0-9-9-9-12-9-9 0-11 2-13 9-31 107-101 129-132 129-38 0-54-31-54-64 0-23 7-43 18-88z">
            <text:p/>
          </draw:path>
          <draw:path draw:style-name="gr3" draw:text-style-name="P8" draw:layer="layout" svg:width="0.317cm" svg:height="0.471cm" svg:x="8.215cm" svg:y="12.4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</draw:g>
        <draw:g xml:id="id80" draw:id="id80">
          <svg:title>TexMaths</svg:title>
          <svg:desc>28§display§y = \cot^2 (x^3)§svg§600§FALSE§</svg:desc>
          <draw:polygon draw:style-name="gr2" draw:text-style-name="P7" draw:layer="layout" svg:width="5.158cm" svg:height="1.012cm" svg:x="11.142cm" svg:y="12.373cm" svg:viewBox="0 0 5159 1013" draw:points="2578,1013 0,1013 0,0 5159,0 5159,1013">
            <text:p/>
          </draw:polygon>
          <draw:path draw:style-name="gr3" draw:text-style-name="P8" draw:layer="layout" svg:width="0.456cm" svg:height="0.638cm" svg:x="11.122cm" svg:y="12.75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8" draw:layer="layout" svg:width="0.655cm" svg:height="0.232cm" svg:x="11.94cm" svg:y="12.8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75cm" svg:height="0.454cm" svg:x="12.957cm" svg:y="12.748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3.387cm" svg:y="12.74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13.87cm" svg:y="12.582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306cm" svg:height="0.459cm" svg:x="14.278cm" svg:y="12.3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4.773cm" svg:y="12.4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5.087cm" svg:y="12.7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17cm" svg:height="0.472cm" svg:x="15.658cm" svg:y="12.32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23cm" svg:height="0.985cm" svg:x="16.119cm" svg:y="12.4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73" draw:id="id73">
          <svg:title>TexMaths</svg:title>
          <svg:desc>28§display§\frac{d}{dx}( 2x^2 - 7)§svg§600§FALSE§</svg:desc>
          <draw:polygon draw:style-name="gr2" draw:text-style-name="P7" draw:layer="layout" svg:width="4.954cm" svg:height="1.936cm" svg:x="12.976cm" svg:y="1.086cm" svg:viewBox="0 0 4955 1937" draw:points="2478,1937 0,1937 0,0 4955,0 4955,1937">
            <text:p/>
          </draw:polygon>
          <draw:path draw:style-name="gr3" draw:text-style-name="P8" draw:layer="layout" svg:width="0.469cm" svg:height="0.696cm" svg:x="13.247cm" svg:y="1.03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12.927cm" svg:y="2.119cm" svg:viewBox="0 0 1078 43" draw:points="538,43 0,43 0,0 1078,0 1078,43">
            <text:p/>
          </draw:polygon>
          <draw:path draw:style-name="gr3" draw:text-style-name="P8" draw:layer="layout" svg:width="0.469cm" svg:height="0.696cm" svg:x="12.967cm" svg:y="2.37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3.467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14.217cm" svg:y="1.6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14.551cm" svg:y="1.73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8" draw:layer="layout" svg:width="0.492cm" svg:height="0.447cm" svg:x="15.024cm" svg:y="1.9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99 130-132 130-38 0-54-32-54-65 0-23 7-43 18-88z">
            <text:p/>
          </draw:path>
          <draw:path draw:style-name="gr3" draw:text-style-name="P8" draw:layer="layout" svg:width="0.306cm" svg:height="0.458cm" svg:x="15.6cm" svg:y="1.5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16.299cm" svg:y="2.119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17.257cm" svg:y="1.72cm" svg:viewBox="0 0 423 690" svg:d="M414 67c9-13 9-15 9-36h-239c-121 0-124-13-126-31h-24l-34 204h25c2-16 11-79 24-90 7-7 85-7 97-7h206c-11 16-90 124-112 157-88 132-121 269-121 370 0 11 0 56 45 56 47 0 47-45 47-56v-49c0-54 2-110 11-162 2-22 15-107 60-170z">
            <text:p/>
          </draw:path>
          <draw:path draw:style-name="gr3" draw:text-style-name="P8" draw:layer="layout" svg:width="0.23cm" svg:height="0.984cm" svg:x="17.75cm" svg:y="1.6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75" draw:id="id75">
          <svg:title>TexMaths</svg:title>
          <svg:desc>28§display§(4x)§svg§600§FALSE§</svg:desc>
          <draw:polygon draw:style-name="gr2" draw:text-style-name="P7" draw:layer="layout" svg:width="1.622cm" svg:height="0.886cm" svg:x="11.828cm" svg:y="4.386cm" svg:viewBox="0 0 1623 887" draw:points="812,887 0,887 0,0 1623,0 1623,887">
            <text:p/>
          </draw:polygon>
          <draw:path draw:style-name="gr3" draw:text-style-name="P8" draw:layer="layout" svg:width="0.23cm" svg:height="0.985cm" svg:x="11.875cm" svg:y="4.337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38cm" svg:height="0.667cm" svg:x="12.188cm" svg:y="4.409cm" svg:viewBox="0 0 439 668" svg:d="M262 506v86c0 35 0 47-74 47h-20v29c40-2 92-2 132-2 42 0 94 0 134 2v-29h-20c-74 0-76-12-76-47v-86h101v-31h-101v-450c0-18 0-25-16-25-9 0-11 0-18 11l-304 464v31zM269 475h-242l242-367z">
            <text:p/>
          </draw:path>
          <draw:path draw:style-name="gr3" draw:text-style-name="P8" draw:layer="layout" svg:width="0.491cm" svg:height="0.447cm" svg:x="12.681cm" svg:y="4.64cm" svg:viewBox="0 0 492 448" svg:d="M302 139c5-27 27-117 96-117 7 0 29 0 50 12-27 6-47 31-47 53 0 16 11 36 38 36 22 0 53-18 53-58 0-52-58-65-91-65-59 0-92 52-106 76-24-67-76-76-105-76-103 0-159 128-159 152 0 9 9 9 12 9 8 0 11 0 13-9 34-105 98-130 132-130 18 0 54 9 54 65 0 32-18 99-54 236-16 62-51 103-94 103-7 0-29 0-49-11 24-7 47-27 47-54s-23-36-38-36c-29 0-54 27-54 58 0 45 49 65 92 65 67 0 100-69 105-76 11 38 47 76 105 76 103 0 159-128 159-152 0-9-9-9-11-9-9 0-11 2-14 9-31 107-100 130-132 130-38 0-53-32-53-65 0-23 6-43 18-88z">
            <text:p/>
          </draw:path>
          <draw:path draw:style-name="gr3" draw:text-style-name="P8" draw:layer="layout" svg:width="0.23cm" svg:height="0.985cm" svg:x="13.271cm" svg:y="4.3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2" draw:id="id72">
          <svg:title>TexMaths</svg:title>
          <svg:desc>26§display§.\ .\ .\ \left[  \frac{d}{du} \left( \frac{ 1 }{ u^5 } \right) = \frac{ - 5 }{ u^6 } \right]§svg§600§FALSE§</svg:desc>
          <draw:polygon draw:style-name="gr2" draw:text-style-name="P7" draw:layer="layout" svg:width="8.944cm" svg:height="2.101cm" svg:x="18.323cm" svg:y="1.071cm" svg:viewBox="0 0 8945 2102" draw:points="4474,2102 0,2102 0,0 8945,0 8945,2102">
            <text:p/>
          </draw:polygon>
          <draw:path draw:style-name="gr3" draw:text-style-name="P8" draw:layer="layout" svg:width="0.099cm" svg:height="0.099cm" svg:x="18.356cm" svg:y="2.25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8.914cm" svg:y="2.25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9.473cm" svg:y="2.252cm" svg:viewBox="0 0 100 100" svg:d="M100 50c0-27-23-50-50-50s-50 23-50 50 23 50 50 50 50-23 50-50z">
            <text:p/>
          </draw:path>
          <draw:polygon draw:style-name="gr3" draw:text-style-name="P8" draw:layer="layout" svg:width="0.242cm" svg:height="2.193cm" svg:x="20.332cm" svg:y="1.025cm" svg:viewBox="0 0 243 2194" draw:points="0,2194 243,2194 243,2144 50,2144 50,50 243,50 243,0 0,0">
            <text:p/>
          </draw:polygon>
          <draw:path draw:style-name="gr3" draw:text-style-name="P8" draw:layer="layout" svg:width="0.436cm" svg:height="0.646cm" svg:x="20.996cm" svg:y="1.098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8" draw:layer="layout" svg:width="0.999cm" svg:height="0.039cm" svg:x="20.696cm" svg:y="2.102cm" svg:viewBox="0 0 1000 40" draw:points="501,40 0,40 0,0 1000,0 1000,40">
            <text:p/>
          </draw:polygon>
          <draw:path draw:style-name="gr3" draw:text-style-name="P8" draw:layer="layout" svg:width="0.436cm" svg:height="0.646cm" svg:x="20.733cm" svg:y="2.34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8" draw:layer="layout" svg:width="0.471cm" svg:height="0.415cm" svg:x="21.199cm" svg:y="2.572cm" svg:viewBox="0 0 472 416" svg:d="M295 354c9 39 42 62 81 62 32 0 52-21 69-50 15-33 27-89 27-91 0-9-8-9-10-9-11 0-11 2-15 17-12 50-29 112-68 112-19 0-28-10-28-41 0-21 11-63 17-96l27-100c2-12 11-48 15-62 4-21 14-56 14-61 0-16-12-25-27-25-4 0-29 0-35 32-19 68-58 228-69 276-2 4-37 77-106 77-46 0-56-41-56-75 0-52 25-125 50-187 10-27 14-39 14-58 0-42-29-75-74-75-88 0-121 133-121 141 0 9 8 9 10 9 11 0 11 0 15-17 23-79 58-112 94-112 8 0 22 0 22 29 0 23-10 50-16 62-33 92-52 148-52 194 0 87 62 110 112 110 60 0 94-42 110-62z">
            <text:p/>
          </draw:path>
          <draw:path draw:style-name="gr3" draw:text-style-name="P8" draw:layer="layout" svg:width="0.45cm" svg:height="2.193cm" svg:x="22.148cm" svg:y="1.025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03cm" svg:height="0.61cm" svg:x="23.059cm" svg:y="1.123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0.935cm" svg:height="0.039cm" svg:x="22.738cm" svg:y="2.102cm" svg:viewBox="0 0 936 40" draw:points="468,40 0,40 0,0 936,0 936,40">
            <text:p/>
          </draw:polygon>
          <draw:path draw:style-name="gr3" draw:text-style-name="P8" draw:layer="layout" svg:width="0.471cm" svg:height="0.415cm" svg:x="22.765cm" svg:y="2.572cm" svg:viewBox="0 0 472 416" svg:d="M295 354c9 39 42 62 81 62 32 0 52-21 69-50 15-33 27-89 27-91 0-9-8-9-10-9-11 0-11 2-15 17-12 50-29 112-68 112-19 0-28-10-28-41 0-21 11-63 17-96l27-100c2-12 11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8" draw:layer="layout" svg:width="0.284cm" svg:height="0.438cm" svg:x="23.302cm" svg:y="2.287cm" svg:viewBox="0 0 285 439" svg:d="M60 69c32 8 52 8 63 8 83 0 135-58 135-69 0-6-6-8-8-8-3 0-3 0-7 2-14 6-48 19-95 19-19 0-52-2-96-17-6-4-6-4-8-4-9 0-9 6-9 17v189c0 12 0 19 11 19 6 0 6 0 14-9 27-35 67-39 90-39 37 0 56 29 58 35 12 21 15 46 15 83 0 19 0 56-19 86-17 22-44 37-75 37-42 0-85-23-102-64 25 2 37-15 37-32 0-27-22-33-31-33-2 0-33 0-33 35 0 59 52 115 131 115 81 0 154-61 154-142 0-72-56-139-135-139-29 0-63 6-90 31z">
            <text:p/>
          </draw:path>
          <draw:path draw:style-name="gr3" draw:text-style-name="P8" draw:layer="layout" svg:width="0.45cm" svg:height="2.193cm" svg:x="23.814cm" svg:y="1.025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608cm" svg:height="0.215cm" svg:x="24.76cm" svg:y="2.01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558cm" svg:height="0.039cm" svg:x="25.858cm" svg:y="1.485cm" svg:viewBox="0 0 559 40" svg:d="M528 40c15 0 31 0 31-21 0-19-16-19-31-19h-497c-14 0-31 0-31 19 0 21 17 21 31 21z">
            <text:p/>
          </draw:path>
          <draw:path draw:style-name="gr3" draw:text-style-name="P8" draw:layer="layout" svg:width="0.365cm" svg:height="0.629cm" svg:x="26.538cm" svg:y="1.123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olygon draw:style-name="gr3" draw:text-style-name="P8" draw:layer="layout" svg:width="1.168cm" svg:height="0.039cm" svg:x="25.783cm" svg:y="2.102cm" svg:viewBox="0 0 1169 40" draw:points="584,40 0,40 0,0 1169,0 1169,40">
            <text:p/>
          </draw:polygon>
          <draw:path draw:style-name="gr3" draw:text-style-name="P8" draw:layer="layout" svg:width="0.471cm" svg:height="0.415cm" svg:x="25.927cm" svg:y="2.572cm" svg:viewBox="0 0 472 416" svg:d="M295 354c11 39 42 62 81 62 32 0 55-21 69-50 15-33 27-89 27-91 0-9-8-9-10-9-11 0-11 2-15 17-12 50-29 112-68 112-19 0-28-10-28-41 0-21 11-63 17-96l27-100c2-12 13-48 15-62 4-21 14-56 14-61 0-16-12-25-27-25-4 0-29 0-35 32-19 68-58 228-69 276-2 4-37 77-106 77-46 0-56-41-56-75 0-52 25-125 50-187 10-27 14-39 14-58 0-42-29-75-74-75-88 0-121 133-121 141 0 9 8 9 10 9 11 0 11 0 15-17 23-79 58-112 94-112 8 0 22 0 22 29 0 23-10 50-16 62-33 92-52 148-52 194 0 87 62 110 112 110 60 0 94-42 110-62z">
            <text:p/>
          </draw:path>
          <draw:path draw:style-name="gr3" draw:text-style-name="P8" draw:layer="layout" svg:width="0.294cm" svg:height="0.438cm" svg:x="26.457cm" svg:y="2.287cm" svg:viewBox="0 0 295 439" svg:d="M62 216c0-52 5-100 30-139 20-35 56-58 97-58 19 0 44 4 58 23-16 0-31 12-31 31 0 14 13 29 31 29 19 0 32-13 32-31 0-38-27-71-92-71-91 0-187 85-187 223 0 166 79 216 150 216 79 0 145-58 145-144 0-81-64-141-139-141-52 0-79 33-94 62zM150 418c-34 0-58-17-71-46-10-18-15-52-15-89 0-63 38-110 88-110 31 0 50 10 66 33 15 25 17 52 17 89 0 38 0 65-19 90-14 23-35 33-66 33z">
            <text:p/>
          </draw:path>
          <draw:polygon draw:style-name="gr3" draw:text-style-name="P8" draw:layer="layout" svg:width="0.242cm" svg:height="2.193cm" svg:x="27.073cm" svg:y="1.025cm" svg:viewBox="0 0 243 2194" draw:points="191,2144 0,2144 0,2194 243,2194 243,0 0,0 0,50 191,5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77" smil:attributeName="visibility" smil:to="visible"/>
                  <anim:animate smil:dur="0.25s" smil:fill="hold" smil:targetElement="id77" smil:attributeName="width" smil:values="width*0.05;width" smil:keyTimes="0;1"/>
                  <anim:animate smil:dur="0.25s" smil:fill="hold" smil:targetElement="id77" smil:attributeName="height" smil:values="height;height" smil:keyTimes="0;1"/>
                  <anim:animate smil:dur="0.25s" smil:fill="hold" smil:targetElement="id77" smil:attributeName="x" smil:values="x-.2;x" smil:keyTimes="0;1"/>
                  <anim:animate smil:dur="0.25s" smil:fill="hold" smil:targetElement="id77" smil:attributeName="y" smil:values="y;y" smil:keyTimes="0;1"/>
                  <anim:transitionFilter smil:dur="0.25s" smil:targetElement="id7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3cm" svg:x="0.8cm" svg:y="0.627cm" presentation:class="title" presentation:user-transformed="true">
          <draw:text-box>
            <text:p xml:id="id81" text:id="id81"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9">(1) We have, <text:s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82" draw:id="id82">
          <svg:title>TexMaths</svg:title>
          <svg:desc>32§display§y = \sqrt{\sin x^3}§svg§600§FALSE§</svg:desc>
          <draw:polygon draw:style-name="gr2" draw:text-style-name="P7" draw:layer="layout" svg:width="5.635cm" svg:height="1.201cm" svg:x="7.948cm" svg:y="1.188cm" svg:viewBox="0 0 5636 1202" draw:points="2817,1202 0,1202 0,0 5636,0 5636,1202">
            <text:p/>
          </draw:polygon>
          <draw:path draw:style-name="gr3" draw:text-style-name="P8" draw:layer="layout" svg:width="0.521cm" svg:height="0.728cm" svg:x="7.925cm" svg:y="1.718cm" svg:viewBox="0 0 522 729" svg:d="M517 69c5-15 5-18 5-26 0-20-18-30-33-30-13 0-31 5-41 23-2 5-10 41-15 61-8 28-16 59-23 90l-52 204c-2 16-51 95-125 95-59 0-72-49-72-92 0-51 21-120 59-220 18-46 21-59 21-82 0-51-36-92-92-92-108 0-149 164-149 174s10 10 13 10c13 0 13-2 18-20 30-105 77-138 115-138 8 0 28 0 28 35 0 29-10 57-20 80-44 117-64 184-64 235 0 100 71 136 138 136 43 0 82-21 113-51-13 58-29 112-72 173-31 39-74 72-126 72-15 0-66-5-84-48 18 0 31-1 49-13 10-11 20-26 20-46 0-36-31-41-41-41-26 0-64 18-64 74s51 97 120 97c118 0 233-102 264-230z">
            <text:p/>
          </draw:path>
          <draw:path draw:style-name="gr3" draw:text-style-name="P8" draw:layer="layout" svg:width="0.749cm" svg:height="0.265cm" svg:x="8.86cm" svg:y="1.8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88cm" svg:height="1.125cm" svg:x="10.066cm" svg:y="1.132cm" svg:viewBox="0 0 881 1126" svg:d="M356 1008l-197-437c-8-18-16-18-18-18 0 0-8 0-18 7l-108 82c-15 10-15 16-15 18 0 5 3 13 10 13 8 0 28-15 39-26 7-5 25-18 35-25l223 486c8 18 16 18 26 18 15 0 18-5 28-21l512-1059c8-18 8-20 8-23 0-13-10-23-23-23-10 0-18 5-26 23z">
            <text:p/>
          </draw:path>
          <draw:polygon draw:style-name="gr3" draw:text-style-name="P8" draw:layer="layout" svg:width="2.718cm" svg:height="0.048cm" svg:x="10.921cm" svg:y="1.132cm" svg:viewBox="0 0 2719 49" draw:points="1360,49 0,49 0,0 2719,0 2719,49">
            <text:p/>
          </draw:polygon>
          <draw:path draw:style-name="gr3" draw:text-style-name="P8" draw:layer="layout" svg:width="0.37cm" svg:height="0.518cm" svg:x="10.959cm" svg:y="1.713cm" svg:viewBox="0 0 371 519" svg:d="M197 287c26 5 118 23 118 104 0 57-38 103-128 103-95 0-136-64-156-161-3-13-5-18-16-18-15 0-15 7-15 28v148c0 21 0 28 13 28 5 0 7-2 28-23 3-2 3-5 23-25 49 46 100 48 123 48 130 0 184-76 184-158 0-59-36-92-48-108-39-36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1.402cm" svg:y="1.465cm" svg:viewBox="0 0 243 755" svg:d="M164 256l-159 13v35c74 0 85 6 85 62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1.712cm" svg:y="1.718cm" svg:viewBox="0 0 568 499" svg:d="M87 110v304c0 49-10 49-87 49v36c38 0 97-3 128-3 28 0 87 3 125 3v-36c-74 0-87 0-87-49v-209c0-118 80-179 152-179 71 0 84 61 84 125v263c0 49-13 49-87 49v36c38 0 97-3 128-3 28 0 87 3 125 3v-36c-58 0-87 0-87-33v-215c0-97 0-133-35-174-16-18-54-41-118-41-85 0-136 49-169 118v-118l-159 13v36c79 0 87 7 87 61z">
            <text:p/>
          </draw:path>
          <draw:path draw:style-name="gr3" draw:text-style-name="P8" draw:layer="layout" svg:width="0.562cm" svg:height="0.511cm" svg:x="12.521cm" svg:y="1.7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8 75 74 0 115-80 117-87 13 43 54 87 123 87 115 0 179-146 179-174 0-11-10-11-12-11-11 0-13 3-16 11-36 123-115 148-151 148-43 0-61-36-61-74 0-26 7-49 20-100z">
            <text:p/>
          </draw:path>
          <draw:path draw:style-name="gr3" draw:text-style-name="P8" draw:layer="layout" svg:width="0.363cm" svg:height="0.539cm" svg:x="13.174cm" svg:y="1.367cm" svg:viewBox="0 0 364 540" svg:d="M174 261c62 0 105 43 105 128 0 97-56 125-102 125-31 0-103-7-136-53 38-3 46-29 46-44 0-26-18-43-43-43-21 0-44 12-44 43 0 77 82 123 179 123 110 0 185-72 185-151 0-62-49-123-136-143 82-29 113-90 113-136 0-64-72-110-162-110-87 0-153 43-153 105 0 28 15 43 41 43 23 0 38-18 38-41s-15-38-38-40c28-36 82-44 110-44 36 0 87 18 87 87 0 33-13 69-34 92-25 31-46 33-87 36-20 0-20 0-25 2 0 0-8 0-8 11 0 10 8 10 21 10z">
            <text:p/>
          </draw:path>
        </draw:g>
        <draw:g xml:id="id83" draw:id="id83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7.844cm" svg:y="3.386cm" svg:viewBox="0 0 7168 695" draw:points="3584,695 0,695 0,0 7168,0 7168,695">
            <text:p/>
          </draw:polygon>
          <draw:path draw:style-name="gr3" draw:text-style-name="P8" draw:layer="layout" svg:width="0.757cm" svg:height="0.771cm" svg:x="7.826cm" svg:y="3.3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8.684cm" svg:y="3.3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988cm" svg:y="3.3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9.713cm" svg:y="4.0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10.46cm" svg:y="3.6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1.359cm" svg:y="4.0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984cm" svg:y="3.6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2.524cm" svg:y="4.0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3.141cm" svg:y="3.4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3.617cm" svg:y="4.0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4.239cm" svg:y="3.6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948cm" svg:y="4.004cm" svg:viewBox="0 0 123 123" svg:d="M123 62c0-34-28-62-62-62-33 0-61 28-61 62 0 33 28 61 61 61 34 0 62-28 62-61z">
            <text:p/>
          </draw:path>
        </draw:g>
        <draw:g xml:id="id84" draw:id="id84">
          <svg:title>TexMaths</svg:title>
          <svg:desc>28§display§\frac{dy}{dx} = \frac{d}{dx}\left( \sqrt{\sin x^3}\ \right)§svg§600§FALSE§</svg:desc>
          <draw:polygon draw:style-name="gr2" draw:text-style-name="P7" draw:layer="layout" svg:width="8.404cm" svg:height="1.936cm" svg:x="7.777cm" svg:y="5.279cm" svg:viewBox="0 0 8405 1937" draw:points="4203,1937 0,1937 0,0 8405,0 8405,1937">
            <text:p/>
          </draw:polygon>
          <draw:path draw:style-name="gr3" draw:text-style-name="P8" draw:layer="layout" svg:width="0.469cm" svg:height="0.696cm" svg:x="7.791cm" svg:y="5.2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8.29cm" svg:y="5.4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8" draw:layer="layout" svg:width="1.077cm" svg:height="0.042cm" svg:x="7.728cm" svg:y="6.312cm" svg:viewBox="0 0 1078 43" draw:points="538,43 0,43 0,0 1078,0 1078,43">
            <text:p/>
          </draw:polygon>
          <draw:path draw:style-name="gr3" draw:text-style-name="P8" draw:layer="layout" svg:width="0.469cm" svg:height="0.696cm" svg:x="7.768cm" svg:y="6.5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268cm" svg:y="6.8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9.249cm" svg:y="6.2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0.672cm" svg:y="5.2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10.351cm" svg:y="6.312cm" svg:viewBox="0 0 1078 43" draw:points="538,43 0,43 0,0 1078,0 1078,43">
            <text:p/>
          </draw:polygon>
          <draw:path draw:style-name="gr3" draw:text-style-name="P8" draw:layer="layout" svg:width="0.469cm" svg:height="0.696cm" svg:x="10.392cm" svg:y="6.5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0.891cm" svg:y="6.8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8" draw:layer="layout" svg:width="0.375cm" svg:height="1.77cm" svg:x="11.886cm" svg:y="5.447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3 29 31 36z">
            <text:p/>
          </draw:path>
          <draw:path draw:style-name="gr3" draw:text-style-name="P8" draw:layer="layout" svg:width="0.77cm" svg:height="0.984cm" svg:x="12.368cm" svg:y="5.631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8" draw:layer="layout" svg:width="2.378cm" svg:height="0.042cm" svg:x="13.116cm" svg:y="5.631cm" svg:viewBox="0 0 2379 43" draw:points="1190,43 0,43 0,0 2379,0 2379,43">
            <text:p/>
          </draw:polygon>
          <draw:path draw:style-name="gr3" draw:text-style-name="P8" draw:layer="layout" svg:width="0.324cm" svg:height="0.454cm" svg:x="13.149cm" svg:y="6.1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3.537cm" svg:y="5.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3.81cm" svg:y="6.14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4.516cm" svg:y="6.1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317cm" svg:height="0.472cm" svg:x="15.087cm" svg:y="5.83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8" draw:layer="layout" svg:width="0.375cm" svg:height="1.77cm" svg:x="15.856cm" svg:y="5.447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</draw:g>
        <draw:g xml:id="id85" draw:id="id85">
          <svg:title>TexMaths</svg:title>
          <svg:desc>28§display§= \frac{1}{2\sqrt{\sin x^3}} \times §svg§600§FALSE§</svg:desc>
          <draw:polygon draw:style-name="gr2" draw:text-style-name="P7" draw:layer="layout" svg:width="5.486cm" svg:height="2.137cm" svg:x="9.23cm" svg:y="8.081cm" svg:viewBox="0 0 5487 2138" draw:points="2744,2138 0,2138 0,0 5487,0 5487,2138">
            <text:p/>
          </draw:polygon>
          <draw:path draw:style-name="gr3" draw:text-style-name="P8" draw:layer="layout" svg:width="0.655cm" svg:height="0.232cm" svg:x="9.237cm" svg:y="8.9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326cm" svg:height="0.657cm" svg:x="12.024cm" svg:y="8.03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3.691cm" svg:height="0.042cm" svg:x="10.337cm" svg:y="9.087cm" svg:viewBox="0 0 3692 43" draw:points="1846,43 0,43 0,0 3692,0 3692,43">
            <text:p/>
          </draw:polygon>
          <draw:path draw:style-name="gr3" draw:text-style-name="P8" draw:layer="layout" svg:width="0.393cm" svg:height="0.657cm" svg:x="10.386cm" svg:y="9.52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8" draw:layer="layout" svg:width="0.77cm" svg:height="0.984cm" svg:x="10.901cm" svg:y="9.284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8" draw:layer="layout" svg:width="2.378cm" svg:height="0.042cm" svg:x="11.65cm" svg:y="9.284cm" svg:viewBox="0 0 2379 43" draw:points="1190,43 0,43 0,0 2379,0 2379,43">
            <text:p/>
          </draw:polygon>
          <draw:path draw:style-name="gr3" draw:text-style-name="P8" draw:layer="layout" svg:width="0.324cm" svg:height="0.454cm" svg:x="11.683cm" svg:y="9.743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2.071cm" svg:y="9.52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2.344cm" svg:y="9.7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3.052cm" svg:y="9.749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8" draw:layer="layout" svg:width="0.317cm" svg:height="0.471cm" svg:x="13.623cm" svg:y="9.44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8" draw:layer="layout" svg:width="0.476cm" svg:height="0.476cm" svg:x="14.289cm" svg:y="8.869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</draw:g>
        <draw:g xml:id="id87" draw:id="id87">
          <svg:title>TexMaths</svg:title>
          <svg:desc>28§display§= \frac{1}{2\sqrt{\sin x^3}} \times §svg§600§FALSE§</svg:desc>
          <draw:polygon draw:style-name="gr2" draw:text-style-name="P7" draw:layer="layout" svg:width="5.486cm" svg:height="2.137cm" svg:x="9.23cm" svg:y="11.384cm" svg:viewBox="0 0 5487 2138" draw:points="2744,2138 0,2138 0,0 5487,0 5487,2138">
            <text:p/>
          </draw:polygon>
          <draw:path draw:style-name="gr3" draw:text-style-name="P8" draw:layer="layout" svg:width="0.655cm" svg:height="0.232cm" svg:x="9.237cm" svg:y="12.296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326cm" svg:height="0.657cm" svg:x="12.024cm" svg:y="11.33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3.691cm" svg:height="0.042cm" svg:x="10.337cm" svg:y="12.39cm" svg:viewBox="0 0 3692 43" draw:points="1846,43 0,43 0,0 3692,0 3692,43">
            <text:p/>
          </draw:polygon>
          <draw:path draw:style-name="gr3" draw:text-style-name="P8" draw:layer="layout" svg:width="0.393cm" svg:height="0.657cm" svg:x="10.386cm" svg:y="12.831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8" draw:layer="layout" svg:width="0.77cm" svg:height="0.984cm" svg:x="10.901cm" svg:y="12.587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8" draw:layer="layout" svg:width="2.378cm" svg:height="0.042cm" svg:x="11.65cm" svg:y="12.587cm" svg:viewBox="0 0 2379 43" draw:points="1190,43 0,43 0,0 2379,0 2379,43">
            <text:p/>
          </draw:polygon>
          <draw:path draw:style-name="gr3" draw:text-style-name="P8" draw:layer="layout" svg:width="0.324cm" svg:height="0.454cm" svg:x="11.683cm" svg:y="13.046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2.071cm" svg:y="12.8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2.344cm" svg:y="13.052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3.052cm" svg:y="13.052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8" draw:layer="layout" svg:width="0.317cm" svg:height="0.471cm" svg:x="13.623cm" svg:y="12.74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8" draw:layer="layout" svg:width="0.476cm" svg:height="0.476cm" svg:x="14.289cm" svg:y="12.172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</draw:g>
        <draw:g xml:id="id86" draw:id="id86">
          <svg:title>TexMaths</svg:title>
          <svg:desc>28§display§\frac{d}{dx}( \sin x^3)§svg§600§FALSE§</svg:desc>
          <draw:polygon draw:style-name="gr2" draw:text-style-name="P7" draw:layer="layout" svg:width="4.139cm" svg:height="1.936cm" svg:x="15.38cm" svg:y="8.081cm" svg:viewBox="0 0 4140 1937" draw:points="2070,1937 0,1937 0,0 4140,0 4140,1937">
            <text:p/>
          </draw:polygon>
          <draw:path draw:style-name="gr3" draw:text-style-name="P8" draw:layer="layout" svg:width="0.47cm" svg:height="0.696cm" svg:x="15.651cm" svg:y="8.032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15.331cm" svg:y="9.114cm" svg:viewBox="0 0 1078 43" draw:points="538,43 0,43 0,0 1078,0 1078,43">
            <text:p/>
          </draw:polygon>
          <draw:path draw:style-name="gr3" draw:text-style-name="P8" draw:layer="layout" svg:width="0.47cm" svg:height="0.696cm" svg:x="15.371cm" svg:y="9.373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5.871cm" svg:y="9.6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4cm" svg:x="16.622cm" svg:y="8.6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24cm" svg:height="0.454cm" svg:x="16.94cm" svg:y="8.939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7.327cm" svg:y="8.72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7.601cm" svg:y="8.94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8.309cm" svg:y="8.94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99 130-132 130-38 0-54-32-54-65 0-23 7-43 18-88z">
            <text:p/>
          </draw:path>
          <draw:path draw:style-name="gr3" draw:text-style-name="P8" draw:layer="layout" svg:width="0.317cm" svg:height="0.472cm" svg:x="18.88cm" svg:y="8.518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9.339cm" svg:y="8.643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</draw:g>
        <draw:g xml:id="id88" draw:id="id88">
          <svg:title>TexMaths</svg:title>
          <svg:desc>28§display§\cos x^3\times §svg§600§FALSE§</svg:desc>
          <draw:polygon draw:style-name="gr2" draw:text-style-name="P7" draw:layer="layout" svg:width="3.008cm" svg:height="0.777cm" svg:x="15.347cm" svg:y="11.885cm" svg:viewBox="0 0 3009 778" draw:points="1506,778 0,778 0,0 3009,0 3009,778">
            <text:p/>
          </draw:polygon>
          <draw:path draw:style-name="gr3" draw:text-style-name="P8" draw:layer="layout" svg:width="0.375cm" svg:height="0.454cm" svg:x="15.331cm" svg:y="12.26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5.763cm" svg:y="12.26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24cm" svg:height="0.454cm" svg:x="16.259cm" svg:y="12.26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492cm" svg:height="0.447cm" svg:x="16.808cm" svg:y="12.26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8-101 130-132 130-38 0-54-31-54-65 0-22 7-43 18-87z">
            <text:p/>
          </draw:path>
          <draw:path draw:style-name="gr3" draw:text-style-name="P8" draw:layer="layout" svg:width="0.317cm" svg:height="0.472cm" svg:x="17.379cm" svg:y="11.836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8" draw:layer="layout" svg:width="0.476cm" svg:height="0.477cm" svg:x="17.928cm" svg:y="12.217cm" svg:viewBox="0 0 477 478" svg:d="M240 211l-197-198c-14-11-16-13-23-13-11 0-20 9-20 20 0 7 2 9 13 20l198 198-198 199c-11 11-13 14-13 20 0 12 9 21 20 21 7 0 9-3 23-14l194-197 207 204c2 2 9 7 13 7 14 0 20-9 20-21 0-2 0-6-2-11-2-2-159-157-208-208l181-180c5-6 20-20 25-24 0-3 4-7 4-14 0-11-6-20-20-20-7 0-11 4-22 16z">
            <text:p/>
          </draw:path>
        </draw:g>
        <draw:g xml:id="id89" draw:id="id89">
          <svg:title>TexMaths</svg:title>
          <svg:desc>28§display§\frac{d}{dx}( x^3)§svg§600§FALSE§</svg:desc>
          <draw:polygon draw:style-name="gr2" draw:text-style-name="P7" draw:layer="layout" svg:width="2.765cm" svg:height="1.936cm" svg:x="18.882cm" svg:y="11.384cm" svg:viewBox="0 0 2766 1937" draw:points="1384,1937 0,1937 0,0 2766,0 2766,1937">
            <text:p/>
          </draw:polygon>
          <draw:path draw:style-name="gr3" draw:text-style-name="P8" draw:layer="layout" svg:width="0.469cm" svg:height="0.696cm" svg:x="19.153cm" svg:y="11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8.833cm" svg:y="12.417cm" svg:viewBox="0 0 1077 43" draw:points="538,43 0,43 0,0 1077,0 1077,43">
            <text:p/>
          </draw:polygon>
          <draw:path draw:style-name="gr3" draw:text-style-name="P8" draw:layer="layout" svg:width="0.469cm" svg:height="0.696cm" svg:x="18.873cm" svg:y="12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9.373cm" svg:y="12.9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20.123cm" svg:y="11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0.437cm" svg:y="12.2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21.008cm" svg:y="11.82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23cm" svg:height="0.984cm" svg:x="21.469cm" svg:y="11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3cm" svg:x="0.8cm" svg:y="0.627cm" presentation:class="title" presentation:user-transformed="true">
          <draw:text-box>
            <text:p xml:id="id94" text:id="id94"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9"><text:tab/></text:span><text:span text:style-name="T9">(2) We have, <text:s text:c="39"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 <text:s text:c="8"/></text:span></text:p>
          </draw:text-box>
        </draw:frame>
        <draw:g xml:id="id90" draw:id="id90">
          <svg:title>TexMaths</svg:title>
          <svg:desc>28§display§\frac{dy}{dx} = \frac{1}{2\sqrt{\sin x^3}} \times §svg§600§FALSE§</svg:desc>
          <draw:polygon draw:style-name="gr2" draw:text-style-name="P7" draw:layer="layout" svg:width="6.95cm" svg:height="2.168cm" svg:x="7.681cm" svg:y="0.985cm" svg:viewBox="0 0 6951 2169" draw:points="3476,2169 0,2169 0,0 6951,0 6951,2169">
            <text:p/>
          </draw:polygon>
          <draw:path draw:style-name="gr3" draw:text-style-name="P8" draw:layer="layout" svg:width="0.469cm" svg:height="0.696cm" svg:x="7.695cm" svg:y="0.936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30-24-30-44 0-25 3-32 7-48zM264 567c-4 18-4 20-20 38-42 54-83 69-110 69-49 0-65-53-65-92 0-49 32-172 56-217 30-58 74-94 115-94 65 0 78 81 78 87 0 5-2 12-4 16z">
            <text:p/>
          </draw:path>
          <draw:path draw:style-name="gr3" draw:text-style-name="P8" draw:layer="layout" svg:width="0.456cm" svg:height="0.638cm" svg:x="8.194cm" svg:y="1.185cm" svg:viewBox="0 0 457 639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8" draw:layer="layout" svg:width="1.076cm" svg:height="0.042cm" svg:x="7.632cm" svg:y="2.018cm" svg:viewBox="0 0 1077 43" draw:points="537,43 0,43 0,0 1077,0 1077,43">
            <text:p/>
          </draw:polygon>
          <draw:path draw:style-name="gr3" draw:text-style-name="P8" draw:layer="layout" svg:width="0.469cm" svg:height="0.696cm" svg:x="7.672cm" svg:y="2.278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30-24-30-44 0-25 3-32 7-48zM264 567c-4 18-4 20-20 38-42 54-83 69-110 69-49 0-65-53-65-92 0-49 32-172 56-217 30-58 74-94 115-94 65 0 78 81 78 87 0 5-2 12-4 16z">
            <text:p/>
          </draw:path>
          <draw:path draw:style-name="gr3" draw:text-style-name="P8" draw:layer="layout" svg:width="0.492cm" svg:height="0.447cm" svg:x="8.172cm" svg:y="2.52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9.153cm" svg:y="1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11.939cm" svg:y="0.96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3.69cm" svg:height="0.042cm" svg:x="10.254cm" svg:y="2.018cm" svg:viewBox="0 0 3691 43" draw:points="1845,43 0,43 0,0 3691,0 3691,43">
            <text:p/>
          </draw:polygon>
          <draw:path draw:style-name="gr3" draw:text-style-name="P8" draw:layer="layout" svg:width="0.393cm" svg:height="0.658cm" svg:x="10.304cm" svg:y="2.4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ath draw:style-name="gr3" draw:text-style-name="P8" draw:layer="layout" svg:width="0.769cm" svg:height="0.985cm" svg:x="10.819cm" svg:y="2.215cm" svg:viewBox="0 0 770 986" svg:d="M311 883l-172-383c-7-16-14-16-16-16 0 0-7 0-16 7l-94 71c-13 9-13 14-13 16 0 4 2 11 9 11s25-13 34-22c6-5 22-16 31-23l195 426c6 16 13 16 22 16 14 0 16-5 25-18l448-928c6-15 6-18 6-20 0-11-9-20-20-20-9 0-15 4-22 20z">
            <text:p/>
          </draw:path>
          <draw:polygon draw:style-name="gr3" draw:text-style-name="P8" draw:layer="layout" svg:width="2.377cm" svg:height="0.042cm" svg:x="11.567cm" svg:y="2.215cm" svg:viewBox="0 0 2378 43" draw:points="1189,43 0,43 0,0 2378,0 2378,43">
            <text:p/>
          </draw:polygon>
          <draw:path draw:style-name="gr3" draw:text-style-name="P8" draw:layer="layout" svg:width="0.324cm" svg:height="0.454cm" svg:x="11.598cm" svg:y="2.677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1.988cm" svg:y="2.4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2.259cm" svg:y="2.68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2.967cm" svg:y="2.68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7cm" svg:height="0.472cm" svg:x="13.538cm" svg:y="2.37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8 0-18 0-22 3 0 0-7 0-7 9s7 9 18 9z">
            <text:p/>
          </draw:path>
          <draw:path draw:style-name="gr3" draw:text-style-name="P8" draw:layer="layout" svg:width="0.476cm" svg:height="0.476cm" svg:x="14.205cm" svg:y="1.801cm" svg:viewBox="0 0 477 477" svg:d="M240 211l-197-198c-14-11-16-13-23-13-11 0-20 9-20 20 0 7 2 9 13 20l198 197-198 200c-11 11-13 13-13 20 0 11 9 20 20 20 7 0 9-2 23-13l194-197 206 203c3 3 9 7 14 7 13 0 20-9 20-20 0-2 0-7-2-11-2-2-159-157-208-209l181-179c4-6 20-20 25-24 0-3 4-7 4-14 0-11-7-20-20-20-7 0-11 4-23 16z">
            <text:p/>
          </draw:path>
        </draw:g>
        <draw:g xml:id="id93" draw:id="id93">
          <svg:title>TexMaths</svg:title>
          <svg:desc>28§display§\therefore \ \frac{dy}{dx} = \frac{3x^2 \cos x^3}{2\sqrt{ \sin x^3}}§svg§600§FALSE§</svg:desc>
          <draw:polygon draw:style-name="gr2" draw:text-style-name="P7" draw:layer="layout" svg:width="8.047cm" svg:height="2.297cm" svg:x="6.45cm" svg:y="4.28cm" svg:viewBox="0 0 8048 2298" draw:points="4023,2298 0,2298 0,0 8048,0 8048,2298">
            <text:p/>
          </draw:polygon>
          <draw:path draw:style-name="gr3" draw:text-style-name="P8" draw:layer="layout" svg:width="0.597cm" svg:height="0.532cm" svg:x="6.43cm" svg:y="5.255cm" svg:viewBox="0 0 598 533" svg:d="M352 52c0-27-25-52-52-52-29 0-54 25-54 52 0 29 25 53 54 53 27 0 52-22 52-53zM598 479c0-26-22-51-51-51-30 0-54 25-54 51 0 30 24 54 54 54 29 0 51-24 51-54zM105 479c0-26-24-51-53-51-27 0-52 25-52 51 0 30 25 54 52 54 29 0 53-24 53-54z">
            <text:p/>
          </draw:path>
          <draw:path draw:style-name="gr3" draw:text-style-name="P8" draw:layer="layout" svg:width="0.469cm" svg:height="0.696cm" svg:x="7.839cm" svg:y="4.36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8" draw:layer="layout" svg:width="0.456cm" svg:height="0.637cm" svg:x="8.338cm" svg:y="4.6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8" draw:layer="layout" svg:width="1.076cm" svg:height="0.042cm" svg:x="7.776cm" svg:y="5.445cm" svg:viewBox="0 0 1077 43" draw:points="538,43 0,43 0,0 1077,0 1077,43">
            <text:p/>
          </draw:polygon>
          <draw:path draw:style-name="gr3" draw:text-style-name="P8" draw:layer="layout" svg:width="0.469cm" svg:height="0.696cm" svg:x="7.816cm" svg:y="5.70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8" draw:layer="layout" svg:width="0.492cm" svg:height="0.447cm" svg:x="8.316cm" svg:y="5.95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9.297cm" svg:y="5.3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439cm" svg:y="4.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92cm" svg:height="0.447cm" svg:x="10.919cm" svg:y="4.6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11.496cm" svg:y="4.23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375cm" svg:height="0.454cm" svg:x="12.092cm" svg:y="4.605cm" svg:viewBox="0 0 376 455" svg:d="M83 228c0-161 81-203 132-203 9 0 72 0 108 35-41 5-48 34-48 48 0 24 18 44 45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8" draw:layer="layout" svg:width="0.438cm" svg:height="0.454cm" svg:x="12.524cm" svg:y="4.6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8" draw:layer="layout" svg:width="0.324cm" svg:height="0.454cm" svg:x="13.022cm" svg:y="4.605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3.568cm" svg:y="4.6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14.139cm" svg:y="4.231cm" svg:viewBox="0 0 318 473" svg:d="M152 228c54 0 92 39 92 113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  <draw:polygon draw:style-name="gr3" draw:text-style-name="P8" draw:layer="layout" svg:width="4.147cm" svg:height="0.042cm" svg:x="10.399cm" svg:y="5.445cm" svg:viewBox="0 0 4148 43" draw:points="2074,43 0,43 0,0 4148,0 4148,43">
            <text:p/>
          </draw:polygon>
          <draw:path draw:style-name="gr3" draw:text-style-name="P8" draw:layer="layout" svg:width="0.393cm" svg:height="0.658cm" svg:x="10.677cm" svg:y="5.88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4 9-94 9z">
            <text:p/>
          </draw:path>
          <draw:path draw:style-name="gr3" draw:text-style-name="P8" draw:layer="layout" svg:width="0.769cm" svg:height="0.985cm" svg:x="11.192cm" svg:y="5.642cm" svg:viewBox="0 0 770 986" svg:d="M311 883l-172-383c-7-16-14-16-16-16 0 0-7 0-15 7l-95 71c-13 9-13 14-13 16 0 4 2 11 9 11s25-13 34-22c6-5 22-16 33-23l193 426c6 16 13 16 22 16 14 0 16-5 25-18l448-928c6-15 6-18 6-20 0-11-8-20-20-20-9 0-15 4-22 20z">
            <text:p/>
          </draw:path>
          <draw:polygon draw:style-name="gr3" draw:text-style-name="P8" draw:layer="layout" svg:width="2.378cm" svg:height="0.042cm" svg:x="11.94cm" svg:y="5.642cm" svg:viewBox="0 0 2379 43" draw:points="1189,43 0,43 0,0 2379,0 2379,43">
            <text:p/>
          </draw:polygon>
          <draw:path draw:style-name="gr3" draw:text-style-name="P8" draw:layer="layout" svg:width="0.324cm" svg:height="0.454cm" svg:x="11.971cm" svg:y="6.102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2.361cm" svg:y="5.88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2.632cm" svg:y="6.108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3.34cm" svg:y="6.10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17cm" svg:height="0.472cm" svg:x="13.911cm" svg:y="5.801cm" svg:viewBox="0 0 318 473" svg:d="M152 228c54 0 92 39 92 113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 xml:id="id95" draw:id="id95">
          <svg:title>TexMaths</svg:title>
          <svg:desc>32§display§y = \cot^2 (x^3)§svg§600§FALSE§</svg:desc>
          <draw:polygon draw:style-name="gr2" draw:text-style-name="P7" draw:layer="layout" svg:width="5.894cm" svg:height="1.156cm" svg:x="8.45cm" svg:y="7.488cm" svg:viewBox="0 0 5895 1157" draw:points="2946,1157 0,1157 0,0 5895,0 5895,1157">
            <text:p/>
          </draw:polygon>
          <draw:path draw:style-name="gr3" draw:text-style-name="P8" draw:layer="layout" svg:width="0.521cm" svg:height="0.729cm" svg:x="8.427cm" svg:y="7.92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8" draw:layer="layout" svg:width="0.749cm" svg:height="0.265cm" svg:x="9.361cm" svg:y="8.006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8" draw:layer="layout" svg:width="0.429cm" svg:height="0.519cm" svg:x="10.523cm" svg:y="7.916cm" svg:viewBox="0 0 430 520" svg:d="M95 261c0-184 92-233 151-233 10 0 82 0 123 41-46 5-54 39-54 54 0 28 20 51 51 51s54-20 54-54c0-76-87-120-174-120-141 0-246 123-246 261 0 146 113 259 243 259 151 0 187-136 187-149 0-10-10-10-13-10-10 0-13 5-15 10-33 105-108 121-149 121-58 0-158-49-158-231z">
            <text:p/>
          </draw:path>
          <draw:path draw:style-name="gr3" draw:text-style-name="P8" draw:layer="layout" svg:width="0.501cm" svg:height="0.519cm" svg:x="11.015cm" svg:y="7.916cm" svg:viewBox="0 0 502 520" svg:d="M502 264c0-144-116-264-251-264-141 0-251 123-251 264 0 146 118 256 251 256 135 0 251-113 251-256zM251 492c-49 0-97-26-128-77-28-49-28-118-28-159 0-43 0-105 25-156 31-51 85-74 131-74 48 0 97 23 125 71 31 49 31 116 31 159 0 41 0 102-26 151-23 51-74 85-130 85z">
            <text:p/>
          </draw:path>
          <draw:path draw:style-name="gr3" draw:text-style-name="P8" draw:layer="layout" svg:width="0.352cm" svg:height="0.706cm" svg:x="11.568cm" svg:y="7.726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8" draw:layer="layout" svg:width="0.35cm" svg:height="0.524cm" svg:x="12.033cm" svg:y="7.432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263cm" svg:height="1.126cm" svg:x="12.599cm" svg:y="7.575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2.957cm" svg:y="7.921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362cm" svg:height="0.539cm" svg:x="13.61cm" svg:y="7.432cm" svg:viewBox="0 0 363 540" svg:d="M174 261c61 0 105 44 105 128 0 97-56 126-102 126-31 0-103-8-136-54 38-3 46-28 46-44 0-25-18-43-43-43-21 0-44 13-44 43 0 77 82 123 179 123 110 0 184-71 184-151 0-61-48-123-135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8" draw:layer="layout" svg:width="0.263cm" svg:height="1.126cm" svg:x="14.137cm" svg:y="7.575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96" draw:id="id96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7.845cm" svg:y="9.586cm" svg:viewBox="0 0 7168 695" draw:points="3584,695 0,695 0,0 7168,0 7168,695">
            <text:p/>
          </draw:polygon>
          <draw:path draw:style-name="gr3" draw:text-style-name="P8" draw:layer="layout" svg:width="0.757cm" svg:height="0.771cm" svg:x="7.827cm" svg:y="9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8.685cm" svg:y="9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989cm" svg:y="9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9.714cm" svg:y="10.2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10.461cm" svg:y="9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1.36cm" svg:y="10.2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985cm" svg:y="9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2.525cm" svg:y="10.2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3.142cm" svg:y="9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3.618cm" svg:y="10.2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4.24cm" svg:y="9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949cm" svg:y="10.204cm" svg:viewBox="0 0 123 123" svg:d="M123 62c0-34-28-62-62-62-33 0-61 28-61 62 0 33 28 61 61 61 34 0 62-28 62-61z">
            <text:p/>
          </draw:path>
        </draw:g>
        <draw:g xml:id="id97" draw:id="id97">
          <svg:title>TexMaths</svg:title>
          <svg:desc>28§display§\frac{dy}{dx} = \frac{d}{dx}\left( \cot^2 (x^3) \right)§svg§600§FALSE§</svg:desc>
          <draw:polygon draw:style-name="gr2" draw:text-style-name="P7" draw:layer="layout" svg:width="8.157cm" svg:height="1.936cm" svg:x="7.779cm" svg:y="11.379cm" svg:viewBox="0 0 8158 1937" draw:points="4079,1937 0,1937 0,0 8158,0 8158,1937">
            <text:p/>
          </draw:polygon>
          <draw:path draw:style-name="gr3" draw:text-style-name="P8" draw:layer="layout" svg:width="0.469cm" svg:height="0.696cm" svg:x="7.793cm" svg:y="11.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8.292cm" svg:y="11.5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7.73cm" svg:y="12.412cm" svg:viewBox="0 0 1077 43" draw:points="538,43 0,43 0,0 1077,0 1077,43">
            <text:p/>
          </draw:polygon>
          <draw:path draw:style-name="gr3" draw:text-style-name="P8" draw:layer="layout" svg:width="0.469cm" svg:height="0.696cm" svg:x="7.77cm" svg:y="12.6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27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9.251cm" svg:y="12.3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0.673cm" svg:y="11.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0.353cm" svg:y="12.412cm" svg:viewBox="0 0 1077 43" draw:points="538,43 0,43 0,0 1077,0 1077,43">
            <text:p/>
          </draw:polygon>
          <draw:path draw:style-name="gr3" draw:text-style-name="P8" draw:layer="layout" svg:width="0.469cm" svg:height="0.696cm" svg:x="10.393cm" svg:y="12.6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0.893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59cm" svg:height="1.181cm" svg:x="11.859cm" svg:y="11.8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75cm" svg:height="0.454cm" svg:x="12.195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627cm" svg:y="12.2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7cm" svg:x="13.108cm" svg:y="12.0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306cm" svg:height="0.458cm" svg:x="13.516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14.011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4.325cm" svg:y="12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7cm" svg:height="0.472cm" svg:x="14.896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5.358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59cm" svg:height="1.181cm" svg:x="15.727cm" svg:y="11.8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91" draw:id="id91">
          <svg:title>TexMaths</svg:title>
          <svg:desc>28§display§\cos x^3\times §svg§600§FALSE§</svg:desc>
          <draw:polygon draw:style-name="gr2" draw:text-style-name="P7" draw:layer="layout" svg:width="3.008cm" svg:height="0.777cm" svg:x="15.251cm" svg:y="1.486cm" svg:viewBox="0 0 3009 778" draw:points="1506,778 0,778 0,0 3009,0 3009,778">
            <text:p/>
          </draw:polygon>
          <draw:path draw:style-name="gr3" draw:text-style-name="P8" draw:layer="layout" svg:width="0.375cm" svg:height="0.454cm" svg:x="15.235cm" svg:y="1.861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5.667cm" svg:y="1.86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24cm" svg:height="0.454cm" svg:x="16.163cm" svg:y="1.861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492cm" svg:height="0.447cm" svg:x="16.712cm" svg:y="1.86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8-101 130-132 130-38 0-54-31-54-65 0-22 7-43 18-87z">
            <text:p/>
          </draw:path>
          <draw:path draw:style-name="gr3" draw:text-style-name="P8" draw:layer="layout" svg:width="0.317cm" svg:height="0.472cm" svg:x="17.283cm" svg:y="1.437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8" draw:layer="layout" svg:width="0.476cm" svg:height="0.477cm" svg:x="17.832cm" svg:y="1.818cm" svg:viewBox="0 0 477 478" svg:d="M240 211l-197-198c-14-11-16-13-23-13-11 0-20 9-20 20 0 7 2 9 13 20l198 198-198 199c-11 11-13 14-13 20 0 12 9 21 20 21 7 0 9-3 23-14l194-197 207 204c2 2 9 7 13 7 14 0 20-9 20-21 0-2 0-6-2-11-2-2-159-157-208-208l181-180c5-6 20-20 25-24 0-3 4-7 4-14 0-11-6-20-20-20-7 0-11 4-22 16z">
            <text:p/>
          </draw:path>
        </draw:g>
        <draw:g xml:id="id92" draw:id="id92">
          <svg:title>TexMaths</svg:title>
          <svg:desc>28§display§(3x^2)§svg§600§FALSE§</svg:desc>
          <draw:polygon draw:style-name="gr2" draw:text-style-name="P7" draw:layer="layout" svg:width="2.067cm" svg:height="1.012cm" svg:x="18.836cm" svg:y="1.485cm" svg:viewBox="0 0 2068 1013" draw:points="1033,1013 0,1013 0,0 2068,0 2068,1013">
            <text:p/>
          </draw:polygon>
          <draw:path draw:style-name="gr3" draw:text-style-name="P8" draw:layer="layout" svg:width="0.23cm" svg:height="0.985cm" svg:x="18.883cm" svg:y="1.56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19.21cm" svg:y="1.645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9.69cm" svg:y="1.8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306cm" svg:height="0.459cm" svg:x="20.267cm" svg:y="1.43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20.722cm" svg:y="1.56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94" smil:attributeName="visibility" smil:to="visible"/>
                  <anim:animate smil:dur="0.25s" smil:fill="hold" smil:targetElement="id94" smil:attributeName="width" smil:values="width*0.05;width" smil:keyTimes="0;1"/>
                  <anim:animate smil:dur="0.25s" smil:fill="hold" smil:targetElement="id94" smil:attributeName="height" smil:values="height;height" smil:keyTimes="0;1"/>
                  <anim:animate smil:dur="0.25s" smil:fill="hold" smil:targetElement="id94" smil:attributeName="x" smil:values="x-.2;x" smil:keyTimes="0;1"/>
                  <anim:animate smil:dur="0.25s" smil:fill="hold" smil:targetElement="id94" smil:attributeName="y" smil:values="y;y" smil:keyTimes="0;1"/>
                  <anim:transitionFilter smil:dur="0.2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4cm" svg:height="14.573cm" svg:x="0.8cm" svg:y="0.627cm" presentation:class="title" presentation:user-transformed="true">
          <draw:text-box>
            <text:p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98" draw:id="id98">
          <svg:title>TexMaths</svg:title>
          <svg:desc>28§display§\frac{dy}{dx} = \frac{d}{dx}\left( \cot^2 (x^3) \right) = \frac{d}{dx}\left[ \cot (x^3) \right]^2§svg§600§FALSE§</svg:desc>
          <draw:polygon draw:style-name="gr2" draw:text-style-name="P7" draw:layer="layout" svg:width="15.342cm" svg:height="1.936cm" svg:x="7.78cm" svg:y="0.879cm" svg:viewBox="0 0 15343 1937" draw:points="7672,1937 0,1937 0,0 15343,0 15343,1937">
            <text:p/>
          </draw:polygon>
          <draw:path draw:style-name="gr3" draw:text-style-name="P8" draw:layer="layout" svg:width="0.469cm" svg:height="0.696cm" svg:x="7.794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8.293cm" svg:y="1.0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7.731cm" svg:y="1.912cm" svg:viewBox="0 0 1077 43" draw:points="538,43 0,43 0,0 1077,0 1077,43">
            <text:p/>
          </draw:polygon>
          <draw:path draw:style-name="gr3" draw:text-style-name="P8" draw:layer="layout" svg:width="0.469cm" svg:height="0.696cm" svg:x="7.771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271cm" svg:y="2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9.252cm" svg:y="1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0.674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0.354cm" svg:y="1.912cm" svg:viewBox="0 0 1077 43" draw:points="538,43 0,43 0,0 1077,0 1077,43">
            <text:p/>
          </draw:polygon>
          <draw:path draw:style-name="gr3" draw:text-style-name="P8" draw:layer="layout" svg:width="0.469cm" svg:height="0.696cm" svg:x="10.394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0.894cm" svg:y="2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59cm" svg:height="1.181cm" svg:x="11.859cm" svg:y="1.3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75cm" svg:height="0.454cm" svg:x="12.195cm" svg:y="1.7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627cm" svg:y="1.7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7cm" svg:x="13.109cm" svg:y="1.5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306cm" svg:height="0.458cm" svg:x="13.517cm" svg:y="1.3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14.012cm" svg:y="1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4.325cm" svg:y="1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7cm" svg:height="0.472cm" svg:x="14.897cm" svg:y="1.3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5.358cm" svg:y="1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59cm" svg:height="1.181cm" svg:x="15.728cm" svg:y="1.3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8" draw:layer="layout" svg:width="0.655cm" svg:height="0.232cm" svg:x="16.464cm" svg:y="1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7.887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6cm" svg:height="0.042cm" svg:x="17.566cm" svg:y="1.912cm" svg:viewBox="0 0 1077 43" draw:points="538,43 0,43 0,0 1077,0 1077,43">
            <text:p/>
          </draw:polygon>
          <draw:path draw:style-name="gr3" draw:text-style-name="P8" draw:layer="layout" svg:width="0.469cm" svg:height="0.696cm" svg:x="17.605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18.106cm" svg:y="2.41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89cm" svg:height="1.181cm" svg:x="19.121cm" svg:y="1.343cm" svg:viewBox="0 0 190 1182" draw:points="0,1182 190,1182 190,1142 40,1142 40,40 190,40 190,0 0,0">
            <text:p/>
          </draw:polygon>
          <draw:path draw:style-name="gr3" draw:text-style-name="P8" draw:layer="layout" svg:width="0.375cm" svg:height="0.454cm" svg:x="19.365cm" svg:y="1.737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9.797cm" svg:y="1.7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20.281cm" svg:y="1.5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23cm" svg:height="0.984cm" svg:x="20.743cm" svg:y="1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1.056cm" svg:y="1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7cm" svg:height="0.472cm" svg:x="21.627cm" svg:y="1.3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22.087cm" svg:y="1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89cm" svg:height="1.181cm" svg:x="22.436cm" svg:y="1.343cm" svg:viewBox="0 0 190 1182" draw:points="190,1182 190,0 0,0 0,40 152,40 152,1142 0,1142 0,1182">
            <text:p/>
          </draw:polygon>
          <draw:path draw:style-name="gr3" draw:text-style-name="P8" draw:layer="layout" svg:width="0.306cm" svg:height="0.458cm" svg:x="22.866cm" svg:y="1.11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99" draw:id="id99">
          <svg:title>TexMaths</svg:title>
          <svg:desc>28§display§= 2\cot (x^3)\times§svg§600§FALSE§</svg:desc>
          <draw:polygon draw:style-name="gr2" draw:text-style-name="P13" draw:layer="layout" svg:width="5.298cm" svg:height="1.012cm" svg:x="9.234cm" svg:y="4.179cm" svg:viewBox="0 0 5299 1013" draw:points="2649,1013 0,1013 0,0 5299,0 5299,1013">
            <text:p/>
          </draw:polygon>
          <draw:path draw:style-name="gr3" draw:text-style-name="P14" draw:layer="layout" svg:width="0.655cm" svg:height="0.232cm" svg:x="9.241cm" svg:y="4.6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14" draw:layer="layout" svg:width="0.393cm" svg:height="0.658cm" svg:x="10.273cm" svg:y="4.3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14" draw:layer="layout" svg:width="0.375cm" svg:height="0.454cm" svg:x="10.914cm" svg:y="4.554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14" draw:layer="layout" svg:width="0.438cm" svg:height="0.454cm" svg:x="11.344cm" svg:y="4.554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14" draw:layer="layout" svg:width="0.308cm" svg:height="0.618cm" svg:x="11.827cm" svg:y="4.388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14" draw:layer="layout" svg:width="0.23cm" svg:height="0.985cm" svg:x="12.289cm" svg:y="4.25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14" draw:layer="layout" svg:width="0.492cm" svg:height="0.447cm" svg:x="12.602cm" svg:y="4.5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14" draw:layer="layout" svg:width="0.317cm" svg:height="0.472cm" svg:x="13.173cm" svg:y="4.13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-1-22 2 0 0-7 0-7 9s7 9 18 9z">
            <text:p/>
          </draw:path>
          <draw:path draw:style-name="gr3" draw:text-style-name="P14" draw:layer="layout" svg:width="0.23cm" svg:height="0.985cm" svg:x="13.632cm" svg:y="4.25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14" draw:layer="layout" svg:width="0.476cm" svg:height="0.477cm" svg:x="14.105cm" svg:y="4.511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3 16z">
            <text:p/>
          </draw:path>
        </draw:g>
        <draw:g xml:id="id101" draw:id="id101">
          <svg:title>TexMaths</svg:title>
          <svg:desc>28§display§= 2\cot (x^3) \times§svg§600§FALSE§</svg:desc>
          <draw:polygon draw:style-name="gr2" draw:text-style-name="P7" draw:layer="layout" svg:width="5.298cm" svg:height="1.012cm" svg:x="9.234cm" svg:y="6.879cm" svg:viewBox="0 0 5299 1013" draw:points="2649,1013 0,1013 0,0 5299,0 5299,1013">
            <text:p/>
          </draw:polygon>
          <draw:path draw:style-name="gr3" draw:text-style-name="P8" draw:layer="layout" svg:width="0.655cm" svg:height="0.232cm" svg:x="9.241cm" svg:y="7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0.273cm" svg:y="7.0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8" draw:layer="layout" svg:width="0.375cm" svg:height="0.454cm" svg:x="10.914cm" svg:y="7.254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8" draw:layer="layout" svg:width="0.438cm" svg:height="0.454cm" svg:x="11.344cm" svg:y="7.254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8" draw:layer="layout" svg:width="0.308cm" svg:height="0.618cm" svg:x="11.827cm" svg:y="7.088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8" draw:layer="layout" svg:width="0.23cm" svg:height="0.985cm" svg:x="12.289cm" svg:y="6.95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12.602cm" svg:y="7.2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317cm" svg:height="0.472cm" svg:x="13.173cm" svg:y="6.83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  <draw:path draw:style-name="gr3" draw:text-style-name="P8" draw:layer="layout" svg:width="0.23cm" svg:height="0.985cm" svg:x="13.632cm" svg:y="6.95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476cm" svg:height="0.477cm" svg:x="14.105cm" svg:y="7.211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3 16z">
            <text:p/>
          </draw:path>
        </draw:g>
        <draw:g xml:id="id104" draw:id="id104">
          <svg:title>TexMaths</svg:title>
          <svg:desc>28§display§= -2\cot (x^3) \text {cosec}^2(x^3) (3x^2)§svg§600§FALSE§</svg:desc>
          <draw:polygon draw:style-name="gr2" draw:text-style-name="P7" draw:layer="layout" svg:width="12.01cm" svg:height="1.012cm" svg:x="9.234cm" svg:y="9.379cm" svg:viewBox="0 0 12011 1013" draw:points="6005,1013 0,1013 0,0 12011,0 12011,1013">
            <text:p/>
          </draw:polygon>
          <draw:path draw:style-name="gr3" draw:text-style-name="P8" draw:layer="layout" svg:width="0.655cm" svg:height="0.232cm" svg:x="9.241cm" svg:y="9.8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0.305cm" svg:y="9.92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037cm" svg:y="9.5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375cm" svg:height="0.454cm" svg:x="11.678cm" svg:y="9.75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11cm" svg:y="9.7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2.594cm" svg:y="9.588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23cm" svg:height="0.985cm" svg:x="13.055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3.369cm" svg:y="9.7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17cm" svg:height="0.472cm" svg:x="13.94cm" svg:y="9.3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23cm" svg:height="0.985cm" svg:x="14.399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75cm" svg:height="0.454cm" svg:x="14.76cm" svg:y="9.7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19cm" svg:y="9.75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5.687cm" svg:y="9.75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6.07cm" svg:y="9.75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6.514cm" svg:y="9.75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16.962cm" svg:y="9.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7.457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7.771cm" svg:y="9.7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17cm" svg:height="0.472cm" svg:x="18.342cm" svg:y="9.3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23cm" svg:height="0.985cm" svg:x="18.803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23cm" svg:height="0.985cm" svg:x="19.227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19.554cm" svg:y="9.53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20.033cm" svg:y="9.7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306cm" svg:height="0.459cm" svg:x="20.611cm" svg:y="9.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21.063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05" draw:id="id105">
          <svg:title>TexMaths</svg:title>
          <svg:desc>28§display§\therefore \ \frac{dy}{dx} = -6x^2\cot (x^3) \text {cosec}^2(x^3)§svg§600§FALSE§</svg:desc>
          <draw:polygon draw:style-name="gr2" draw:text-style-name="P7" draw:layer="layout" svg:width="13.594cm" svg:height="1.936cm" svg:x="6.352cm" svg:y="11.379cm" svg:viewBox="0 0 13595 1937" draw:points="6799,1937 0,1937 0,0 13595,0 13595,1937">
            <text:p/>
          </draw:polygon>
          <draw:path draw:style-name="gr3" draw:text-style-name="P8" draw:layer="layout" svg:width="0.597cm" svg:height="0.532cm" svg:x="6.332cm" svg:y="12.221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69cm" svg:height="0.696cm" svg:x="7.741cm" svg:y="11.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8.241cm" svg:y="11.5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7.678cm" svg:y="12.412cm" svg:viewBox="0 0 1077 43" draw:points="538,43 0,43 0,0 1077,0 1077,43">
            <text:p/>
          </draw:polygon>
          <draw:path draw:style-name="gr3" draw:text-style-name="P8" draw:layer="layout" svg:width="0.469cm" svg:height="0.696cm" svg:x="7.719cm" svg:y="12.6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218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9.199cm" svg:y="12.3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0.266cm" svg:y="12.41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989cm" svg:y="12.024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8" draw:layer="layout" svg:width="0.492cm" svg:height="0.447cm" svg:x="11.469cm" svg:y="12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306cm" svg:height="0.458cm" svg:x="12.047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375cm" svg:height="0.454cm" svg:x="12.642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3.075cm" svg:y="12.2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13.556cm" svg:y="12.07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23cm" svg:height="0.984cm" svg:x="14.018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4.331cm" svg:y="12.2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317cm" svg:height="0.472cm" svg:x="14.903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5.364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375cm" svg:height="0.454cm" svg:x="15.725cm" svg:y="12.237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6.155cm" svg:y="12.2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6.652cm" svg:y="12.2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7.035cm" svg:y="12.23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7.479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306cm" svg:height="0.458cm" svg:x="17.927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18.422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8.736cm" svg:y="12.2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317cm" svg:height="0.472cm" svg:x="19.307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23cm" svg:height="0.984cm" svg:x="19.768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00" draw:id="id100">
          <svg:title>TexMaths</svg:title>
          <svg:desc>28§display§\frac{d}{dx}( \cot (x^3) ) §svg§600§FALSE§</svg:desc>
          <draw:polygon draw:style-name="gr2" draw:text-style-name="P7" draw:layer="layout" svg:width="4.845cm" svg:height="1.936cm" svg:x="15.284cm" svg:y="3.68cm" svg:viewBox="0 0 4846 1937" draw:points="2422,1937 0,1937 0,0 4846,0 4846,1937">
            <text:p/>
          </draw:polygon>
          <draw:path draw:style-name="gr3" draw:text-style-name="P8" draw:layer="layout" svg:width="0.47cm" svg:height="0.696cm" svg:x="15.555cm" svg:y="3.631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15.235cm" svg:y="4.713cm" svg:viewBox="0 0 1078 43" draw:points="538,43 0,43 0,0 1078,0 1078,43">
            <text:p/>
          </draw:polygon>
          <draw:path draw:style-name="gr3" draw:text-style-name="P8" draw:layer="layout" svg:width="0.47cm" svg:height="0.696cm" svg:x="15.275cm" svg:y="4.97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5.775cm" svg:y="5.21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4cm" svg:x="16.526cm" svg:y="4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75cm" svg:height="0.454cm" svg:x="16.844cm" svg:y="4.538cm" svg:viewBox="0 0 376 455" svg:d="M83 228c0-161 81-203 132-203 9 0 72 0 108 35-41 5-47 34-47 47 0 25 18 45 44 45 27 0 47-18 47-47 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7.276cm" svg:y="4.538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7cm" svg:x="17.76cm" svg:y="4.375cm" svg:viewBox="0 0 309 618" svg:d="M152 213h142v-32h-142v-181h-24c0 81-32 186-128 190v23h85v271c0 123 92 134 128 134 69 0 96-69 96-134v-56h-24v56c0 71-30 109-65 109-68 0-68-89-68-107z">
            <text:p/>
          </draw:path>
          <draw:path draw:style-name="gr3" draw:text-style-name="P8" draw:layer="layout" svg:width="0.23cm" svg:height="0.984cm" svg:x="18.222cm" svg:y="4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8.535cm" svg:y="4.54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317cm" svg:height="0.472cm" svg:x="19.107cm" svg:y="4.11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23cm" svg:height="0.984cm" svg:x="19.566cm" svg:y="4.24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8" draw:layer="layout" svg:width="0.23cm" svg:height="0.984cm" svg:x="19.949cm" svg:y="4.24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</draw:g>
        <draw:g xml:id="id102" draw:id="id102">
          <svg:title>TexMaths</svg:title>
          <svg:desc>28§display§[ - \text {cosec}^2(x^3)] \times§svg§600§FALSE§</svg:desc>
          <draw:polygon draw:style-name="gr2" draw:text-style-name="P7" draw:layer="layout" svg:width="6.239cm" svg:height="1.012cm" svg:x="14.834cm" svg:y="6.879cm" svg:viewBox="0 0 6240 1013" draw:points="3121,1013 0,1013 0,0 6240,0 6240,1013">
            <text:p/>
          </draw:polygon>
          <draw:polygon draw:style-name="gr3" draw:text-style-name="P8" draw:layer="layout" svg:width="0.136cm" svg:height="0.985cm" svg:x="14.901cm" svg:y="6.956cm" svg:viewBox="0 0 137 986" draw:points="137,986 137,948 40,948 40,40 137,40 137,0 0,0 0,986">
            <text:p/>
          </draw:polygon>
          <draw:path draw:style-name="gr3" draw:text-style-name="P8" draw:layer="layout" svg:width="0.602cm" svg:height="0.042cm" svg:x="15.139cm" svg:y="7.429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5.858cm" svg:y="7.254cm" svg:viewBox="0 0 376 455" svg:d="M83 229c0-162 81-204 132-204 9 0 72 0 108 36-41 4-47 33-47 47 0 24 18 44 44 44 27 0 47-17 47-47 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6.288cm" svg:y="7.2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6.785cm" svg:y="7.254cm" svg:viewBox="0 0 325 455" svg:d="M173 251c22 5 103 20 103 92 0 49-34 90-112 90-83 0-119-56-137-142-2-11-5-15-14-15-13 0-13 6-13 24v130c0 18 0 25 11 25 5 0 7-2 25-20 2-2 2-5 20-22 43 40 87 42 108 42 114 0 161-67 161-139 0-51-31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17.169cm" svg:y="7.254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7.612cm" svg:y="7.254cm" svg:viewBox="0 0 376 455" svg:d="M83 229c0-162 81-204 132-204 9 0 72 0 108 36-43 4-47 33-47 47 0 24 18 44 44 44 27 0 47-17 47-47 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18.06cm" svg:y="6.8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8.555cm" svg:y="6.9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8.869cm" svg:y="7.25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  <draw:path draw:style-name="gr3" draw:text-style-name="P8" draw:layer="layout" svg:width="0.317cm" svg:height="0.472cm" svg:x="19.44cm" svg:y="6.8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23cm" svg:height="0.985cm" svg:x="19.902cm" svg:y="6.956cm" svg:viewBox="0 0 231 986" svg:d="M231 493c0-76-11-195-65-307-61-121-146-186-157-186-5 0-9 4-9 9 0 4 0 7 18 25 99 96 155 253 155 459 0 168-36 343-160 467-13 13-13 15-13 17 0 7 4 9 9 9 11 0 101-67 159-192 52-108 63-218 63-301z">
            <text:p/>
          </draw:path>
          <draw:polygon draw:style-name="gr3" draw:text-style-name="P8" draw:layer="layout" svg:width="0.136cm" svg:height="0.985cm" svg:x="20.249cm" svg:y="6.956cm" svg:viewBox="0 0 137 986" draw:points="137,0 0,0 0,40 96,40 96,948 0,948 0,986 137,986">
            <text:p/>
          </draw:polygon>
          <draw:path draw:style-name="gr3" draw:text-style-name="P8" draw:layer="layout" svg:width="0.476cm" svg:height="0.477cm" svg:x="20.646cm" svg:y="7.211cm" svg:viewBox="0 0 477 478" svg:d="M240 211l-197-198c-14-11-16-13-23-13-11 0-20 9-20 20 0 7 2 9 13 20l198 198-198 199c-11 11-13 14-13 20 0 12 9 21 20 21 7 0 9-3 23-14l194-197 207 204c2 2 9 7 13 7 13 0 20-9 20-21 0-2 0-6-2-11-2-2-159-157-208-208l181-180c5-6 20-20 25-24 0-3 4-7 4-14 0-11-7-20-20-20-7 0-11 4-22 16z">
            <text:p/>
          </draw:path>
        </draw:g>
        <draw:g xml:id="id103" draw:id="id103">
          <svg:title>TexMaths</svg:title>
          <svg:desc>28§display§\frac{d}{dx} (x^3) §svg§600§FALSE§</svg:desc>
          <draw:polygon draw:style-name="gr2" draw:text-style-name="P7" draw:layer="layout" svg:width="2.765cm" svg:height="1.936cm" svg:x="21.583cm" svg:y="6.379cm" svg:viewBox="0 0 2766 1937" draw:points="1384,1937 0,1937 0,0 2766,0 2766,1937">
            <text:p/>
          </draw:polygon>
          <draw:path draw:style-name="gr3" draw:text-style-name="P8" draw:layer="layout" svg:width="0.469cm" svg:height="0.696cm" svg:x="21.854cm" svg:y="6.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21.534cm" svg:y="7.412cm" svg:viewBox="0 0 1077 43" draw:points="538,43 0,43 0,0 1077,0 1077,43">
            <text:p/>
          </draw:polygon>
          <draw:path draw:style-name="gr3" draw:text-style-name="P8" draw:layer="layout" svg:width="0.469cm" svg:height="0.696cm" svg:x="21.574cm" svg:y="7.6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2.074cm" svg:y="7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22.824cm" svg:y="6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138cm" svg:y="7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23.709cm" svg:y="6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23cm" svg:height="0.984cm" svg:x="24.17cm" svg:y="6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5" draw:text-style-name="P12" draw:layer="layout" svg:width="26.2cm" svg:height="14.573cm" svg:x="0.8cm" svg:y="0.627cm" presentation:class="title" presentation:user-transformed="true">
          <draw:text-box>
            <text:p xml:id="id106" text:id="id106"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3">(III) Differentiate the follwing </text:span><text:span text:style-name="T3"><text:line-break/></text:span><text:span text:style-name="T12"><text:tab/></text:span><text:span text:style-name="T12"> </text:span><text:span text:style-name="T12"><text:line-break/></text:span><text:span text:style-name="T7"><text:tab/></text:span><text:span text:style-name="T3"><text:line-break/></text:span><text:span text:style-name="T9"><text:tab/></text:span><text:span text:style-name="T9"><text:tab/></text:span><text:span text:style-name="T9"> <text:s text:c="2"/>(1)</text:span><text:span text:style-name="T9"><text:tab/></text:span><text:span text:style-name="T9"><text:tab/></text:span><text:span text:style-name="T9"> <text:s text:c="39"/></text:span><text:span text:style-name="T9"><text:line-break/></text:span><text:span text:style-name="T9"><text:tab/></text:span><text:span text:style-name="T9"><text:tab/></text:span><text:span text:style-name="T9"><text:line-break/></text:span><text:span text:style-name="T21"> <text:s text:c="26"/></text:span><text:span text:style-name="T9"><text:line-break/></text:span><text:span text:style-name="T22"> <text:s text:c="7"/></text:span><text:span text:style-name="T22"><text:tab/></text:span><text:span text:style-name="T22"><text:line-break/></text:span><text:span text:style-name="T9"><text:line-break/></text:span><text:span text:style-name="T9"><text:tab/></text:span><text:span text:style-name="T9"><text:tab/></text:span><text:span text:style-name="T9"> <text:s/>(2) <text:s text:c="44"/></text:span><text:span text:style-name="T9"><text:line-break/></text:span><text:span text:style-name="T13"> <text:s text:c="10"/></text:span><text:span text:style-name="T13"><text:tab/></text:span><text:span text:style-name="T13"><text:tab/></text:span><text:span text:style-name="T13"><text:line-break/></text:span><text:span text:style-name="T9"><text:line-break/></text:span><text:span text:style-name="T9"><text:tab/></text:span><text:span text:style-name="T9"><text:tab/></text:span><text:span text:style-name="T9"> <text:s/>(3)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7"> <text:s text:c="15"/></text:span></text:p>
          </draw:text-box>
        </draw:frame>
        <draw:g xml:id="id107" draw:id="id107">
          <svg:title>TexMaths</svg:title>
          <svg:desc>32§display§w. \ r. \ t. \ x .§svg§600§FALSE§</svg:desc>
          <draw:polygon draw:style-name="gr2" draw:text-style-name="P7" draw:layer="layout" svg:width="4.528cm" svg:height="0.606cm" svg:x="16.243cm" svg:y="1.58cm" svg:viewBox="0 0 4529 607" draw:points="2263,607 0,607 0,0 4529,0 4529,607">
            <text:p/>
          </draw:polygon>
          <draw:path draw:style-name="gr3" draw:text-style-name="P8" draw:layer="layout" svg:width="0.747cm" svg:height="0.511cm" svg:x="16.22cm" svg:y="1.732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8" draw:layer="layout" svg:width="0.122cm" svg:height="0.122cm" svg:x="17.119cm" svg:y="2.108cm" svg:viewBox="0 0 123 123" svg:d="M123 61c0-33-28-61-62-61-33 0-61 28-61 61 0 34 28 62 61 62 34 0 62-28 62-62z">
            <text:p/>
          </draw:path>
          <draw:path draw:style-name="gr3" draw:text-style-name="P8" draw:layer="layout" svg:width="0.46cm" svg:height="0.511cm" svg:x="17.743cm" svg:y="1.732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8" draw:layer="layout" svg:width="0.122cm" svg:height="0.122cm" svg:x="18.283cm" svg:y="2.108cm" svg:viewBox="0 0 123 123" svg:d="M123 61c0-33-28-61-62-61-33 0-61 28-61 61 0 34 28 62 61 62 34 0 62-28 62-62z">
            <text:p/>
          </draw:path>
          <draw:path draw:style-name="gr3" draw:text-style-name="P8" draw:layer="layout" svg:width="0.347cm" svg:height="0.719cm" svg:x="18.898cm" svg:y="1.524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8" draw:layer="layout" svg:width="0.122cm" svg:height="0.122cm" svg:x="19.376cm" svg:y="2.108cm" svg:viewBox="0 0 123 123" svg:d="M123 61c0-33-28-61-62-61-33 0-61 28-61 61 0 34 28 62 61 62 34 0 62-28 62-62z">
            <text:p/>
          </draw:path>
          <draw:path draw:style-name="gr3" draw:text-style-name="P8" draw:layer="layout" svg:width="0.562cm" svg:height="0.511cm" svg:x="19.999cm" svg:y="1.7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8" draw:layer="layout" svg:width="0.122cm" svg:height="0.122cm" svg:x="20.705cm" svg:y="2.108cm" svg:viewBox="0 0 123 123" svg:d="M123 61c0-33-28-61-62-61-33 0-61 28-61 61 0 34 28 62 61 62 34 0 62-28 62-62z">
            <text:p/>
          </draw:path>
        </draw:g>
        <draw:g xml:id="id108" draw:id="id108">
          <svg:title>TexMaths</svg:title>
          <svg:desc>28§display§y = \log \left[ e^{3x}. \frac{(3x - 4)^\frac{2}{3}}{\sqrt[3]{2x +5}} \right]§svg§600§FALSE§</svg:desc>
          <draw:polygon draw:style-name="gr2" draw:text-style-name="P7" draw:layer="layout" svg:width="10.035cm" svg:height="2.852cm" svg:x="5.812cm" svg:y="2.811cm" svg:viewBox="0 0 10036 2853" draw:points="5018,2853 0,2853 0,0 10036,0 10036,2853">
            <text:p/>
          </draw:polygon>
          <draw:path draw:style-name="gr3" draw:text-style-name="P8" draw:layer="layout" svg:width="0.456cm" svg:height="0.637cm" svg:x="5.792cm" svg:y="4.0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8" draw:layer="layout" svg:width="0.655cm" svg:height="0.232cm" svg:x="6.61cm" svg:y="4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7.624cm" svg:y="3.80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7.893cm" svg:y="4.0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8.386cm" svg:y="4.0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olygon draw:style-name="gr3" draw:text-style-name="P8" draw:layer="layout" svg:width="0.292cm" svg:height="2.953cm" svg:x="9.298cm" svg:y="2.762cm" svg:viewBox="0 0 293 2954" draw:points="0,2954 293,2954 293,2891 60,2891 60,60 293,60 293,0 0,0">
            <text:p/>
          </draw:polygon>
          <draw:path draw:style-name="gr3" draw:text-style-name="P8" draw:layer="layout" svg:width="0.38cm" svg:height="0.447cm" svg:x="9.647cm" svg:y="4.0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8" draw:layer="layout" svg:width="0.317cm" svg:height="0.472cm" svg:x="10.097cm" svg:y="3.6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371cm" svg:height="0.313cm" svg:x="10.485cm" svg:y="3.774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107cm" svg:height="0.106cm" svg:x="11.034cm" svg:y="4.379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1.437cm" svg:y="3.0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8cm" svg:x="11.764cm" svg:y="3.1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2.243cm" svg:y="3.3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02cm" svg:height="0.042cm" svg:x="13.077cm" svg:y="3.553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4.006cm" svg:y="3.15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4.528cm" svg:y="3.0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45cm" svg:height="0.328cm" svg:x="15.017cm" svg:y="2.869cm" svg:viewBox="0 0 246 329" svg:d="M246 235h-20c-2 9-6 40-13 45-5 2-47 2-54 2h-99c34-24 72-51 101-71 45-32 85-61 85-112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8" draw:layer="layout" svg:width="0.335cm" svg:height="0.035cm" svg:x="14.972cm" svg:y="3.273cm" svg:viewBox="0 0 336 36" draw:points="168,36 0,36 0,0 336,0 336,36">
            <text:p/>
          </draw:polygon>
          <draw:path draw:style-name="gr3" draw:text-style-name="P8" draw:layer="layout" svg:width="0.257cm" svg:height="0.339cm" svg:x="15.012cm" svg:y="3.371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4.136cm" svg:height="0.042cm" svg:x="11.338cm" svg:y="4.218cm" svg:viewBox="0 0 4137 43" draw:points="2068,43 0,43 0,0 4137,0 4137,43">
            <text:p/>
          </draw:polygon>
          <draw:path draw:style-name="gr3" draw:text-style-name="P8" draw:layer="layout" svg:width="0.257cm" svg:height="0.339cm" svg:x="11.905cm" svg:y="4.491cm" svg:viewBox="0 0 258 340" svg:d="M123 166c47 0 76 29 76 78s-31 76-74 76c-6 0-65 0-89-24 20-5 24-21 24-32 0-18-13-29-29-29-15 0-31 9-31 32 0 51 58 73 125 73 83 0 133-49 133-96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77cm" svg:height="0.984cm" svg:x="11.726cm" svg:y="4.4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8" draw:layer="layout" svg:width="2.75cm" svg:height="0.042cm" svg:x="12.474cm" svg:y="4.415cm" svg:viewBox="0 0 2751 43" draw:points="1375,43 0,43 0,0 2751,0 2751,43">
            <text:p/>
          </draw:polygon>
          <draw:path draw:style-name="gr3" draw:text-style-name="P8" draw:layer="layout" svg:width="0.393cm" svg:height="0.657cm" svg:x="12.523cm" svg:y="4.57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12.994cm" svg:y="4.7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7cm" svg:x="13.803cm" svg:y="4.6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14.779cm" svg:y="4.572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olygon draw:style-name="gr3" draw:text-style-name="P8" draw:layer="layout" svg:width="0.292cm" svg:height="2.953cm" svg:x="15.604cm" svg:y="2.762cm" svg:viewBox="0 0 293 2954" draw:points="233,2891 0,2891 0,2954 293,2954 293,0 0,0 0,60 233,60">
            <text:p/>
          </draw:polygon>
        </draw:g>
        <draw:g xml:id="id109" draw:id="id109">
          <svg:title>TexMaths</svg:title>
          <svg:desc>28§display§y = \log \left( \sqrt{ \frac{1 - \cos \left( \frac{3x}{2} \right)}{1 + \cos \left( \frac{3x}{2} \right)} } \right)§svg§600§FALSE§</svg:desc>
          <draw:polygon draw:style-name="gr2" draw:text-style-name="P7" draw:layer="layout" svg:width="10.864cm" svg:height="2.946cm" svg:x="5.614cm" svg:y="7.311cm" svg:viewBox="0 0 10865 2947" draw:points="5434,2947 0,2947 0,0 10865,0 10865,2947">
            <text:p/>
          </draw:polygon>
          <draw:path draw:style-name="gr3" draw:text-style-name="P8" draw:layer="layout" svg:width="0.456cm" svg:height="0.637cm" svg:x="5.594cm" svg:y="8.64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8" draw:layer="layout" svg:width="0.655cm" svg:height="0.232cm" svg:x="6.412cm" svg:y="8.7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7.426cm" svg:y="8.39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7.695cm" svg:y="8.635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51cm" svg:height="0.651cm" svg:x="8.188cm" svg:y="8.6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8" draw:layer="layout" svg:width="0.514cm" svg:height="2.953cm" svg:x="9.061cm" svg:y="7.354cm" svg:viewBox="0 0 515 2954" svg:d="M515 2943c0-2 0-5-7-11-94-114-172-240-230-379-130-300-182-651-182-1077 0-419 47-786 195-1109 56-125 132-242 220-349 2-2 4-5 4-9 0-9-7-9-22-9-14 0-16 0-18 2-2 0-63 61-139 168-172 242-260 531-305 824-24 159-31 321-31 482 0 367 47 744 204 1082 71 150 166 284 262 387 9 7 11 9 27 9 15 0 22 0 22-11z">
            <text:p/>
          </draw:path>
          <draw:path draw:style-name="gr3" draw:text-style-name="P8" draw:layer="layout" svg:width="0.895cm" svg:height="2.953cm" svg:x="9.717cm" svg:y="7.262cm" svg:viewBox="0 0 896 2954" svg:d="M137 1476l-130 258c-7 8-7 11-7 13s13 13 13 16l68-130 228 1321c31 0 36 0 40-24l547-2910c0-11-7-20-18-20-16 0-20 13-22 29l-507 2683z">
            <text:p/>
          </draw:path>
          <draw:polygon draw:style-name="gr3" draw:text-style-name="P8" draw:layer="layout" svg:width="5.39cm" svg:height="0.042cm" svg:x="10.593cm" svg:y="7.262cm" svg:viewBox="0 0 5391 43" draw:points="2694,43 0,43 0,0 5391,0 5391,43">
            <text:p/>
          </draw:polygon>
          <draw:path draw:style-name="gr3" draw:text-style-name="P8" draw:layer="layout" svg:width="0.326cm" svg:height="0.657cm" svg:x="10.799cm" svg:y="7.69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02cm" svg:height="0.042cm" svg:x="11.503cm" svg:y="8.082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439cm" svg:y="7.907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871cm" svg:y="7.90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3.366cm" svg:y="7.907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2cm" svg:x="14.036cm" svg:y="7.513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3" draw:text-style-name="P8" draw:layer="layout" svg:width="0.317cm" svg:height="0.472cm" svg:x="14.493cm" svg:y="7.504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4.88cm" svg:y="7.656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4.457cm" svg:y="8.082cm" svg:viewBox="0 0 840 43" draw:points="421,43 0,43 0,0 840,0 840,43">
            <text:p/>
          </draw:polygon>
          <draw:path draw:style-name="gr3" draw:text-style-name="P8" draw:layer="layout" svg:width="0.306cm" svg:height="0.458cm" svg:x="14.723cm" svg:y="8.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15.456cm" svg:y="7.513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8" draw:layer="layout" svg:width="5.155cm" svg:height="0.042cm" svg:x="10.71cm" svg:y="8.81cm" svg:viewBox="0 0 5156 43" draw:points="2578,43 0,43 0,0 5156,0 5156,43">
            <text:p/>
          </draw:polygon>
          <draw:path draw:style-name="gr3" draw:text-style-name="P8" draw:layer="layout" svg:width="0.326cm" svg:height="0.657cm" svg:x="10.799cm" svg:y="9.1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55cm" svg:height="0.657cm" svg:x="11.476cm" svg:y="9.23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75cm" svg:height="0.454cm" svg:x="12.439cm" svg:y="9.363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871cm" svg:y="9.363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3.366cm" svg:y="9.363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2cm" svg:x="14.036cm" svg:y="8.969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3" draw:text-style-name="P8" draw:layer="layout" svg:width="0.317cm" svg:height="0.472cm" svg:x="14.493cm" svg:y="8.96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4.88cm" svg:y="9.114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4.457cm" svg:y="9.54cm" svg:viewBox="0 0 840 43" draw:points="421,43 0,43 0,0 840,0 840,43">
            <text:p/>
          </draw:polygon>
          <draw:path draw:style-name="gr3" draw:text-style-name="P8" draw:layer="layout" svg:width="0.306cm" svg:height="0.458cm" svg:x="14.723cm" svg:y="9.6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15.456cm" svg:y="8.969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8" draw:layer="layout" svg:width="0.514cm" svg:height="2.953cm" svg:x="16.016cm" svg:y="7.354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4 22-160 31-321 31-482z">
            <text:p/>
          </draw:path>
        </draw:g>
        <draw:g xml:id="id110" draw:id="id110">
          <svg:title>TexMaths</svg:title>
          <svg:desc>28§display§y = (4)^{ \log_2(\sin x) } + (9)^{ \log_3(\cos x) }§svg§600§FALSE§</svg:desc>
          <draw:polygon draw:style-name="gr2" draw:text-style-name="P7" draw:layer="layout" svg:width="12.636cm" svg:height="1.071cm" svg:x="5.416cm" svg:y="11.913cm" svg:viewBox="0 0 12637 1072" draw:points="6319,1072 0,1072 0,0 12637,0 12637,1072">
            <text:p/>
          </draw:polygon>
          <draw:path draw:style-name="gr3" draw:text-style-name="P8" draw:layer="layout" svg:width="0.456cm" svg:height="0.637cm" svg:x="5.396cm" svg:y="12.352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8" draw:layer="layout" svg:width="0.655cm" svg:height="0.232cm" svg:x="6.214cm" svg:y="12.42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23cm" svg:height="0.983cm" svg:x="7.293cm" svg:y="12.0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38cm" svg:height="0.666cm" svg:x="7.607cm" svg:y="12.12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8" draw:layer="layout" svg:width="0.23cm" svg:height="0.983cm" svg:x="8.126cm" svg:y="12.0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8.491cm" svg:y="11.902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8.704cm" svg:y="12.0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9.096cm" svg:y="12.0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45cm" svg:height="0.328cm" svg:x="9.517cm" svg:y="12.235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8" draw:layer="layout" svg:width="0.18cm" svg:height="0.688cm" svg:x="9.936cm" svg:y="11.8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5cm" svg:height="0.314cm" svg:x="10.194cm" svg:y="12.072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151cm" svg:height="0.464cm" svg:x="10.514cm" svg:y="11.915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8" draw:layer="layout" svg:width="0.371cm" svg:height="0.305cm" svg:x="10.736cm" svg:y="12.077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8" draw:layer="layout" svg:width="0.371cm" svg:height="0.312cm" svg:x="11.3cm" svg:y="12.0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11.762cm" svg:y="11.864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8" draw:layer="layout" svg:width="0.655cm" svg:height="0.657cm" svg:x="12.344cm" svg:y="12.21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23cm" svg:height="0.983cm" svg:x="13.37cm" svg:y="12.0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09cm" svg:height="0.677cm" svg:x="13.697cm" svg:y="12.13cm" svg:viewBox="0 0 410 678" svg:d="M323 342v32c0 232-103 277-162 277-18 0-69-2-96-36 43 0 51-29 51-45 0-31-24-47-47-47-15 0-44 9-44 50 0 65 53 105 136 105 128 0 249-134 249-345 0-266-114-333-202-333-53 0-103 18-145 63-41 44-63 85-63 158 0 124 87 220 197 220 61 0 101-41 126-99zM199 418c-15 0-62 0-91-60-18-38-18-87-18-134 0-54 0-101 20-137 27-49 65-62 98-62 47 0 79 33 97 78 11 31 15 94 15 139 0 82-33 176-121 176z">
            <text:p/>
          </draw:path>
          <draw:path draw:style-name="gr3" draw:text-style-name="P8" draw:layer="layout" svg:width="0.23cm" svg:height="0.983cm" svg:x="14.203cm" svg:y="12.0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4.568cm" svg:y="11.902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14.779cm" svg:y="12.0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15.171cm" svg:y="12.0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57cm" svg:height="0.339cm" svg:x="15.587cm" svg:y="12.235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8" draw:layer="layout" svg:width="0.18cm" svg:height="0.688cm" svg:x="16.011cm" svg:y="11.8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92cm" svg:height="0.314cm" svg:x="16.271cm" svg:y="12.072cm" svg:viewBox="0 0 293 315" svg:d="M237 34c-11 4-17 15-17 29 0 20 13 33 31 33 20 0 33-13 33-33 0-63-96-63-116-63-103 0-168 81-168 159 0 87 74 156 166 156 103 0 127-80 127-89s-9-9-11-9c-11 0-11 2-13 13-16 43-54 63-97 63-47 0-109-33-109-134 0-87 42-137 107-137 9 0 43 0 67 12z">
            <text:p/>
          </draw:path>
          <draw:path draw:style-name="gr3" draw:text-style-name="P8" draw:layer="layout" svg:width="0.339cm" svg:height="0.314cm" svg:x="16.615cm" svg:y="12.072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25cm" svg:height="0.314cm" svg:x="17.012cm" svg:y="12.072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8" draw:layer="layout" svg:width="0.371cm" svg:height="0.312cm" svg:x="17.46cm" svg:y="12.0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17.924cm" svg:y="11.864cm" svg:viewBox="0 0 181 689" svg:d="M13 0c-4 0-13 0-13 9 0 2 2 4 7 9 60 56 125 148 125 327 0 143-45 252-119 319-13 14-13 14-13 18 0 3 2 7 9 7 9 0 74-45 121-132 31-56 51-132 51-212 0-97-29-249-168-34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106" smil:attributeName="visibility" smil:to="visible"/>
                  <anim:animate smil:dur="0.125s" smil:fill="hold" smil:targetElement="id106" smil:attributeName="width" smil:values="width*0.05;width" smil:keyTimes="0;1"/>
                  <anim:animate smil:dur="0.125s" smil:fill="hold" smil:targetElement="id106" smil:attributeName="height" smil:values="height;height" smil:keyTimes="0;1"/>
                  <anim:animate smil:dur="0.125s" smil:fill="hold" smil:targetElement="id106" smil:attributeName="x" smil:values="x-.2;x" smil:keyTimes="0;1"/>
                  <anim:animate smil:dur="0.125s" smil:fill="hold" smil:targetElement="id106" smil:attributeName="y" smil:values="y;y" smil:keyTimes="0;1"/>
                  <anim:transitionFilter smil:dur="0.125s" smil:targetElement="id10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8" draw:text-style-name="P12" draw:layer="layout" svg:width="26.4cm" svg:height="14.373cm" svg:x="0.8cm" svg:y="0.627cm" presentation:class="title" presentation:user-transformed="true">
          <draw:text-box>
            <text:p xml:id="id111" text:id="id111" text:style-name="P5"><text:span text:style-name="T23"><text:s text:c="11"/></text:span><text:span text:style-name="T10"><text:line-break/></text:span><text:span text:style-name="T10"><text:tab/></text:span><text:span text:style-name="T10">Solutions : <text:s/></text:span><text:span text:style-name="T11"><text:s/></text:span><text:span text:style-name="T3"><text:tab/></text:span><text:span text:style-name="T3"><text:line-break/></text:span><text:span text:style-name="T17"> <text:s text:c="15"/></text:span><text:span text:style-name="T3"><text:line-break/></text:span><text:span text:style-name="T9"><text:tab/></text:span><text:span text:style-name="T9">(1) <text:s/>Given, </text:span><text:span text:style-name="T3"><text:s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112" draw:id="id112">
          <svg:title>TexMaths</svg:title>
          <svg:desc>28§display§y = \log \left[ e^{3x}. \frac{(3x - 4)^\frac{2}{3}}{\sqrt[3]{2x +5}} \right]§svg§600§FALSE§</svg:desc>
          <draw:polygon draw:style-name="gr2" draw:text-style-name="P7" draw:layer="layout" svg:width="10.035cm" svg:height="2.852cm" svg:x="7.413cm" svg:y="2.011cm" svg:viewBox="0 0 10036 2853" draw:points="5018,2853 0,2853 0,0 10036,0 10036,2853">
            <text:p/>
          </draw:polygon>
          <draw:path draw:style-name="gr3" draw:text-style-name="P8" draw:layer="layout" svg:width="0.456cm" svg:height="0.637cm" svg:x="7.393cm" svg:y="3.2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8" draw:layer="layout" svg:width="0.655cm" svg:height="0.232cm" svg:x="8.211cm" svg:y="3.3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9.225cm" svg:y="3.00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9.494cm" svg:y="3.2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9.987cm" svg:y="3.2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olygon draw:style-name="gr3" draw:text-style-name="P8" draw:layer="layout" svg:width="0.292cm" svg:height="2.953cm" svg:x="10.899cm" svg:y="1.962cm" svg:viewBox="0 0 293 2954" draw:points="0,2954 293,2954 293,2891 60,2891 60,60 293,60 293,0 0,0">
            <text:p/>
          </draw:polygon>
          <draw:path draw:style-name="gr3" draw:text-style-name="P8" draw:layer="layout" svg:width="0.38cm" svg:height="0.447cm" svg:x="11.248cm" svg:y="3.2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8" draw:layer="layout" svg:width="0.317cm" svg:height="0.472cm" svg:x="11.698cm" svg:y="2.8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371cm" svg:height="0.313cm" svg:x="12.086cm" svg:y="2.974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107cm" svg:height="0.106cm" svg:x="12.635cm" svg:y="3.579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3.038cm" svg:y="2.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8cm" svg:x="13.365cm" svg:y="2.3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3.844cm" svg:y="2.5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02cm" svg:height="0.042cm" svg:x="14.678cm" svg:y="2.753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5.607cm" svg:y="2.35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6.129cm" svg:y="2.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45cm" svg:height="0.328cm" svg:x="16.618cm" svg:y="2.069cm" svg:viewBox="0 0 246 329" svg:d="M246 235h-20c-2 9-6 40-13 45-5 2-47 2-54 2h-99c34-24 72-51 101-71 45-32 85-61 85-112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8" draw:layer="layout" svg:width="0.335cm" svg:height="0.035cm" svg:x="16.573cm" svg:y="2.473cm" svg:viewBox="0 0 336 36" draw:points="168,36 0,36 0,0 336,0 336,36">
            <text:p/>
          </draw:polygon>
          <draw:path draw:style-name="gr3" draw:text-style-name="P8" draw:layer="layout" svg:width="0.257cm" svg:height="0.339cm" svg:x="16.613cm" svg:y="2.571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4.136cm" svg:height="0.042cm" svg:x="12.939cm" svg:y="3.418cm" svg:viewBox="0 0 4137 43" draw:points="2068,43 0,43 0,0 4137,0 4137,43">
            <text:p/>
          </draw:polygon>
          <draw:path draw:style-name="gr3" draw:text-style-name="P8" draw:layer="layout" svg:width="0.257cm" svg:height="0.339cm" svg:x="13.506cm" svg:y="3.691cm" svg:viewBox="0 0 258 340" svg:d="M123 166c47 0 76 29 76 78s-31 76-74 76c-6 0-65 0-89-24 20-5 24-21 24-32 0-18-13-29-29-29-15 0-31 9-31 32 0 51 58 73 125 73 83 0 133-49 133-96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77cm" svg:height="0.984cm" svg:x="13.327cm" svg:y="3.6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8" draw:layer="layout" svg:width="2.75cm" svg:height="0.042cm" svg:x="14.075cm" svg:y="3.615cm" svg:viewBox="0 0 2751 43" draw:points="1375,43 0,43 0,0 2751,0 2751,43">
            <text:p/>
          </draw:polygon>
          <draw:path draw:style-name="gr3" draw:text-style-name="P8" draw:layer="layout" svg:width="0.393cm" svg:height="0.657cm" svg:x="14.124cm" svg:y="3.77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14.595cm" svg:y="3.9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7cm" svg:x="15.404cm" svg:y="3.8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16.38cm" svg:y="3.772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olygon draw:style-name="gr3" draw:text-style-name="P8" draw:layer="layout" svg:width="0.292cm" svg:height="2.953cm" svg:x="17.205cm" svg:y="1.962cm" svg:viewBox="0 0 293 2954" draw:points="233,2891 0,2891 0,2954 293,2954 293,0 0,0 0,60 233,60">
            <text:p/>
          </draw:polygon>
        </draw:g>
        <draw:g xml:id="id113" draw:id="id113">
          <svg:title>TexMaths</svg:title>
          <svg:desc>28§display§= \log \left[  \frac{ e^{3x}.(3x - 4)^\frac{2}{3}}{ (2x +5)^\frac{1}{3} } \right]§svg§600§FALSE§</svg:desc>
          <draw:polygon draw:style-name="gr2" draw:text-style-name="P7" draw:layer="layout" svg:width="9.243cm" svg:height="2.852cm" svg:x="17.895cm" svg:y="2.012cm" svg:viewBox="0 0 9244 2853" draw:points="4621,2853 0,2853 0,0 9244,0 9244,2853">
            <text:p/>
          </draw:polygon>
          <draw:path draw:style-name="gr3" draw:text-style-name="P8" draw:layer="layout" svg:width="0.655cm" svg:height="0.232cm" svg:x="17.902cm" svg:y="3.3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18.916cm" svg:y="3.002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9.185cm" svg:y="3.24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9.678cm" svg:y="3.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olygon draw:style-name="gr3" draw:text-style-name="P8" draw:layer="layout" svg:width="0.292cm" svg:height="2.953cm" svg:x="20.589cm" svg:y="1.963cm" svg:viewBox="0 0 293 2954" draw:points="0,2954 293,2954 293,2891 60,2891 60,60 293,60 293,0 0,0">
            <text:p/>
          </draw:polygon>
          <draw:path draw:style-name="gr3" draw:text-style-name="P8" draw:layer="layout" svg:width="0.38cm" svg:height="0.447cm" svg:x="21.058cm" svg:y="2.58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1 30 71 63 0 101-156 101-197 101z">
            <text:p/>
          </draw:path>
          <draw:path draw:style-name="gr3" draw:text-style-name="P8" draw:layer="layout" svg:width="0.317cm" svg:height="0.472cm" svg:x="21.508cm" svg:y="2.205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8" draw:layer="layout" svg:width="0.371cm" svg:height="0.313cm" svg:x="21.895cm" svg:y="2.359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107cm" svg:height="0.106cm" svg:x="22.442cm" svg:y="2.915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22.729cm" svg:y="2.2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8cm" svg:x="23.056cm" svg:y="2.364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23.535cm" svg:y="2.5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02cm" svg:height="0.042cm" svg:x="24.368cm" svg:y="2.754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25.298cm" svg:y="2.35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5.819cm" svg:y="2.2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45cm" svg:height="0.328cm" svg:x="26.308cm" svg:y="2.07cm" svg:viewBox="0 0 246 329" svg:d="M246 235h-20c-2 9-6 40-13 45-5 2-47 2-54 2h-96c31-24 69-51 98-71 45-32 85-61 85-112 0-63-58-99-130-99-67 0-116 38-116 87 0 25 22 29 29 29 14 0 29-9 29-29 0-18-13-27-29-29 16-22 43-36 76-36 50 0 90 30 90 77 0 42-29 73-67 105l-121 103c-7 4-7 4-7 9v13h231z">
            <text:p/>
          </draw:path>
          <draw:polygon draw:style-name="gr3" draw:text-style-name="P8" draw:layer="layout" svg:width="0.335cm" svg:height="0.035cm" svg:x="26.263cm" svg:y="2.474cm" svg:viewBox="0 0 336 36" draw:points="168,36 0,36 0,0 336,0 336,36">
            <text:p/>
          </draw:polygon>
          <draw:path draw:style-name="gr3" draw:text-style-name="P8" draw:layer="layout" svg:width="0.257cm" svg:height="0.339cm" svg:x="26.303cm" svg:y="2.572cm" svg:viewBox="0 0 258 340" svg:d="M123 166c47 0 76 29 76 78s-31 76-74 76c-6 0-65 0-91-24 22-5 26-21 26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5.755cm" svg:height="0.042cm" svg:x="21.011cm" svg:y="3.419cm" svg:viewBox="0 0 5756 43" draw:points="2878,43 0,43 0,0 5756,0 5756,43">
            <text:p/>
          </draw:polygon>
          <draw:path draw:style-name="gr3" draw:text-style-name="P8" draw:layer="layout" svg:width="0.23cm" svg:height="0.984cm" svg:x="21.918cm" svg:y="3.7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22.254cm" svg:y="3.84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3" draw:text-style-name="P8" draw:layer="layout" svg:width="0.492cm" svg:height="0.447cm" svg:x="22.724cm" svg:y="4.06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7cm" svg:x="23.533cm" svg:y="3.92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24.509cm" svg:y="3.846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4 215-220z">
            <text:p/>
          </draw:path>
          <draw:path draw:style-name="gr3" draw:text-style-name="P8" draw:layer="layout" svg:width="0.23cm" svg:height="0.984cm" svg:x="25.009cm" svg:y="3.7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203cm" svg:height="0.328cm" svg:x="25.524cm" svg:y="3.567cm" svg:viewBox="0 0 204 329" svg:d="M128 16c0-16-3-16-18-16-36 31-92 31-101 31h-9v23h9c11 0 43-2 72-14v247c0 15 0 22-52 22h-25v20c27-2 72-2 99-2 29 0 74 0 101 2v-20h-25c-51 0-51-7-51-22z">
            <text:p/>
          </draw:path>
          <draw:polygon draw:style-name="gr3" draw:text-style-name="P8" draw:layer="layout" svg:width="0.335cm" svg:height="0.035cm" svg:x="25.454cm" svg:y="3.97cm" svg:viewBox="0 0 336 36" draw:points="168,36 0,36 0,0 336,0 336,36">
            <text:p/>
          </draw:polygon>
          <draw:path draw:style-name="gr3" draw:text-style-name="P8" draw:layer="layout" svg:width="0.257cm" svg:height="0.339cm" svg:x="25.492cm" svg:y="4.068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0.292cm" svg:height="2.953cm" svg:x="26.895cm" svg:y="1.963cm" svg:viewBox="0 0 293 2954" draw:points="233,2891 0,2891 0,2954 293,2954 293,0 0,0 0,60 233,60">
            <text:p/>
          </draw:polygon>
        </draw:g>
        <draw:g xml:id="id114" draw:id="id114">
          <svg:title>TexMaths</svg:title>
          <svg:desc>28§display§= \log \left[ e^{3x}.(3x - 4)^\frac{2}{3} \right]  - \log [\ (2x + 5)^\frac{1}{3}\ ]§svg§600§FALSE§</svg:desc>
          <draw:polygon draw:style-name="gr2" draw:text-style-name="P7" draw:layer="layout" svg:width="16.756cm" svg:height="1.672cm" svg:x="8.094cm" svg:y="5.311cm" svg:viewBox="0 0 16757 1673" draw:points="8378,1673 0,1673 0,0 16757,0 16757,1673">
            <text:p/>
          </draw:polygon>
          <draw:path draw:style-name="gr3" draw:text-style-name="P8" draw:layer="layout" svg:width="0.655cm" svg:height="0.232cm" svg:x="8.101cm" svg:y="6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9.116cm" svg:y="5.71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9.384cm" svg:y="5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9.877cm" svg:y="5.94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olygon draw:style-name="gr3" draw:text-style-name="P8" draw:layer="layout" svg:width="0.225cm" svg:height="1.771cm" svg:x="10.742cm" svg:y="5.262cm" svg:viewBox="0 0 226 1772" draw:points="0,1772 226,1772 226,1727 47,1727 47,47 226,47 226,0 0,0">
            <text:p/>
          </draw:polygon>
          <draw:path draw:style-name="gr3" draw:text-style-name="P8" draw:layer="layout" svg:width="0.38cm" svg:height="0.447cm" svg:x="11.029cm" svg:y="5.95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3" draw:text-style-name="P8" draw:layer="layout" svg:width="0.317cm" svg:height="0.472cm" svg:x="11.479cm" svg:y="5.53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8" draw:layer="layout" svg:width="0.371cm" svg:height="0.313cm" svg:x="11.867cm" svg:y="5.683cm" svg:viewBox="0 0 372 314" svg:d="M139 233c-7 22-29 60-65 60-2 0-22 0-38-8 29-9 31-34 31-39 0-15-11-26-27-26-20 0-40 17-40 42 0 36 38 52 72 52 33 0 60-21 78-50 18 36 56 50 83 50 81 0 121-88 121-108 0-9-9-9-11-9-9 0-9 5-11 14-16 47-59 82-97 82-27 0-42-17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107cm" svg:height="0.107cm" svg:x="12.415cm" svg:y="6.29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2.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09cm" svg:height="0.678cm" svg:x="13.027cm" svg:y="5.7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92cm" svg:height="0.447cm" svg:x="13.506cm" svg:y="5.9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02cm" svg:height="0.042cm" svg:x="14.34cm" svg:y="6.12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5.272cm" svg:y="5.728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8" draw:layer="layout" svg:width="0.23cm" svg:height="0.985cm" svg:x="15.791cm" svg:y="5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8" draw:layer="layout" svg:width="0.245cm" svg:height="0.328cm" svg:x="16.282cm" svg:y="5.394cm" svg:viewBox="0 0 246 329" svg:d="M246 235h-20c-2 9-6 41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3" draw:text-style-name="P8" draw:layer="layout" svg:width="0.335cm" svg:height="0.035cm" svg:x="16.237cm" svg:y="5.797cm" svg:viewBox="0 0 336 36" draw:points="168,36 0,36 0,0 336,0 336,36">
            <text:p/>
          </draw:polygon>
          <draw:path draw:style-name="gr3" draw:text-style-name="P8" draw:layer="layout" svg:width="0.257cm" svg:height="0.34cm" svg:x="16.275cm" svg:y="5.896cm" svg:viewBox="0 0 258 341" svg:d="M123 166c47 0 76 29 76 78s-31 76-74 76c-6 0-65 0-89-24 20-5 24-20 24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0.225cm" svg:height="1.771cm" svg:x="16.757cm" svg:y="5.262cm" svg:viewBox="0 0 226 1772" draw:points="179,1727 0,1727 0,1772 226,1772 226,0 0,0 0,47 179,47">
            <text:p/>
          </draw:polygon>
          <draw:path draw:style-name="gr3" draw:text-style-name="P8" draw:layer="layout" svg:width="0.602cm" svg:height="0.042cm" svg:x="17.503cm" svg:y="6.129cm" svg:viewBox="0 0 603 43" svg:d="M569 43c16 0 34 0 34-23 0-20-18-20-34-20h-535c-16 0-34 0-34 20 0 23 18 23 34 23z">
            <text:p/>
          </draw:path>
          <draw:path draw:style-name="gr3" draw:text-style-name="P8" draw:layer="layout" svg:width="0.221cm" svg:height="0.685cm" svg:x="18.439cm" svg:y="5.71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8.706cm" svg:y="5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19.199cm" svg:y="5.94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olygon draw:style-name="gr3" draw:text-style-name="P8" draw:layer="layout" svg:width="0.136cm" svg:height="0.985cm" svg:x="19.792cm" svg:y="5.656cm" svg:viewBox="0 0 137 986" draw:points="137,986 137,948 40,948 40,40 137,40 137,0 0,0 0,986">
            <text:p/>
          </draw:polygon>
          <draw:path draw:style-name="gr3" draw:text-style-name="P8" draw:layer="layout" svg:width="0.23cm" svg:height="0.985cm" svg:x="20.37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93cm" svg:height="0.658cm" svg:x="20.711cm" svg:y="5.7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6 9-71 9-92 9z">
            <text:p/>
          </draw:path>
          <draw:path draw:style-name="gr3" draw:text-style-name="P8" draw:layer="layout" svg:width="0.492cm" svg:height="0.447cm" svg:x="21.181cm" svg:y="5.95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655cm" svg:height="0.658cm" svg:x="21.99cm" svg:y="5.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78cm" svg:x="22.969cm" svg:y="5.739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5 50-47 0-25-18-49-50-49-15 0-49 7-49 54 0 82 69 179 179 179 114 0 215-94 215-220z">
            <text:p/>
          </draw:path>
          <draw:path draw:style-name="gr3" draw:text-style-name="P8" draw:layer="layout" svg:width="0.23cm" svg:height="0.985cm" svg:x="23.466cm" svg:y="5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8" draw:layer="layout" svg:width="0.203cm" svg:height="0.328cm" svg:x="23.982cm" svg:y="5.394cm" svg:viewBox="0 0 204 329" svg:d="M128 16c0-16-3-16-18-16-36 31-92 31-101 31h-9v23h9c11 0 43-2 72-14v247c0 15 0 22-52 22h-25v20c27-2 72-2 99-2 29 0 74 0 101 2v-20h-25c-51 0-51-7-51-22z">
            <text:p/>
          </draw:path>
          <draw:polygon draw:style-name="gr3" draw:text-style-name="P8" draw:layer="layout" svg:width="0.335cm" svg:height="0.035cm" svg:x="23.912cm" svg:y="5.797cm" svg:viewBox="0 0 336 36" draw:points="168,36 0,36 0,0 336,0 336,36">
            <text:p/>
          </draw:polygon>
          <draw:path draw:style-name="gr3" draw:text-style-name="P8" draw:layer="layout" svg:width="0.257cm" svg:height="0.34cm" svg:x="23.95cm" svg:y="5.896cm" svg:viewBox="0 0 258 341" svg:d="M123 166c47 0 76 29 76 78s-31 76-74 76c-6 0-65 0-89-24 20-5 24-20 24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olygon draw:style-name="gr3" draw:text-style-name="P8" draw:layer="layout" svg:width="0.136cm" svg:height="0.985cm" svg:x="24.763cm" svg:y="5.656cm" svg:viewBox="0 0 137 986" draw:points="137,0 0,0 0,40 96,40 96,948 0,948 0,986 137,986">
            <text:p/>
          </draw:polygon>
        </draw:g>
        <draw:g xml:id="id115" draw:id="id115">
          <svg:title>TexMaths</svg:title>
          <svg:desc>28§display§= \log e^{3x} + \log (3x -4)^\frac{2}{3} - \log (2x +5)^\frac{1}{3}§svg§600§FALSE§</svg:desc>
          <draw:polygon draw:style-name="gr2" draw:text-style-name="P7" draw:layer="layout" svg:width="16.772cm" svg:height="1.146cm" svg:x="8.094cm" svg:y="7.511cm" svg:viewBox="0 0 16773 1147" draw:points="8386,1147 0,1147 0,0 16773,0 16773,1147">
            <text:p/>
          </draw:polygon>
          <draw:path draw:style-name="gr3" draw:text-style-name="P8" draw:layer="layout" svg:width="0.655cm" svg:height="0.232cm" svg:x="8.101cm" svg:y="8.1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9.115cm" svg:y="7.778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9.384cm" svg:y="8.0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9.877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cm" svg:height="0.447cm" svg:x="10.565cm" svg:y="8.027cm" svg:viewBox="0 0 381 448" svg:d="M139 208c29 0 103-2 152-22 70-29 74-87 74-101 0-45-38-85-105-85-110 0-260 96-260 269 0 101 58 179 155 179 143 0 226-105 226-116 0-7-7-14-14-14-4 0-6 2-11 11-78 97-186 97-199 97-76 0-85-83-85-114 0-12 0-43 15-104zM94 186c38-150 139-164 166-164 47 0 72 30 72 63 0 101-157 101-198 101z">
            <text:p/>
          </draw:path>
          <draw:path draw:style-name="gr3" draw:text-style-name="P8" draw:layer="layout" svg:width="0.317cm" svg:height="0.472cm" svg:x="11.015cm" svg:y="7.596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3" draw:text-style-name="P8" draw:layer="layout" svg:width="0.371cm" svg:height="0.313cm" svg:x="11.402cm" svg:y="7.751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655cm" svg:height="0.658cm" svg:x="12.139cm" svg:y="7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21cm" svg:height="0.685cm" svg:x="13.1cm" svg:y="7.778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13.369cm" svg:y="8.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3.86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23cm" svg:height="0.985cm" svg:x="14.435cm" svg:y="7.7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14.762cm" svg:y="7.805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492cm" svg:height="0.447cm" svg:x="15.242cm" svg:y="8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16.075cm" svg:y="8.195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7.007cm" svg:y="7.79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7.526cm" svg:y="7.7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45cm" svg:height="0.328cm" svg:x="18.015cm" svg:y="7.462cm" svg:viewBox="0 0 246 329" svg:d="M246 235h-20c-2 9-6 41-13 45-5 2-47 2-54 2h-96c31-24 69-51 98-71 45-32 85-61 85-112 0-63-58-99-130-99-67 0-116 38-116 87 0 25 22 30 29 30 14 0 29-9 29-30 0-18-13-26-29-29 14-22 43-36 76-36 50 0 90 30 90 77 0 42-29 74-67 105l-121 103c-7 4-7 5-7 9v13h231z">
            <text:p/>
          </draw:path>
          <draw:polygon draw:style-name="gr3" draw:text-style-name="P8" draw:layer="layout" svg:width="0.335cm" svg:height="0.035cm" svg:x="17.97cm" svg:y="7.865cm" svg:viewBox="0 0 336 36" draw:points="168,36 0,36 0,0 336,0 336,36">
            <text:p/>
          </draw:polygon>
          <draw:path draw:style-name="gr3" draw:text-style-name="P8" draw:layer="layout" svg:width="0.257cm" svg:height="0.34cm" svg:x="18.01cm" svg:y="7.964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602cm" svg:height="0.042cm" svg:x="18.774cm" svg:y="8.195cm" svg:viewBox="0 0 603 43" svg:d="M569 43c16 0 34 0 34-23 0-20-18-20-34-20h-535c-16 0-34 0-34 20 0 23 18 23 34 23z">
            <text:p/>
          </draw:path>
          <draw:path draw:style-name="gr3" draw:text-style-name="P8" draw:layer="layout" svg:width="0.221cm" svg:height="0.685cm" svg:x="19.708cm" svg:y="7.778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19.977cm" svg:y="8.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20.47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23cm" svg:height="0.985cm" svg:x="21.045cm" svg:y="7.7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58cm" svg:x="21.379cm" svg:y="7.80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92cm" svg:height="0.447cm" svg:x="21.85cm" svg:y="8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22.658cm" svg:y="7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78cm" svg:x="23.637cm" svg:y="7.805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23cm" svg:height="0.985cm" svg:x="24.134cm" svg:y="7.7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03cm" svg:height="0.328cm" svg:x="24.649cm" svg:y="7.462cm" svg:viewBox="0 0 204 329" svg:d="M128 16c0-16-3-16-18-16-36 31-92 31-101 31h-9v23h9c11 0 43-2 72-14v247c0 16 0 22-52 22h-25v20c27-2 72-2 99-2 29 0 74 0 101 2v-20h-25c-51 0-51-6-51-22z">
            <text:p/>
          </draw:path>
          <draw:polygon draw:style-name="gr3" draw:text-style-name="P8" draw:layer="layout" svg:width="0.335cm" svg:height="0.035cm" svg:x="24.58cm" svg:y="7.865cm" svg:viewBox="0 0 336 36" draw:points="168,36 0,36 0,0 336,0 336,36">
            <text:p/>
          </draw:polygon>
          <draw:path draw:style-name="gr3" draw:text-style-name="P8" draw:layer="layout" svg:width="0.257cm" svg:height="0.34cm" svg:x="24.618cm" svg:y="7.964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</draw:g>
        <draw:g xml:id="id116" draw:id="id116">
          <svg:title>TexMaths</svg:title>
          <svg:desc>28§display§\therefore\ \ \  y = 3x + \frac{2}{3} \log ( 3x - 4 )  - \frac{1}{3} \log ( 2x + 5 )§svg§600§FALSE§</svg:desc>
          <draw:polygon draw:style-name="gr2" draw:text-style-name="P7" draw:layer="layout" svg:width="18.362cm" svg:height="1.922cm" svg:x="5.315cm" svg:y="9.111cm" svg:viewBox="0 0 18363 1923" draw:points="9182,1923 0,1923 0,0 18363,0 18363,1923">
            <text:p/>
          </draw:polygon>
          <draw:path draw:style-name="gr3" draw:text-style-name="P8" draw:layer="layout" svg:width="0.597cm" svg:height="0.533cm" svg:x="5.295cm" svg:y="9.927cm" svg:viewBox="0 0 598 534" svg:d="M352 52c0-27-25-52-52-52-29 0-54 25-54 52 0 29 25 53 54 53 27 0 52-22 52-53zM598 480c0-27-22-52-51-52-30 0-54 25-54 52 0 29 24 54 54 54 29 0 51-25 51-54zM105 480c0-27-24-52-53-52-27 0-52 25-52 52 0 29 25 54 52 54 29 0 53-25 53-54z">
            <text:p/>
          </draw:path>
          <draw:path draw:style-name="gr3" draw:text-style-name="P8" draw:layer="layout" svg:width="0.456cm" svg:height="0.638cm" svg:x="7.208cm" svg:y="9.9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8.026cm" svg:y="10.0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9.051cm" svg:y="9.72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531cm" svg:y="9.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655cm" svg:height="0.658cm" svg:x="10.337cm" svg:y="9.81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58cm" svg:x="11.435cm" svg:y="9.0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3" draw:text-style-name="P8" draw:layer="layout" svg:width="0.494cm" svg:height="0.042cm" svg:x="11.385cm" svg:y="10.118cm" svg:viewBox="0 0 495 43" draw:points="246,43 0,43 0,0 495,0 495,43">
            <text:p/>
          </draw:polygon>
          <draw:path draw:style-name="gr3" draw:text-style-name="P8" draw:layer="layout" svg:width="0.409cm" svg:height="0.678cm" svg:x="11.426cm" svg:y="10.40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21cm" svg:height="0.685cm" svg:x="12.192cm" svg:y="9.70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2.458cm" svg:y="9.94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2.951cm" svg:y="9.93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8" draw:layer="layout" svg:width="0.23cm" svg:height="0.985cm" svg:x="13.527cm" svg:y="9.64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09cm" svg:height="0.678cm" svg:x="13.854cm" svg:y="9.72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4.333cm" svg:y="9.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3 7-43 18-88z">
            <text:p/>
          </draw:path>
          <draw:path draw:style-name="gr3" draw:text-style-name="P8" draw:layer="layout" svg:width="0.602cm" svg:height="0.042cm" svg:x="15.167cm" svg:y="10.118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6.096cm" svg:y="9.717cm" svg:viewBox="0 0 439 668" svg:d="M264 507v85c0 36-2 47-76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6.618cm" svg:y="9.64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02cm" svg:height="0.042cm" svg:x="17.245cm" svg:y="10.118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8.352cm" svg:y="9.062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8.264cm" svg:y="10.118cm" svg:viewBox="0 0 495 43" draw:points="246,43 0,43 0,0 495,0 495,43">
            <text:p/>
          </draw:polygon>
          <draw:path draw:style-name="gr3" draw:text-style-name="P8" draw:layer="layout" svg:width="0.409cm" svg:height="0.678cm" svg:x="18.307cm" svg:y="10.405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21cm" svg:height="0.685cm" svg:x="19.071cm" svg:y="9.70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9.34cm" svg:y="9.943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9.832cm" svg:y="9.93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8" draw:layer="layout" svg:width="0.23cm" svg:height="0.985cm" svg:x="20.408cm" svg:y="9.64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393cm" svg:height="0.658cm" svg:x="20.742cm" svg:y="9.72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92cm" svg:height="0.447cm" svg:x="21.215cm" svg:y="9.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655cm" svg:height="0.658cm" svg:x="22.021cm" svg:y="9.81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78cm" svg:x="23cm" svg:y="9.728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3 0 94-25 134-22 38-60 65-105 65-72 0-128-51-146-110 3 0 7 0 18 0 32 0 50-24 50-47 0-24-18-49-50-49-15 0-49 7-49 54 0 85 69 179 179 179 114 0 215-94 215-219z">
            <text:p/>
          </draw:path>
          <draw:path draw:style-name="gr3" draw:text-style-name="P8" draw:layer="layout" svg:width="0.23cm" svg:height="0.985cm" svg:x="23.499cm" svg:y="9.64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</draw:g>
        <draw:g xml:id="id118" draw:id="id118">
          <svg:title>TexMaths</svg:title>
          <svg:desc>28§display§\frac{dy}{dx} = \frac{d}{dx}\left[\ 3x + \frac{2}{3} \log ( 3x - 4 )  - \frac{1}{3} \log ( 2x + 5 ) \ \right]§svg§600§FALSE§</svg:desc>
          <draw:polygon draw:style-name="gr2" draw:text-style-name="P7" draw:layer="layout" svg:width="20.145cm" svg:height="2.263cm" svg:x="5.346cm" svg:y="13.012cm" svg:viewBox="0 0 20146 2264" draw:points="10073,2264 0,2264 0,0 20146,0 20146,2264">
            <text:p/>
          </draw:polygon>
          <draw:path draw:style-name="gr3" draw:text-style-name="P8" draw:layer="layout" svg:width="0.469cm" svg:height="0.696cm" svg:x="5.36cm" svg:y="13.04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5.859cm" svg:y="13.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8" draw:layer="layout" svg:width="1.076cm" svg:height="0.042cm" svg:x="5.297cm" svg:y="14.123cm" svg:viewBox="0 0 1077 43" draw:points="538,43 0,43 0,0 1077,0 1077,43">
            <text:p/>
          </draw:polygon>
          <draw:path draw:style-name="gr3" draw:text-style-name="P8" draw:layer="layout" svg:width="0.469cm" svg:height="0.696cm" svg:x="5.337cm" svg:y="14.38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5.837cm" svg:y="14.6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818cm" svg:y="14.0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8.24cm" svg:y="13.04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7.92cm" svg:y="14.123cm" svg:viewBox="0 0 1077 43" draw:points="538,43 0,43 0,0 1077,0 1077,43">
            <text:p/>
          </draw:polygon>
          <draw:path draw:style-name="gr3" draw:text-style-name="P8" draw:layer="layout" svg:width="0.469cm" svg:height="0.696cm" svg:x="7.96cm" svg:y="14.38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46cm" svg:y="14.6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8" draw:layer="layout" svg:width="0.261cm" svg:height="2.362cm" svg:x="9.522cm" svg:y="12.963cm" svg:viewBox="0 0 262 2363" draw:points="0,2363 262,2363 262,2309 54,2309 54,54 262,54 262,0 0,0">
            <text:p/>
          </draw:polygon>
          <draw:path draw:style-name="gr3" draw:text-style-name="P8" draw:layer="layout" svg:width="0.409cm" svg:height="0.678cm" svg:x="10.164cm" svg:y="13.73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0.644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1.452cm" svg:y="13.81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58cm" svg:x="12.548cm" svg:y="13.0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8" draw:layer="layout" svg:width="0.494cm" svg:height="0.042cm" svg:x="12.498cm" svg:y="14.123cm" svg:viewBox="0 0 495 43" draw:points="246,43 0,43 0,0 495,0 495,43">
            <text:p/>
          </draw:polygon>
          <draw:path draw:style-name="gr3" draw:text-style-name="P8" draw:layer="layout" svg:width="0.409cm" svg:height="0.678cm" svg:x="12.541cm" svg:y="14.41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221cm" svg:height="0.684cm" svg:x="13.305cm" svg:y="13.707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3.574cm" svg:y="13.9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4.066cm" svg:y="13.94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23cm" svg:height="0.985cm" svg:x="14.642cm" svg:y="13.65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09cm" svg:height="0.678cm" svg:x="14.969cm" svg:y="13.733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5.448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02cm" svg:height="0.042cm" svg:x="16.282cm" svg:y="14.123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7.211cm" svg:y="13.72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23cm" svg:height="0.985cm" svg:x="17.733cm" svg:y="13.65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02cm" svg:height="0.042cm" svg:x="18.36cm" svg:y="14.12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9.467cm" svg:y="13.06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9.38cm" svg:y="14.123cm" svg:viewBox="0 0 495 43" draw:points="246,43 0,43 0,0 495,0 495,43">
            <text:p/>
          </draw:polygon>
          <draw:path draw:style-name="gr3" draw:text-style-name="P8" draw:layer="layout" svg:width="0.409cm" svg:height="0.678cm" svg:x="19.422cm" svg:y="14.4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221cm" svg:height="0.684cm" svg:x="20.186cm" svg:y="13.707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20.455cm" svg:y="13.9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20.948cm" svg:y="13.94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23cm" svg:height="0.985cm" svg:x="21.523cm" svg:y="13.65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93cm" svg:height="0.658cm" svg:x="21.857cm" svg:y="13.73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8" draw:layer="layout" svg:width="0.492cm" svg:height="0.447cm" svg:x="22.327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23.136cm" svg:y="13.81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78cm" svg:x="24.115cm" svg:y="13.73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23cm" svg:height="0.985cm" svg:x="24.612cm" svg:y="13.65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0.261cm" svg:height="2.362cm" svg:x="25.282cm" svg:y="12.963cm" svg:viewBox="0 0 262 2363" draw:points="206,2309 0,2309 0,2363 262,2363 262,0 0,0 0,54 206,54">
            <text:p/>
          </draw:polygon>
        </draw:g>
        <draw:g xml:id="id117" draw:id="id117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7.045cm" svg:y="11.586cm" svg:viewBox="0 0 7168 695" draw:points="3584,695 0,695 0,0 7168,0 7168,695">
            <text:p/>
          </draw:polygon>
          <draw:path draw:style-name="gr3" draw:text-style-name="P8" draw:layer="layout" svg:width="0.757cm" svg:height="0.771cm" svg:x="7.027cm" svg:y="11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7.885cm" svg:y="11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189cm" svg:y="11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8.914cm" svg:y="12.2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9.661cm" svg:y="11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0.56cm" svg:y="12.2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185cm" svg:y="11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1.725cm" svg:y="12.2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2.342cm" svg:y="11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2.818cm" svg:y="12.2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3.44cm" svg:y="11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149cm" svg:y="12.204cm" svg:viewBox="0 0 123 123" svg:d="M123 62c0-34-28-62-62-62-33 0-61 28-61 62 0 33 28 61 61 61 34 0 62-28 62-6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11" smil:attributeName="visibility" smil:to="visible"/>
                  <anim:animate smil:dur="0.25s" smil:fill="hold" smil:targetElement="id111" smil:attributeName="width" smil:values="width*0.05;width" smil:keyTimes="0;1"/>
                  <anim:animate smil:dur="0.25s" smil:fill="hold" smil:targetElement="id111" smil:attributeName="height" smil:values="height;height" smil:keyTimes="0;1"/>
                  <anim:animate smil:dur="0.25s" smil:fill="hold" smil:targetElement="id111" smil:attributeName="x" smil:values="x-.2;x" smil:keyTimes="0;1"/>
                  <anim:animate smil:dur="0.25s" smil:fill="hold" smil:targetElement="id111" smil:attributeName="y" smil:values="y;y" smil:keyTimes="0;1"/>
                  <anim:transitionFilter smil:dur="0.25s" smil:targetElement="id11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8" draw:text-style-name="P12" draw:layer="layout" svg:width="26.6cm" svg:height="14.373cm" svg:x="0.6cm" svg:y="0.627cm" presentation:class="title" presentation:user-transformed="true">
          <draw:text-box>
            <text:p text:style-name="P4"><text:span text:style-name="T12"><text:tab/></text:span><text:span text:style-name="T12"><text:tab/></text:span><text:span text:style-name="T3"><text:line-break/></text:span><text:span text:style-name="T3"><text:tab/></text:span><text:span text:style-name="T3"> <text:s text:c="29"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119" draw:id="id119">
          <svg:title>TexMaths</svg:title>
          <svg:desc>28§display§\frac{dy}{dx}= 3\frac{d}{dx}(x) + \frac{2}{3}.\frac{d}{dx}\left[\ \log ( 3x - 4 )\ \right]  - \frac{1}{3}\frac{d}{dx}[\ \log (2x + 5)\ ] §svg§600§FALSE§</svg:desc>
          <draw:polygon draw:style-name="gr2" draw:text-style-name="P7" draw:layer="layout" svg:width="24.319cm" svg:height="1.947cm" svg:x="2.148cm" svg:y="1.016cm" svg:viewBox="0 0 24320 1948" draw:points="12161,1948 0,1948 0,0 24320,0 24320,1948">
            <text:p/>
          </draw:polygon>
          <draw:path draw:style-name="gr3" draw:text-style-name="P8" draw:layer="layout" svg:width="0.469cm" svg:height="0.696cm" svg:x="2.162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2.661cm" svg:y="1.216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2.099cm" svg:y="2.049cm" svg:viewBox="0 0 1077 43" draw:points="538,43 0,43 0,0 1077,0 1077,43">
            <text:p/>
          </draw:polygon>
          <draw:path draw:style-name="gr3" draw:text-style-name="P8" draw:layer="layout" svg:width="0.469cm" svg:height="0.696cm" svg:x="2.139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39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62cm" svg:y="1.9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646cm" svg:y="1.661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69cm" svg:height="0.696cm" svg:x="5.535cm" svg:y="0.967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8" draw:layer="layout" svg:width="1.076cm" svg:height="0.042cm" svg:x="5.215cm" svg:y="2.049cm" svg:viewBox="0 0 1077 43" draw:points="538,43 0,43 0,0 1077,0 1077,43">
            <text:p/>
          </draw:polygon>
          <draw:path draw:style-name="gr3" draw:text-style-name="P8" draw:layer="layout" svg:width="0.469cm" svg:height="0.696cm" svg:x="5.253cm" svg:y="2.309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5.755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6.505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6.819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7.408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657cm" svg:x="8.008cm" svg:y="1.7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9.106cm" svg:y="0.99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olygon draw:style-name="gr3" draw:text-style-name="P8" draw:layer="layout" svg:width="0.494cm" svg:height="0.042cm" svg:x="9.057cm" svg:y="2.049cm" svg:viewBox="0 0 495 43" draw:points="246,43 0,43 0,0 495,0 495,43">
            <text:p/>
          </draw:polygon>
          <draw:path draw:style-name="gr3" draw:text-style-name="P8" draw:layer="layout" svg:width="0.409cm" svg:height="0.678cm" svg:x="9.097cm" svg:y="2.33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07cm" svg:height="0.107cm" svg:x="9.751cm" svg:y="2.212cm" svg:viewBox="0 0 108 108" svg:d="M108 54c0-29-25-54-54-54s-54 25-54 54 25 54 54 54 54-25 54-54z">
            <text:p/>
          </draw:path>
          <draw:path draw:style-name="gr3" draw:text-style-name="P8" draw:layer="layout" svg:width="0.469cm" svg:height="0.696cm" svg:x="10.378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6cm" svg:height="0.042cm" svg:x="10.058cm" svg:y="2.049cm" svg:viewBox="0 0 1077 43" draw:points="538,43 0,43 0,0 1077,0 1077,43">
            <text:p/>
          </draw:polygon>
          <draw:path draw:style-name="gr3" draw:text-style-name="P8" draw:layer="layout" svg:width="0.469cm" svg:height="0.696cm" svg:x="10.096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10.598cm" svg:y="2.55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36cm" svg:height="0.984cm" svg:x="11.53cm" svg:y="1.578cm" svg:viewBox="0 0 137 985" draw:points="137,985 137,947 40,947 40,40 137,40 137,0 0,0 0,985">
            <text:p/>
          </draw:polygon>
          <draw:path draw:style-name="gr3" draw:text-style-name="P8" draw:layer="layout" svg:width="0.221cm" svg:height="0.684cm" svg:x="12.047cm" svg:y="1.632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2.316cm" svg:y="1.87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2.809cm" svg:y="1.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23cm" svg:height="0.984cm" svg:x="13.384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8cm" svg:x="13.712cm" svg:y="1.6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4.191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15.024cm" svg:y="2.04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5.954cm" svg:y="1.6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23cm" svg:height="0.984cm" svg:x="16.476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7.15cm" svg:y="1.578cm" svg:viewBox="0 0 137 985" draw:points="137,0 0,0 0,40 96,40 96,947 0,947 0,985 137,985">
            <text:p/>
          </draw:polygon>
          <draw:path draw:style-name="gr3" draw:text-style-name="P8" draw:layer="layout" svg:width="0.602cm" svg:height="0.042cm" svg:x="17.703cm" svg:y="2.049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7cm" svg:x="18.812cm" svg:y="0.99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0.494cm" svg:height="0.042cm" svg:x="18.723cm" svg:y="2.049cm" svg:viewBox="0 0 495 43" draw:points="246,43 0,43 0,0 495,0 495,43">
            <text:p/>
          </draw:polygon>
          <draw:path draw:style-name="gr3" draw:text-style-name="P8" draw:layer="layout" svg:width="0.409cm" svg:height="0.678cm" svg:x="18.765cm" svg:y="2.33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69cm" svg:height="0.696cm" svg:x="19.773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9.453cm" svg:y="2.049cm" svg:viewBox="0 0 1077 43" draw:points="538,43 0,43 0,0 1077,0 1077,43">
            <text:p/>
          </draw:polygon>
          <draw:path draw:style-name="gr3" draw:text-style-name="P8" draw:layer="layout" svg:width="0.469cm" svg:height="0.696cm" svg:x="19.491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9.993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8" draw:layer="layout" svg:width="0.136cm" svg:height="0.984cm" svg:x="20.761cm" svg:y="1.578cm" svg:viewBox="0 0 137 985" draw:points="137,985 137,947 40,947 40,40 137,40 137,0 0,0 0,985">
            <text:p/>
          </draw:polygon>
          <draw:path draw:style-name="gr3" draw:text-style-name="P8" draw:layer="layout" svg:width="0.221cm" svg:height="0.684cm" svg:x="21.278cm" svg:y="1.632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21.547cm" svg:y="1.87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22.04cm" svg:y="1.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23cm" svg:height="0.984cm" svg:x="22.616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22.95cm" svg:y="1.66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23.42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7cm" svg:x="24.229cm" svg:y="1.7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25.205cm" svg:y="1.661cm" svg:viewBox="0 0 394 679" svg:d="M394 459c0-116-80-217-188-217-47 0-90 16-125 51v-192c20 7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ath draw:style-name="gr3" draw:text-style-name="P8" draw:layer="layout" svg:width="0.23cm" svg:height="0.984cm" svg:x="25.705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26.381cm" svg:y="1.578cm" svg:viewBox="0 0 137 985" draw:points="137,0 0,0 0,40 96,40 96,947 0,947 0,985 137,985">
            <text:p/>
          </draw:polygon>
        </draw:g>
        <draw:g xml:id="id120" draw:id="id120">
          <svg:title>TexMaths</svg:title>
          <svg:desc>28§display§= 3(1) + \frac{2}{3}.\frac{1}{3x - 4}.\frac{d}{dx}( 3x - 4 ) - \frac{1}{3}. \frac{1}{2x + 5}.\frac{d}{dx}( 2x + 5 )§svg§600§FALSE§</svg:desc>
          <draw:polygon draw:style-name="gr2" draw:text-style-name="P7" draw:layer="layout" svg:width="23.17cm" svg:height="2.008cm" svg:x="3.6cm" svg:y="4.719cm" svg:viewBox="0 0 23171 2009" draw:points="11585,2009 0,2009 0,0 23171,0 23171,2009">
            <text:p/>
          </draw:polygon>
          <draw:path draw:style-name="gr3" draw:text-style-name="P8" draw:layer="layout" svg:width="0.655cm" svg:height="0.232cm" svg:x="3.607cm" svg:y="5.6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63cm" svg:y="5.364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5.179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26cm" svg:height="0.658cm" svg:x="5.551cm" svg:y="5.36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6.012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8" draw:layer="layout" svg:width="0.655cm" svg:height="0.658cm" svg:x="6.613cm" svg:y="5.44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58cm" svg:x="7.708cm" svg:y="4.69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olygon draw:style-name="gr3" draw:text-style-name="P8" draw:layer="layout" svg:width="0.494cm" svg:height="0.042cm" svg:x="7.659cm" svg:y="5.752cm" svg:viewBox="0 0 495 43" draw:points="246,43 0,43 0,0 495,0 495,43">
            <text:p/>
          </draw:polygon>
          <draw:path draw:style-name="gr3" draw:text-style-name="P8" draw:layer="layout" svg:width="0.409cm" svg:height="0.678cm" svg:x="7.701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107cm" svg:height="0.107cm" svg:x="8.356cm" svg:y="5.916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9.879cm" svg:y="4.6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2.75cm" svg:height="0.042cm" svg:x="8.662cm" svg:y="5.752cm" svg:viewBox="0 0 2751 43" draw:points="1375,43 0,43 0,0 2751,0 2751,43">
            <text:p/>
          </draw:polygon>
          <draw:path draw:style-name="gr3" draw:text-style-name="P8" draw:layer="layout" svg:width="0.409cm" svg:height="0.678cm" svg:x="8.703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92cm" svg:height="0.447cm" svg:x="9.182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10.015cm" svg:y="6.42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0.947cm" svg:y="6.028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8" draw:layer="layout" svg:width="0.107cm" svg:height="0.107cm" svg:x="11.613cm" svg:y="5.916cm" svg:viewBox="0 0 108 108" svg:d="M108 54c0-29-25-54-54-54s-54 25-54 54 25 54 54 54 54-25 54-54z">
            <text:p/>
          </draw:path>
          <draw:path draw:style-name="gr3" draw:text-style-name="P8" draw:layer="layout" svg:width="0.469cm" svg:height="0.696cm" svg:x="12.242cm" svg:y="4.6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olygon draw:style-name="gr3" draw:text-style-name="P8" draw:layer="layout" svg:width="1.076cm" svg:height="0.042cm" svg:x="11.919cm" svg:y="5.752cm" svg:viewBox="0 0 1077 43" draw:points="538,43 0,43 0,0 1077,0 1077,43">
            <text:p/>
          </draw:polygon>
          <draw:path draw:style-name="gr3" draw:text-style-name="P8" draw:layer="layout" svg:width="0.469cm" svg:height="0.696cm" svg:x="11.96cm" svg:y="6.01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" draw:text-style-name="P8" draw:layer="layout" svg:width="0.492cm" svg:height="0.447cm" svg:x="12.462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21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09cm" svg:height="0.678cm" svg:x="13.537cm" svg:y="5.36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92cm" svg:height="0.447cm" svg:x="14.016cm" svg:y="5.5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02cm" svg:height="0.042cm" svg:x="14.852cm" svg:y="5.752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5.781cm" svg:y="5.353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8" draw:layer="layout" svg:width="0.23cm" svg:height="0.985cm" svg:x="16.301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8" draw:layer="layout" svg:width="0.602cm" svg:height="0.042cm" svg:x="16.928cm" svg:y="5.75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8.037cm" svg:y="4.69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7.95cm" svg:y="5.752cm" svg:viewBox="0 0 495 43" draw:points="246,43 0,43 0,0 495,0 495,43">
            <text:p/>
          </draw:polygon>
          <draw:path draw:style-name="gr3" draw:text-style-name="P8" draw:layer="layout" svg:width="0.409cm" svg:height="0.678cm" svg:x="17.99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107cm" svg:height="0.107cm" svg:x="18.644cm" svg:y="5.916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20.167cm" svg:y="4.6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2.75cm" svg:height="0.042cm" svg:x="18.951cm" svg:y="5.752cm" svg:viewBox="0 0 2751 43" draw:points="1375,43 0,43 0,0 2751,0 2751,43">
            <text:p/>
          </draw:polygon>
          <draw:path draw:style-name="gr3" draw:text-style-name="P8" draw:layer="layout" svg:width="0.393cm" svg:height="0.658cm" svg:x="19cm" svg:y="6.0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8" draw:layer="layout" svg:width="0.492cm" svg:height="0.447cm" svg:x="19.471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20.279cm" svg:y="6.1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78cm" svg:x="21.256cm" svg:y="6.039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5 50-47 0-25-18-49-50-49-15 0-49 7-49 54 0 85 69 179 179 179 114 0 215-94 215-220z">
            <text:p/>
          </draw:path>
          <draw:path draw:style-name="gr3" draw:text-style-name="P8" draw:layer="layout" svg:width="0.107cm" svg:height="0.107cm" svg:x="21.903cm" svg:y="5.916cm" svg:viewBox="0 0 108 108" svg:d="M108 54c0-29-25-54-54-54s-54 25-54 54 25 54 54 54 54-25 54-54z">
            <text:p/>
          </draw:path>
          <draw:path draw:style-name="gr3" draw:text-style-name="P8" draw:layer="layout" svg:width="0.469cm" svg:height="0.696cm" svg:x="22.53cm" svg:y="4.6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olygon draw:style-name="gr3" draw:text-style-name="P8" draw:layer="layout" svg:width="1.076cm" svg:height="0.042cm" svg:x="22.21cm" svg:y="5.752cm" svg:viewBox="0 0 1077 43" draw:points="538,43 0,43 0,0 1077,0 1077,43">
            <text:p/>
          </draw:polygon>
          <draw:path draw:style-name="gr3" draw:text-style-name="P8" draw:layer="layout" svg:width="0.469cm" svg:height="0.696cm" svg:x="22.248cm" svg:y="6.01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" draw:text-style-name="P8" draw:layer="layout" svg:width="0.492cm" svg:height="0.447cm" svg:x="22.75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3.5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93cm" svg:height="0.658cm" svg:x="23.834cm" svg:y="5.36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8" draw:layer="layout" svg:width="0.492cm" svg:height="0.447cm" svg:x="24.304cm" svg:y="5.5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25.113cm" svg:y="5.44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93cm" svg:height="0.678cm" svg:x="26.092cm" svg:y="5.364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5 50-47 0-25-18-49-50-49-15 0-49 7-49 54 0 82 69 179 179 179 114 0 215-94 215-220z">
            <text:p/>
          </draw:path>
          <draw:path draw:style-name="gr3" draw:text-style-name="P8" draw:layer="layout" svg:width="0.23cm" svg:height="0.985cm" svg:x="26.589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121" draw:id="id121">
          <svg:title>TexMaths</svg:title>
          <svg:desc>28§display§= 3(1) + \frac{2}{3}.\frac{1}{3x - 4}.(3) - \frac{1}{3}. \frac{1}{2x + 5}.(2)§svg§600§FALSE§</svg:desc>
          <draw:polygon draw:style-name="gr2" draw:text-style-name="P7" draw:layer="layout" svg:width="16.033cm" svg:height="1.98cm" svg:x="3.6cm" svg:y="8.12cm" svg:viewBox="0 0 16034 1981" draw:points="8017,1981 0,1981 0,0 16034,0 16034,1981">
            <text:p/>
          </draw:polygon>
          <draw:path draw:style-name="gr3" draw:text-style-name="P8" draw:layer="layout" svg:width="0.655cm" svg:height="0.232cm" svg:x="3.607cm" svg:y="9.0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4.63cm" svg:y="8.736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5.179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326cm" svg:height="0.657cm" svg:x="5.551cm" svg:y="8.736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23cm" svg:height="0.984cm" svg:x="6.013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8" draw:layer="layout" svg:width="0.655cm" svg:height="0.657cm" svg:x="6.613cm" svg:y="8.81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7.708cm" svg:y="8.07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olygon draw:style-name="gr3" draw:text-style-name="P8" draw:layer="layout" svg:width="0.494cm" svg:height="0.042cm" svg:x="7.659cm" svg:y="9.126cm" svg:viewBox="0 0 495 43" draw:points="246,43 0,43 0,0 495,0 495,43">
            <text:p/>
          </draw:polygon>
          <draw:path draw:style-name="gr3" draw:text-style-name="P8" draw:layer="layout" svg:width="0.409cm" svg:height="0.677cm" svg:x="7.702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107cm" svg:height="0.106cm" svg:x="8.356cm" svg:y="9.287cm" svg:viewBox="0 0 108 107" svg:d="M108 54c0-29-25-54-54-54s-54 25-54 54 25 53 54 53 54-24 54-53z">
            <text:p/>
          </draw:path>
          <draw:path draw:style-name="gr3" draw:text-style-name="P8" draw:layer="layout" svg:width="0.326cm" svg:height="0.657cm" svg:x="9.879cm" svg:y="8.07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2.75cm" svg:height="0.042cm" svg:x="8.663cm" svg:y="9.126cm" svg:viewBox="0 0 2751 43" draw:points="1375,43 0,43 0,0 2751,0 2751,43">
            <text:p/>
          </draw:polygon>
          <draw:path draw:style-name="gr3" draw:text-style-name="P8" draw:layer="layout" svg:width="0.409cm" svg:height="0.677cm" svg:x="8.703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492cm" svg:height="0.447cm" svg:x="9.182cm" svg:y="9.63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602cm" svg:height="0.042cm" svg:x="10.016cm" svg:y="9.802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0.947cm" svg:y="9.40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107cm" svg:height="0.106cm" svg:x="11.613cm" svg:y="9.287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1.899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409cm" svg:height="0.677cm" svg:x="12.227cm" svg:y="8.736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12.733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8" draw:layer="layout" svg:width="0.602cm" svg:height="0.042cm" svg:x="13.36cm" svg:y="9.126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7cm" svg:x="14.469cm" svg:y="8.07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8" draw:layer="layout" svg:width="0.494cm" svg:height="0.042cm" svg:x="14.381cm" svg:y="9.126cm" svg:viewBox="0 0 495 43" draw:points="246,43 0,43 0,0 495,0 495,43">
            <text:p/>
          </draw:polygon>
          <draw:path draw:style-name="gr3" draw:text-style-name="P8" draw:layer="layout" svg:width="0.409cm" svg:height="0.677cm" svg:x="14.422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8" draw:layer="layout" svg:width="0.107cm" svg:height="0.106cm" svg:x="15.076cm" svg:y="9.287cm" svg:viewBox="0 0 108 107" svg:d="M108 54c0-29-25-54-54-54s-54 25-54 54 25 53 54 53 54-24 54-53z">
            <text:p/>
          </draw:path>
          <draw:path draw:style-name="gr3" draw:text-style-name="P8" draw:layer="layout" svg:width="0.326cm" svg:height="0.657cm" svg:x="16.599cm" svg:y="8.07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2.75cm" svg:height="0.042cm" svg:x="15.383cm" svg:y="9.126cm" svg:viewBox="0 0 2751 43" draw:points="1375,43 0,43 0,0 2751,0 2751,43">
            <text:p/>
          </draw:polygon>
          <draw:path draw:style-name="gr3" draw:text-style-name="P8" draw:layer="layout" svg:width="0.393cm" svg:height="0.657cm" svg:x="15.432cm" svg:y="9.41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8" draw:layer="layout" svg:width="0.492cm" svg:height="0.447cm" svg:x="15.903cm" svg:y="9.632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655cm" svg:height="0.657cm" svg:x="16.711cm" svg:y="9.4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7cm" svg:x="17.688cm" svg:y="9.412cm" svg:viewBox="0 0 394 678" svg:d="M394 459c0-116-80-217-188-217-47 0-90 15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8" draw:layer="layout" svg:width="0.107cm" svg:height="0.106cm" svg:x="18.335cm" svg:y="9.287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8.62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393cm" svg:height="0.657cm" svg:x="18.956cm" svg:y="8.73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19.455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 xml:id="id122" draw:id="id122">
          <svg:title>TexMaths</svg:title>
          <svg:desc>28§display§\frac{dy}{dx} = 3 + \frac{2}{3x - 4} - \frac{2}{3(2x + 5)}§svg§600§FALSE§</svg:desc>
          <draw:polygon draw:style-name="gr2" draw:text-style-name="P7" draw:layer="layout" svg:width="12.416cm" svg:height="2.171cm" svg:x="2.05cm" svg:y="11.521cm" svg:viewBox="0 0 12417 2172" draw:points="6208,2172 0,2172 0,0 12417,0 12417,2172">
            <text:p/>
          </draw:polygon>
          <draw:path draw:style-name="gr3" draw:text-style-name="P8" draw:layer="layout" svg:width="0.469cm" svg:height="0.696cm" svg:x="2.064cm" svg:y="11.472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2.563cm" svg:y="11.72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8" draw:layer="layout" svg:width="1.077cm" svg:height="0.042cm" svg:x="2.001cm" svg:y="12.554cm" svg:viewBox="0 0 1078 43" draw:points="538,43 0,43 0,0 1078,0 1078,43">
            <text:p/>
          </draw:polygon>
          <draw:path draw:style-name="gr3" draw:text-style-name="P8" draw:layer="layout" svg:width="0.469cm" svg:height="0.696cm" svg:x="2.041cm" svg:y="12.81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541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3.522cm" svg:y="12.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548cm" svg:y="12.166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657cm" svg:x="5.272cm" svg:y="12.24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7.496cm" svg:y="11.49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8" draw:layer="layout" svg:width="2.75cm" svg:height="0.042cm" svg:x="6.32cm" svg:y="12.554cm" svg:viewBox="0 0 2751 43" draw:points="1375,43 0,43 0,0 2751,0 2751,43">
            <text:p/>
          </draw:polygon>
          <draw:path draw:style-name="gr3" draw:text-style-name="P8" draw:layer="layout" svg:width="0.409cm" svg:height="0.678cm" svg:x="6.36cm" svg:y="12.8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6.84cm" svg:y="13.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602cm" svg:height="0.042cm" svg:x="7.673cm" svg:y="13.23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8.605cm" svg:y="12.829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8" draw:layer="layout" svg:width="0.602cm" svg:height="0.042cm" svg:x="9.488cm" svg:y="12.55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2.315cm" svg:y="11.49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8" draw:layer="layout" svg:width="4.009cm" svg:height="0.042cm" svg:x="10.507cm" svg:y="12.554cm" svg:viewBox="0 0 4010 43" draw:points="2005,43 0,43 0,0 4010,0 4010,43">
            <text:p/>
          </draw:polygon>
          <draw:path draw:style-name="gr3" draw:text-style-name="P8" draw:layer="layout" svg:width="0.409cm" svg:height="0.678cm" svg:x="10.55cm" svg:y="12.84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23cm" svg:height="0.984cm" svg:x="11.096cm" svg:y="12.75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11.432cm" svg:y="12.8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8" draw:layer="layout" svg:width="0.492cm" svg:height="0.447cm" svg:x="11.903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7cm" svg:x="12.711cm" svg:y="12.9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78cm" svg:x="13.69cm" svg:y="12.8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6 67 180 179 180 114 0 215-94 215-220z">
            <text:p/>
          </draw:path>
          <draw:path draw:style-name="gr3" draw:text-style-name="P8" draw:layer="layout" svg:width="0.23cm" svg:height="0.984cm" svg:x="14.188cm" svg:y="12.75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8" draw:text-style-name="P12" draw:layer="layout" svg:width="26.4cm" svg:height="14.373cm" svg:x="0.8cm" svg:y="0.627cm" presentation:class="title" presentation:user-transformed="true">
          <draw:text-box>
            <text:p xml:id="id123" text:id="id123" text:style-name="P4"><text:span text:style-name="T2"><text:tab/></text:span><text:span text:style-name="T2"><text:tab/></text:span><text:span text:style-name="T3"><text:line-break/></text:span><text:span text:style-name="T9"><text:tab/></text:span><text:span text:style-name="T9">(2) Given 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tab/></text:span><text:span text:style-name="T3"><text:tab/></text:span></text:p>
          </draw:text-box>
        </draw:frame>
        <draw:g xml:id="id124" draw:id="id124">
          <svg:title>TexMaths</svg:title>
          <svg:desc>28§display§y = \log \left( \sqrt{ \frac{1 - \cos \left( \frac{3x}{2} \right)}{1 + \cos \left( \frac{3x}{2} \right)} } \right) §svg§600§FALSE§</svg:desc>
          <draw:polygon draw:style-name="gr2" draw:text-style-name="P7" draw:layer="layout" svg:width="10.864cm" svg:height="2.946cm" svg:x="6.416cm" svg:y="1.214cm" svg:viewBox="0 0 10865 2947" draw:points="5434,2947 0,2947 0,0 10865,0 10865,2947">
            <text:p/>
          </draw:polygon>
          <draw:path draw:style-name="gr3" draw:text-style-name="P8" draw:layer="layout" svg:width="0.456cm" svg:height="0.637cm" svg:x="6.396cm" svg:y="2.54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8" draw:layer="layout" svg:width="0.655cm" svg:height="0.232cm" svg:x="7.214cm" svg:y="2.6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8.228cm" svg:y="2.296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8.497cm" svg:y="2.538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51cm" svg:height="0.651cm" svg:x="8.99cm" svg:y="2.5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8" draw:layer="layout" svg:width="0.514cm" svg:height="2.953cm" svg:x="9.863cm" svg:y="1.257cm" svg:viewBox="0 0 515 2954" svg:d="M515 2943c0-2 0-5-7-11-94-114-172-240-230-379-130-300-182-651-182-1077 0-419 47-786 195-1109 56-125 132-242 220-349 2-2 4-5 4-9 0-9-7-9-22-9-14 0-16 0-18 2-2 0-63 61-139 168-172 242-260 531-305 824-24 159-31 321-31 482 0 367 47 744 204 1082 71 150 166 284 262 387 9 7 11 9 27 9 15 0 22 0 22-11z">
            <text:p/>
          </draw:path>
          <draw:path draw:style-name="gr3" draw:text-style-name="P8" draw:layer="layout" svg:width="0.895cm" svg:height="2.953cm" svg:x="10.519cm" svg:y="1.165cm" svg:viewBox="0 0 896 2954" svg:d="M137 1476l-130 258c-7 8-7 11-7 13s13 13 13 16l68-130 228 1321c31 0 36 0 40-24l547-2910c0-11-7-20-18-20-16 0-20 13-22 29l-507 2683z">
            <text:p/>
          </draw:path>
          <draw:polygon draw:style-name="gr3" draw:text-style-name="P8" draw:layer="layout" svg:width="5.39cm" svg:height="0.042cm" svg:x="11.395cm" svg:y="1.165cm" svg:viewBox="0 0 5391 43" draw:points="2694,43 0,43 0,0 5391,0 5391,43">
            <text:p/>
          </draw:polygon>
          <draw:path draw:style-name="gr3" draw:text-style-name="P8" draw:layer="layout" svg:width="0.326cm" svg:height="0.657cm" svg:x="11.601cm" svg:y="1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02cm" svg:height="0.042cm" svg:x="12.305cm" svg:y="1.985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3.241cm" svg:y="1.81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3.673cm" svg:y="1.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4.168cm" svg:y="1.81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2cm" svg:x="14.838cm" svg:y="1.416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3" draw:text-style-name="P8" draw:layer="layout" svg:width="0.317cm" svg:height="0.472cm" svg:x="15.295cm" svg:y="1.407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5.682cm" svg:y="1.55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5.259cm" svg:y="1.985cm" svg:viewBox="0 0 840 43" draw:points="421,43 0,43 0,0 840,0 840,43">
            <text:p/>
          </draw:polygon>
          <draw:path draw:style-name="gr3" draw:text-style-name="P8" draw:layer="layout" svg:width="0.306cm" svg:height="0.458cm" svg:x="15.525cm" svg:y="2.13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16.258cm" svg:y="1.416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8" draw:layer="layout" svg:width="5.155cm" svg:height="0.042cm" svg:x="11.512cm" svg:y="2.713cm" svg:viewBox="0 0 5156 43" draw:points="2578,43 0,43 0,0 5156,0 5156,43">
            <text:p/>
          </draw:polygon>
          <draw:path draw:style-name="gr3" draw:text-style-name="P8" draw:layer="layout" svg:width="0.326cm" svg:height="0.657cm" svg:x="11.601cm" svg:y="3.05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55cm" svg:height="0.657cm" svg:x="12.278cm" svg:y="3.1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75cm" svg:height="0.454cm" svg:x="13.241cm" svg:y="3.266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3.673cm" svg:y="3.266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4.168cm" svg:y="3.266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2cm" svg:x="14.838cm" svg:y="2.872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3" draw:text-style-name="P8" draw:layer="layout" svg:width="0.317cm" svg:height="0.472cm" svg:x="15.295cm" svg:y="2.863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5.682cm" svg:y="3.01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5.259cm" svg:y="3.443cm" svg:viewBox="0 0 840 43" draw:points="421,43 0,43 0,0 840,0 840,43">
            <text:p/>
          </draw:polygon>
          <draw:path draw:style-name="gr3" draw:text-style-name="P8" draw:layer="layout" svg:width="0.306cm" svg:height="0.458cm" svg:x="15.525cm" svg:y="3.58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16.258cm" svg:y="2.87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8" draw:layer="layout" svg:width="0.514cm" svg:height="2.953cm" svg:x="16.818cm" svg:y="1.257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4 22-160 31-321 31-482z">
            <text:p/>
          </draw:path>
        </draw:g>
        <draw:g xml:id="id125" draw:id="id125">
          <svg:title>TexMaths</svg:title>
          <svg:desc>28§display§= \log \left( \sqrt{ \frac{  2 \sin^2 \left( \frac{3x}{4} \right) }{ 2 \cos^2 \left( \frac{3x}{4} \right) \right)} } \right)§svg§600§FALSE§</svg:desc>
          <draw:polygon draw:style-name="gr2" draw:text-style-name="P7" draw:layer="layout" svg:width="9.478cm" svg:height="2.956cm" svg:x="17.598cm" svg:y="1.314cm" svg:viewBox="0 0 9479 2957" draw:points="4739,2957 0,2957 0,0 9479,0 9479,2957">
            <text:p/>
          </draw:polygon>
          <draw:path draw:style-name="gr3" draw:text-style-name="P8" draw:layer="layout" svg:width="0.655cm" svg:height="0.232cm" svg:x="17.605cm" svg:y="2.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18.619cm" svg:y="2.408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8.888cm" svg:y="2.65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9.381cm" svg:y="2.6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8" draw:layer="layout" svg:width="0.514cm" svg:height="2.954cm" svg:x="20.254cm" svg:y="1.368cm" svg:viewBox="0 0 515 2955" svg:d="M515 2944c0-2 0-5-7-11-94-115-172-240-230-379-130-300-182-652-182-1078 0-419 47-786 195-1109 56-125 132-242 220-349 2-2 4-5 4-9 0-9-7-9-22-9-14 0-16 0-18 2-2 0-63 61-139 168-172 242-260 531-305 825-22 159-31 320-31 481 0 368 47 744 204 1082 71 151 166 285 262 388 9 7 11 9 27 9 15 0 22 0 22-11z">
            <text:p/>
          </draw:path>
          <draw:path draw:style-name="gr3" draw:text-style-name="P8" draw:layer="layout" svg:width="0.895cm" svg:height="2.954cm" svg:x="20.911cm" svg:y="1.265cm" svg:viewBox="0 0 896 2955" svg:d="M137 1476l-130 258c-7 9-7 11-7 13 0 3 13 14 13 16l68-130 228 1322c29 0 36 0 40-25l547-2910c0-11-7-20-18-20-16 0-20 13-22 29l-507 2684z">
            <text:p/>
          </draw:path>
          <draw:polygon draw:style-name="gr3" draw:text-style-name="P8" draw:layer="layout" svg:width="4.792cm" svg:height="0.042cm" svg:x="21.786cm" svg:y="1.265cm" svg:viewBox="0 0 4793 43" draw:points="2397,43 0,43 0,0 4793,0 4793,43">
            <text:p/>
          </draw:polygon>
          <draw:path draw:style-name="gr3" draw:text-style-name="P8" draw:layer="layout" svg:width="0.393cm" svg:height="0.658cm" svg:x="22.008cm" svg:y="1.70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ath draw:style-name="gr3" draw:text-style-name="P8" draw:layer="layout" svg:width="0.324cm" svg:height="0.454cm" svg:x="22.646cm" svg:y="1.921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23.034cm" svg:y="1.70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3.307cm" svg:y="1.928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8" draw:layer="layout" svg:width="0.306cm" svg:height="0.458cm" svg:x="23.865cm" svg:y="1.49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24.577cm" svg:y="1.525cm" svg:viewBox="0 0 260 1183" svg:d="M260 1172c0-3-2-5-5-9-47-47-114-128-154-289-23-90-32-191-32-283 0-259 61-441 182-569 9-9 9-11 9-13 0-9-9-9-14-9-13 0-67 58-80 74-101 119-166 296-166 517 0 139 25 339 155 505 11 11 73 87 91 87 5 0 14 0 14-11z">
            <text:p/>
          </draw:path>
          <draw:path draw:style-name="gr3" draw:text-style-name="P8" draw:layer="layout" svg:width="0.317cm" svg:height="0.472cm" svg:x="25.034cm" svg:y="1.518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4-16 34-36s-14-34-34-36c25-31 72-38 97-38 31 0 76 16 76 76 0 29-12 61-29 81-23 27-41 29-77 31-17 0-17 0-22 3 0 0-7 0-7 9s7 9 18 9z">
            <text:p/>
          </draw:path>
          <draw:path draw:style-name="gr3" draw:text-style-name="P8" draw:layer="layout" svg:width="0.371cm" svg:height="0.313cm" svg:x="25.422cm" svg:y="1.67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8" draw:layer="layout" svg:width="0.839cm" svg:height="0.042cm" svg:x="24.996cm" svg:y="2.096cm" svg:viewBox="0 0 840 43" draw:points="421,43 0,43 0,0 840,0 840,43">
            <text:p/>
          </draw:polygon>
          <draw:path draw:style-name="gr3" draw:text-style-name="P8" draw:layer="layout" svg:width="0.339cm" svg:height="0.465cm" svg:x="25.247cm" svg:y="2.237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8" draw:layer="layout" svg:width="0.259cm" svg:height="1.182cm" svg:x="25.997cm" svg:y="1.525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olygon draw:style-name="gr3" draw:text-style-name="P8" draw:layer="layout" svg:width="4.557cm" svg:height="0.042cm" svg:x="21.903cm" svg:y="2.824cm" svg:viewBox="0 0 4558 43" draw:points="2278,43 0,43 0,0 4558,0 4558,43">
            <text:p/>
          </draw:polygon>
          <draw:path draw:style-name="gr3" draw:text-style-name="P8" draw:layer="layout" svg:width="0.393cm" svg:height="0.658cm" svg:x="21.952cm" svg:y="3.1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2 8-92 8z">
            <text:p/>
          </draw:path>
          <draw:path draw:style-name="gr3" draw:text-style-name="P8" draw:layer="layout" svg:width="0.375cm" svg:height="0.454cm" svg:x="22.593cm" svg:y="3.378cm" svg:viewBox="0 0 376 455" svg:d="M83 229c0-162 81-204 132-204 9 0 72 0 108 35-43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23.025cm" svg:y="3.378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8" draw:layer="layout" svg:width="0.324cm" svg:height="0.454cm" svg:x="23.522cm" svg:y="3.378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06cm" svg:height="0.458cm" svg:x="23.921cm" svg:y="3.07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259cm" svg:height="1.182cm" svg:x="24.631cm" svg:y="2.981cm" svg:viewBox="0 0 260 1183" svg:d="M260 1172c0-3-2-5-5-9-47-47-114-128-154-289-23-90-32-191-32-283 0-259 61-441 182-569 9-9 9-11 9-13 0-9-9-9-14-9-13 0-67 58-80 74-101 119-166 298-166 517 0 139 25 339 155 505 11 11 73 87 91 87 5 0 14 0 14-11z">
            <text:p/>
          </draw:path>
          <draw:path draw:style-name="gr3" draw:text-style-name="P8" draw:layer="layout" svg:width="0.317cm" svg:height="0.472cm" svg:x="25.088cm" svg:y="2.97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8" draw:layer="layout" svg:width="0.371cm" svg:height="0.313cm" svg:x="25.478cm" svg:y="3.127cm" svg:viewBox="0 0 372 314" svg:d="M139 233c-7 22-29 60-65 60-2 0-22 0-38-8 29-9 31-34 31-39 0-15-11-26-27-26-20 0-40 17-40 42 0 36 38 52 72 52 33 0 60-21 78-50 18 36 56 50 83 50 81 0 121-88 121-108 0-9-9-9-11-9-9 0-9 5-12 14-15 47-58 82-96 82-27 0-42-17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25.052cm" svg:y="3.552cm" svg:viewBox="0 0 840 43" draw:points="421,43 0,43 0,0 840,0 840,43">
            <text:p/>
          </draw:polygon>
          <draw:path draw:style-name="gr3" draw:text-style-name="P8" draw:layer="layout" svg:width="0.339cm" svg:height="0.465cm" svg:x="25.301cm" svg:y="3.693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3" draw:text-style-name="P8" draw:layer="layout" svg:width="0.259cm" svg:height="1.182cm" svg:x="26.051cm" svg:y="2.981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8" draw:layer="layout" svg:width="0.514cm" svg:height="2.954cm" svg:x="26.611cm" svg:y="1.368cm" svg:viewBox="0 0 515 2955" svg:d="M515 1476c0-367-47-743-204-1079-71-151-165-285-262-388-9-9-11-9-27-9-15 0-22 0-22 9 0 4 4 9 7 13 94 115 172 240 230 377 130 302 182 654 182 1077 0 419-49 789-195 1112-56 125-132 241-220 347-2 2-4 7-4 9 0 11 7 11 22 11 14 0 16 0 18-2 3-3 63-61 139-171 173-242 260-531 305-824 22-159 31-320 31-482z">
            <text:p/>
          </draw:path>
        </draw:g>
        <draw:g xml:id="id126" draw:id="id126">
          <svg:title>TexMaths</svg:title>
          <svg:desc>28§display§\therefore   \ \ \ \ y = \log \left[ \tan \left( \frac{3x}{4} \right) \right]§svg§600§FALSE§</svg:desc>
          <draw:polygon draw:style-name="gr2" draw:text-style-name="P7" draw:layer="layout" svg:width="10.528cm" svg:height="2.263cm" svg:x="4.119cm" svg:y="4.716cm" svg:viewBox="0 0 10529 2264" draw:points="5264,2264 0,2264 0,0 10529,0 10529,2264">
            <text:p/>
          </draw:polygon>
          <draw:path draw:style-name="gr3" draw:text-style-name="P8" draw:layer="layout" svg:width="0.597cm" svg:height="0.532cm" svg:x="4.099cm" svg:y="5.637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56cm" svg:height="0.637cm" svg:x="6.339cm" svg:y="5.659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3" draw:text-style-name="P8" draw:layer="layout" svg:width="0.655cm" svg:height="0.232cm" svg:x="7.157cm" svg:y="5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4cm" svg:x="8.174cm" svg:y="5.41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8.443cm" svg:y="5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8.935cm" svg:y="5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olygon draw:style-name="gr3" draw:text-style-name="P8" draw:layer="layout" svg:width="0.261cm" svg:height="2.362cm" svg:x="9.823cm" svg:y="4.667cm" svg:viewBox="0 0 262 2363" draw:points="0,2363 262,2363 262,2309 54,2309 54,54 262,54 262,0 0,0">
            <text:p/>
          </draw:polygon>
          <draw:path draw:style-name="gr3" draw:text-style-name="P8" draw:layer="layout" svg:width="0.308cm" svg:height="0.617cm" svg:x="10.116cm" svg:y="5.489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8" draw:layer="layout" svg:width="0.445cm" svg:height="0.454cm" svg:x="10.519cm" svg:y="5.65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11.003cm" svg:y="5.65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5cm" svg:height="2.362cm" svg:x="11.886cm" svg:y="4.667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8" draw:layer="layout" svg:width="0.409cm" svg:height="0.678cm" svg:x="12.567cm" svg:y="4.77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3.044cm" svg:y="4.9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olygon draw:style-name="gr3" draw:text-style-name="P8" draw:layer="layout" svg:width="1.056cm" svg:height="0.042cm" svg:x="12.524cm" svg:y="5.827cm" svg:viewBox="0 0 1057 43" draw:points="529,43 0,43 0,0 1057,0 1057,43">
            <text:p/>
          </draw:polygon>
          <draw:path draw:style-name="gr3" draw:text-style-name="P8" draw:layer="layout" svg:width="0.438cm" svg:height="0.666cm" svg:x="12.833cm" svg:y="6.10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3.732cm" svg:y="4.667cm" svg:viewBox="0 0 486 2363" svg:d="M486 1183c0-388-89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olygon draw:style-name="gr3" draw:text-style-name="P8" draw:layer="layout" svg:width="0.261cm" svg:height="2.362cm" svg:x="14.435cm" svg:y="4.667cm" svg:viewBox="0 0 262 2363" draw:points="206,2309 0,2309 0,2363 262,2363 262,0 0,0 0,54 206,54">
            <text:p/>
          </draw:polygon>
        </draw:g>
        <draw:g xml:id="id127" draw:id="id127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6.146cm" svg:y="7.586cm" svg:viewBox="0 0 7168 695" draw:points="3584,695 0,695 0,0 7168,0 7168,695">
            <text:p/>
          </draw:polygon>
          <draw:path draw:style-name="gr3" draw:text-style-name="P8" draw:layer="layout" svg:width="0.757cm" svg:height="0.771cm" svg:x="6.128cm" svg:y="7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6.986cm" svg:y="7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7.29cm" svg:y="7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8.015cm" svg:y="8.20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8.762cm" svg:y="7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9.661cm" svg:y="8.20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0.286cm" svg:y="7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0.826cm" svg:y="8.20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1.443cm" svg:y="7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1.919cm" svg:y="8.20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2.541cm" svg:y="7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3.25cm" svg:y="8.204cm" svg:viewBox="0 0 123 123" svg:d="M123 62c0-34-28-62-62-62-33 0-61 28-61 62 0 33 28 61 61 61 34 0 62-28 62-61z">
            <text:p/>
          </draw:path>
        </draw:g>
        <draw:g xml:id="id128" draw:id="id128">
          <svg:title>TexMaths</svg:title>
          <svg:desc>28§display§\frac{dy}{dx} = \frac{d}{dx}\left\{ \log \left[ \tan \left( \frac{3x}{4} \right) \right] \right\}§svg§600§FALSE§</svg:desc>
          <draw:polygon draw:style-name="gr2" draw:text-style-name="P7" draw:layer="layout" svg:width="12.027cm" svg:height="2.263cm" svg:x="5.549cm" svg:y="9.218cm" svg:viewBox="0 0 12028 2264" draw:points="6014,2264 0,2264 0,0 12028,0 12028,2264">
            <text:p/>
          </draw:polygon>
          <draw:path draw:style-name="gr3" draw:text-style-name="P8" draw:layer="layout" svg:width="0.469cm" svg:height="0.696cm" svg:x="5.563cm" svg:y="9.24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6.062cm" svg:y="9.49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8" draw:layer="layout" svg:width="1.076cm" svg:height="0.042cm" svg:x="5.5cm" svg:y="10.329cm" svg:viewBox="0 0 1077 43" draw:points="538,43 0,43 0,0 1077,0 1077,43">
            <text:p/>
          </draw:polygon>
          <draw:path draw:style-name="gr3" draw:text-style-name="P8" draw:layer="layout" svg:width="0.469cm" svg:height="0.696cm" svg:x="5.54cm" svg:y="10.58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6.04cm" svg:y="10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7.021cm" svg:y="10.2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8.443cm" svg:y="9.24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8.123cm" svg:y="10.329cm" svg:viewBox="0 0 1077 43" draw:points="538,43 0,43 0,0 1077,0 1077,43">
            <text:p/>
          </draw:polygon>
          <draw:path draw:style-name="gr3" draw:text-style-name="P8" draw:layer="layout" svg:width="0.469cm" svg:height="0.696cm" svg:x="8.163cm" svg:y="10.58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663cm" svg:y="10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1cm" svg:height="2.362cm" svg:x="9.608cm" svg:y="9.169cm" svg:viewBox="0 0 482 2363" svg:d="M282 1505c0-45 0-119-62-197-39-49-95-96-164-125 193-94 226-236 226-292v-566c0-63 0-188 191-282 9-5 9-7 9-21 0-22 0-22-23-22-13 0-15 0-40 11-99 49-195 128-217 247-3 20-3 29-3 94v457c0 29 0 80 0 91-9 103-69 193-183 256-16 9-16 9-16 24 0 18 0 18 16 27 65 36 161 108 179 231 4 22 4 25 4 34v586c0 141 99 236 222 294 23 11 25 11 38 11 23 0 23 0 23-22 0-16 0-16-9-21-41-20-168-85-189-226-2-13-2-24-2-83z">
            <text:p/>
          </draw:path>
          <draw:path draw:style-name="gr3" draw:text-style-name="P8" draw:layer="layout" svg:width="0.221cm" svg:height="0.684cm" svg:x="10.251cm" svg:y="9.913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0.517cm" svg:y="10.1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1.01cm" svg:y="10.1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olygon draw:style-name="gr3" draw:text-style-name="P8" draw:layer="layout" svg:width="0.261cm" svg:height="2.362cm" svg:x="11.899cm" svg:y="9.169cm" svg:viewBox="0 0 262 2363" draw:points="0,2363 262,2363 262,2309 54,2309 54,54 262,54 262,0 0,0">
            <text:p/>
          </draw:polygon>
          <draw:path draw:style-name="gr3" draw:text-style-name="P8" draw:layer="layout" svg:width="0.308cm" svg:height="0.617cm" svg:x="12.191cm" svg:y="9.991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8" draw:layer="layout" svg:width="0.445cm" svg:height="0.454cm" svg:x="12.596cm" svg:y="10.1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13.078cm" svg:y="10.16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5cm" svg:height="2.362cm" svg:x="13.962cm" svg:y="9.16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4.641cm" svg:y="9.274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5.121cm" svg:y="9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8" draw:layer="layout" svg:width="1.056cm" svg:height="0.042cm" svg:x="14.601cm" svg:y="10.329cm" svg:viewBox="0 0 1057 43" draw:points="529,43 0,43 0,0 1057,0 1057,43">
            <text:p/>
          </draw:polygon>
          <draw:path draw:style-name="gr3" draw:text-style-name="P8" draw:layer="layout" svg:width="0.438cm" svg:height="0.666cm" svg:x="14.908cm" svg:y="10.60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5.806cm" svg:y="9.16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3" draw:text-style-name="P8" draw:layer="layout" svg:width="0.261cm" svg:height="2.362cm" svg:x="16.512cm" svg:y="9.169cm" svg:viewBox="0 0 262 2363" draw:points="206,2309 0,2309 0,2363 262,2363 262,0 0,0 0,54 206,54">
            <text:p/>
          </draw:polygon>
          <draw:path draw:style-name="gr3" draw:text-style-name="P8" draw:layer="layout" svg:width="0.481cm" svg:height="2.362cm" svg:x="17.145cm" svg:y="9.169cm" svg:viewBox="0 0 482 2363" svg:d="M282 1489c0-116 58-215 191-286 9-5 9-5 9-20 0-18 0-18-12-25-179-94-188-240-188-267v-586c0-141-98-236-222-294-22-11-24-11-38-11-22 0-22 0-22 22 0 14 0 16 9 21 43 22 168 85 188 226 2 13 2 24 2 83v506c0 45 0 119 63 197 38 49 94 96 164 125-193 94-227 236-227 292v566c0 52 0 110-56 182-44 53-94 80-136 100-7 5-7 9-7 21 0 20 0 22 22 22 14 0 16 0 41-11 98-49 195-128 215-247 4-20 4-29 4-94z">
            <text:p/>
          </draw:path>
        </draw:g>
        <draw:g xml:id="id129" draw:id="id129">
          <svg:title>TexMaths</svg:title>
          <svg:desc>28§display§= \frac{1}{ \tan \left( \frac{3x}{4}\right) §svg§600§FALSE§</svg:desc>
          <draw:polygon draw:style-name="gr2" draw:text-style-name="P7" draw:layer="layout" svg:width="4.622cm" svg:height="2.294cm" svg:x="7.004cm" svg:y="12.121cm" svg:viewBox="0 0 4623 2295" draw:points="2311,2295 0,2295 0,0 4623,0 4623,2295">
            <text:p/>
          </draw:polygon>
          <draw:path draw:style-name="gr3" draw:text-style-name="P8" draw:layer="layout" svg:width="0.655cm" svg:height="0.232cm" svg:x="7.011cm" svg:y="13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9.734cm" svg:y="12.07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8" draw:layer="layout" svg:width="3.563cm" svg:height="0.042cm" svg:x="8.11cm" svg:y="13.127cm" svg:viewBox="0 0 3564 43" draw:points="1783,43 0,43 0,0 3564,0 3564,43">
            <text:p/>
          </draw:polygon>
          <draw:path draw:style-name="gr3" draw:text-style-name="P8" draw:layer="layout" svg:width="0.31cm" svg:height="0.617cm" svg:x="8.131cm" svg:y="13.516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45cm" svg:height="0.454cm" svg:x="8.536cm" svg:y="13.68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9.018cm" svg:y="13.6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259cm" svg:height="1.181cm" svg:x="9.846cm" svg:y="13.2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17cm" svg:height="0.472cm" svg:x="10.303cm" svg:y="13.2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0.691cm" svg:y="13.4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0.265cm" svg:y="13.855cm" svg:viewBox="0 0 840 43" draw:points="421,43 0,43 0,0 840,0 840,43">
            <text:p/>
          </draw:polygon>
          <draw:path draw:style-name="gr3" draw:text-style-name="P8" draw:layer="layout" svg:width="0.339cm" svg:height="0.465cm" svg:x="10.516cm" svg:y="13.9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8" draw:layer="layout" svg:width="0.259cm" svg:height="1.181cm" svg:x="11.266cm" svg:y="13.2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30" draw:id="id130">
          <svg:title>TexMaths</svg:title>
          <svg:desc>28§display§\frac{d}{dx}\left[ \tan \left( \frac{3x}{4} \right) \right]§svg§600§FALSE§</svg:desc>
          <draw:polygon draw:style-name="gr2" draw:text-style-name="P7" draw:layer="layout" svg:width="6.376cm" svg:height="2.263cm" svg:x="12.253cm" svg:y="12.122cm" svg:viewBox="0 0 6377 2264" draw:points="3188,2264 0,2264 0,0 6377,0 6377,2264">
            <text:p/>
          </draw:polygon>
          <draw:path draw:style-name="gr3" draw:text-style-name="P8" draw:layer="layout" svg:width="0.469cm" svg:height="0.696cm" svg:x="12.524cm" svg:y="12.15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2.204cm" svg:y="13.233cm" svg:viewBox="0 0 1077 43" draw:points="538,43 0,43 0,0 1077,0 1077,43">
            <text:p/>
          </draw:polygon>
          <draw:path draw:style-name="gr3" draw:text-style-name="P8" draw:layer="layout" svg:width="0.469cm" svg:height="0.696cm" svg:x="12.244cm" svg:y="13.49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2.744cm" svg:y="13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261cm" svg:height="2.362cm" svg:x="13.808cm" svg:y="12.073cm" svg:viewBox="0 0 262 2363" draw:points="0,2363 262,2363 262,2309 54,2309 54,54 262,54 262,0 0,0">
            <text:p/>
          </draw:polygon>
          <draw:path draw:style-name="gr3" draw:text-style-name="P8" draw:layer="layout" svg:width="0.31cm" svg:height="0.617cm" svg:x="14.099cm" svg:y="12.89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45cm" svg:height="0.454cm" svg:x="14.505cm" svg:y="13.0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14.986cm" svg:y="13.065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85cm" svg:height="2.362cm" svg:x="15.871cm" svg:y="12.0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6.55cm" svg:y="12.17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7.029cm" svg:y="12.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1.056cm" svg:height="0.042cm" svg:x="16.507cm" svg:y="13.233cm" svg:viewBox="0 0 1057 43" draw:points="529,43 0,43 0,0 1057,0 1057,43">
            <text:p/>
          </draw:polygon>
          <draw:path draw:style-name="gr3" draw:text-style-name="P8" draw:layer="layout" svg:width="0.438cm" svg:height="0.666cm" svg:x="16.816cm" svg:y="13.5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7.715cm" svg:y="12.073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olygon draw:style-name="gr3" draw:text-style-name="P8" draw:layer="layout" svg:width="0.261cm" svg:height="2.362cm" svg:x="18.418cm" svg:y="12.073cm" svg:viewBox="0 0 262 2363" draw:points="206,2309 0,2309 0,2363 262,2363 262,0 0,0 0,54 206,5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attributeName="visibility" smil:to="visible"/>
                  <anim:animate smil:dur="0.125s" smil:fill="hold" smil:attributeName="width" smil:values="width*0.05;width" smil:keyTimes="0;1"/>
                  <anim:animate smil:dur="0.125s" smil:fill="hold" smil:attributeName="height" smil:values="height;height" smil:keyTimes="0;1"/>
                  <anim:animate smil:dur="0.125s" smil:fill="hold" smil:attributeName="x" smil:values="x-.2;x" smil:keyTimes="0;1"/>
                  <anim:animate smil:dur="0.125s" smil:fill="hold" smil:attributeName="y" smil:values="y;y" smil:keyTimes="0;1"/>
                  <anim:transitionFilter smil:dur="0.12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width" smil:values="width*0.05;width" smil:keyTimes="0;1"/>
                  <anim:animate smil:dur="0.5s" smil:fill="hold" smil:targetElement="id123" anim:sub-item="text" smil:attributeName="height" smil:values="height;height" smil:keyTimes="0;1"/>
                  <anim:animate smil:dur="0.5s" smil:fill="hold" smil:targetElement="id123" anim:sub-item="text" smil:attributeName="x" smil:values="x-.2;x" smil:keyTimes="0;1"/>
                  <anim:animate smil:dur="0.5s" smil:fill="hold" smil:targetElement="id123" anim:sub-item="text" smil:attributeName="y" smil:values="y;y" smil:keyTimes="0;1"/>
                  <anim:transitionFilter smil:dur="0.5s" smil:targetElement="id12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8" draw:text-style-name="P15" draw:layer="layout" svg:width="26.4cm" svg:height="14.373cm" svg:x="0.8cm" svg:y="0.627cm" presentation:class="title" presentation:user-transformed="true">
          <draw:text-box>
            <text:p text:style-name="P4"><text:span text:style-name="T12"><text:tab/></text:span><text:span text:style-name="T12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/text:p>
          </draw:text-box>
        </draw:frame>
        <draw:g xml:id="id131" draw:id="id131">
          <svg:title>TexMaths</svg:title>
          <svg:desc>28§display§= \cot \left( \frac{3x}{4} \right).\sec^2 \left( \frac{3x}{4} \right) \frac{d}{dx}\left( \frac{3x}{4} \right)§svg§600§FALSE§</svg:desc>
          <draw:polygon draw:style-name="gr2" draw:text-style-name="P7" draw:layer="layout" svg:width="14.538cm" svg:height="2.263cm" svg:x="7.005cm" svg:y="1.222cm" svg:viewBox="0 0 14539 2264" draw:points="7268,2264 0,2264 0,0 14539,0 14539,2264">
            <text:p/>
          </draw:polygon>
          <draw:path draw:style-name="gr3" draw:text-style-name="P8" draw:layer="layout" svg:width="0.655cm" svg:height="0.232cm" svg:x="7.012cm" svg:y="2.2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75cm" svg:height="0.454cm" svg:x="8.029cm" svg:y="2.159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8.459cm" svg:y="2.1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8.942cm" svg:y="1.99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85cm" svg:height="2.362cm" svg:x="9.675cm" svg:y="1.1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0.354cm" svg:y="1.2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0.833cm" svg:y="1.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1.056cm" svg:height="0.042cm" svg:x="10.313cm" svg:y="2.333cm" svg:viewBox="0 0 1057 43" draw:points="529,43 0,43 0,0 1057,0 1057,43">
            <text:p/>
          </draw:polygon>
          <draw:path draw:style-name="gr3" draw:text-style-name="P8" draw:layer="layout" svg:width="0.438cm" svg:height="0.666cm" svg:x="10.622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1.52cm" svg:y="1.1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107cm" svg:height="0.107cm" svg:x="12.459cm" svg:y="2.494cm" svg:viewBox="0 0 108 108" svg:d="M108 54c0-29-25-54-54-54s-54 25-54 54 25 54 54 54 54-25 54-54z">
            <text:p/>
          </draw:path>
          <draw:path draw:style-name="gr3" draw:text-style-name="P8" draw:layer="layout" svg:width="0.324cm" svg:height="0.454cm" svg:x="12.844cm" svg:y="2.1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3.227cm" svg:y="2.1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3.671cm" svg:y="2.159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306cm" svg:height="0.458cm" svg:x="14.116cm" svg:y="1.73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85cm" svg:height="2.362cm" svg:x="14.885cm" svg:y="1.1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5.563cm" svg:y="1.2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6.043cm" svg:y="1.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1.056cm" svg:height="0.042cm" svg:x="15.521cm" svg:y="2.333cm" svg:viewBox="0 0 1057 43" draw:points="529,43 0,43 0,0 1057,0 1057,43">
            <text:p/>
          </draw:polygon>
          <draw:path draw:style-name="gr3" draw:text-style-name="P8" draw:layer="layout" svg:width="0.438cm" svg:height="0.666cm" svg:x="15.83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16.728cm" svg:y="1.1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469cm" svg:height="0.696cm" svg:x="18.02cm" svg:y="1.251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7.7cm" svg:y="2.333cm" svg:viewBox="0 0 1077 43" draw:points="538,43 0,43 0,0 1077,0 1077,43">
            <text:p/>
          </draw:polygon>
          <draw:path draw:style-name="gr3" draw:text-style-name="P8" draw:layer="layout" svg:width="0.469cm" svg:height="0.696cm" svg:x="17.74cm" svg:y="2.591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8.242cm" svg:y="2.8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19.261cm" svg:y="1.1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9.94cm" svg:y="1.27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20.419cm" svg:y="1.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8" draw:layer="layout" svg:width="1.056cm" svg:height="0.042cm" svg:x="19.9cm" svg:y="2.333cm" svg:viewBox="0 0 1057 43" draw:points="529,43 0,43 0,0 1057,0 1057,43">
            <text:p/>
          </draw:polygon>
          <draw:path draw:style-name="gr3" draw:text-style-name="P8" draw:layer="layout" svg:width="0.438cm" svg:height="0.666cm" svg:x="20.209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85cm" svg:height="2.362cm" svg:x="21.107cm" svg:y="1.173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132" draw:id="id132">
          <svg:title>TexMaths</svg:title>
          <svg:desc>28§display§= \frac{\cos \left( \frac{3x}{4} \right)}{ \sin \frac{3x}{4} } \times \frac{1}{ \cos^2 \left( \frac{3x}{4} \right) } \times \frac{3}{4}§svg§600§FALSE§</svg:desc>
          <draw:polygon draw:style-name="gr2" draw:text-style-name="P7" draw:layer="layout" svg:width="11.788cm" svg:height="2.549cm" svg:x="7.006cm" svg:y="4.521cm" svg:viewBox="0 0 11789 2550" draw:points="5893,2550 0,2550 0,0 11789,0 11789,2550">
            <text:p/>
          </draw:polygon>
          <draw:path draw:style-name="gr3" draw:text-style-name="P8" draw:layer="layout" svg:width="0.655cm" svg:height="0.232cm" svg:x="7.013cm" svg:y="5.6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75cm" svg:height="0.454cm" svg:x="8.146cm" svg:y="4.87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8.578cm" svg:y="4.87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9.076cm" svg:y="4.875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59cm" svg:height="1.182cm" svg:x="9.745cm" svg:y="4.481cm" svg:viewBox="0 0 260 1183" svg:d="M260 1172c0-2-2-4-5-9-47-47-114-128-154-289-23-90-32-190-32-282 0-260 61-442 182-570 9-9 9-11 9-13 0-9-9-9-14-9-13 0-67 58-80 74-101 119-166 296-166 518 0 139 25 338 155 504 11 11 73 87 91 87 5 0 14 0 14-11z">
            <text:p/>
          </draw:path>
          <draw:path draw:style-name="gr3" draw:text-style-name="P8" draw:layer="layout" svg:width="0.317cm" svg:height="0.472cm" svg:x="10.202cm" svg:y="4.472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8" draw:layer="layout" svg:width="0.371cm" svg:height="0.313cm" svg:x="10.59cm" svg:y="4.627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8" draw:layer="layout" svg:width="0.839cm" svg:height="0.042cm" svg:x="10.164cm" svg:y="5.052cm" svg:viewBox="0 0 840 43" draw:points="421,43 0,43 0,0 840,0 840,43">
            <text:p/>
          </draw:polygon>
          <draw:path draw:style-name="gr3" draw:text-style-name="P8" draw:layer="layout" svg:width="0.339cm" svg:height="0.465cm" svg:x="10.415cm" svg:y="5.191cm" svg:viewBox="0 0 340 466" svg:d="M340 354v-27h-78v-307c0-16 0-20-16-20-6 0-9 0-18 9l-228 318v27h204v56c0 23 0 31-56 31h-18v25c34 0 78-2 103-2s69 2 105 2v-25h-20c-56 0-56-8-56-31v-56zM208 74v253h-183z">
            <text:p/>
          </draw:path>
          <draw:path draw:style-name="gr3" draw:text-style-name="P8" draw:layer="layout" svg:width="0.259cm" svg:height="1.182cm" svg:x="11.163cm" svg:y="4.481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olygon draw:style-name="gr3" draw:text-style-name="P8" draw:layer="layout" svg:width="3.46cm" svg:height="0.042cm" svg:x="8.113cm" svg:y="5.781cm" svg:viewBox="0 0 3461 43" draw:points="1729,43 0,43 0,0 3461,0 3461,43">
            <text:p/>
          </draw:polygon>
          <draw:path draw:style-name="gr3" draw:text-style-name="P8" draw:layer="layout" svg:width="0.324cm" svg:height="0.454cm" svg:x="8.652cm" svg:y="6.32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9.04cm" svg:y="6.1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313cm" svg:y="6.33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7cm" svg:height="0.472cm" svg:x="10.146cm" svg:y="5.924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8" draw:layer="layout" svg:width="0.371cm" svg:height="0.313cm" svg:x="10.534cm" svg:y="6.079cm" svg:viewBox="0 0 372 314" svg:d="M139 233c-7 22-29 61-65 61-2 0-22 0-38-9 29-9 31-34 31-38 0-16-11-27-27-27-20 0-40 18-40 42 0 36 38 52 74 52 31 0 58-20 76-50 18 36 56 50 83 50 81 0 121-88 121-108 0-9-9-9-11-9-9 0-9 5-11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olygon draw:style-name="gr3" draw:text-style-name="P8" draw:layer="layout" svg:width="0.839cm" svg:height="0.042cm" svg:x="10.111cm" svg:y="6.502cm" svg:viewBox="0 0 840 43" draw:points="421,43 0,43 0,0 840,0 840,43">
            <text:p/>
          </draw:polygon>
          <draw:path draw:style-name="gr3" draw:text-style-name="P8" draw:layer="layout" svg:width="0.339cm" svg:height="0.465cm" svg:x="10.359cm" svg:y="6.644cm" svg:viewBox="0 0 340 466" svg:d="M340 354v-27h-78v-307c0-16 0-20-13-20-9 0-12 0-21 9l-228 318v27h204v56c0 23 0 32-56 32h-18v24c34 0 78-2 103-2 27 0 69 2 105 2v-24h-20c-56 0-56-9-56-32v-56zM208 74v253h-183z">
            <text:p/>
          </draw:path>
          <draw:path draw:style-name="gr3" draw:text-style-name="P8" draw:layer="layout" svg:width="0.476cm" svg:height="0.476cm" svg:x="12.053cm" svg:y="5.563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3" draw:text-style-name="P8" draw:layer="layout" svg:width="0.326cm" svg:height="0.658cm" svg:x="14.803cm" svg:y="4.72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" draw:text-style-name="P8" draw:layer="layout" svg:width="3.901cm" svg:height="0.042cm" svg:x="13.011cm" svg:y="5.781cm" svg:viewBox="0 0 3902 43" draw:points="1951,43 0,43 0,0 3902,0 3902,43">
            <text:p/>
          </draw:polygon>
          <draw:path draw:style-name="gr3" draw:text-style-name="P8" draw:layer="layout" svg:width="0.375cm" svg:height="0.454cm" svg:x="13.045cm" svg:y="6.33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475cm" svg:y="6.33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3.972cm" svg:y="6.3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6cm" svg:height="0.458cm" svg:x="14.371cm" svg:y="6.03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259cm" svg:height="1.182cm" svg:x="15.083cm" svg:y="5.938cm" svg:viewBox="0 0 260 1183" svg:d="M260 1172c0-2-2-4-5-9-47-47-114-128-154-289-23-90-32-190-32-282 0-260 61-442 182-570 9-9 9-11 9-13 0-9-9-9-14-9-13 0-67 58-80 74-101 119-166 298-166 518 0 139 25 338 155 504 11 11 73 87 91 87 5 0 14 0 14-11z">
            <text:p/>
          </draw:path>
          <draw:path draw:style-name="gr3" draw:text-style-name="P8" draw:layer="layout" svg:width="0.317cm" svg:height="0.472cm" svg:x="15.54cm" svg:y="5.929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8" draw:layer="layout" svg:width="0.371cm" svg:height="0.313cm" svg:x="15.928cm" svg:y="6.083cm" svg:viewBox="0 0 372 314" svg:d="M139 233c-7 22-29 61-65 61-2 0-22 0-38-9 29-9 31-34 31-38 0-16-11-27-27-27-20 0-40 18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5.502cm" svg:y="6.509cm" svg:viewBox="0 0 840 43" draw:points="421,43 0,43 0,0 840,0 840,43">
            <text:p/>
          </draw:polygon>
          <draw:path draw:style-name="gr3" draw:text-style-name="P8" draw:layer="layout" svg:width="0.339cm" svg:height="0.465cm" svg:x="15.753cm" svg:y="6.65cm" svg:viewBox="0 0 340 466" svg:d="M340 354v-27h-78v-307c0-16 0-20-16-20-6 0-9 0-18 9l-228 318v27h204v56c0 23 0 32-56 32h-18v24c34 0 78-2 103-2s69 2 105 2v-24h-20c-56 0-56-9-56-32v-56zM208 74v253h-183z">
            <text:p/>
          </draw:path>
          <draw:path draw:style-name="gr3" draw:text-style-name="P8" draw:layer="layout" svg:width="0.259cm" svg:height="1.182cm" svg:x="16.503cm" svg:y="5.938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ath draw:style-name="gr3" draw:text-style-name="P8" draw:layer="layout" svg:width="0.476cm" svg:height="0.476cm" svg:x="17.393cm" svg:y="5.563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3" draw:text-style-name="P8" draw:layer="layout" svg:width="0.409cm" svg:height="0.678cm" svg:x="18.392cm" svg:y="4.72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olygon draw:style-name="gr3" draw:text-style-name="P8" draw:layer="layout" svg:width="0.494cm" svg:height="0.042cm" svg:x="18.349cm" svg:y="5.781cm" svg:viewBox="0 0 495 43" draw:points="246,43 0,43 0,0 495,0 495,43">
            <text:p/>
          </draw:polygon>
          <draw:path draw:style-name="gr3" draw:text-style-name="P8" draw:layer="layout" svg:width="0.438cm" svg:height="0.667cm" svg:x="18.376cm" svg:y="6.054cm" svg:viewBox="0 0 439 668" svg:d="M262 506v86c0 36 0 47-74 47h-20v29c40-2 92-2 132-2 43 0 94 0 135 2v-29h-21c-74 0-76-11-76-47v-86h101v-31h-101v-450c0-18 0-25-15-25-9 0-12 0-18 11l-305 464v31zM269 475h-242l242-367z">
            <text:p/>
          </draw:path>
        </draw:g>
        <draw:g xml:id="id134" draw:id="id134">
          <svg:title>TexMaths</svg:title>
          <svg:desc>28§display§= \frac{3}{2 \sin \left( \frac{3x}{2} \right)}§svg§600§FALSE§</svg:desc>
          <draw:polygon draw:style-name="gr2" draw:text-style-name="P7" draw:layer="layout" svg:width="5.063cm" svg:height="2.294cm" svg:x="18.207cm" svg:y="8.021cm" svg:viewBox="0 0 5064 2295" draw:points="2533,2295 0,2295 0,0 5064,0 5064,2295">
            <text:p/>
          </draw:polygon>
          <draw:path draw:style-name="gr3" draw:text-style-name="P8" draw:layer="layout" svg:width="0.655cm" svg:height="0.232cm" svg:x="18.214cm" svg:y="8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21.112cm" svg:y="7.9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3" draw:text-style-name="P8" draw:layer="layout" svg:width="4.006cm" svg:height="0.042cm" svg:x="19.313cm" svg:y="9.027cm" svg:viewBox="0 0 4007 43" draw:points="2002,43 0,43 0,0 4007,0 4007,43">
            <text:p/>
          </draw:polygon>
          <draw:path draw:style-name="gr3" draw:text-style-name="P8" draw:layer="layout" svg:width="0.393cm" svg:height="0.657cm" svg:x="19.363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8" draw:layer="layout" svg:width="0.324cm" svg:height="0.454cm" svg:x="20.003cm" svg:y="9.58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20.391cm" svg:y="9.36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20.664cm" svg:y="9.5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259cm" svg:height="1.181cm" svg:x="21.492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17cm" svg:height="0.472cm" svg:x="21.949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22.337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olygon draw:style-name="gr3" draw:text-style-name="P8" draw:layer="layout" svg:width="0.839cm" svg:height="0.042cm" svg:x="21.911cm" svg:y="9.755cm" svg:viewBox="0 0 840 43" draw:points="421,43 0,43 0,0 840,0 840,43">
            <text:p/>
          </draw:polygon>
          <draw:path draw:style-name="gr3" draw:text-style-name="P8" draw:layer="layout" svg:width="0.306cm" svg:height="0.458cm" svg:x="22.178cm" svg:y="9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59cm" svg:height="1.181cm" svg:x="22.91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33" draw:id="id133">
          <svg:title>TexMaths</svg:title>
          <svg:desc>28§display§= \frac{3}{ 2 \left[ 2\sin \left( \frac{3x}{4} \right). \cos \left( \frac{3x}{4} \right) \right]}§svg§600§FALSE§</svg:desc>
          <draw:polygon draw:style-name="gr2" draw:text-style-name="P7" draw:layer="layout" svg:width="10.6cm" svg:height="2.294cm" svg:x="7.006cm" svg:y="8.021cm" svg:viewBox="0 0 10601 2295" draw:points="5299,2295 0,2295 0,0 10601,0 10601,2295">
            <text:p/>
          </draw:polygon>
          <draw:path draw:style-name="gr3" draw:text-style-name="P8" draw:layer="layout" svg:width="0.655cm" svg:height="0.232cm" svg:x="7.013cm" svg:y="8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2.679cm" svg:y="7.9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3" draw:text-style-name="P8" draw:layer="layout" svg:width="9.541cm" svg:height="0.042cm" svg:x="8.112cm" svg:y="9.027cm" svg:viewBox="0 0 9542 43" draw:points="4771,43 0,43 0,0 9542,0 9542,43">
            <text:p/>
          </draw:polygon>
          <draw:path draw:style-name="gr3" draw:text-style-name="P8" draw:layer="layout" svg:width="0.393cm" svg:height="0.657cm" svg:x="8.162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olygon draw:style-name="gr3" draw:text-style-name="P8" draw:layer="layout" svg:width="0.189cm" svg:height="1.181cm" svg:x="8.968cm" svg:y="9.184cm" svg:viewBox="0 0 190 1182" draw:points="0,1182 190,1182 190,1142 40,1142 40,40 190,40 190,0 0,0">
            <text:p/>
          </draw:polygon>
          <draw:path draw:style-name="gr3" draw:text-style-name="P8" draw:layer="layout" svg:width="0.393cm" svg:height="0.657cm" svg:x="9.228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8" draw:layer="layout" svg:width="0.324cm" svg:height="0.454cm" svg:x="9.868cm" svg:y="9.5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0.256cm" svg:y="9.36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0.529cm" svg:y="9.5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259cm" svg:height="1.181cm" svg:x="11.358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17cm" svg:height="0.472cm" svg:x="11.815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2.202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1.777cm" svg:y="9.755cm" svg:viewBox="0 0 840 43" draw:points="421,43 0,43 0,0 840,0 840,43">
            <text:p/>
          </draw:polygon>
          <draw:path draw:style-name="gr3" draw:text-style-name="P8" draw:layer="layout" svg:width="0.339cm" svg:height="0.465cm" svg:x="12.028cm" svg:y="9.8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8" draw:layer="layout" svg:width="0.259cm" svg:height="1.181cm" svg:x="12.776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8" draw:layer="layout" svg:width="0.107cm" svg:height="0.106cm" svg:x="13.432cm" svg:y="9.916cm" svg:viewBox="0 0 108 107" svg:d="M108 54c0-29-25-54-54-54s-54 25-54 54 25 53 54 53 54-24 54-53z">
            <text:p/>
          </draw:path>
          <draw:path draw:style-name="gr3" draw:text-style-name="P8" draw:layer="layout" svg:width="0.375cm" svg:height="0.454cm" svg:x="13.819cm" svg:y="9.58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4.25cm" svg:y="9.58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4.747cm" svg:y="9.5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59cm" svg:height="1.181cm" svg:x="15.416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8" draw:layer="layout" svg:width="0.317cm" svg:height="0.472cm" svg:x="15.873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8" draw:layer="layout" svg:width="0.371cm" svg:height="0.313cm" svg:x="16.261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0.839cm" svg:height="0.042cm" svg:x="15.835cm" svg:y="9.755cm" svg:viewBox="0 0 840 43" draw:points="421,43 0,43 0,0 840,0 840,43">
            <text:p/>
          </draw:polygon>
          <draw:path draw:style-name="gr3" draw:text-style-name="P8" draw:layer="layout" svg:width="0.339cm" svg:height="0.465cm" svg:x="16.086cm" svg:y="9.8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8" draw:layer="layout" svg:width="0.259cm" svg:height="1.181cm" svg:x="16.836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8" draw:layer="layout" svg:width="0.189cm" svg:height="1.181cm" svg:x="17.264cm" svg:y="9.184cm" svg:viewBox="0 0 190 1182" draw:points="190,1182 190,0 0,0 0,40 152,40 152,1142 0,1142 0,1182">
            <text:p/>
          </draw:polygon>
        </draw:g>
        <draw:g xml:id="id135" draw:id="id135">
          <svg:title>TexMaths</svg:title>
          <svg:desc>28§display§\frac{dy}{dx} = \frac{3}{2}\ \text {cosec}\left( \frac{3x}{2} \right)§svg§600§FALSE§</svg:desc>
          <draw:polygon draw:style-name="gr2" draw:text-style-name="P7" draw:layer="layout" svg:width="8.353cm" svg:height="2.263cm" svg:x="5.556cm" svg:y="11.522cm" svg:viewBox="0 0 8354 2264" draw:points="4177,2264 0,2264 0,0 8354,0 8354,2264">
            <text:p/>
          </draw:polygon>
          <draw:path draw:style-name="gr3" draw:text-style-name="P8" draw:layer="layout" svg:width="0.469cm" svg:height="0.696cm" svg:x="5.57cm" svg:y="11.55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6.069cm" svg:y="11.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8" draw:layer="layout" svg:width="1.076cm" svg:height="0.042cm" svg:x="5.507cm" svg:y="12.633cm" svg:viewBox="0 0 1077 43" draw:points="538,43 0,43 0,0 1077,0 1077,43">
            <text:p/>
          </draw:polygon>
          <draw:path draw:style-name="gr3" draw:text-style-name="P8" draw:layer="layout" svg:width="0.469cm" svg:height="0.696cm" svg:x="5.547cm" svg:y="12.89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6.047cm" svg:y="13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7.028cm" svg:y="12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8.17cm" svg:y="11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0.494cm" svg:height="0.042cm" svg:x="8.13cm" svg:y="12.633cm" svg:viewBox="0 0 495 43" draw:points="246,43 0,43 0,0 495,0 495,43">
            <text:p/>
          </draw:polygon>
          <draw:path draw:style-name="gr3" draw:text-style-name="P8" draw:layer="layout" svg:width="0.393cm" svg:height="0.658cm" svg:x="8.179cm" svg:y="12.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8" draw:layer="layout" svg:width="0.375cm" svg:height="0.454cm" svg:x="9.102cm" svg:y="12.4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9.532cm" svg:y="12.459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0.029cm" svg:y="12.4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0.412cm" svg:y="12.4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0.856cm" svg:y="12.4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85cm" svg:height="2.362cm" svg:x="11.628cm" svg:y="11.4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409cm" svg:height="0.678cm" svg:x="12.307cm" svg:y="11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2.786cm" svg:y="11.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1.056cm" svg:height="0.042cm" svg:x="12.267cm" svg:y="12.633cm" svg:viewBox="0 0 1057 43" draw:points="529,43 0,43 0,0 1057,0 1057,43">
            <text:p/>
          </draw:polygon>
          <draw:path draw:style-name="gr3" draw:text-style-name="P8" draw:layer="layout" svg:width="0.393cm" svg:height="0.658cm" svg:x="12.596cm" svg:y="12.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2 9-92 9z">
            <text:p/>
          </draw:path>
          <draw:path draw:style-name="gr3" draw:text-style-name="P8" draw:layer="layout" svg:width="0.485cm" svg:height="2.362cm" svg:x="13.474cm" svg:y="11.4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6" draw:text-style-name="P16" draw:layer="layout" svg:width="26.4cm" svg:height="14.755cm" svg:x="0.8cm" svg:y="0.627cm" presentation:class="title" presentation:user-transformed="true">
          <draw:text-box>
            <text:p xml:id="id136" text:id="id136" text:style-name="P4"><text:span text:style-name="T12"><text:tab/></text:span><text:span text:style-name="T12"><text:tab/></text:span><text:span text:style-name="T9"><text:line-break/></text:span><text:span text:style-name="T9"><text:tab/></text:span><text:span text:style-name="T9">(3) Given that, <text:s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tab/></text:span><text:span text:style-name="T9"><text:line-break/>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######</text:span><text:span text:style-name="T9"><text:tab/></text:span><text:span text:style-name="T9"><text:tab/></text:span><text:span text:style-name="T9"><text:tab/></text:span><text:span text:style-name="T9">DONE</text:span><text:span text:style-name="T9"><text:tab/></text:span><text:span text:style-name="T9"><text:tab/></text:span><text:span text:style-name="T9"><text:tab/></text:span><text:span text:style-name="T9">######</text:span><text:span text:style-name="T9"><text:tab/></text:span><text:span text:style-name="T9"><text:tab/></text:span><text:span text:style-name="T9"><text:tab/></text:span><text:span text:style-name="T9"><text:tab/></text:span></text:p>
          </draw:text-box>
        </draw:frame>
        <draw:g xml:id="id137" draw:id="id137">
          <svg:title>TexMaths</svg:title>
          <svg:desc>28§display§y = (4)^{ \log_2(\sin x) } + (9)^{ \log_3(\cos x) }§svg§600§FALSE§</svg:desc>
          <draw:polygon draw:style-name="gr2" draw:text-style-name="P7" draw:layer="layout" svg:width="12.636cm" svg:height="1.071cm" svg:x="8.317cm" svg:y="1.113cm" svg:viewBox="0 0 12637 1072" draw:points="6319,1072 0,1072 0,0 12637,0 12637,1072">
            <text:p/>
          </draw:polygon>
          <draw:path draw:style-name="gr3" draw:text-style-name="P8" draw:layer="layout" svg:width="0.456cm" svg:height="0.637cm" svg:x="8.297cm" svg:y="1.552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8" draw:layer="layout" svg:width="0.655cm" svg:height="0.232cm" svg:x="9.115cm" svg:y="1.62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23cm" svg:height="0.983cm" svg:x="10.194cm" svg:y="1.2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38cm" svg:height="0.666cm" svg:x="10.508cm" svg:y="1.32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8" draw:layer="layout" svg:width="0.23cm" svg:height="0.983cm" svg:x="11.027cm" svg:y="1.2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1.392cm" svg:y="1.102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11.605cm" svg:y="1.2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11.997cm" svg:y="1.2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45cm" svg:height="0.328cm" svg:x="12.418cm" svg:y="1.435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8" draw:layer="layout" svg:width="0.18cm" svg:height="0.688cm" svg:x="12.837cm" svg:y="1.0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5cm" svg:height="0.314cm" svg:x="13.095cm" svg:y="1.272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151cm" svg:height="0.464cm" svg:x="13.415cm" svg:y="1.115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8" draw:layer="layout" svg:width="0.371cm" svg:height="0.305cm" svg:x="13.637cm" svg:y="1.277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8" draw:layer="layout" svg:width="0.371cm" svg:height="0.312cm" svg:x="14.201cm" svg:y="1.2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14.663cm" svg:y="1.064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8" draw:layer="layout" svg:width="0.655cm" svg:height="0.657cm" svg:x="15.245cm" svg:y="1.41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23cm" svg:height="0.983cm" svg:x="16.271cm" svg:y="1.2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09cm" svg:height="0.677cm" svg:x="16.598cm" svg:y="1.33cm" svg:viewBox="0 0 410 678" svg:d="M323 342v32c0 232-103 277-162 277-18 0-69-2-96-36 43 0 51-29 51-45 0-31-24-47-47-47-15 0-44 9-44 50 0 65 53 105 136 105 128 0 249-134 249-345 0-266-114-333-202-333-53 0-103 18-145 63-41 44-63 85-63 158 0 124 87 220 197 220 61 0 101-41 126-99zM199 418c-15 0-62 0-91-60-18-38-18-87-18-134 0-54 0-101 20-137 27-49 65-62 98-62 47 0 79 33 97 78 11 31 15 94 15 139 0 82-33 176-121 176z">
            <text:p/>
          </draw:path>
          <draw:path draw:style-name="gr3" draw:text-style-name="P8" draw:layer="layout" svg:width="0.23cm" svg:height="0.983cm" svg:x="17.104cm" svg:y="1.2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7.469cm" svg:y="1.102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17.68cm" svg:y="1.2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18.072cm" svg:y="1.2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57cm" svg:height="0.339cm" svg:x="18.488cm" svg:y="1.435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8" draw:layer="layout" svg:width="0.18cm" svg:height="0.688cm" svg:x="18.912cm" svg:y="1.0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92cm" svg:height="0.314cm" svg:x="19.172cm" svg:y="1.272cm" svg:viewBox="0 0 293 315" svg:d="M237 34c-11 4-17 15-17 29 0 20 13 33 31 33 20 0 33-13 33-33 0-63-96-63-116-63-103 0-168 81-168 159 0 87 74 156 166 156 103 0 127-80 127-89s-9-9-11-9c-11 0-11 2-13 13-16 43-54 63-97 63-47 0-109-33-109-134 0-87 42-137 107-137 9 0 43 0 67 12z">
            <text:p/>
          </draw:path>
          <draw:path draw:style-name="gr3" draw:text-style-name="P8" draw:layer="layout" svg:width="0.339cm" svg:height="0.314cm" svg:x="19.516cm" svg:y="1.272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25cm" svg:height="0.314cm" svg:x="19.913cm" svg:y="1.272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8" draw:layer="layout" svg:width="0.371cm" svg:height="0.312cm" svg:x="20.361cm" svg:y="1.2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20.825cm" svg:y="1.064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38" draw:id="id138">
          <svg:title>TexMaths</svg:title>
          <svg:desc>28§display§= (2^2)^{ \log_2(\sin x) } + (3^2)^{ \log_3(\cos x) }§svg§600§FALSE§</svg:desc>
          <draw:polygon draw:style-name="gr2" draw:text-style-name="P7" draw:layer="layout" svg:width="12.729cm" svg:height="1.071cm" svg:x="8.998cm" svg:y="2.614cm" svg:viewBox="0 0 12730 1072" draw:points="6366,1072 0,1072 0,0 12730,0 12730,1072">
            <text:p/>
          </draw:polygon>
          <draw:path draw:style-name="gr3" draw:text-style-name="P8" draw:layer="layout" svg:width="0.655cm" svg:height="0.232cm" svg:x="9.005cm" svg:y="3.12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23cm" svg:height="0.983cm" svg:x="10.084cm" svg:y="2.751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393cm" svg:height="0.657cm" svg:x="10.42cm" svg:y="2.831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8" draw:layer="layout" svg:width="0.306cm" svg:height="0.458cm" svg:x="10.907cm" svg:y="2.623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8" draw:layer="layout" svg:width="0.23cm" svg:height="0.983cm" svg:x="11.359cm" svg:y="2.751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1.724cm" svg:y="2.603cm" svg:viewBox="0 0 157 479" svg:d="M105 0l-105 7v27c47 0 52 4 52 38v353c0 29-7 29-52 29v25c2 0 52-2 78-2 27 0 52 0 79 2v-25c-45 0-52 0-52-29z">
            <text:p/>
          </draw:path>
          <draw:path draw:style-name="gr3" draw:text-style-name="P8" draw:layer="layout" svg:width="0.339cm" svg:height="0.314cm" svg:x="11.937cm" svg:y="2.77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351cm" svg:height="0.453cm" svg:x="12.329cm" svg:y="2.771cm" svg:viewBox="0 0 352 454" svg:d="M72 188c11 7 36 22 76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45cm" svg:height="0.328cm" svg:x="12.75cm" svg:y="2.936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8" draw:layer="layout" svg:width="0.18cm" svg:height="0.688cm" svg:x="13.167cm" svg:y="2.565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5cm" svg:height="0.314cm" svg:x="13.427cm" svg:y="2.773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151cm" svg:height="0.464cm" svg:x="13.747cm" svg:y="2.616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8" draw:layer="layout" svg:width="0.371cm" svg:height="0.305cm" svg:x="13.969cm" svg:y="2.778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8" draw:layer="layout" svg:width="0.371cm" svg:height="0.312cm" svg:x="14.533cm" svg:y="2.778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8" draw:layer="layout" svg:width="0.18cm" svg:height="0.688cm" svg:x="14.995cm" svg:y="2.565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8" draw:layer="layout" svg:width="0.655cm" svg:height="0.657cm" svg:x="15.577cm" svg:y="2.914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23cm" svg:height="0.983cm" svg:x="16.603cm" svg:y="2.751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09cm" svg:height="0.677cm" svg:x="16.93cm" svg:y="2.831cm" svg:viewBox="0 0 410 678" svg:d="M246 309c81-25 137-94 137-173 0-80-87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  <draw:path draw:style-name="gr3" draw:text-style-name="P8" draw:layer="layout" svg:width="0.306cm" svg:height="0.458cm" svg:x="17.423cm" svg:y="2.623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8" draw:layer="layout" svg:width="0.23cm" svg:height="0.983cm" svg:x="17.878cm" svg:y="2.751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156cm" svg:height="0.478cm" svg:x="18.243cm" svg:y="2.603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39cm" svg:height="0.314cm" svg:x="18.453cm" svg:y="2.773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351cm" svg:height="0.453cm" svg:x="18.845cm" svg:y="2.771cm" svg:viewBox="0 0 352 454" svg:d="M72 188c11 7 36 22 76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57cm" svg:height="0.339cm" svg:x="19.262cm" svg:y="2.936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8" draw:layer="layout" svg:width="0.18cm" svg:height="0.688cm" svg:x="19.686cm" svg:y="2.565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92cm" svg:height="0.314cm" svg:x="19.945cm" svg:y="2.773cm" svg:viewBox="0 0 293 315" svg:d="M237 34c-11 4-17 15-17 29 0 20 11 33 31 33s33-13 33-33c0-63-96-63-116-63-103 0-168 81-168 159 0 87 74 156 166 156 103 0 127-80 127-89s-9-9-13-9c-9 0-9 2-11 13-16 43-54 63-97 63-47 0-109-33-109-134 0-87 42-137 107-137 9 0 43 0 67 12z">
            <text:p/>
          </draw:path>
          <draw:path draw:style-name="gr3" draw:text-style-name="P8" draw:layer="layout" svg:width="0.339cm" svg:height="0.314cm" svg:x="20.29cm" svg:y="2.77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25cm" svg:height="0.314cm" svg:x="20.687cm" svg:y="2.773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371cm" svg:height="0.312cm" svg:x="21.135cm" svg:y="2.778cm" svg:viewBox="0 0 372 313" svg:d="M139 233c-7 22-29 60-65 60-2 0-22 0-38-9 29-9 31-33 31-38 0-16-11-27-27-27-20 0-40 18-40 43 0 36 38 51 72 51 33 0 60-20 78-49 18 36 56 49 83 49 81 0 121-87 121-107 0-9-9-9-11-9-9 0-9 4-11 13-16 47-56 83-97 83-27 0-42-18-42-45 0-18 18-80 35-159 16-53 48-69 70-69 0 0 22 0 36 9-20 7-29 25-29 38 0 16 11 27 27 27 15 0 40-13 40-43 0-40-45-51-74-51-34 0-63 22-76 49-14-29-45-49-83-49-79 0-123 85-123 105 0 9 9 9 11 9 9 0 11-2 13-11 18-54 61-83 97-83 22 0 40 11 40 45 0 13-7 49-13 71z">
            <text:p/>
          </draw:path>
          <draw:path draw:style-name="gr3" draw:text-style-name="P8" draw:layer="layout" svg:width="0.18cm" svg:height="0.688cm" svg:x="21.599cm" svg:y="2.565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39" draw:id="id139">
          <svg:title>TexMaths</svg:title>
          <svg:desc>28§display§= (2)^{ 2\log_2(\sin x) } + (3)^{ 2\log_3(\cos x) }§svg§600§FALSE§</svg:desc>
          <draw:polygon draw:style-name="gr2" draw:text-style-name="P7" draw:layer="layout" svg:width="12.9cm" svg:height="1.071cm" svg:x="8.999cm" svg:y="4.115cm" svg:viewBox="0 0 12901 1072" draw:points="6452,1072 0,1072 0,0 12901,0 12901,1072">
            <text:p/>
          </draw:polygon>
          <draw:path draw:style-name="gr3" draw:text-style-name="P8" draw:layer="layout" svg:width="0.655cm" svg:height="0.232cm" svg:x="9.006cm" svg:y="4.62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23cm" svg:height="0.983cm" svg:x="10.086cm" svg:y="4.25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393cm" svg:height="0.657cm" svg:x="10.422cm" svg:y="4.33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8 9-73 9-94 9z">
            <text:p/>
          </draw:path>
          <draw:path draw:style-name="gr3" draw:text-style-name="P8" draw:layer="layout" svg:width="0.23cm" svg:height="0.983cm" svg:x="10.919cm" svg:y="4.252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306cm" svg:height="0.458cm" svg:x="11.289cm" svg:y="4.124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8" draw:layer="layout" svg:width="0.156cm" svg:height="0.478cm" svg:x="11.81cm" svg:y="4.104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4cm" svg:height="0.314cm" svg:x="12.023cm" svg:y="4.274cm" svg:viewBox="0 0 341 315" svg:d="M341 161c0-87-74-161-171-161-96 0-170 74-170 161s76 154 170 154 171-67 171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351cm" svg:height="0.453cm" svg:x="12.415cm" svg:y="4.272cm" svg:viewBox="0 0 352 454" svg:d="M72 188c11 7 36 22 76 22 72 0 123-47 123-100 0-29-11-50-29-67 31-23 58-23 72-23-5 2-7 5-7 16 0 13 9 22 22 22 9 0 23-7 23-22 0-16-14-36-43-36-9 0-47 2-80 31-21-15-50-24-79-24-72 0-125 47-125 103 0 26 15 51 33 69-4 7-20 29-20 56 0 9 2 40 29 60-31 11-67 34-67 70 0 51 76 89 170 89 88 0 171-36 171-89 0-23-9-59-48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45cm" svg:height="0.328cm" svg:x="12.837cm" svg:y="4.437cm" svg:viewBox="0 0 246 329" svg:d="M246 235h-20c-2 9-6 40-13 45-5 2-47 2-54 2h-99c34-25 72-52 101-72 45-31 85-60 85-112 0-62-58-98-130-98-67 0-116 38-116 87 0 25 22 29 29 29 14 0 29-9 29-29 0-18-13-27-29-29 14-22 43-36 76-36 50 0 90 29 90 76 0 43-29 74-67 106l-121 102c-7 5-7 5-7 9v14h231z">
            <text:p/>
          </draw:path>
          <draw:path draw:style-name="gr3" draw:text-style-name="P8" draw:layer="layout" svg:width="0.18cm" svg:height="0.688cm" svg:x="13.253cm" svg:y="4.06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5cm" svg:height="0.314cm" svg:x="13.513cm" svg:y="4.274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8" draw:layer="layout" svg:width="0.151cm" svg:height="0.464cm" svg:x="13.833cm" svg:y="4.117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8" draw:layer="layout" svg:width="0.371cm" svg:height="0.305cm" svg:x="14.055cm" svg:y="4.279cm" svg:viewBox="0 0 372 306" svg:d="M320 96c0-60-31-96-105-96-56 0-94 31-112 67v-67l-103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8" draw:layer="layout" svg:width="0.371cm" svg:height="0.312cm" svg:x="14.62cm" svg:y="4.279cm" svg:viewBox="0 0 372 313" svg:d="M139 233c-7 22-29 60-65 60-2 0-22 0-38-9 29-9 31-33 31-38 0-16-11-27-27-27-20 0-40 18-40 43 0 36 38 51 74 51 31 0 58-20 76-49 18 36 56 49 83 49 81 0 121-87 121-107 0-9-9-9-11-9-9 0-9 4-11 13-16 47-56 83-97 83-27 0-42-18-42-45 0-18 18-80 36-159 15-53 47-69 69-69 0 0 22 0 36 9-20 7-29 25-29 38 0 16 11 27 27 27 15 0 40-13 40-43 0-40-45-51-74-51-34 0-63 22-76 49-14-29-45-49-83-49-79 0-123 85-123 105 0 9 9 9 11 9 9 0 11-2 13-11 18-54 63-83 97-83 22 0 40 11 40 45 0 13-7 49-13 71z">
            <text:p/>
          </draw:path>
          <draw:path draw:style-name="gr3" draw:text-style-name="P8" draw:layer="layout" svg:width="0.18cm" svg:height="0.688cm" svg:x="15.081cm" svg:y="4.066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8" draw:layer="layout" svg:width="0.655cm" svg:height="0.657cm" svg:x="15.664cm" svg:y="4.415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23cm" svg:height="0.983cm" svg:x="16.69cm" svg:y="4.25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8" draw:layer="layout" svg:width="0.409cm" svg:height="0.677cm" svg:x="17.017cm" svg:y="4.332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  <draw:path draw:style-name="gr3" draw:text-style-name="P8" draw:layer="layout" svg:width="0.23cm" svg:height="0.983cm" svg:x="17.523cm" svg:y="4.252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8" draw:layer="layout" svg:width="0.306cm" svg:height="0.458cm" svg:x="17.893cm" svg:y="4.124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8" draw:layer="layout" svg:width="0.156cm" svg:height="0.478cm" svg:x="18.415cm" svg:y="4.104cm" svg:viewBox="0 0 157 479" svg:d="M105 0l-105 7v27c47 0 52 4 52 38v353c0 29-7 29-52 29v25c2 0 49-2 78-2 27 0 52 0 79 2v-25c-45 0-52 0-52-29z">
            <text:p/>
          </draw:path>
          <draw:path draw:style-name="gr3" draw:text-style-name="P8" draw:layer="layout" svg:width="0.34cm" svg:height="0.314cm" svg:x="18.625cm" svg:y="4.274cm" svg:viewBox="0 0 341 315" svg:d="M341 161c0-87-74-161-171-161-96 0-170 74-170 161s76 154 170 154 171-67 171-154zM170 293c-27 0-62-7-87-42-18-27-20-63-20-97 0-29 0-69 24-100 18-20 47-34 83-34 41 0 70 18 85 40 21 27 21 63 21 94 0 34 0 72-21 99-20 27-51 40-85 40z">
            <text:p/>
          </draw:path>
          <draw:path draw:style-name="gr3" draw:text-style-name="P8" draw:layer="layout" svg:width="0.351cm" svg:height="0.453cm" svg:x="19.02cm" svg:y="4.272cm" svg:viewBox="0 0 352 454" svg:d="M72 188c11 7 36 22 76 22 72 0 123-47 123-100 0-29-11-50-29-67 31-23 58-23 72-23-5 2-7 5-7 16 0 13 9 22 22 22 9 0 23-7 23-22 0-16-14-36-43-36-9 0-47 2-80 31-21-15-50-24-79-24-72 0-125 47-125 103 0 26 15 51 33 69-4 7-20 29-20 56 0 9 2 40 29 60-31 11-67 34-67 70 0 51 76 89 170 89 88 0 171-36 171-89 0-23-9-59-48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8" draw:layer="layout" svg:width="0.257cm" svg:height="0.339cm" svg:x="19.434cm" svg:y="4.437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8" draw:layer="layout" svg:width="0.18cm" svg:height="0.688cm" svg:x="19.857cm" svg:y="4.06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8" draw:layer="layout" svg:width="0.292cm" svg:height="0.314cm" svg:x="20.117cm" svg:y="4.274cm" svg:viewBox="0 0 293 315" svg:d="M237 34c-11 4-17 15-17 29 0 20 11 33 31 33s34-13 34-33c0-63-97-63-117-63-103 0-168 81-168 159 0 87 74 156 166 156 103 0 127-80 127-89s-8-9-13-9c-9 0-9 2-11 13-16 43-54 63-97 63-47 0-109-33-109-134 0-87 42-137 107-137 9 0 43 0 67 12z">
            <text:p/>
          </draw:path>
          <draw:path draw:style-name="gr3" draw:text-style-name="P8" draw:layer="layout" svg:width="0.34cm" svg:height="0.314cm" svg:x="20.462cm" svg:y="4.274cm" svg:viewBox="0 0 341 315" svg:d="M341 161c0-87-74-161-171-161-96 0-170 74-170 161s76 154 170 154 171-67 171-154zM170 293c-27 0-62-7-87-42-18-27-20-63-20-97 0-29 0-69 24-100 18-20 47-34 83-34 41 0 70 18 85 40 21 27 23 63 23 94 0 34-2 72-23 99-20 27-51 40-85 40z">
            <text:p/>
          </draw:path>
          <draw:path draw:style-name="gr3" draw:text-style-name="P8" draw:layer="layout" svg:width="0.25cm" svg:height="0.314cm" svg:x="20.859cm" svg:y="4.274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8" draw:layer="layout" svg:width="0.371cm" svg:height="0.312cm" svg:x="21.307cm" svg:y="4.279cm" svg:viewBox="0 0 372 313" svg:d="M139 233c-7 22-29 60-65 60-2 0-22 0-38-9 29-9 31-33 31-38 0-16-11-27-27-27-20 0-40 18-40 43 0 36 38 51 72 51 33 0 60-20 78-49 18 36 56 49 83 49 81 0 121-87 121-107 0-9-9-9-11-9-9 0-9 4-11 13-16 47-56 83-97 83-27 0-42-18-42-45 0-18 18-80 36-159 15-53 47-69 69-69 0 0 22 0 36 9-20 7-29 25-29 38 0 16 11 27 27 27 15 0 40-13 40-43 0-40-45-51-74-51-34 0-63 22-76 49-14-29-45-49-83-49-79 0-123 85-123 105 0 9 9 9 11 9 9 0 11-2 13-11 18-54 61-83 97-83 22 0 40 11 40 45 0 13-7 49-13 71z">
            <text:p/>
          </draw:path>
          <draw:path draw:style-name="gr3" draw:text-style-name="P8" draw:layer="layout" svg:width="0.18cm" svg:height="0.688cm" svg:x="21.771cm" svg:y="4.066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40" draw:id="id140">
          <svg:title>TexMaths</svg:title>
          <svg:desc>28§display§= (2)^{ \log_2(\sin^2 x) } + (3)^{ \log_3(\cos^2 x) }§svg§600§FALSE§</svg:desc>
          <draw:polygon draw:style-name="gr2" draw:text-style-name="P7" draw:layer="layout" svg:width="12.614cm" svg:height="1.18cm" svg:x="8.999cm" svg:y="5.715cm" svg:viewBox="0 0 12615 1181" draw:points="6307,1181 0,1181 0,0 12615,0 12615,1181">
            <text:p/>
          </draw:polygon>
          <draw:path draw:style-name="gr3" draw:text-style-name="P8" draw:layer="layout" svg:width="0.655cm" svg:height="0.232cm" svg:x="9.006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0.085cm" svg:y="5.9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393cm" svg:height="0.658cm" svg:x="10.421cm" svg:y="6.0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8" draw:layer="layout" svg:width="0.23cm" svg:height="0.985cm" svg:x="10.919cm" svg:y="5.9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156cm" svg:height="0.479cm" svg:x="11.284cm" svg:y="5.812cm" svg:viewBox="0 0 157 480" svg:d="M105 0l-105 7v27c47 0 52 4 52 38v354c0 29-7 29-52 29v25c2 0 49-3 78-3 27 0 52 3 79 3v-25c-45 0-52 0-52-29z">
            <text:p/>
          </draw:path>
          <draw:path draw:style-name="gr3" draw:text-style-name="P8" draw:layer="layout" svg:width="0.339cm" svg:height="0.315cm" svg:x="11.496cm" svg:y="5.984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8" draw:layer="layout" svg:width="0.351cm" svg:height="0.454cm" svg:x="11.888cm" svg:y="5.98cm" svg:viewBox="0 0 352 455" svg:d="M72 188c11 7 36 23 76 23 72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7 6-22 9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45cm" svg:height="0.329cm" svg:x="12.309cm" svg:y="6.146cm" svg:viewBox="0 0 246 330" svg:d="M246 235h-20c-2 9-6 41-13 45-5 2-47 2-54 2h-96c31-24 69-51 98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8" draw:layer="layout" svg:width="0.18cm" svg:height="0.689cm" svg:x="12.726cm" svg:y="5.774cm" svg:viewBox="0 0 181 690" svg:d="M168 0c-132 92-168 240-168 345 0 97 29 249 168 345 4 0 13 0 13-6 0-5-2-7-6-11-94-83-128-202-128-328 0-186 72-278 130-329 2-3 4-5 4-7 0-9-9-9-13-9z">
            <text:p/>
          </draw:path>
          <draw:path draw:style-name="gr3" draw:text-style-name="P8" draw:layer="layout" svg:width="0.25cm" svg:height="0.315cm" svg:x="12.986cm" svg:y="5.984cm" svg:viewBox="0 0 251 316" svg:d="M233 18c0-11 0-18-11-18-2 0-5 0-14 9-2 0-9 7-11 9-22-14-49-18-74-18-98 0-123 52-123 87 0 23 9 41 27 54 27 23 51 27 96 34 34 7 90 16 90 63 0 27-18 60-85 60-68 0-92-45-103-92-3-9-3-11-14-11s-11 5-11 18v85c0 11 0 18 9 18 7 0 20-13 34-29 31 29 69 29 85 29 89 0 123-47 123-96 0-27-11-47-29-65-27-25-58-29-83-34-56-9-101-18-101-56 0-20 18-49 85-49 81 0 83 58 85 78 0 7 9 7 12 7 13 0 13-5 13-18z">
            <text:p/>
          </draw:path>
          <draw:path draw:style-name="gr3" draw:text-style-name="P8" draw:layer="layout" svg:width="0.151cm" svg:height="0.465cm" svg:x="13.306cm" svg:y="5.82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3" draw:text-style-name="P8" draw:layer="layout" svg:width="0.371cm" svg:height="0.306cm" svg:x="13.526cm" svg:y="5.987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3" draw:text-style-name="P8" draw:layer="layout" svg:width="0.245cm" svg:height="0.329cm" svg:x="13.969cm" svg:y="5.666cm" svg:viewBox="0 0 246 330" svg:d="M246 235h-20c-2 9-6 41-13 45-5 2-47 2-54 2h-96c31-24 69-51 98-71 45-32 85-61 85-112 0-63-58-99-130-99-67 0-116 38-116 87 0 25 22 30 29 30 14 0 29-9 29-30 0-18-13-26-29-29 16-22 43-36 76-36 50 0 90 30 90 77 0 42-29 74-67 105l-121 103c-7 5-7 5-7 9v14h231z">
            <text:p/>
          </draw:path>
          <draw:path draw:style-name="gr3" draw:text-style-name="P8" draw:layer="layout" svg:width="0.371cm" svg:height="0.313cm" svg:x="14.475cm" svg:y="5.98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18cm" svg:height="0.689cm" svg:x="14.937cm" svg:y="5.774cm" svg:viewBox="0 0 181 690" svg:d="M13 0c-4 0-13 0-13 9 0 2 2 4 7 9 60 56 125 148 125 327 0 144-45 254-119 321-13 13-13 13-13 18 0 2 2 6 9 6 9 0 74-44 121-132 31-56 51-132 51-213 0-96-29-249-168-345z">
            <text:p/>
          </draw:path>
          <draw:path draw:style-name="gr3" draw:text-style-name="P8" draw:layer="layout" svg:width="0.655cm" svg:height="0.658cm" svg:x="15.519cm" svg:y="6.12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23cm" svg:height="0.985cm" svg:x="16.545cm" svg:y="5.9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09cm" svg:height="0.678cm" svg:x="16.872cm" svg:y="6.04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3cm" svg:height="0.985cm" svg:x="17.378cm" svg:y="5.9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156cm" svg:height="0.479cm" svg:x="17.743cm" svg:y="5.812cm" svg:viewBox="0 0 157 480" svg:d="M105 0l-105 7v27c47 0 52 4 52 38v354c0 29-7 29-52 29v25c2 0 49-3 78-3 27 0 52 3 79 3v-25c-45 0-52 0-52-29z">
            <text:p/>
          </draw:path>
          <draw:path draw:style-name="gr3" draw:text-style-name="P8" draw:layer="layout" svg:width="0.339cm" svg:height="0.315cm" svg:x="17.956cm" svg:y="5.984cm" svg:viewBox="0 0 340 316" svg:d="M340 161c0-87-73-161-170-161-96 0-170 74-170 161 0 88 76 155 170 155s170-67 170-155zM170 294c-27 0-62-7-87-43-18-27-20-63-20-96 0-29 0-70 24-101 18-20 47-34 83-34 41 0 70 18 85 41 20 26 23 62 23 94 0 33-3 71-23 98s-51 41-85 41z">
            <text:p/>
          </draw:path>
          <draw:path draw:style-name="gr3" draw:text-style-name="P8" draw:layer="layout" svg:width="0.351cm" svg:height="0.454cm" svg:x="18.348cm" svg:y="5.98cm" svg:viewBox="0 0 352 455" svg:d="M74 188c9 7 34 23 74 23 72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7 6-22 11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57cm" svg:height="0.34cm" svg:x="18.762cm" svg:y="6.14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18cm" svg:height="0.689cm" svg:x="19.186cm" svg:y="5.774cm" svg:viewBox="0 0 181 690" svg:d="M168 0c-132 92-168 240-168 345 0 97 29 249 168 345 4 0 13 0 13-6 0-5-2-7-6-11-94-83-128-202-128-328 0-186 72-278 130-329 2-3 4-5 4-7 0-9-9-9-13-9z">
            <text:p/>
          </draw:path>
          <draw:path draw:style-name="gr3" draw:text-style-name="P8" draw:layer="layout" svg:width="0.292cm" svg:height="0.315cm" svg:x="19.448cm" svg:y="5.984cm" svg:viewBox="0 0 293 316" svg:d="M237 34c-11 4-17 15-17 29 0 20 13 33 31 33 20 0 33-13 33-33 0-63-96-63-116-63-103 0-168 81-168 159 0 88 74 157 166 157 103 0 127-81 127-90s-9-9-11-9c-11 0-11 3-13 14-16 42-54 63-97 63-47 0-109-34-109-135 0-87 42-137 107-137 9 0 43 0 67 12z">
            <text:p/>
          </draw:path>
          <draw:path draw:style-name="gr3" draw:text-style-name="P8" draw:layer="layout" svg:width="0.339cm" svg:height="0.315cm" svg:x="19.793cm" svg:y="5.984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8" draw:layer="layout" svg:width="0.25cm" svg:height="0.315cm" svg:x="20.189cm" svg:y="5.984cm" svg:viewBox="0 0 251 316" svg:d="M233 18c0-11 0-18-11-18-2 0-5 0-14 9-2 0-9 7-11 9-22-14-49-18-74-18-98 0-123 52-123 87 0 23 9 41 27 54 27 23 51 27 96 34 34 7 90 16 90 63 0 27-18 60-85 60-68 0-92-45-103-92-3-9-3-11-14-11s-11 5-11 18v85c0 11 0 18 9 18 7 0 20-13 34-29 31 29 69 29 85 29 89 0 123-47 123-96 0-27-11-47-29-65-27-25-58-29-83-34-56-9-101-18-101-56 0-20 18-49 85-49 81 0 83 58 85 78 0 7 9 7 12 7 13 0 13-5 13-18z">
            <text:p/>
          </draw:path>
          <draw:path draw:style-name="gr3" draw:text-style-name="P8" draw:layer="layout" svg:width="0.245cm" svg:height="0.329cm" svg:x="20.514cm" svg:y="5.666cm" svg:viewBox="0 0 246 330" svg:d="M246 235h-20c-2 9-6 41-13 45-5 2-47 2-54 2h-99c34-24 72-51 101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8" draw:layer="layout" svg:width="0.371cm" svg:height="0.313cm" svg:x="21.02cm" svg:y="5.987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18cm" svg:height="0.689cm" svg:x="21.482cm" svg:y="5.774cm" svg:viewBox="0 0 181 690" svg:d="M13 0c-4 0-13 0-13 9 0 2 2 4 7 9 60 56 125 148 125 327 0 144-45 254-119 321-13 13-13 13-13 18 0 2 2 6 9 6 9 0 74-44 121-132 31-56 51-132 51-213 0-96-29-249-168-345z">
            <text:p/>
          </draw:path>
        </draw:g>
        <draw:g xml:id="id141" draw:id="id141">
          <svg:title>TexMaths</svg:title>
          <svg:desc>28§display§= \sin^2 x  + \cos^2 x §svg§600§FALSE§</svg:desc>
          <draw:polygon draw:style-name="gr2" draw:text-style-name="P7" draw:layer="layout" svg:width="6.961cm" svg:height="0.856cm" svg:x="8.999cm" svg:y="7.315cm" svg:viewBox="0 0 6962 857" draw:points="3481,857 0,857 0,0 6962,0 6962,857">
            <text:p/>
          </draw:polygon>
          <draw:path draw:style-name="gr3" draw:text-style-name="P8" draw:layer="layout" svg:width="0.655cm" svg:height="0.232cm" svg:x="9.006cm" svg:y="7.7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4cm" svg:height="0.454cm" svg:x="10.021cm" svg:y="7.69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0.41cm" svg:y="7.479cm" svg:viewBox="0 0 213 662" svg:d="M143 224l-139 12v31c65 0 74 4 74 54v265c0 44-11 44-78 44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10.681cm" svg:y="7.703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6cm" svg:height="0.459cm" svg:x="11.239cm" svg:y="7.266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8" draw:layer="layout" svg:width="0.492cm" svg:height="0.448cm" svg:x="11.831cm" svg:y="7.703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8-9-11-9-9 0-11 2-13 9-32 108-101 130-132 130-38 0-54-31-54-65 0-22 7-42 18-87z">
            <text:p/>
          </draw:path>
          <draw:path draw:style-name="gr3" draw:text-style-name="P8" draw:layer="layout" svg:width="0.655cm" svg:height="0.659cm" svg:x="12.639cm" svg:y="7.564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75cm" svg:height="0.454cm" svg:x="13.6cm" svg:y="7.697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14.033cm" svg:y="7.697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8" draw:layer="layout" svg:width="0.324cm" svg:height="0.454cm" svg:x="14.53cm" svg:y="7.69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06cm" svg:height="0.459cm" svg:x="14.929cm" svg:y="7.273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8" draw:layer="layout" svg:width="0.492cm" svg:height="0.448cm" svg:x="15.52cm" svg:y="7.703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8-9-11-9-9 0-11 2-13 9-32 108-101 130-132 130-38 0-54-31-54-65 0-22 7-42 18-87z">
            <text:p/>
          </draw:path>
        </draw:g>
        <draw:g xml:id="id142" draw:id="id142">
          <svg:title>TexMaths</svg:title>
          <svg:desc>26§display§\left[\  \because\   a^{ \log_a f( x ) } = f(x)  \  \right]§svg§600§FALSE§</svg:desc>
          <draw:polygon draw:style-name="gr2" draw:text-style-name="P7" draw:layer="layout" svg:width="8.749cm" svg:height="1.553cm" svg:x="18cm" svg:y="7.212cm" svg:viewBox="0 0 8750 1554" draw:points="4376,1554 0,1554 0,0 8750,0 8750,1554">
            <text:p/>
          </draw:polygon>
          <draw:polygon draw:style-name="gr3" draw:text-style-name="P8" draw:layer="layout" svg:width="0.209cm" svg:height="1.645cm" svg:x="18.16cm" svg:y="7.166cm" svg:viewBox="0 0 210 1646" draw:points="0,1646 210,1646 210,1604 44,1604 44,44 210,44 210,0 0,0">
            <text:p/>
          </draw:polygon>
          <draw:path draw:style-name="gr3" draw:text-style-name="P8" draw:layer="layout" svg:width="0.554cm" svg:height="0.494cm" svg:x="18.718cm" svg:y="7.792cm" svg:viewBox="0 0 555 495" svg:d="M98 48c0-25-23-48-50-48-25 0-48 23-48 48 0 27 23 50 48 50 27 0 50-21 50-50zM327 445c0-25-23-48-48-48-27 0-50 23-50 48 0 27 23 50 50 50 25 0 48-23 48-50zM555 48c0-25-20-48-48-48-27 0-49 23-49 48 0 27 22 50 49 50 25 0 48-21 48-50z">
            <text:p/>
          </draw:path>
          <draw:path draw:style-name="gr3" draw:text-style-name="P8" draw:layer="layout" svg:width="0.419cm" svg:height="0.415cm" svg:x="19.895cm" svg:y="7.813cm" svg:viewBox="0 0 420 416" svg:d="M306 58c-17-33-44-58-86-58-106 0-220 135-220 268 0 88 50 148 123 148 18 0 64-4 118-68 9 37 40 68 83 68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8" draw:layer="layout" svg:width="0.145cm" svg:height="0.444cm" svg:x="20.377cm" svg:y="7.395cm" svg:viewBox="0 0 146 445" svg:d="M98 0l-98 6v25c44 0 48 4 48 36v328c0 27-6 27-48 27v23c2 0 48-2 73-2s48 0 73 2v-23c-42 0-48 0-48-27z">
            <text:p/>
          </draw:path>
          <draw:path draw:style-name="gr3" draw:text-style-name="P8" draw:layer="layout" svg:width="0.315cm" svg:height="0.292cm" svg:x="20.573cm" svg:y="7.555cm" svg:viewBox="0 0 316 293" svg:d="M316 150c0-81-68-150-158-150-89 0-158 69-158 150s71 143 158 143 158-62 158-143zM158 273c-25 0-58-7-81-40-17-25-19-58-19-89 0-27 0-65 23-94 17-19 44-31 77-31 38 0 65 16 79 37 19 25 21 58 21 88 0 31-2 66-21 91s-48 38-79 38z">
            <text:p/>
          </draw:path>
          <draw:path draw:style-name="gr3" draw:text-style-name="P8" draw:layer="layout" svg:width="0.326cm" svg:height="0.421cm" svg:x="20.937cm" svg:y="7.551cm" svg:viewBox="0 0 327 422" svg:d="M67 175c10 6 33 21 70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9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65cm" svg:height="0.209cm" svg:x="21.334cm" svg:y="7.809cm" svg:viewBox="0 0 266 210" svg:d="M218 54c2-8 7-27 7-29 0-8-7-17-17-17-8 0-19 7-23 19-8-10-27-27-56-27-65 0-129 62-129 129 0 48 35 81 81 81 38 0 67-27 73-33 8 23 33 33 54 33 19 0 31-12 40-27 12-19 18-41 18-46 0-6-8-6-8-6-8 0-10 2-13 11-8 33-20 52-35 52-12 0-19-11-19-25 0-7 5-25 7-38zM156 144c-2 6-2 6-10 16-17 19-42 34-65 34-14 0-39-9-39-48 0-21 10-69 27-94 18-25 41-35 60-35 21 0 42 12 48 39z">
            <text:p/>
          </draw:path>
          <draw:path draw:style-name="gr3" draw:text-style-name="P8" draw:layer="layout" svg:width="0.34cm" svg:height="0.582cm" svg:x="21.856cm" svg:y="7.389cm" svg:viewBox="0 0 341 583" svg:d="M214 198h65c12 0 21 0 21-13 0-10-9-10-21-10h-59c15-81 19-110 25-129 3-15 17-27 32-27 2 0 18 0 31 6-27 8-29 31-29 35 0 15 12 25 27 25 16 0 35-14 35-39 0-29-31-46-64-46-27 0-59 17-77 48-13 25-17 52-32 127h-49c-15 0-23 0-23 14 0 9 8 9 20 9h48c0 4-41 235-56 303-4 15-14 65-46 65 0 0-16 0-29-8 27-9 29-32 29-36 0-14-10-25-25-25-18 0-37 17-37 40 0 29 31 46 62 46 42 0 69-42 77-57 23-43 38-122 40-129z">
            <text:p/>
          </draw:path>
          <draw:path draw:style-name="gr3" draw:text-style-name="P8" draw:layer="layout" svg:width="0.167cm" svg:height="0.64cm" svg:x="22.312cm" svg:y="7.36cm" svg:viewBox="0 0 168 641" svg:d="M156 0c-123 85-156 223-156 320 0 90 27 231 156 321 4 0 12 0 12-6 0-4-2-7-6-11-87-77-118-187-118-304 0-172 66-258 120-305 2-3 4-5 4-7 0-8-8-8-12-8z">
            <text:p/>
          </draw:path>
          <draw:path draw:style-name="gr3" draw:text-style-name="P8" draw:layer="layout" svg:width="0.344cm" svg:height="0.29cm" svg:x="22.555cm" svg:y="7.557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8" draw:layer="layout" svg:width="0.167cm" svg:height="0.64cm" svg:x="22.983cm" svg:y="7.36cm" svg:viewBox="0 0 168 641" svg:d="M12 0c-4 0-12 0-12 8 0 2 2 4 6 9 56 52 117 137 117 303 0 134-42 236-111 298-12 13-12 13-12 17 0 2 2 6 8 6 9 0 69-42 113-123 29-52 47-123 47-198 0-89-27-231-156-320z">
            <text:p/>
          </draw:path>
          <draw:path draw:style-name="gr3" draw:text-style-name="P8" draw:layer="layout" svg:width="0.608cm" svg:height="0.215cm" svg:x="23.574cm" svg:y="7.8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833cm" svg:x="24.537cm" svg:y="7.57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8" draw:layer="layout" svg:width="0.213cm" svg:height="0.915cm" svg:x="25.124cm" svg:y="7.532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457cm" svg:height="0.415cm" svg:x="25.415cm" svg:y="7.81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8" draw:layer="layout" svg:width="0.213cm" svg:height="0.915cm" svg:x="25.964cm" svg:y="7.532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olygon draw:style-name="gr3" draw:text-style-name="P8" draw:layer="layout" svg:width="0.209cm" svg:height="1.645cm" svg:x="26.588cm" svg:y="7.166cm" svg:viewBox="0 0 210 1646" draw:points="166,1604 0,1604 0,1646 210,1646 210,0 0,0 0,44 166,44">
            <text:p/>
          </draw:polygon>
        </draw:g>
        <draw:g xml:id="id143" draw:id="id143">
          <svg:title>TexMaths</svg:title>
          <svg:desc>28§display§y =  1§svg§600§FALSE§</svg:desc>
          <draw:polygon draw:style-name="gr2" draw:text-style-name="P7" draw:layer="layout" svg:width="2.145cm" svg:height="0.76cm" svg:x="8.219cm" svg:y="8.814cm" svg:viewBox="0 0 2146 761" draw:points="1073,761 0,761 0,0 2146,0 2146,761">
            <text:p/>
          </draw:polygon>
          <draw:path draw:style-name="gr3" draw:text-style-name="P8" draw:layer="layout" svg:width="0.456cm" svg:height="0.637cm" svg:x="8.199cm" svg:y="8.984cm" svg:viewBox="0 0 457 638" svg:d="M452 60c5-13 5-15 5-22 0-18-16-27-29-27-11 0-27 5-36 20-2 5-9 36-14 54-6 25-13 51-20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9.016cm" svg:y="9.05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26cm" svg:height="0.657cm" svg:x="10.087cm" svg:y="8.765cm" svg:viewBox="0 0 327 658" svg:d="M204 25c0-23 0-25-23-25-62 63-150 63-181 63v31c20 0 78 0 130-27v513c0 35-2 47-92 47h-31v31c33-5 121-5 159-5 40 0 125 0 161 5v-31h-31c-90 0-92-12-92-47z">
            <text:p/>
          </draw:path>
        </draw:g>
        <draw:g xml:id="id144" draw:id="id144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7.315cm" svg:y="10.112cm" svg:viewBox="0 0 6272 607" draw:points="3136,607 0,607 0,0 6272,0 6272,607">
            <text:p/>
          </draw:polygon>
          <draw:path draw:style-name="gr3" draw:text-style-name="P8" draw:layer="layout" svg:width="0.662cm" svg:height="0.673cm" svg:x="7.299cm" svg:y="10.08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8.049cm" svg:y="10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316cm" svg:y="10.06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8.95cm" svg:y="10.65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9.604cm" svg:y="10.32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0.39cm" svg:y="10.65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0.937cm" svg:y="10.32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1.409cm" svg:y="10.65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1.949cm" svg:y="10.1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2.366cm" svg:y="10.65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2.91cm" svg:y="10.3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13.53cm" svg:y="10.652cm" svg:viewBox="0 0 108 108" svg:d="M108 54c0-29-25-54-54-54s-54 25-54 54 25 54 54 54 54-25 54-54z">
            <text:p/>
          </draw:path>
        </draw:g>
        <draw:g xml:id="id145" draw:id="id145">
          <svg:title>TexMaths</svg:title>
          <svg:desc>28§display§\frac{dy}{dx} = \frac{d}{dx}(1) = 0§svg§600§FALSE§</svg:desc>
          <draw:polygon draw:style-name="gr2" draw:text-style-name="P7" draw:layer="layout" svg:width="6.74cm" svg:height="1.936cm" svg:x="7.349cm" svg:y="11.513cm" svg:viewBox="0 0 6741 1937" draw:points="3371,1937 0,1937 0,0 6741,0 6741,1937">
            <text:p/>
          </draw:polygon>
          <draw:path draw:style-name="gr3" draw:text-style-name="P8" draw:layer="layout" svg:width="0.469cm" svg:height="0.696cm" svg:x="7.363cm" svg:y="11.46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56cm" svg:height="0.637cm" svg:x="7.862cm" svg:y="11.71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8" draw:layer="layout" svg:width="1.076cm" svg:height="0.042cm" svg:x="7.3cm" svg:y="12.546cm" svg:viewBox="0 0 1077 43" draw:points="538,43 0,43 0,0 1077,0 1077,43">
            <text:p/>
          </draw:polygon>
          <draw:path draw:style-name="gr3" draw:text-style-name="P8" draw:layer="layout" svg:width="0.469cm" svg:height="0.696cm" svg:x="7.34cm" svg:y="12.80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7.84cm" svg:y="13.0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8.821cm" svg:y="12.4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0.243cm" svg:y="11.46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9.923cm" svg:y="12.546cm" svg:viewBox="0 0 1077 43" draw:points="538,43 0,43 0,0 1077,0 1077,43">
            <text:p/>
          </draw:polygon>
          <draw:path draw:style-name="gr3" draw:text-style-name="P8" draw:layer="layout" svg:width="0.469cm" svg:height="0.696cm" svg:x="9.963cm" svg:y="12.80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0.462cm" svg:y="13.0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1.213cm" svg:y="12.07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26cm" svg:height="0.657cm" svg:x="11.585cm" svg:y="12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23cm" svg:height="0.984cm" svg:x="12.046cm" svg:y="12.07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12.7cm" svg:y="12.4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3.723cm" svg:y="12.158cm" svg:viewBox="0 0 417 679" svg:d="M417 343c0-81-5-159-41-233-45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andom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0;width" smil:keyTimes="0;1"/>
                  <anim:animate smil:dur="0.5s" smil:fill="hold" smil:targetElement="id136" smil:attributeName="height" smil:values="0;height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7" draw:text-style-name="P17" draw:layer="layout" svg:width="25.199cm" svg:height="2.629cm" draw:transform="rotate (0.430049127691403) translate (1.999cm 11.536cm)" presentation:class="title" presentation:user-transformed="true">
          <draw:text-box>
            <text:p xml:id="id146" text:id="id146"><text:span text:style-name="T24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46" anim:sub-item="text" smil:attributeName="visibility" smil:to="visible"/>
                  <anim:transitionFilter smil:dur="2s" smil:targetElement="id146" anim:sub-item="text" smil:type="fade" smil:subtype="crossfade"/>
                  <anim:animate smil:dur="2s" smil:fill="hold" smil:targetElement="id146" anim:sub-item="text" smil:attributeName="rotate" smil:values="720;0" smil:keyTimes="0;1"/>
                  <anim:animate smil:dur="2s" smil:fill="hold" smil:targetElement="id146" anim:sub-item="text" smil:attributeName="height" smil:values="0;height" smil:keyTimes="0;1"/>
                  <anim:animate smil:dur="2s" smil:fill="hold" smil:targetElement="id14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9">
        <office:forms form:automatic-focus="false" form:apply-design-mode="false"/>
        <draw:frame presentation:style-name="pr19" draw:text-style-name="P18" draw:layer="layout" svg:width="25.201cm" svg:height="9.999cm" draw:transform="rotate (0.00314159265358979) translate (1.383cm 1.839cm)" presentation:class="title" presentation:user-transformed="true">
          <draw:text-box>
            <text:p xml:id="id147" text:id="id147"><text:span text:style-name="T25">This is a presentation in</text:span><text:span text:style-name="T25"><text:line-break/></text:span><text:span text:style-name="T26">LI</text:span><text:span text:style-name="T26"><text:tab/></text:span><text:span text:style-name="T26">BRE OFFICE – IMPRESS</text:span><text:span text:style-name="T25"><text:line-break/></text:span><text:span text:style-name="T25">By</text:span><text:span text:style-name="T25"><text:line-break/></text:span><text:span text:style-name="T2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47" anim:sub-item="text" smil:attributeName="visibility" smil:to="visible"/>
                  <anim:transitionFilter smil:dur="0.8s" smil:decelerate="1" smil:targetElement="id147" anim:sub-item="text" smil:type="fade" smil:subtype="crossfade"/>
                  <anim:animate smil:dur="0.8s" smil:fill="hold" smil:decelerate="1" smil:targetElement="id147" anim:sub-item="text" smil:attributeName="rotate" smil:values="-90;0" smil:keyTimes="0;1"/>
                  <anim:animate smil:dur="0.8s" smil:fill="hold" smil:decelerate="1" smil:targetElement="id147" anim:sub-item="text" smil:attributeName="x" smil:values="x+0.4;x-0.05" smil:keyTimes="0;1"/>
                  <anim:animate smil:dur="0.8s" smil:fill="hold" smil:decelerate="1" smil:targetElement="id147" anim:sub-item="text" smil:attributeName="y" smil:values="y-0.4;y+0.1" smil:keyTimes="0;1"/>
                  <anim:animate smil:begin="0.8s" smil:dur="0.2s" smil:fill="hold" smil:accelerate="1" smil:targetElement="id147" anim:sub-item="text" smil:attributeName="x" smil:values="x-0.05;x" smil:keyTimes="0;1"/>
                  <anim:animate smil:begin="0.8s" smil:dur="0.2s" smil:fill="hold" smil:accelerate="1" smil:targetElement="id147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1-14T16:18:48.609689926</dc:date>
    <meta:editing-duration>PT19H51M35S</meta:editing-duration>
    <meta:editing-cycles>281</meta:editing-cycles>
    <meta:generator>LibreOffice/6.0.7.3$Linux_X86_64 LibreOffice_project/00m0$Build-3</meta:generator>
    <meta:document-statistic meta:object-count="2382"/>
  </office:meta>
</office:document-meta>
</file>